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4.16pt"/>
    </style:style>
    <style:style style:name="co2" style:family="table-column">
      <style:table-column-properties fo:break-before="auto" style:column-width="48.56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167.24pt"/>
    </style:style>
    <style:style style:name="co5" style:family="table-column">
      <style:table-column-properties fo:break-before="auto" style:column-width="228.39pt"/>
    </style:style>
    <style:style style:name="co6" style:family="table-column">
      <style:table-column-properties fo:break-before="auto" style:column-width="105.14pt"/>
    </style:style>
    <style:style style:name="co7" style:family="table-column">
      <style:table-column-properties fo:break-before="auto" style:column-width="94.2pt"/>
    </style:style>
    <style:style style:name="co8" style:family="table-column">
      <style:table-column-properties fo:break-before="auto" style:column-width="50.34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85.04pt"/>
    </style:style>
    <style:style style:name="co11" style:family="table-column">
      <style:table-column-properties fo:break-before="auto" style:column-width="96.0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5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ripleRoutes_withMeter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rom_lat</text:p>
          </table:table-cell>
          <table:table-cell office:value-type="string" calcext:value-type="string">
            <text:p>From_long</text:p>
          </table:table-cell>
          <table:table-cell office:value-type="string" calcext:value-type="string">
            <text:p>From_Region</text:p>
          </table:table-cell>
          <table:table-cell office:value-type="string" calcext:value-type="string">
            <text:p>From_URI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_lat</text:p>
          </table:table-cell>
          <table:table-cell office:value-type="string" calcext:value-type="string">
            <text:p>To_long</text:p>
          </table:table-cell>
          <table:table-cell office:value-type="string" calcext:value-type="string">
            <text:p>To_Region</text:p>
          </table:table-cell>
          <table:table-cell office:value-type="string" calcext:value-type="string">
            <text:p>To_URI</text:p>
          </table:table-cell>
          <table:table-cell office:value-type="string" calcext:value-type="string">
            <text:p>Distance_original</text:p>
          </table:table-cell>
          <table:table-cell office:value-type="string" calcext:value-type="string">
            <text:p>Distance_avgMeter</text:p>
          </table:table-cell>
        </table:table-row>
        <table:table-row table:style-name="ro1">
          <table:table-cell office:value-type="string" calcext:value-type="string">
            <text:p>مك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"</text:p>
          </table:table-cell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"</text:p>
          </table:table-cell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"</text:p>
          </table:table-cell>
          <table:table-cell office:value-type="string" calcext:value-type="string">
            <text:p>خليص</text:p>
          </table:table-cell>
          <table:table-cell office:value-type="float" office:value="22.10557" calcext:value-type="float">
            <text:p>22.10557</text:p>
          </table:table-cell>
          <table:table-cell office:value-type="float" office:value="39.41808" calcext:value-type="float">
            <text:p>39.418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ULAYS_394E221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سفان</text:p>
          </table:table-cell>
          <table:table-cell office:value-type="float" office:value="21.88079" calcext:value-type="float">
            <text:p>21.88079</text:p>
          </table:table-cell>
          <table:table-cell office:value-type="float" office:value="39.46144" calcext:value-type="float">
            <text:p>39.461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USFAN_394E218N_S_JAZI"</text:p>
          </table:table-cell>
          <table:table-cell office:value-type="string" calcext:value-type="string">
            <text:p>أمج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ليص</text:p>
          </table:table-cell>
          <table:table-cell office:value-type="float" office:value="22.10557" calcext:value-type="float">
            <text:p>22.10557</text:p>
          </table:table-cell>
          <table:table-cell office:value-type="float" office:value="39.41808" calcext:value-type="float">
            <text:p>39.418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ULAYS_394E221N_S_JAZI"</text:p>
          </table:table-cell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مج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يم</text:p>
          </table:table-cell>
          <table:table-cell office:value-type="float" office:value="22.38571" calcext:value-type="float">
            <text:p>22.38571</text:p>
          </table:table-cell>
          <table:table-cell office:value-type="float" office:value="39.56795" calcext:value-type="float">
            <text:p>39.567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HAYM_395E223N_S_JAZI"</text:p>
          </table:table-cell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"</text:p>
          </table:table-cell>
          <table:table-cell office:value-type="string" calcext:value-type="string">
            <text:p>الأبواء</text:p>
          </table:table-cell>
          <table:table-cell office:value-type="float" office:value="23.22814" calcext:value-type="float">
            <text:p>23.22814</text:p>
          </table:table-cell>
          <table:table-cell office:value-type="float" office:value="39.09484" calcext:value-type="float">
            <text:p>39.0948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BWA_390E232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بواء</text:p>
          </table:table-cell>
          <table:table-cell office:value-type="float" office:value="23.22814" calcext:value-type="float">
            <text:p>23.22814</text:p>
          </table:table-cell>
          <table:table-cell office:value-type="float" office:value="39.09484" calcext:value-type="float">
            <text:p>39.0948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BWA_390E232N_S_JAZI"</text:p>
          </table:table-cell>
          <table:table-cell office:value-type="string" calcext:value-type="string">
            <text:p>سقيا بنى غف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قيا بنى غف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عرج</text:p>
          </table:table-cell>
          <table:table-cell office:value-type="float" office:value="23.85851" calcext:value-type="float">
            <text:p>23.85851</text:p>
          </table:table-cell>
          <table:table-cell office:value-type="float" office:value="39.20944" calcext:value-type="float">
            <text:p>39.209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J_392E238N_O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رج</text:p>
          </table:table-cell>
          <table:table-cell office:value-type="float" office:value="23.85851" calcext:value-type="float">
            <text:p>23.85851</text:p>
          </table:table-cell>
          <table:table-cell office:value-type="float" office:value="39.20944" calcext:value-type="float">
            <text:p>39.2094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J_392E238N_O_JAZI"</text:p>
          </table:table-cell>
          <table:table-cell office:value-type="string" calcext:value-type="string">
            <text:p>الروحاء</text:p>
          </table:table-cell>
          <table:table-cell office:value-type="float" office:value="24.11893" calcext:value-type="float">
            <text:p>24.11893</text:p>
          </table:table-cell>
          <table:table-cell office:value-type="float" office:value="39.2976" calcext:value-type="float">
            <text:p>39.297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WHA_392E241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وحاء</text:p>
          </table:table-cell>
          <table:table-cell office:value-type="float" office:value="24.11893" calcext:value-type="float">
            <text:p>24.11893</text:p>
          </table:table-cell>
          <table:table-cell office:value-type="float" office:value="39.2976" calcext:value-type="float">
            <text:p>39.297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WHA_392E241N_S_JAZI"</text:p>
          </table:table-cell>
          <table:table-cell office:value-type="string" calcext:value-type="string">
            <text:p>رويثة</text:p>
          </table:table-cell>
          <table:table-cell office:value-type="float" office:value="24.01966" calcext:value-type="float">
            <text:p>24.01966</text:p>
          </table:table-cell>
          <table:table-cell office:value-type="float" office:value="39.23589" calcext:value-type="float">
            <text:p>39.2358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WAYTHA_392E240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ويثة</text:p>
          </table:table-cell>
          <table:table-cell office:value-type="float" office:value="24.01966" calcext:value-type="float">
            <text:p>24.01966</text:p>
          </table:table-cell>
          <table:table-cell office:value-type="float" office:value="39.23589" calcext:value-type="float">
            <text:p>39.2358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WAYTHA_392E240N_S_JAZI"</text:p>
          </table:table-cell>
          <table:table-cell office:value-type="string" calcext:value-type="string">
            <text:p>يثرب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ك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"</text:p>
          </table:table-cell>
          <table:table-cell office:value-type="string" calcext:value-type="string">
            <text:p>يلملم</text:p>
          </table:table-cell>
          <table:table-cell office:value-type="float" office:value="20.84741" calcext:value-type="float">
            <text:p>20.84741</text:p>
          </table:table-cell>
          <table:table-cell office:value-type="float" office:value="40.08231" calcext:value-type="float">
            <text:p>40.0823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LAMLAM_400E20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يلملم</text:p>
          </table:table-cell>
          <table:table-cell office:value-type="float" office:value="20.84741" calcext:value-type="float">
            <text:p>20.84741</text:p>
          </table:table-cell>
          <table:table-cell office:value-type="float" office:value="40.08231" calcext:value-type="float">
            <text:p>40.0823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LAMLAM_400E208N_S_JAZI"</text:p>
          </table:table-cell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"</text:p>
          </table:table-cell>
          <table:table-cell office:value-type="string" calcext:value-type="string">
            <text:p>السر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که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"</text:p>
          </table:table-cell>
          <table:table-cell office:value-type="string" calcext:value-type="string">
            <text:p>بستان بنى عام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ستان بنى عام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ذات عرق</text:p>
          </table:table-cell>
          <table:table-cell office:value-type="float" office:value="21.62677" calcext:value-type="float">
            <text:p>21.62677</text:p>
          </table:table-cell>
          <table:table-cell office:value-type="float" office:value="40.42853" calcext:value-type="float">
            <text:p>40.4285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HATIRQ_404E216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ات عرق</text:p>
          </table:table-cell>
          <table:table-cell office:value-type="float" office:value="21.62677" calcext:value-type="float">
            <text:p>21.62677</text:p>
          </table:table-cell>
          <table:table-cell office:value-type="float" office:value="40.42853" calcext:value-type="float">
            <text:p>40.4285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HATIRQ_404E216N_S_JAZI"</text:p>
          </table:table-cell>
          <table:table-cell office:value-type="string" calcext:value-type="string">
            <text:p>الغمرة</text:p>
          </table:table-cell>
          <table:table-cell office:value-type="float" office:value="21.89675" calcext:value-type="float">
            <text:p>21.89675</text:p>
          </table:table-cell>
          <table:table-cell office:value-type="float" office:value="40.84007" calcext:value-type="float">
            <text:p>40.8400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GHAMRA_408E21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که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"</text:p>
          </table:table-cell>
          <table:table-cell office:value-type="string" calcext:value-type="string">
            <text:p>قر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طن مر</text:p>
          </table:table-cell>
          <table:table-cell office:value-type="float" office:value="21.64499" calcext:value-type="float">
            <text:p>21.64499</text:p>
          </table:table-cell>
          <table:table-cell office:value-type="float" office:value="39.73935" calcext:value-type="float">
            <text:p>39.739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MARR_397E216N_S_JAZI"</text:p>
          </table:table-cell>
          <table:table-cell office:value-type="string" calcext:value-type="string">
            <text:p>جدة</text:p>
          </table:table-cell>
          <table:table-cell office:value-type="float" office:value="21.46201" calcext:value-type="float">
            <text:p>21.46201</text:p>
          </table:table-cell>
          <table:table-cell office:value-type="float" office:value="39.1779" calcext:value-type="float">
            <text:p>39.17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DA_391E21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"</text:p>
          </table:table-cell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الصفراء</text:p>
          </table:table-cell>
          <table:table-cell office:value-type="float" office:value="24.03308" calcext:value-type="float">
            <text:p>24.03308</text:p>
          </table:table-cell>
          <table:table-cell office:value-type="float" office:value="38.95085" calcext:value-type="float">
            <text:p>38.9508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A_389E240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المعلا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فراء</text:p>
          </table:table-cell>
          <table:table-cell office:value-type="float" office:value="24.03308" calcext:value-type="float">
            <text:p>24.03308</text:p>
          </table:table-cell>
          <table:table-cell office:value-type="float" office:value="38.95085" calcext:value-type="float">
            <text:p>38.9508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A_389E240N_S_JAZI"</text:p>
          </table:table-cell>
          <table:table-cell office:value-type="string" calcext:value-type="string">
            <text:p>الروحاء</text:p>
          </table:table-cell>
          <table:table-cell office:value-type="float" office:value="24.11893" calcext:value-type="float">
            <text:p>24.11893</text:p>
          </table:table-cell>
          <table:table-cell office:value-type="float" office:value="39.2976" calcext:value-type="float">
            <text:p>39.297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WHA_392E241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علا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وحاء</text:p>
          </table:table-cell>
          <table:table-cell office:value-type="float" office:value="24.11893" calcext:value-type="float">
            <text:p>24.11893</text:p>
          </table:table-cell>
          <table:table-cell office:value-type="float" office:value="39.2976" calcext:value-type="float">
            <text:p>39.297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AWHA_392E241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ینب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ینب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اس الع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اس الع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RWA_385E257N_S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بدر</text:p>
          </table:table-cell>
          <table:table-cell office:value-type="float" office:value="13.87387" calcext:value-type="float">
            <text:p>13.87387</text:p>
          </table:table-cell>
          <table:table-cell office:value-type="float" office:value="44.72906" calcext:value-type="float">
            <text:p>44.729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BADR_447E138N_R_YEME"</text:p>
          </table:table-cell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"</text:p>
          </table:table-cell>
          <table:table-cell office:value-type="string" calcext:value-type="string">
            <text:p>الجحفة</text:p>
          </table:table-cell>
          <table:table-cell office:value-type="float" office:value="22.60833" calcext:value-type="float">
            <text:p>22.60833</text:p>
          </table:table-cell>
          <table:table-cell office:value-type="float" office:value="39.12422" calcext:value-type="float">
            <text:p>39.1242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HFA_391E226N_S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الجار</text:p>
          </table:table-cell>
          <table:table-cell office:value-type="float" office:value="23.8182" calcext:value-type="float">
            <text:p>23.8182</text:p>
          </table:table-cell>
          <table:table-cell office:value-type="float" office:value="38.50713" calcext:value-type="float">
            <text:p>38.5071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AR_385E238N_S_JAZI"</text:p>
          </table:table-cell>
          <table:table-cell office:value-type="string" calcext:value-type="string">
            <text:p>ينبع</text:p>
          </table:table-cell>
          <table:table-cell office:value-type="float" office:value="24.1082" calcext:value-type="float">
            <text:p>24.1082</text:p>
          </table:table-cell>
          <table:table-cell office:value-type="float" office:value="38.12512" calcext:value-type="float">
            <text:p>38.125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YANBU_381E241N_S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یثر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ويدية</text:p>
          </table:table-cell>
          <table:table-cell office:value-type="float" office:value="36.0896" calcext:value-type="float">
            <text:p>36.0896</text:p>
          </table:table-cell>
          <table:table-cell office:value-type="float" office:value="35.99387" calcext:value-type="float">
            <text:p>35.993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WAYDIYYA_359E360N_S_SHAM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یثر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طن النخل</text:p>
          </table:table-cell>
          <table:table-cell office:value-type="float" office:value="24.85968" calcext:value-type="float">
            <text:p>24.85968</text:p>
          </table:table-cell>
          <table:table-cell office:value-type="float" office:value="40.00579" calcext:value-type="float">
            <text:p>40.005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NAKHL_400E248N_R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السويدية</text:p>
          </table:table-cell>
          <table:table-cell office:value-type="float" office:value="36.0896" calcext:value-type="float">
            <text:p>36.0896</text:p>
          </table:table-cell>
          <table:table-cell office:value-type="float" office:value="35.99387" calcext:value-type="float">
            <text:p>35.993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WAYDIYYA_359E360N_S_SHAM"</text:p>
          </table:table-cell>
          <table:table-cell office:value-type="string" calcext:value-type="string">
            <text:p>المروة</text:p>
          </table:table-cell>
          <table:table-cell office:value-type="float" office:value="25.71785" calcext:value-type="float">
            <text:p>25.71785</text:p>
          </table:table-cell>
          <table:table-cell office:value-type="float" office:value="38.58647" calcext:value-type="float">
            <text:p>38.5864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RWA_385E257N_S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بطن النخل</text:p>
          </table:table-cell>
          <table:table-cell office:value-type="float" office:value="24.85968" calcext:value-type="float">
            <text:p>24.85968</text:p>
          </table:table-cell>
          <table:table-cell office:value-type="float" office:value="40.00579" calcext:value-type="float">
            <text:p>40.0057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TNNAKHL_400E248N_R_JAZI"</text:p>
          </table:table-cell>
          <table:table-cell office:value-type="string" calcext:value-type="string">
            <text:p>معدن النقرة</text:p>
          </table:table-cell>
          <table:table-cell office:value-type="float" office:value="25.5536" calcext:value-type="float">
            <text:p>25.5536</text:p>
          </table:table-cell>
          <table:table-cell office:value-type="float" office:value="41.52796" calcext:value-type="float">
            <text:p>41.527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NAQIRA_415E255N_S_JAZI"</text:p>
          </table:table-cell>
          <table:table-cell office:value-type="string" calcext:value-type="string">
            <text:p>مرحلتی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بدا یعقو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عونی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قی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ادی القری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ادی القری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جر</text:p>
          </table:table-cell>
          <table:table-cell office:value-type="float" office:value="24.64352" calcext:value-type="float">
            <text:p>24.64352</text:p>
          </table:table-cell>
          <table:table-cell office:value-type="float" office:value="46.73212" calcext:value-type="float">
            <text:p>46.732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HAJR_467E246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بالة</text:p>
          </table:table-cell>
          <table:table-cell office:value-type="float" office:value="29.40521" calcext:value-type="float">
            <text:p>29.40521</text:p>
          </table:table-cell>
          <table:table-cell office:value-type="float" office:value="43.5639" calcext:value-type="float">
            <text:p>43.5639</text:p>
          </table:table-cell>
          <table:table-cell office:value-type="string" calcext:value-type="string">
            <text:p>الشقوق</text:p>
          </table:table-cell>
          <table:table-cell office:value-type="float" office:value="29.08495" calcext:value-type="float">
            <text:p>29.08495</text:p>
          </table:table-cell>
          <table:table-cell office:value-type="float" office:value="43.41491" calcext:value-type="float">
            <text:p>43.41491</text:p>
          </table:table-cell>
          <table:table-cell office:value-type="float" office:value="40761" calcext:value-type="float">
            <text:p>40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شقوق</text:p>
          </table:table-cell>
          <table:table-cell office:value-type="float" office:value="29.08495" calcext:value-type="float">
            <text:p>29.08495</text:p>
          </table:table-cell>
          <table:table-cell office:value-type="float" office:value="43.41491" calcext:value-type="float">
            <text:p>43.41491</text:p>
          </table:table-cell>
          <table:table-cell office:value-type="string" calcext:value-type="string">
            <text:p>البطان</text:p>
          </table:table-cell>
          <table:table-cell office:value-type="float" office:value="28.74899" calcext:value-type="float">
            <text:p>28.74899</text:p>
          </table:table-cell>
          <table:table-cell office:value-type="float" office:value="43.27579" calcext:value-type="float">
            <text:p>43.27579</text:p>
          </table:table-cell>
          <table:table-cell office:value-type="float" office:value="56289" calcext:value-type="float">
            <text:p>56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بطان</text:p>
          </table:table-cell>
          <table:table-cell office:value-type="float" office:value="28.74899" calcext:value-type="float">
            <text:p>28.74899</text:p>
          </table:table-cell>
          <table:table-cell office:value-type="float" office:value="43.27579" calcext:value-type="float">
            <text:p>43.27579</text:p>
          </table:table-cell>
          <table:table-cell office:value-type="string" calcext:value-type="string">
            <text:p>الثعلبية</text:p>
          </table:table-cell>
          <table:table-cell office:value-type="float" office:value="28.29472" calcext:value-type="float">
            <text:p>28.29472</text:p>
          </table:table-cell>
          <table:table-cell office:value-type="float" office:value="43.16528" calcext:value-type="float">
            <text:p>43.16528</text:p>
          </table:table-cell>
          <table:table-cell office:value-type="float" office:value="56289" calcext:value-type="float">
            <text:p>56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سمیراء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8820" calcext:value-type="float">
            <text:p>388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سليلة</text:p>
          </table:table-cell>
          <table:table-cell office:value-type="float" office:value="24.34402" calcext:value-type="float">
            <text:p>24.34402</text:p>
          </table:table-cell>
          <table:table-cell office:value-type="float" office:value="41.22235" calcext:value-type="float">
            <text:p>41.22235</text:p>
          </table:table-cell>
          <table:table-cell office:value-type="string" calcext:value-type="string">
            <text:p>العمق</text:p>
          </table:table-cell>
          <table:table-cell office:value-type="float" office:value="36.38345" calcext:value-type="float">
            <text:p>36.38345</text:p>
          </table:table-cell>
          <table:table-cell office:value-type="float" office:value="36.47102" calcext:value-type="float">
            <text:p>36.47102</text:p>
          </table:table-cell>
          <table:table-cell office:value-type="float" office:value="40761" calcext:value-type="float">
            <text:p>407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سلح</text:p>
          </table:table-cell>
          <table:table-cell office:value-type="float" office:value="22.44276" calcext:value-type="float">
            <text:p>22.44276</text:p>
          </table:table-cell>
          <table:table-cell office:value-type="float" office:value="40.79626" calcext:value-type="float">
            <text:p>40.79626</text:p>
          </table:table-cell>
          <table:table-cell office:value-type="string" calcext:value-type="string">
            <text:p>غمرة</text:p>
          </table:table-cell>
          <table:table-cell office:value-type="float" office:value="21.89675" calcext:value-type="float">
            <text:p>21.89675</text:p>
          </table:table-cell>
          <table:table-cell office:value-type="float" office:value="40.84007" calcext:value-type="float">
            <text:p>40.84007</text:p>
          </table:table-cell>
          <table:table-cell office:value-type="float" office:value="34938" calcext:value-type="float">
            <text:p>3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بصرة</text:p>
          </table:table-cell>
          <table:table-cell office:value-type="float" office:value="34.82887" calcext:value-type="float">
            <text:p>34.82887</text:p>
          </table:table-cell>
          <table:table-cell office:value-type="float" office:value="-5.88806" calcext:value-type="float">
            <text:p>-5.88806</text:p>
          </table:table-cell>
          <table:table-cell office:value-type="string" calcext:value-type="string">
            <text:p>الحفی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4938" calcext:value-type="float">
            <text:p>3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دات العش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ینسوع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4643" calcext:value-type="float">
            <text:p>44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قريتين</text:p>
          </table:table-cell>
          <table:table-cell office:value-type="float" office:value="31.18315" calcext:value-type="float">
            <text:p>31.18315</text:p>
          </table:table-cell>
          <table:table-cell office:value-type="float" office:value="16.44486" calcext:value-type="float">
            <text:p>16.44486</text:p>
          </table:table-cell>
          <table:table-cell office:value-type="string" calcext:value-type="string">
            <text:p>النباج</text:p>
          </table:table-cell>
          <table:table-cell office:value-type="float" office:value="26.35812" calcext:value-type="float">
            <text:p>26.35812</text:p>
          </table:table-cell>
          <table:table-cell office:value-type="float" office:value="44.45181" calcext:value-type="float">
            <text:p>44.45181</text:p>
          </table:table-cell>
          <table:table-cell office:value-type="float" office:value="44643" calcext:value-type="float">
            <text:p>446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طخفة</text:p>
          </table:table-cell>
          <table:table-cell office:value-type="float" office:value="24.95296" calcext:value-type="float">
            <text:p>24.95296</text:p>
          </table:table-cell>
          <table:table-cell office:value-type="float" office:value="43.01192" calcext:value-type="float">
            <text:p>43.01192</text:p>
          </table:table-cell>
          <table:table-cell office:value-type="string" calcext:value-type="string">
            <text:p>ضری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4938" calcext:value-type="float">
            <text:p>34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ويلة</text:p>
          </table:table-cell>
          <table:table-cell office:value-type="float" office:value="29.57226" calcext:value-type="float">
            <text:p>29.57226</text:p>
          </table:table-cell>
          <table:table-cell office:value-type="float" office:value="34.94527" calcext:value-type="float">
            <text:p>34.9452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YLA_349E295N_S_SHAM"</text:p>
          </table:table-cell>
          <table:table-cell office:value-type="string" calcext:value-type="string">
            <text:p>شرف ذي الن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ف ذي الن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د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د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اعراء</text:p>
          </table:table-cell>
          <table:table-cell office:value-type="float" office:value="28.06253" calcext:value-type="float">
            <text:p>28.06253</text:p>
          </table:table-cell>
          <table:table-cell office:value-type="float" office:value="35.57504" calcext:value-type="float">
            <text:p>35.5750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A_355E280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نز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كلاية</text:p>
          </table:table-cell>
          <table:table-cell office:value-type="float" office:value="27.50168" calcext:value-type="float">
            <text:p>27.50168</text:p>
          </table:table-cell>
          <table:table-cell office:value-type="float" office:value="36.07695" calcext:value-type="float">
            <text:p>36.076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ILABA_360E275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لاية</text:p>
          </table:table-cell>
          <table:table-cell office:value-type="float" office:value="27.50168" calcext:value-type="float">
            <text:p>27.50168</text:p>
          </table:table-cell>
          <table:table-cell office:value-type="float" office:value="36.07695" calcext:value-type="float">
            <text:p>36.0769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ILABA_360E275N_S_JAZI"</text:p>
          </table:table-cell>
          <table:table-cell office:value-type="string" calcext:value-type="string">
            <text:p>شغ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غ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رحت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رحت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یض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یض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ادی القری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زوة</text:p>
          </table:table-cell>
          <table:table-cell office:value-type="float" office:value="22.86309" calcext:value-type="float">
            <text:p>22.86309</text:p>
          </table:table-cell>
          <table:table-cell office:value-type="float" office:value="57.52541" calcext:value-type="float">
            <text:p>57.52541</text:p>
          </table:table-cell>
          <table:table-cell office:value-type="string" calcext:value-type="string">
            <text:p>عجل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8230" calcext:value-type="float">
            <text:p>58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عضو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بئر السلاح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8230" calcext:value-type="float">
            <text:p>582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"</text:p>
          </table:table-cell>
          <table:table-cell office:value-type="string" calcext:value-type="string">
            <text:p>الريدة</text:p>
          </table:table-cell>
          <table:table-cell office:value-type="float" office:value="15.83194" calcext:value-type="float">
            <text:p>15.83194</text:p>
          </table:table-cell>
          <table:table-cell office:value-type="float" office:value="44.0447" calcext:value-type="float">
            <text:p>44.044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AYDA_440E158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يدة</text:p>
          </table:table-cell>
          <table:table-cell office:value-type="float" office:value="15.83194" calcext:value-type="float">
            <text:p>15.83194</text:p>
          </table:table-cell>
          <table:table-cell office:value-type="float" office:value="44.0447" calcext:value-type="float">
            <text:p>44.044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RAYDA_440E158N_S_YEME"</text:p>
          </table:table-cell>
          <table:table-cell office:value-type="string" calcext:value-type="string">
            <text:p>أثافت</text:p>
          </table:table-cell>
          <table:table-cell office:value-type="float" office:value="16.11174" calcext:value-type="float">
            <text:p>16.11174</text:p>
          </table:table-cell>
          <table:table-cell office:value-type="float" office:value="43.97249" calcext:value-type="float">
            <text:p>43.97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THAFIT_439E161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ثافت</text:p>
          </table:table-cell>
          <table:table-cell office:value-type="float" office:value="16.11174" calcext:value-type="float">
            <text:p>16.11174</text:p>
          </table:table-cell>
          <table:table-cell office:value-type="float" office:value="43.97249" calcext:value-type="float">
            <text:p>43.97249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THAFIT_439E161N_S_YEME"</text:p>
          </table:table-cell>
          <table:table-cell office:value-type="string" calcext:value-type="string">
            <text:p>خيوان</text:p>
          </table:table-cell>
          <table:table-cell office:value-type="float" office:value="16.29079" calcext:value-type="float">
            <text:p>16.29079</text:p>
          </table:table-cell>
          <table:table-cell office:value-type="float" office:value="44.06424" calcext:value-type="float">
            <text:p>44.0642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KHAYWAN_440E162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يوان</text:p>
          </table:table-cell>
          <table:table-cell office:value-type="float" office:value="16.29079" calcext:value-type="float">
            <text:p>16.29079</text:p>
          </table:table-cell>
          <table:table-cell office:value-type="float" office:value="44.06424" calcext:value-type="float">
            <text:p>44.0642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KHAYWAN_440E162N_S_YEME"</text:p>
          </table:table-cell>
          <table:table-cell office:value-type="string" calcext:value-type="string">
            <text:p>الأعمشية</text:p>
          </table:table-cell>
          <table:table-cell office:value-type="float" office:value="16.56721" calcext:value-type="float">
            <text:p>16.56721</text:p>
          </table:table-cell>
          <table:table-cell office:value-type="float" office:value="43.95032" calcext:value-type="float">
            <text:p>43.950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MASHIYYA_439E165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عمشية</text:p>
          </table:table-cell>
          <table:table-cell office:value-type="float" office:value="16.56721" calcext:value-type="float">
            <text:p>16.56721</text:p>
          </table:table-cell>
          <table:table-cell office:value-type="float" office:value="43.95032" calcext:value-type="float">
            <text:p>43.950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MASHIYYA_439E165N_S_YEME"</text:p>
          </table:table-cell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"</text:p>
          </table:table-cell>
          <table:table-cell office:value-type="string" calcext:value-type="string">
            <text:p>غرف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عدة</text:p>
          </table:table-cell>
          <table:table-cell office:value-type="float" office:value="16.9453" calcext:value-type="float">
            <text:p>16.9453</text:p>
          </table:table-cell>
          <table:table-cell office:value-type="float" office:value="43.76442" calcext:value-type="float">
            <text:p>43.7644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DA_437E169N_S_YEME"</text:p>
          </table:table-cell>
          <table:table-cell office:value-type="string" calcext:value-type="string">
            <text:p>المهجرة</text:p>
          </table:table-cell>
          <table:table-cell office:value-type="float" office:value="17.60657" calcext:value-type="float">
            <text:p>17.60657</text:p>
          </table:table-cell>
          <table:table-cell office:value-type="float" office:value="43.54039" calcext:value-type="float">
            <text:p>43.540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HJARA_435E176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هجرة</text:p>
          </table:table-cell>
          <table:table-cell office:value-type="float" office:value="17.60657" calcext:value-type="float">
            <text:p>17.60657</text:p>
          </table:table-cell>
          <table:table-cell office:value-type="float" office:value="43.54039" calcext:value-type="float">
            <text:p>43.540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HJARA_435E176N_S_JAZI"</text:p>
          </table:table-cell>
          <table:table-cell office:value-type="string" calcext:value-type="string">
            <text:p>شروراح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وراح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"</text:p>
          </table:table-cell>
          <table:table-cell office:value-type="string" calcext:value-type="string">
            <text:p>کثبة</text:p>
          </table:table-cell>
          <table:table-cell office:value-type="float" office:value="18.48351" calcext:value-type="float">
            <text:p>18.48351</text:p>
          </table:table-cell>
          <table:table-cell office:value-type="float" office:value="42.98036" calcext:value-type="float">
            <text:p>42.9803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UTHBA_429E184N_R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کثبة</text:p>
          </table:table-cell>
          <table:table-cell office:value-type="float" office:value="18.48351" calcext:value-type="float">
            <text:p>18.48351</text:p>
          </table:table-cell>
          <table:table-cell office:value-type="float" office:value="42.98036" calcext:value-type="float">
            <text:p>42.9803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KUTHBA_429E184N_R_JAZI"</text:p>
          </table:table-cell>
          <table:table-cell office:value-type="string" calcext:value-type="string">
            <text:p>یبنب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ات جرم</text:p>
          </table:table-cell>
          <table:table-cell office:value-type="float" office:value="19.20706" calcext:value-type="float">
            <text:p>19.20706</text:p>
          </table:table-cell>
          <table:table-cell office:value-type="float" office:value="42.7829" calcext:value-type="float">
            <text:p>42.78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NATJARM_427E192N_O_JAZI"</text:p>
          </table:table-cell>
          <table:table-cell office:value-type="string" calcext:value-type="string">
            <text:p>جسداء</text:p>
          </table:table-cell>
          <table:table-cell office:value-type="float" office:value="19.51994" calcext:value-type="float">
            <text:p>19.51994</text:p>
          </table:table-cell>
          <table:table-cell office:value-type="float" office:value="42.71961" calcext:value-type="float">
            <text:p>42.719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SADA_427E195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سداء</text:p>
          </table:table-cell>
          <table:table-cell office:value-type="float" office:value="19.51994" calcext:value-type="float">
            <text:p>19.51994</text:p>
          </table:table-cell>
          <table:table-cell office:value-type="float" office:value="42.71961" calcext:value-type="float">
            <text:p>42.7196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SADA_427E195N_S_JAZI"</text:p>
          </table:table-cell>
          <table:table-cell office:value-type="string" calcext:value-type="string">
            <text:p>بیش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یش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بالة</text:p>
          </table:table-cell>
          <table:table-cell office:value-type="float" office:value="20.04558" calcext:value-type="float">
            <text:p>20.04558</text:p>
          </table:table-cell>
          <table:table-cell office:value-type="float" office:value="42.41439" calcext:value-type="float">
            <text:p>42.414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BALA_424E200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بالة</text:p>
          </table:table-cell>
          <table:table-cell office:value-type="float" office:value="20.04558" calcext:value-type="float">
            <text:p>20.04558</text:p>
          </table:table-cell>
          <table:table-cell office:value-type="float" office:value="42.41439" calcext:value-type="float">
            <text:p>42.4143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BALA_424E200N_S_JAZI"</text:p>
          </table:table-cell>
          <table:table-cell office:value-type="string" calcext:value-type="string">
            <text:p>رنی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نی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کدی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کدی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صفر</text:p>
          </table:table-cell>
          <table:table-cell office:value-type="float" office:value="20.85351" calcext:value-type="float">
            <text:p>20.85351</text:p>
          </table:table-cell>
          <table:table-cell office:value-type="float" office:value="41.68929" calcext:value-type="float">
            <text:p>41.689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_416E20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فر</text:p>
          </table:table-cell>
          <table:table-cell office:value-type="float" office:value="20.85351" calcext:value-type="float">
            <text:p>20.85351</text:p>
          </table:table-cell>
          <table:table-cell office:value-type="float" office:value="41.68929" calcext:value-type="float">
            <text:p>41.68929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FR_416E208N_S_JAZI"</text:p>
          </table:table-cell>
          <table:table-cell office:value-type="string" calcext:value-type="string">
            <text:p>تربة</text:p>
          </table:table-cell>
          <table:table-cell office:value-type="float" office:value="21.25283" calcext:value-type="float">
            <text:p>21.25283</text:p>
          </table:table-cell>
          <table:table-cell office:value-type="float" office:value="41.6403" calcext:value-type="float">
            <text:p>41.640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RABA_416E212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ربة</text:p>
          </table:table-cell>
          <table:table-cell office:value-type="float" office:value="21.25283" calcext:value-type="float">
            <text:p>21.25283</text:p>
          </table:table-cell>
          <table:table-cell office:value-type="float" office:value="41.6403" calcext:value-type="float">
            <text:p>41.640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RABA_416E212N_S_JAZI"</text:p>
          </table:table-cell>
          <table:table-cell office:value-type="string" calcext:value-type="string">
            <text:p>الفتق</text:p>
          </table:table-cell>
          <table:table-cell office:value-type="float" office:value="21.44752" calcext:value-type="float">
            <text:p>21.44752</text:p>
          </table:table-cell>
          <table:table-cell office:value-type="float" office:value="41.28101" calcext:value-type="float">
            <text:p>41.2810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FUTUQ_412E21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تق</text:p>
          </table:table-cell>
          <table:table-cell office:value-type="float" office:value="21.44752" calcext:value-type="float">
            <text:p>21.44752</text:p>
          </table:table-cell>
          <table:table-cell office:value-type="float" office:value="41.28101" calcext:value-type="float">
            <text:p>41.28101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FUTUQ_412E214N_S_JAZI"</text:p>
          </table:table-cell>
          <table:table-cell office:value-type="string" calcext:value-type="string">
            <text:p>الجدد</text:p>
          </table:table-cell>
          <table:table-cell office:value-type="float" office:value="21.733" calcext:value-type="float">
            <text:p>21.733</text:p>
          </table:table-cell>
          <table:table-cell office:value-type="float" office:value="41.07197" calcext:value-type="float">
            <text:p>41.0719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AD_410E217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دد</text:p>
          </table:table-cell>
          <table:table-cell office:value-type="float" office:value="21.733" calcext:value-type="float">
            <text:p>21.733</text:p>
          </table:table-cell>
          <table:table-cell office:value-type="float" office:value="41.07197" calcext:value-type="float">
            <text:p>41.0719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JUDAD_410E217N_S_JAZI"</text:p>
          </table:table-cell>
          <table:table-cell office:value-type="string" calcext:value-type="string">
            <text:p>الغمرة</text:p>
          </table:table-cell>
          <table:table-cell office:value-type="float" office:value="21.89675" calcext:value-type="float">
            <text:p>21.89675</text:p>
          </table:table-cell>
          <table:table-cell office:value-type="float" office:value="40.84007" calcext:value-type="float">
            <text:p>40.8400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GHAMRA_408E21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کة</text:p>
          </table:table-cell>
          <table:table-cell office:value-type="float" office:value="21.39132" calcext:value-type="float">
            <text:p>21.39132</text:p>
          </table:table-cell>
          <table:table-cell office:value-type="float" office:value="39.83612" calcext:value-type="float">
            <text:p>39.83612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KKA_398E213N_S_JAZI"</text:p>
          </table:table-cell>
          <table:table-cell office:value-type="string" calcext:value-type="string">
            <text:p>بئر ابن المرتف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ئر ابن المرتف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ن</text:p>
          </table:table-cell>
          <table:table-cell office:value-type="float" office:value="21.46576" calcext:value-type="float">
            <text:p>21.46576</text:p>
          </table:table-cell>
          <table:table-cell office:value-type="float" office:value="40.21296" calcext:value-type="float">
            <text:p>40.2129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ARN_402E214N_S_JAZI"</text:p>
          </table:table-cell>
          <table:table-cell office:value-type="string" calcext:value-type="string">
            <text:p>الطائف</text:p>
          </table:table-cell>
          <table:table-cell office:value-type="float" office:value="21.21629" calcext:value-type="float">
            <text:p>21.21629</text:p>
          </table:table-cell>
          <table:table-cell office:value-type="float" office:value="40.40566" calcext:value-type="float">
            <text:p>40.40566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AIF_404E212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یل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رف البعل</text:p>
          </table:table-cell>
          <table:table-cell office:value-type="float" office:value="28.9426" calcext:value-type="float">
            <text:p>28.9426</text:p>
          </table:table-cell>
          <table:table-cell office:value-type="float" office:value="35.19783" calcext:value-type="float">
            <text:p>35.1978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HARAFDHUNAML_351E289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ف البعل</text:p>
          </table:table-cell>
          <table:table-cell office:value-type="float" office:value="28.9426" calcext:value-type="float">
            <text:p>28.9426</text:p>
          </table:table-cell>
          <table:table-cell office:value-type="float" office:value="35.19783" calcext:value-type="float">
            <text:p>35.1978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HARAFDHUNAML_351E289N_S_JAZI"</text:p>
          </table:table-cell>
          <table:table-cell office:value-type="string" calcext:value-type="string">
            <text:p>الصلا</text:p>
          </table:table-cell>
          <table:table-cell office:value-type="float" office:value="27.85039" calcext:value-type="float">
            <text:p>27.85039</text:p>
          </table:table-cell>
          <table:table-cell office:value-type="float" office:value="35.41578" calcext:value-type="float">
            <text:p>35.4157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SALA_354E278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ف الصل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نبک</text:p>
          </table:table-cell>
          <table:table-cell office:value-type="float" office:value="34.02567" calcext:value-type="float">
            <text:p>34.02567</text:p>
          </table:table-cell>
          <table:table-cell office:value-type="float" office:value="36.7322" calcext:value-type="float">
            <text:p>36.732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K_367E34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ف النب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ضب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ضب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ونی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ونی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حبة</text:p>
          </table:table-cell>
          <table:table-cell office:value-type="float" office:value="27.67097" calcext:value-type="float">
            <text:p>27.67097</text:p>
          </table:table-cell>
          <table:table-cell office:value-type="float" office:value="36.48835" calcext:value-type="float">
            <text:p>36.488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HBA_364E276N_R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حبة</text:p>
          </table:table-cell>
          <table:table-cell office:value-type="float" office:value="27.67097" calcext:value-type="float">
            <text:p>27.67097</text:p>
          </table:table-cell>
          <table:table-cell office:value-type="float" office:value="36.48835" calcext:value-type="float">
            <text:p>36.488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HBA_364E276N_R_JAZI"</text:p>
          </table:table-cell>
          <table:table-cell office:value-type="string" calcext:value-type="string">
            <text:p>منخ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نخ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حی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حی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إحساء</text:p>
          </table:table-cell>
          <table:table-cell office:value-type="float" office:value="25.34929" calcext:value-type="float">
            <text:p>25.34929</text:p>
          </table:table-cell>
          <table:table-cell office:value-type="float" office:value="49.54137" calcext:value-type="float">
            <text:p>49.5413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HSA_495E253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إحساء</text:p>
          </table:table-cell>
          <table:table-cell office:value-type="float" office:value="25.34929" calcext:value-type="float">
            <text:p>25.34929</text:p>
          </table:table-cell>
          <table:table-cell office:value-type="float" office:value="49.54137" calcext:value-type="float">
            <text:p>49.54137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HSA_495E253N_S_JAZI"</text:p>
          </table:table-cell>
          <table:table-cell office:value-type="string" calcext:value-type="string">
            <text:p>الاعراء</text:p>
          </table:table-cell>
          <table:table-cell office:value-type="float" office:value="28.06253" calcext:value-type="float">
            <text:p>28.06253</text:p>
          </table:table-cell>
          <table:table-cell office:value-type="float" office:value="35.57504" calcext:value-type="float">
            <text:p>35.5750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A_355E280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عراء</text:p>
          </table:table-cell>
          <table:table-cell office:value-type="float" office:value="28.06253" calcext:value-type="float">
            <text:p>28.06253</text:p>
          </table:table-cell>
          <table:table-cell office:value-type="float" office:value="35.57504" calcext:value-type="float">
            <text:p>35.57504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ARA_355E280N_S_JAZI"</text:p>
          </table:table-cell>
          <table:table-cell office:value-type="string" calcext:value-type="string">
            <text:p>الکلای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کلای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غ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غ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رحت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رحتی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یض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یض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ح</text:p>
          </table:table-cell>
          <table:table-cell office:value-type="float" office:value="26.55412" calcext:value-type="float">
            <text:p>26.55412</text:p>
          </table:table-cell>
          <table:table-cell office:value-type="float" office:value="37.99288" calcext:value-type="float">
            <text:p>37.9928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URH_379E265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ح</text:p>
          </table:table-cell>
          <table:table-cell office:value-type="float" office:value="26.55412" calcext:value-type="float">
            <text:p>26.55412</text:p>
          </table:table-cell>
          <table:table-cell office:value-type="float" office:value="37.99288" calcext:value-type="float">
            <text:p>37.9928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QURH_379E265N_S_JAZI"</text:p>
          </table:table-cell>
          <table:table-cell office:value-type="string" calcext:value-type="string">
            <text:p>سقیا یزی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"</text:p>
          </table:table-cell>
          <table:table-cell office:value-type="string" calcext:value-type="string">
            <text:p>نسفان</text:p>
          </table:table-cell>
          <table:table-cell office:value-type="float" office:value="14.02916" calcext:value-type="float">
            <text:p>14.02916</text:p>
          </table:table-cell>
          <table:table-cell office:value-type="float" office:value="44.8432" calcext:value-type="float">
            <text:p>44.843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NASAFAN_448E140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"</text:p>
          </table:table-cell>
          <table:table-cell office:value-type="string" calcext:value-type="string">
            <text:p>کحلان</text:p>
          </table:table-cell>
          <table:table-cell office:value-type="float" office:value="13.96335" calcext:value-type="float">
            <text:p>13.96335</text:p>
          </table:table-cell>
          <table:table-cell office:value-type="float" office:value="44.85637" calcext:value-type="float">
            <text:p>44.8563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KAHLAN_448E139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مار</text:p>
          </table:table-cell>
          <table:table-cell office:value-type="float" office:value="14.56364" calcext:value-type="float">
            <text:p>14.56364</text:p>
          </table:table-cell>
          <table:table-cell office:value-type="float" office:value="44.3972" calcext:value-type="float">
            <text:p>44.3972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DHIMAR_443E145N_S_YEME"</text:p>
          </table:table-cell>
          <table:table-cell office:value-type="string" calcext:value-type="string">
            <text:p>یحص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یحص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حول</text:p>
          </table:table-cell>
          <table:table-cell office:value-type="float" office:value="14.1937" calcext:value-type="float">
            <text:p>14.1937</text:p>
          </table:table-cell>
          <table:table-cell office:value-type="float" office:value="44.03504" calcext:value-type="float">
            <text:p>44.0350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UHUL_440E141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حول</text:p>
          </table:table-cell>
          <table:table-cell office:value-type="float" office:value="14.1937" calcext:value-type="float">
            <text:p>14.1937</text:p>
          </table:table-cell>
          <table:table-cell office:value-type="float" office:value="44.03504" calcext:value-type="float">
            <text:p>44.03504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UHUL_440E141N_R_YEME"</text:p>
          </table:table-cell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ثجة</text:p>
          </table:table-cell>
          <table:table-cell office:value-type="float" office:value="13.97911" calcext:value-type="float">
            <text:p>13.97911</text:p>
          </table:table-cell>
          <table:table-cell office:value-type="float" office:value="44.17683" calcext:value-type="float">
            <text:p>44.1768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THUJJA_441E139N_R_YEME"</text:p>
          </table:table-cell>
          <table:table-cell office:value-type="string" calcext:value-type="string">
            <text:p>الجند</text:p>
          </table:table-cell>
          <table:table-cell office:value-type="float" office:value="13.69225" calcext:value-type="float">
            <text:p>13.69225</text:p>
          </table:table-cell>
          <table:table-cell office:value-type="float" office:value="44.17508" calcext:value-type="float">
            <text:p>44.175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JANAD_441E136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"</text:p>
          </table:table-cell>
          <table:table-cell office:value-type="string" calcext:value-type="string">
            <text:p>العرف</text:p>
          </table:table-cell>
          <table:table-cell office:value-type="float" office:value="15.09101" calcext:value-type="float">
            <text:p>15.09101</text:p>
          </table:table-cell>
          <table:table-cell office:value-type="float" office:value="44.27297" calcext:value-type="float">
            <text:p>44.2729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URF_442E150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رف</text:p>
          </table:table-cell>
          <table:table-cell office:value-type="float" office:value="15.09101" calcext:value-type="float">
            <text:p>15.09101</text:p>
          </table:table-cell>
          <table:table-cell office:value-type="float" office:value="44.27297" calcext:value-type="float">
            <text:p>44.27297</text:p>
          </table:table-cell>
          <table:table-cell office:value-type="string" calcext:value-type="string">
            <text:p>ألهان</text:p>
          </table:table-cell>
          <table:table-cell office:value-type="float" office:value="14.80399" calcext:value-type="float">
            <text:p>14.80399</text:p>
          </table:table-cell>
          <table:table-cell office:value-type="float" office:value="44.07982" calcext:value-type="float">
            <text:p>44.07982</text:p>
          </table:table-cell>
          <table:table-cell office:value-type="float" office:value="28882" calcext:value-type="float">
            <text:p>288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صنعاء</text:p>
          </table:table-cell>
          <table:table-cell office:value-type="float" office:value="15.37373" calcext:value-type="float">
            <text:p>15.37373</text:p>
          </table:table-cell>
          <table:table-cell office:value-type="float" office:value="44.20186" calcext:value-type="float">
            <text:p>44.2018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ANA_442E153N_S_YEME"</text:p>
          </table:table-cell>
          <table:table-cell office:value-type="string" calcext:value-type="string">
            <text:p>شبام</text:p>
          </table:table-cell>
          <table:table-cell office:value-type="float" office:value="15.92483" calcext:value-type="float">
            <text:p>15.92483</text:p>
          </table:table-cell>
          <table:table-cell office:value-type="float" office:value="48.57208" calcext:value-type="float">
            <text:p>48.57208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SHIBAM_485E159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دن</text:p>
          </table:table-cell>
          <table:table-cell office:value-type="float" office:value="12.79365" calcext:value-type="float">
            <text:p>12.79365</text:p>
          </table:table-cell>
          <table:table-cell office:value-type="float" office:value="45.03942" calcext:value-type="float">
            <text:p>45.03942</text:p>
          </table:table-cell>
          <table:table-cell office:value-type="string" calcext:value-type="string">
            <text:p>أبی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نهر الملك</text:p>
          </table:table-cell>
          <table:table-cell office:value-type="float" office:value="32.94875" calcext:value-type="float">
            <text:p>32.94875</text:p>
          </table:table-cell>
          <table:table-cell office:value-type="float" office:value="44.50953" calcext:value-type="float">
            <text:p>44.5095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MALIK_445E329N_W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الملك</text:p>
          </table:table-cell>
          <table:table-cell office:value-type="float" office:value="32.94875" calcext:value-type="float">
            <text:p>32.94875</text:p>
          </table:table-cell>
          <table:table-cell office:value-type="float" office:value="44.50953" calcext:value-type="float">
            <text:p>44.5095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MALIK_445E329N_W_IRAQ"</text:p>
          </table:table-cell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"</text:p>
          </table:table-cell>
          <table:table-cell office:value-type="string" calcext:value-type="string">
            <text:p>حمام ابن عمر</text:p>
          </table:table-cell>
          <table:table-cell office:value-type="float" office:value="32.39084" calcext:value-type="float">
            <text:p>32.39084</text:p>
          </table:table-cell>
          <table:table-cell office:value-type="float" office:value="44.34773" calcext:value-type="float">
            <text:p>44.3477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AMMAMIBNUMAR_443E32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مام ابن عمر</text:p>
          </table:table-cell>
          <table:table-cell office:value-type="float" office:value="32.39084" calcext:value-type="float">
            <text:p>32.39084</text:p>
          </table:table-cell>
          <table:table-cell office:value-type="float" office:value="44.34773" calcext:value-type="float">
            <text:p>44.3477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AMMAMIBNUMAR_443E323N_S_IRAQ"</text:p>
          </table:table-cell>
          <table:table-cell office:value-type="string" calcext:value-type="string">
            <text:p>الكوفة</text:p>
          </table:table-cell>
          <table:table-cell office:value-type="float" office:value="32.03808" calcext:value-type="float">
            <text:p>32.03808</text:p>
          </table:table-cell>
          <table:table-cell office:value-type="float" office:value="44.39355" calcext:value-type="float">
            <text:p>44.393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UFA_443E320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وفة</text:p>
          </table:table-cell>
          <table:table-cell office:value-type="float" office:value="32.03808" calcext:value-type="float">
            <text:p>32.03808</text:p>
          </table:table-cell>
          <table:table-cell office:value-type="float" office:value="44.39355" calcext:value-type="float">
            <text:p>44.393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UFA_443E320N_S_IRAQ"</text:p>
          </table:table-cell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المدائ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دائ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يب</text:p>
          </table:table-cell>
          <table:table-cell office:value-type="float" office:value="32.97916" calcext:value-type="float">
            <text:p>32.97916</text:p>
          </table:table-cell>
          <table:table-cell office:value-type="float" office:value="44.8461" calcext:value-type="float">
            <text:p>44.84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B_448E329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يب</text:p>
          </table:table-cell>
          <table:table-cell office:value-type="float" office:value="32.97916" calcext:value-type="float">
            <text:p>32.97916</text:p>
          </table:table-cell>
          <table:table-cell office:value-type="float" office:value="44.8461" calcext:value-type="float">
            <text:p>44.84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B_448E329N_S_IRAQ"</text:p>
          </table:table-cell>
          <table:table-cell office:value-type="string" calcext:value-type="string">
            <text:p>دير العاقول</text:p>
          </table:table-cell>
          <table:table-cell office:value-type="float" office:value="32.91181" calcext:value-type="float">
            <text:p>32.91181</text:p>
          </table:table-cell>
          <table:table-cell office:value-type="float" office:value="44.9846" calcext:value-type="float">
            <text:p>44.984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YRAQUL_449E329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ير العاقول</text:p>
          </table:table-cell>
          <table:table-cell office:value-type="float" office:value="32.91181" calcext:value-type="float">
            <text:p>32.91181</text:p>
          </table:table-cell>
          <table:table-cell office:value-type="float" office:value="44.9846" calcext:value-type="float">
            <text:p>44.9846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YRAQUL_449E329N_S_IRAQ"</text:p>
          </table:table-cell>
          <table:table-cell office:value-type="string" calcext:value-type="string">
            <text:p>جرجرايا</text:p>
          </table:table-cell>
          <table:table-cell office:value-type="float" office:value="32.74104" calcext:value-type="float">
            <text:p>32.74104</text:p>
          </table:table-cell>
          <table:table-cell office:value-type="float" office:value="45.31987" calcext:value-type="float">
            <text:p>45.3198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RJARAYA_453E327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جرايا</text:p>
          </table:table-cell>
          <table:table-cell office:value-type="float" office:value="32.74104" calcext:value-type="float">
            <text:p>32.74104</text:p>
          </table:table-cell>
          <table:table-cell office:value-type="float" office:value="45.31987" calcext:value-type="float">
            <text:p>45.3198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RJARAYA_453E327N_S_IRAQ"</text:p>
          </table:table-cell>
          <table:table-cell office:value-type="string" calcext:value-type="string">
            <text:p>النعمانية</text:p>
          </table:table-cell>
          <table:table-cell office:value-type="float" office:value="32.59694" calcext:value-type="float">
            <text:p>32.59694</text:p>
          </table:table-cell>
          <table:table-cell office:value-type="float" office:value="45.4265" calcext:value-type="float">
            <text:p>45.426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UMANIYYA_454E325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عمانية</text:p>
          </table:table-cell>
          <table:table-cell office:value-type="float" office:value="32.59694" calcext:value-type="float">
            <text:p>32.59694</text:p>
          </table:table-cell>
          <table:table-cell office:value-type="float" office:value="45.4265" calcext:value-type="float">
            <text:p>45.426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UMANIYYA_454E325N_S_IRAQ"</text:p>
          </table:table-cell>
          <table:table-cell office:value-type="string" calcext:value-type="string">
            <text:p>جب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هر سابس</text:p>
          </table:table-cell>
          <table:table-cell office:value-type="float" office:value="32.49681" calcext:value-type="float">
            <text:p>32.49681</text:p>
          </table:table-cell>
          <table:table-cell office:value-type="float" office:value="45.96969" calcext:value-type="float">
            <text:p>45.9696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SABUS_459E32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سابس</text:p>
          </table:table-cell>
          <table:table-cell office:value-type="float" office:value="32.49681" calcext:value-type="float">
            <text:p>32.49681</text:p>
          </table:table-cell>
          <table:table-cell office:value-type="float" office:value="45.96969" calcext:value-type="float">
            <text:p>45.9696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SABUS_459E324N_S_IRAQ"</text:p>
          </table:table-cell>
          <table:table-cell office:value-type="string" calcext:value-type="string">
            <text:p>مطا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مطا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حار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اسحاق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سحاق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حراق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محراق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دا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رم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رم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اسط</text:p>
          </table:table-cell>
          <table:table-cell office:value-type="float" office:value="32.19497" calcext:value-type="float">
            <text:p>32.19497</text:p>
          </table:table-cell>
          <table:table-cell office:value-type="float" office:value="46.32308" calcext:value-type="float">
            <text:p>46.323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WASIT_463E321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"</text:p>
          </table:table-cell>
          <table:table-cell office:value-type="string" calcext:value-type="string">
            <text:p>واسط</text:p>
          </table:table-cell>
          <table:table-cell office:value-type="float" office:value="32.19497" calcext:value-type="float">
            <text:p>32.19497</text:p>
          </table:table-cell>
          <table:table-cell office:value-type="float" office:value="46.32308" calcext:value-type="float">
            <text:p>46.323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WASIT_463E321N_S_IRAQ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محراق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جام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حدا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صلي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بصرة</text:p>
          </table:table-cell>
          <table:table-cell office:value-type="float" office:value="34.82887" calcext:value-type="float">
            <text:p>34.82887</text:p>
          </table:table-cell>
          <table:table-cell office:value-type="float" office:value="-5.88806" calcext:value-type="float">
            <text:p>-5.8880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BASRA_058W348N_S_MAGH"</text:p>
          </table:table-cell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"</text:p>
          </table:table-cell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"</text:p>
          </table:table-cell>
          <table:table-cell office:value-type="string" calcext:value-type="string">
            <text:p>عبادان</text:p>
          </table:table-cell>
          <table:table-cell office:value-type="float" office:value="30.33563" calcext:value-type="float">
            <text:p>30.33563</text:p>
          </table:table-cell>
          <table:table-cell office:value-type="float" office:value="48.27394" calcext:value-type="float">
            <text:p>48.2739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BBADAN_482E30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يلحين</text:p>
          </table:table-cell>
          <table:table-cell office:value-type="float" office:value="33.41382" calcext:value-type="float">
            <text:p>33.41382</text:p>
          </table:table-cell>
          <table:table-cell office:value-type="float" office:value="44.06385" calcext:value-type="float">
            <text:p>44.0638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AYLAHIN_440E334N_S_IRAQ"</text:p>
          </table:table-cell>
          <table:table-cell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"</text:p>
          </table:table-cell>
          <table:table-cell office:value-type="string" calcext:value-type="string">
            <text:p>الرب</text:p>
          </table:table-cell>
          <table:table-cell office:value-type="float" office:value="33.46273" calcext:value-type="float">
            <text:p>33.46273</text:p>
          </table:table-cell>
          <table:table-cell office:value-type="float" office:value="43.26055" calcext:value-type="float">
            <text:p>43.260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RABB_432E33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البردان</text:p>
          </table:table-cell>
          <table:table-cell office:value-type="float" office:value="33.50829" calcext:value-type="float">
            <text:p>33.50829</text:p>
          </table:table-cell>
          <table:table-cell office:value-type="float" office:value="44.36092" calcext:value-type="float">
            <text:p>44.360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ADAN_443E335N_S_IRAQ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بردان</text:p>
          </table:table-cell>
          <table:table-cell office:value-type="float" office:value="33.50829" calcext:value-type="float">
            <text:p>33.50829</text:p>
          </table:table-cell>
          <table:table-cell office:value-type="float" office:value="44.36092" calcext:value-type="float">
            <text:p>44.360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ADAN_443E335N_S_IRAQ"</text:p>
          </table:table-cell>
          <table:table-cell office:value-type="string" calcext:value-type="string">
            <text:p>عكبرا</text:p>
          </table:table-cell>
          <table:table-cell office:value-type="float" office:value="33.85526" calcext:value-type="float">
            <text:p>33.85526</text:p>
          </table:table-cell>
          <table:table-cell office:value-type="float" office:value="44.22504" calcext:value-type="float">
            <text:p>44.2250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KBARA_442E338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كبرا</text:p>
          </table:table-cell>
          <table:table-cell office:value-type="float" office:value="33.85526" calcext:value-type="float">
            <text:p>33.85526</text:p>
          </table:table-cell>
          <table:table-cell office:value-type="float" office:value="44.22504" calcext:value-type="float">
            <text:p>44.22504</text:p>
          </table:table-cell>
          <table:table-cell office:value-type="string" calcext:value-type="string">
            <text:p>باحمشا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احمش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ادسية</text:p>
          </table:table-cell>
          <table:table-cell office:value-type="float" office:value="31.65292" calcext:value-type="float">
            <text:p>31.65292</text:p>
          </table:table-cell>
          <table:table-cell office:value-type="float" office:value="44.18717" calcext:value-type="float">
            <text:p>44.18717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DISIYYA_441E316N_S_IRAQ"</text:p>
          </table:table-cell>
          <table:table-cell office:value-type="string" calcext:value-type="string">
            <text:p>الكرخ</text:p>
          </table:table-cell>
          <table:table-cell office:value-type="float" office:value="33.31703" calcext:value-type="float">
            <text:p>33.31703</text:p>
          </table:table-cell>
          <table:table-cell office:value-type="float" office:value="44.35293" calcext:value-type="float">
            <text:p>44.352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ARKH_443E33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رخ</text:p>
          </table:table-cell>
          <table:table-cell office:value-type="float" office:value="33.31703" calcext:value-type="float">
            <text:p>33.31703</text:p>
          </table:table-cell>
          <table:table-cell office:value-type="float" office:value="44.35293" calcext:value-type="float">
            <text:p>44.352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ARKH_443E333N_S_IRAQ"</text:p>
          </table:table-cell>
          <table:table-cell office:value-type="string" calcext:value-type="string">
            <text:p>جبلتا</text:p>
          </table:table-cell>
          <table:table-cell office:value-type="float" office:value="34.62614" calcext:value-type="float">
            <text:p>34.62614</text:p>
          </table:table-cell>
          <table:table-cell office:value-type="float" office:value="43.72814" calcext:value-type="float">
            <text:p>43.728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BILTA_437E346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تا</text:p>
          </table:table-cell>
          <table:table-cell office:value-type="float" office:value="34.62614" calcext:value-type="float">
            <text:p>34.62614</text:p>
          </table:table-cell>
          <table:table-cell office:value-type="float" office:value="43.72814" calcext:value-type="float">
            <text:p>43.72814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BILTA_437E346N_S_IRAQ"</text:p>
          </table:table-cell>
          <table:table-cell office:value-type="string" calcext:value-type="string">
            <text:p>السودقانية</text:p>
          </table:table-cell>
          <table:table-cell office:value-type="float" office:value="34.81448" calcext:value-type="float">
            <text:p>34.81448</text:p>
          </table:table-cell>
          <table:table-cell office:value-type="float" office:value="43.60292" calcext:value-type="float">
            <text:p>43.602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UDAQANIYYA_436E348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ودقانية</text:p>
          </table:table-cell>
          <table:table-cell office:value-type="float" office:value="34.81448" calcext:value-type="float">
            <text:p>34.81448</text:p>
          </table:table-cell>
          <table:table-cell office:value-type="float" office:value="43.60292" calcext:value-type="float">
            <text:p>43.60292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UDAQANIYYA_436E348N_S_IRAQ"</text:p>
          </table:table-cell>
          <table:table-cell office:value-type="string" calcext:value-type="string">
            <text:p>بارما</text:p>
          </table:table-cell>
          <table:table-cell office:value-type="float" office:value="35.07982" calcext:value-type="float">
            <text:p>35.07982</text:p>
          </table:table-cell>
          <table:table-cell office:value-type="float" office:value="43.57361" calcext:value-type="float">
            <text:p>43.573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IMMA_435E350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رما</text:p>
          </table:table-cell>
          <table:table-cell office:value-type="float" office:value="35.07982" calcext:value-type="float">
            <text:p>35.07982</text:p>
          </table:table-cell>
          <table:table-cell office:value-type="float" office:value="43.57361" calcext:value-type="float">
            <text:p>43.5736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RIMMA_435E350N_S_IRAQ"</text:p>
          </table:table-cell>
          <table:table-cell office:value-type="string" calcext:value-type="string">
            <text:p>السن</text:p>
          </table:table-cell>
          <table:table-cell office:value-type="float" office:value="35.26076" calcext:value-type="float">
            <text:p>35.26076</text:p>
          </table:table-cell>
          <table:table-cell office:value-type="float" office:value="43.46591" calcext:value-type="float">
            <text:p>43.4659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NN_434E352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النهروان</text:p>
          </table:table-cell>
          <table:table-cell office:value-type="float" office:value="33.43161" calcext:value-type="float">
            <text:p>33.43161</text:p>
          </table:table-cell>
          <table:table-cell office:value-type="float" office:value="44.59405" calcext:value-type="float">
            <text:p>44.594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AWAN_445E334N_S_IRAQ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نهروان</text:p>
          </table:table-cell>
          <table:table-cell office:value-type="float" office:value="33.43161" calcext:value-type="float">
            <text:p>33.43161</text:p>
          </table:table-cell>
          <table:table-cell office:value-type="float" office:value="44.59405" calcext:value-type="float">
            <text:p>44.594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NAHRAWAN_445E334N_S_IRAQ"</text:p>
          </table:table-cell>
          <table:table-cell office:value-type="string" calcext:value-type="string">
            <text:p>دير بازم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دير بازم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دسكرة</text:p>
          </table:table-cell>
          <table:table-cell office:value-type="float" office:value="33.94151" calcext:value-type="float">
            <text:p>33.94151</text:p>
          </table:table-cell>
          <table:table-cell office:value-type="float" office:value="44.9231" calcext:value-type="float">
            <text:p>44.923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SKARA_449E339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سكرة</text:p>
          </table:table-cell>
          <table:table-cell office:value-type="float" office:value="33.94151" calcext:value-type="float">
            <text:p>33.94151</text:p>
          </table:table-cell>
          <table:table-cell office:value-type="float" office:value="44.9231" calcext:value-type="float">
            <text:p>44.923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DASKARA_449E339N_S_IRAQ"</text:p>
          </table:table-cell>
          <table:table-cell office:value-type="string" calcext:value-type="string">
            <text:p>جلولا</text:p>
          </table:table-cell>
          <table:table-cell office:value-type="float" office:value="34.17989" calcext:value-type="float">
            <text:p>34.17989</text:p>
          </table:table-cell>
          <table:table-cell office:value-type="float" office:value="45.11759" calcext:value-type="float">
            <text:p>45.117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LULA_451E341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لولا</text:p>
          </table:table-cell>
          <table:table-cell office:value-type="float" office:value="34.17989" calcext:value-type="float">
            <text:p>34.17989</text:p>
          </table:table-cell>
          <table:table-cell office:value-type="float" office:value="45.11759" calcext:value-type="float">
            <text:p>45.117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JALULA_451E341N_S_IRAQ"</text:p>
          </table:table-cell>
          <table:table-cell office:value-type="string" calcext:value-type="string">
            <text:p>خانقين</text:p>
          </table:table-cell>
          <table:table-cell office:value-type="float" office:value="34.34844" calcext:value-type="float">
            <text:p>34.34844</text:p>
          </table:table-cell>
          <table:table-cell office:value-type="float" office:value="45.44708" calcext:value-type="float">
            <text:p>45.447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HANIQIN_454E34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يت</text:p>
          </table:table-cell>
          <table:table-cell office:value-type="float" office:value="33.6437" calcext:value-type="float">
            <text:p>33.6437</text:p>
          </table:table-cell>
          <table:table-cell office:value-type="float" office:value="42.80628" calcext:value-type="float">
            <text:p>42.806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HIT_428E336N_S_IRAQ"</text:p>
          </table:table-cell>
          <table:table-cell office:value-type="string" calcext:value-type="string">
            <text:p>الناوو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اوو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انة</text:p>
          </table:table-cell>
          <table:table-cell office:value-type="float" office:value="34.43481" calcext:value-type="float">
            <text:p>34.43481</text:p>
          </table:table-cell>
          <table:table-cell office:value-type="float" office:value="41.95904" calcext:value-type="float">
            <text:p>41.9590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NA_419E344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انة</text:p>
          </table:table-cell>
          <table:table-cell office:value-type="float" office:value="34.43481" calcext:value-type="float">
            <text:p>34.43481</text:p>
          </table:table-cell>
          <table:table-cell office:value-type="float" office:value="41.95904" calcext:value-type="float">
            <text:p>41.9590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NA_419E344N_S_AQUR"</text:p>
          </table:table-cell>
          <table:table-cell office:value-type="string" calcext:value-type="string">
            <text:p>آلو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لو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فحيمة</text:p>
          </table:table-cell>
          <table:table-cell office:value-type="float" office:value="34.23688" calcext:value-type="float">
            <text:p>34.23688</text:p>
          </table:table-cell>
          <table:table-cell office:value-type="float" office:value="42.18317" calcext:value-type="float">
            <text:p>42.1831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HAYMA_421E342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حيمة</text:p>
          </table:table-cell>
          <table:table-cell office:value-type="float" office:value="34.23688" calcext:value-type="float">
            <text:p>34.23688</text:p>
          </table:table-cell>
          <table:table-cell office:value-type="float" office:value="42.18317" calcext:value-type="float">
            <text:p>42.1831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HAYMA_421E342N_S_AQUR"</text:p>
          </table:table-cell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"</text:p>
          </table:table-cell>
          <table:table-cell office:value-type="string" calcext:value-type="string">
            <text:p>النهية</text:p>
          </table:table-cell>
          <table:table-cell office:value-type="float" office:value="34.39307" calcext:value-type="float">
            <text:p>34.39307</text:p>
          </table:table-cell>
          <table:table-cell office:value-type="float" office:value="41.5567" calcext:value-type="float">
            <text:p>41.55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IHIYYA_415E34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لوان</text:p>
          </table:table-cell>
          <table:table-cell office:value-type="float" office:value="33.94771" calcext:value-type="float">
            <text:p>33.94771</text:p>
          </table:table-cell>
          <table:table-cell office:value-type="float" office:value="56.22435" calcext:value-type="float">
            <text:p>56.22435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HULWAN_562E339N_S_MAFA"</text:p>
          </table:table-cell>
          <table:table-cell office:value-type="string" calcext:value-type="string">
            <text:p>ماذروا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ماذروا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رج</text:p>
          </table:table-cell>
          <table:table-cell office:value-type="float" office:value="34.30577" calcext:value-type="float">
            <text:p>34.30577</text:p>
          </table:table-cell>
          <table:table-cell office:value-type="float" office:value="46.22379" calcext:value-type="float">
            <text:p>46.2237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_462E343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رج</text:p>
          </table:table-cell>
          <table:table-cell office:value-type="float" office:value="34.30577" calcext:value-type="float">
            <text:p>34.30577</text:p>
          </table:table-cell>
          <table:table-cell office:value-type="float" office:value="46.22379" calcext:value-type="float">
            <text:p>46.2237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_462E343N_S_JIBA"</text:p>
          </table:table-cell>
          <table:table-cell office:value-type="string" calcext:value-type="string">
            <text:p>قصر يز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قصر يز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"</text:p>
          </table:table-cell>
          <table:table-cell office:value-type="string" calcext:value-type="string">
            <text:p>قصر عمر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عمرو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حلوان</text:p>
          </table:table-cell>
          <table:table-cell office:value-type="float" office:value="33.94771" calcext:value-type="float">
            <text:p>33.94771</text:p>
          </table:table-cell>
          <table:table-cell office:value-type="float" office:value="56.22435" calcext:value-type="float">
            <text:p>56.22435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HULWAN_562E339N_S_MAFA"</text:p>
          </table:table-cell>
          <table:table-cell office:value-type="string" calcext:value-type="string">
            <text:p>قصر شيرين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45.62659" calcext:value-type="float">
            <text:p>45.626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SRSHIRIN_456E34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شيرين</text:p>
          </table:table-cell>
          <table:table-cell office:value-type="float" office:value="34.49996" calcext:value-type="float">
            <text:p>34.49996</text:p>
          </table:table-cell>
          <table:table-cell office:value-type="float" office:value="45.62659" calcext:value-type="float">
            <text:p>45.62659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ASRSHIRIN_456E344N_S_IRAQ"</text:p>
          </table:table-cell>
          <table:table-cell office:value-type="string" calcext:value-type="string">
            <text:p>خانقين</text:p>
          </table:table-cell>
          <table:table-cell office:value-type="float" office:value="34.34844" calcext:value-type="float">
            <text:p>34.34844</text:p>
          </table:table-cell>
          <table:table-cell office:value-type="float" office:value="45.44708" calcext:value-type="float">
            <text:p>45.4470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KHANIQIN_454E34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"</text:p>
          </table:table-cell>
          <table:table-cell office:value-type="string" calcext:value-type="string">
            <text:p>نهر دب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دب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م العضدى</text:p>
          </table:table-cell>
          <table:table-cell office:value-type="float" office:value="30.41602" calcext:value-type="float">
            <text:p>30.41602</text:p>
          </table:table-cell>
          <table:table-cell office:value-type="float" office:value="48.14211" calcext:value-type="float">
            <text:p>48.1421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FAMADUDI_481E304N_W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جهي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ديثة</text:p>
          </table:table-cell>
          <table:table-cell office:value-type="float" office:value="36.02054" calcext:value-type="float">
            <text:p>36.02054</text:p>
          </table:table-cell>
          <table:table-cell office:value-type="float" office:value="43.39249" calcext:value-type="float">
            <text:p>43.3924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DITHA_433E360N_S_AQUR"</text:p>
          </table:table-cell>
          <table:table-cell office:value-type="string" calcext:value-type="string">
            <text:p>البقيعة</text:p>
          </table:table-cell>
          <table:table-cell office:value-type="float" office:value="32.21167" calcext:value-type="float">
            <text:p>32.21167</text:p>
          </table:table-cell>
          <table:table-cell office:value-type="float" office:value="37.32662" calcext:value-type="float">
            <text:p>37.3266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BAQIA_373E322N_S_BAD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قيعة</text:p>
          </table:table-cell>
          <table:table-cell office:value-type="float" office:value="32.21167" calcext:value-type="float">
            <text:p>32.21167</text:p>
          </table:table-cell>
          <table:table-cell office:value-type="float" office:value="37.32662" calcext:value-type="float">
            <text:p>37.32662</text:p>
          </table:table-cell>
          <table:table-cell office:value-type="string" calcext:value-type="string">
            <text:p>Badiyat al-Arab</text:p>
          </table:table-cell>
          <table:table-cell office:value-type="string" calcext:value-type="string">
            <text:p>BAQIA_373E322N_S_BADI"</text:p>
          </table:table-cell>
          <table:table-cell office:value-type="string" calcext:value-type="string">
            <text:p>السن</text:p>
          </table:table-cell>
          <table:table-cell office:value-type="float" office:value="35.26076" calcext:value-type="float">
            <text:p>35.26076</text:p>
          </table:table-cell>
          <table:table-cell office:value-type="float" office:value="43.46591" calcext:value-type="float">
            <text:p>43.4659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SINN_434E352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د</text:p>
          </table:table-cell>
          <table:table-cell office:value-type="float" office:value="36.47417" calcext:value-type="float">
            <text:p>36.47417</text:p>
          </table:table-cell>
          <table:table-cell office:value-type="float" office:value="42.758" calcext:value-type="float">
            <text:p>42.7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LAD_427E364N_S_AQUR"</text:p>
          </table:table-cell>
          <table:table-cell office:value-type="string" calcext:value-type="string">
            <text:p>برقعيد</text:p>
          </table:table-cell>
          <table:table-cell office:value-type="float" office:value="36.95274" calcext:value-type="float">
            <text:p>36.95274</text:p>
          </table:table-cell>
          <table:table-cell office:value-type="float" office:value="42.07551" calcext:value-type="float">
            <text:p>42.075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RQAID_420E369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قعيد</text:p>
          </table:table-cell>
          <table:table-cell office:value-type="float" office:value="36.95274" calcext:value-type="float">
            <text:p>36.95274</text:p>
          </table:table-cell>
          <table:table-cell office:value-type="float" office:value="42.07551" calcext:value-type="float">
            <text:p>42.0755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RQAID_420E369N_S_AQUR"</text:p>
          </table:table-cell>
          <table:table-cell office:value-type="string" calcext:value-type="string">
            <text:p>أذرمة</text:p>
          </table:table-cell>
          <table:table-cell office:value-type="float" office:value="36.99109" calcext:value-type="float">
            <text:p>36.99109</text:p>
          </table:table-cell>
          <table:table-cell office:value-type="float" office:value="41.72002" calcext:value-type="float">
            <text:p>41.720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DHRAMA_417E369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ذرمة</text:p>
          </table:table-cell>
          <table:table-cell office:value-type="float" office:value="36.99109" calcext:value-type="float">
            <text:p>36.99109</text:p>
          </table:table-cell>
          <table:table-cell office:value-type="float" office:value="41.72002" calcext:value-type="float">
            <text:p>41.7200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DHRAMA_417E369N_S_AQUR"</text:p>
          </table:table-cell>
          <table:table-cell office:value-type="string" calcext:value-type="string">
            <text:p>المون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ون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صيبين</text:p>
          </table:table-cell>
          <table:table-cell office:value-type="float" office:value="37.05514" calcext:value-type="float">
            <text:p>37.05514</text:p>
          </table:table-cell>
          <table:table-cell office:value-type="float" office:value="41.22167" calcext:value-type="float">
            <text:p>41.221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ASIBIN_412E370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صيبين</text:p>
          </table:table-cell>
          <table:table-cell office:value-type="float" office:value="37.05514" calcext:value-type="float">
            <text:p>37.05514</text:p>
          </table:table-cell>
          <table:table-cell office:value-type="float" office:value="41.22167" calcext:value-type="float">
            <text:p>41.221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NASIBIN_412E370N_S_AQUR"</text:p>
          </table:table-cell>
          <table:table-cell office:value-type="string" calcext:value-type="string">
            <text:p>دارا</text:p>
          </table:table-cell>
          <table:table-cell office:value-type="float" office:value="37.18527" calcext:value-type="float">
            <text:p>37.18527</text:p>
          </table:table-cell>
          <table:table-cell office:value-type="float" office:value="40.94689" calcext:value-type="float">
            <text:p>40.9468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DARA_409E371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حلبية</text:p>
          </table:table-cell>
          <table:table-cell office:value-type="float" office:value="36.25676" calcext:value-type="float">
            <text:p>36.25676</text:p>
          </table:table-cell>
          <table:table-cell office:value-type="float" office:value="42.7655" calcext:value-type="float">
            <text:p>42.765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HLABIYYA_427E362N_S_AQUR"</text:p>
          </table:table-cell>
          <table:table-cell office:value-type="string" calcext:value-type="string">
            <text:p>الشحاجية</text:p>
          </table:table-cell>
          <table:table-cell office:value-type="float" office:value="36.27006" calcext:value-type="float">
            <text:p>36.27006</text:p>
          </table:table-cell>
          <table:table-cell office:value-type="float" office:value="42.9665" calcext:value-type="float">
            <text:p>42.96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AHHAJIYYA_429E362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شحاجية</text:p>
          </table:table-cell>
          <table:table-cell office:value-type="float" office:value="36.27006" calcext:value-type="float">
            <text:p>36.27006</text:p>
          </table:table-cell>
          <table:table-cell office:value-type="float" office:value="42.9665" calcext:value-type="float">
            <text:p>42.96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AHHAJIYYA_429E362N_S_AQUR"</text:p>
          </table:table-cell>
          <table:table-cell office:value-type="string" calcext:value-type="string">
            <text:p>تل اعفر</text:p>
          </table:table-cell>
          <table:table-cell office:value-type="float" office:value="36.36312" calcext:value-type="float">
            <text:p>36.36312</text:p>
          </table:table-cell>
          <table:table-cell office:value-type="float" office:value="42.49401" calcext:value-type="float">
            <text:p>42.4940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AFAR_424E36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 اعفر</text:p>
          </table:table-cell>
          <table:table-cell office:value-type="float" office:value="36.36312" calcext:value-type="float">
            <text:p>36.36312</text:p>
          </table:table-cell>
          <table:table-cell office:value-type="float" office:value="42.49401" calcext:value-type="float">
            <text:p>42.4940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AFAR_424E363N_S_AQUR"</text:p>
          </table:table-cell>
          <table:table-cell office:value-type="string" calcext:value-type="string">
            <text:p>سنجار</text:p>
          </table:table-cell>
          <table:table-cell office:value-type="float" office:value="36.32446" calcext:value-type="float">
            <text:p>36.32446</text:p>
          </table:table-cell>
          <table:table-cell office:value-type="float" office:value="41.89101" calcext:value-type="float">
            <text:p>41.8910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INJAR_418E36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زارعى</text:p>
          </table:table-cell>
          <table:table-cell office:value-type="float" office:value="36.63683" calcext:value-type="float">
            <text:p>36.63683</text:p>
          </table:table-cell>
          <table:table-cell office:value-type="float" office:value="43.055" calcext:value-type="float">
            <text:p>43.05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ZARII_430E366N_S_AQUR"</text:p>
          </table:table-cell>
          <table:table-cell office:value-type="string" calcext:value-type="string">
            <text:p>معلثا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علثا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سنية</text:p>
          </table:table-cell>
          <table:table-cell office:value-type="float" office:value="37.11078" calcext:value-type="float">
            <text:p>37.11078</text:p>
          </table:table-cell>
          <table:table-cell office:value-type="float" office:value="42.72248" calcext:value-type="float">
            <text:p>42.722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SANIYYA_427E371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سنية</text:p>
          </table:table-cell>
          <table:table-cell office:value-type="float" office:value="37.11078" calcext:value-type="float">
            <text:p>37.11078</text:p>
          </table:table-cell>
          <table:table-cell office:value-type="float" office:value="42.72248" calcext:value-type="float">
            <text:p>42.722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SANIYYA_427E371N_S_AQUR"</text:p>
          </table:table-cell>
          <table:table-cell office:value-type="string" calcext:value-type="string">
            <text:p>ثمانين</text:p>
          </table:table-cell>
          <table:table-cell office:value-type="float" office:value="37.31295" calcext:value-type="float">
            <text:p>37.31295</text:p>
          </table:table-cell>
          <table:table-cell office:value-type="float" office:value="42.64158" calcext:value-type="float">
            <text:p>42.64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HAMANIN_426E37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ثمانين</text:p>
          </table:table-cell>
          <table:table-cell office:value-type="float" office:value="37.31295" calcext:value-type="float">
            <text:p>37.31295</text:p>
          </table:table-cell>
          <table:table-cell office:value-type="float" office:value="42.64158" calcext:value-type="float">
            <text:p>42.64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HAMANIN_426E373N_S_AQUR"</text:p>
          </table:table-cell>
          <table:table-cell office:value-type="string" calcext:value-type="string">
            <text:p>جزيرة ابن عمر</text:p>
          </table:table-cell>
          <table:table-cell office:value-type="float" office:value="37.28521" calcext:value-type="float">
            <text:p>37.28521</text:p>
          </table:table-cell>
          <table:table-cell office:value-type="float" office:value="42.19943" calcext:value-type="float">
            <text:p>42.1994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ZIRAIBNUMAR_421E372N_R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زيرة ابن عمر</text:p>
          </table:table-cell>
          <table:table-cell office:value-type="float" office:value="37.28521" calcext:value-type="float">
            <text:p>37.28521</text:p>
          </table:table-cell>
          <table:table-cell office:value-type="float" office:value="42.19943" calcext:value-type="float">
            <text:p>42.1994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ZIRAIBNUMAR_421E372N_R_AQUR"</text:p>
          </table:table-cell>
          <table:table-cell office:value-type="string" calcext:value-type="string">
            <text:p>تل فافان</text:p>
          </table:table-cell>
          <table:table-cell office:value-type="float" office:value="37.72559" calcext:value-type="float">
            <text:p>37.72559</text:p>
          </table:table-cell>
          <table:table-cell office:value-type="float" office:value="41.78238" calcext:value-type="float">
            <text:p>41.7823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FAFAN_417E377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"</text:p>
          </table:table-cell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YYAFARIQIN_410E381N_S_AQUR"</text:p>
          </table:table-cell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RZAN_416E379N_S_AQUR"</text:p>
          </table:table-cell>
          <table:table-cell office:value-type="string" calcext:value-type="string">
            <text:p>مسجد أوي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سجد أوي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عدن</text:p>
          </table:table-cell>
          <table:table-cell office:value-type="float" office:value="38.64984" calcext:value-type="float">
            <text:p>38.64984</text:p>
          </table:table-cell>
          <table:table-cell office:value-type="float" office:value="-9.19189" calcext:value-type="float">
            <text:p>-9.1918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DAN_091W386N_S_ANDA"</text:p>
          </table:table-cell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ليس</text:p>
          </table:table-cell>
          <table:table-cell office:value-type="float" office:value="38.3955" calcext:value-type="float">
            <text:p>38.3955</text:p>
          </table:table-cell>
          <table:table-cell office:value-type="float" office:value="42.13266" calcext:value-type="float">
            <text:p>42.1326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DLIS_421E383N_S_AQUR"</text:p>
          </table:table-cell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"</text:p>
          </table:table-cell>
          <table:table-cell office:value-type="string" calcext:value-type="string">
            <text:p>تل حوم</text:p>
          </table:table-cell>
          <table:table-cell office:value-type="float" office:value="38.19784" calcext:value-type="float">
            <text:p>38.19784</text:p>
          </table:table-cell>
          <table:table-cell office:value-type="float" office:value="39.75447" calcext:value-type="float">
            <text:p>39.754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HUM_397E381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 حوم</text:p>
          </table:table-cell>
          <table:table-cell office:value-type="float" office:value="38.19784" calcext:value-type="float">
            <text:p>38.19784</text:p>
          </table:table-cell>
          <table:table-cell office:value-type="float" office:value="39.75447" calcext:value-type="float">
            <text:p>39.754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TALLHUM_397E381N_S_AQUR"</text:p>
          </table:table-cell>
          <table:table-cell office:value-type="string" calcext:value-type="string">
            <text:p>جرنان</text:p>
          </table:table-cell>
          <table:table-cell office:value-type="float" office:value="37.92941" calcext:value-type="float">
            <text:p>37.92941</text:p>
          </table:table-cell>
          <table:table-cell office:value-type="float" office:value="39.61765" calcext:value-type="float">
            <text:p>39.617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RNAN_396E379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نان</text:p>
          </table:table-cell>
          <table:table-cell office:value-type="float" office:value="37.92941" calcext:value-type="float">
            <text:p>37.92941</text:p>
          </table:table-cell>
          <table:table-cell office:value-type="float" office:value="39.61765" calcext:value-type="float">
            <text:p>39.6176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ARNAN_396E379N_S_AQUR"</text:p>
          </table:table-cell>
          <table:table-cell office:value-type="string" calcext:value-type="string">
            <text:p>بامقرا</text:p>
          </table:table-cell>
          <table:table-cell office:value-type="float" office:value="37.75537" calcext:value-type="float">
            <text:p>37.75537</text:p>
          </table:table-cell>
          <table:table-cell office:value-type="float" office:value="39.3345" calcext:value-type="float">
            <text:p>39.334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MAQARA_393E377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مقرا</text:p>
          </table:table-cell>
          <table:table-cell office:value-type="float" office:value="37.75537" calcext:value-type="float">
            <text:p>37.75537</text:p>
          </table:table-cell>
          <table:table-cell office:value-type="float" office:value="39.3345" calcext:value-type="float">
            <text:p>39.3345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BAMAQARA_393E377N_S_AQUR"</text:p>
          </table:table-cell>
          <table:table-cell office:value-type="string" calcext:value-type="string">
            <text:p>جلاب</text:p>
          </table:table-cell>
          <table:table-cell office:value-type="float" office:value="37.41051" calcext:value-type="float">
            <text:p>37.41051</text:p>
          </table:table-cell>
          <table:table-cell office:value-type="float" office:value="38.91048" calcext:value-type="float">
            <text:p>38.910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ULLAB_389E374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لاب</text:p>
          </table:table-cell>
          <table:table-cell office:value-type="float" office:value="37.41051" calcext:value-type="float">
            <text:p>37.41051</text:p>
          </table:table-cell>
          <table:table-cell office:value-type="float" office:value="38.91048" calcext:value-type="float">
            <text:p>38.9104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JULLAB_389E374N_S_AQUR"</text:p>
          </table:table-cell>
          <table:table-cell office:value-type="string" calcext:value-type="string">
            <text:p>الرها</text:p>
          </table:table-cell>
          <table:table-cell office:value-type="float" office:value="37.1497" calcext:value-type="float">
            <text:p>37.1497</text:p>
          </table:table-cell>
          <table:table-cell office:value-type="float" office:value="38.82122" calcext:value-type="float">
            <text:p>38.8212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UHA_388E371N_S_AQUR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رها</text:p>
          </table:table-cell>
          <table:table-cell office:value-type="float" office:value="37.1497" calcext:value-type="float">
            <text:p>37.1497</text:p>
          </table:table-cell>
          <table:table-cell office:value-type="float" office:value="38.82122" calcext:value-type="float">
            <text:p>38.82122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RUHA_388E371N_S_AQUR"</text:p>
          </table:table-cell>
          <table:table-cell office:value-type="string" calcext:value-type="string">
            <text:p>حران</text:p>
          </table:table-cell>
          <table:table-cell office:value-type="float" office:value="36.88438" calcext:value-type="float">
            <text:p>36.88438</text:p>
          </table:table-cell>
          <table:table-cell office:value-type="float" office:value="39.08906" calcext:value-type="float">
            <text:p>39.089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RRAN_390E368N_S_AQUR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حران</text:p>
          </table:table-cell>
          <table:table-cell office:value-type="float" office:value="36.88438" calcext:value-type="float">
            <text:p>36.88438</text:p>
          </table:table-cell>
          <table:table-cell office:value-type="float" office:value="39.08906" calcext:value-type="float">
            <text:p>39.0890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ARRAN_390E368N_S_AQUR"</text:p>
          </table:table-cell>
          <table:table-cell office:value-type="string" calcext:value-type="string">
            <text:p>باجروان</text:p>
          </table:table-cell>
          <table:table-cell office:value-type="float" office:value="39.2256" calcext:value-type="float">
            <text:p>39.2256</text:p>
          </table:table-cell>
          <table:table-cell office:value-type="float" office:value="48.12475" calcext:value-type="float">
            <text:p>48.1247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JARWAN_481E392N_R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جروان</text:p>
          </table:table-cell>
          <table:table-cell office:value-type="float" office:value="39.2256" calcext:value-type="float">
            <text:p>39.2256</text:p>
          </table:table-cell>
          <table:table-cell office:value-type="float" office:value="48.12475" calcext:value-type="float">
            <text:p>48.12475</text:p>
          </table:table-cell>
          <table:table-cell office:value-type="string" calcext:value-type="string">
            <text:p>الرقة</text:p>
          </table:table-cell>
          <table:table-cell office:value-type="float" office:value="35.9493" calcext:value-type="float">
            <text:p>35.9493</text:p>
          </table:table-cell>
          <table:table-cell office:value-type="float" office:value="39.05128" calcext:value-type="float">
            <text:p>39.05128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رحبة</text:p>
          </table:table-cell>
          <table:table-cell office:value-type="float" office:value="27.67097" calcext:value-type="float">
            <text:p>27.67097</text:p>
          </table:table-cell>
          <table:table-cell office:value-type="float" office:value="36.48835" calcext:value-type="float">
            <text:p>36.488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RUHBA_364E276N_R_JAZI"</text:p>
          </table:table-cell>
          <table:table-cell office:value-type="string" calcext:value-type="string">
            <text:p>قرقيس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دالية</text:p>
          </table:table-cell>
          <table:table-cell office:value-type="float" office:value="34.71355" calcext:value-type="float">
            <text:p>34.71355</text:p>
          </table:table-cell>
          <table:table-cell office:value-type="float" office:value="40.74111" calcext:value-type="float">
            <text:p>40.74111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DALIYA_407E347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ئ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قيس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دين</text:p>
          </table:table-cell>
          <table:table-cell office:value-type="float" office:value="35.4148" calcext:value-type="float">
            <text:p>35.4148</text:p>
          </table:table-cell>
          <table:table-cell office:value-type="float" office:value="40.59626" calcext:value-type="float">
            <text:p>40.5962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DAYN_405E354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دين</text:p>
          </table:table-cell>
          <table:table-cell office:value-type="float" office:value="35.4148" calcext:value-type="float">
            <text:p>35.4148</text:p>
          </table:table-cell>
          <table:table-cell office:value-type="float" office:value="40.59626" calcext:value-type="float">
            <text:p>40.59626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DAYN_405E354N_S_AQUR"</text:p>
          </table:table-cell>
          <table:table-cell office:value-type="string" calcext:value-type="string">
            <text:p>السك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AMID_402E379N_S_AQUR"</text:p>
          </table:table-cell>
          <table:table-cell office:value-type="string" calcext:value-type="string">
            <text:p>تل حو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 حو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"</text:p>
          </table:table-cell>
          <table:table-cell office:value-type="string" calcext:value-type="string">
            <text:p>طب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مشاط</text:p>
          </table:table-cell>
          <table:table-cell office:value-type="float" office:value="38.61412" calcext:value-type="float">
            <text:p>38.61412</text:p>
          </table:table-cell>
          <table:table-cell office:value-type="float" office:value="39.83119" calcext:value-type="float">
            <text:p>39.83119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SHIMSHAT_398E386N_S_AQUR"</text:p>
          </table:table-cell>
          <table:table-cell office:value-type="string" calcext:value-type="string">
            <text:p>الفعو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عو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صن زياد</text:p>
          </table:table-cell>
          <table:table-cell office:value-type="float" office:value="38.75874" calcext:value-type="float">
            <text:p>38.75874</text:p>
          </table:table-cell>
          <table:table-cell office:value-type="float" office:value="39.2247" calcext:value-type="float">
            <text:p>39.22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ISNZIYAD_392E387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صن زياد</text:p>
          </table:table-cell>
          <table:table-cell office:value-type="float" office:value="38.75874" calcext:value-type="float">
            <text:p>38.75874</text:p>
          </table:table-cell>
          <table:table-cell office:value-type="float" office:value="39.2247" calcext:value-type="float">
            <text:p>39.224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HISNZIYAD_392E387N_S_AQUR"</text:p>
          </table:table-cell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لطين</text:p>
          </table:table-cell>
          <table:table-cell office:value-type="float" office:value="38.35806" calcext:value-type="float">
            <text:p>38.35806</text:p>
          </table:table-cell>
          <table:table-cell office:value-type="float" office:value="38.35767" calcext:value-type="float">
            <text:p>38.3576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LATIN_383E383N_S_AQUR"</text:p>
          </table:table-cell>
          <table:table-cell office:value-type="string" calcext:value-type="string">
            <text:p>عرقة</text:p>
          </table:table-cell>
          <table:table-cell office:value-type="float" office:value="17.31174" calcext:value-type="float">
            <text:p>17.31174</text:p>
          </table:table-cell>
          <table:table-cell office:value-type="float" office:value="43.71306" calcext:value-type="float">
            <text:p>43.713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IQA_437E173N_S_YEME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رقة</text:p>
          </table:table-cell>
          <table:table-cell office:value-type="float" office:value="17.31174" calcext:value-type="float">
            <text:p>17.31174</text:p>
          </table:table-cell>
          <table:table-cell office:value-type="float" office:value="43.71306" calcext:value-type="float">
            <text:p>43.71306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IQA_437E173N_S_YEME"</text:p>
          </table:table-cell>
          <table:table-cell office:value-type="string" calcext:value-type="string">
            <text:p>الصفصاف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فصاف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م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ند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ج قيس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نقر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جسر شاغ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سر شاغ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نقموذ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قموذ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لعب المل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لعب المل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ارف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ارف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قسطنطي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يافارقين</text:p>
          </table:table-cell>
          <table:table-cell office:value-type="float" office:value="38.14322" calcext:value-type="float">
            <text:p>38.14322</text:p>
          </table:table-cell>
          <table:table-cell office:value-type="float" office:value="41.00798" calcext:value-type="float">
            <text:p>41.00798</text:p>
          </table:table-cell>
          <table:table-cell office:value-type="string" calcext:value-type="string">
            <text:p>موش</text:p>
          </table:table-cell>
          <table:table-cell office:value-type="float" office:value="38.75648" calcext:value-type="float">
            <text:p>38.75648</text:p>
          </table:table-cell>
          <table:table-cell office:value-type="float" office:value="41.48709" calcext:value-type="float">
            <text:p>41.48709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وش</text:p>
          </table:table-cell>
          <table:table-cell office:value-type="float" office:value="38.75648" calcext:value-type="float">
            <text:p>38.75648</text:p>
          </table:table-cell>
          <table:table-cell office:value-type="float" office:value="41.48709" calcext:value-type="float">
            <text:p>41.4870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USH_414E387N_S_RIHA"</text:p>
          </table:table-cell>
          <table:table-cell office:value-type="string" calcext:value-type="string">
            <text:p>قن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ن نحل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لونية العوفي</text:p>
          </table:table-cell>
          <table:table-cell office:value-type="float" office:value="40.32189" calcext:value-type="float">
            <text:p>40.32189</text:p>
          </table:table-cell>
          <table:table-cell office:value-type="float" office:value="38.49484" calcext:value-type="float">
            <text:p>38.49484</text:p>
          </table:table-cell>
          <table:table-cell office:value-type="string" calcext:value-type="string">
            <text:p>نفشاري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نفش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قبة الشهد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قبة الشهد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أفلاغو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فلاغو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سونش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ونش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مولص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مولص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لد ابن السوانيط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د ابن السوانيط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وس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د ابن الملا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حيرة الحلو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حيرة الحلو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صن صاع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"</text:p>
          </table:table-cell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LISH_676E296N_R_SIJI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"</text:p>
          </table:table-cell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"</text:p>
          </table:table-cell>
          <table:table-cell office:value-type="string" calcext:value-type="string">
            <text:p>يوما</text:p>
          </table:table-cell>
          <table:table-cell office:value-type="float" office:value="28156" calcext:value-type="float">
            <text:p>28156</text:p>
          </table:table-cell>
        </table:table-row>
        <table:table-row table:style-name="ro1"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"</text:p>
          </table:table-cell>
          <table:table-cell office:value-type="string" calcext:value-type="string">
            <text:p>منبج</text:p>
          </table:table-cell>
          <table:table-cell office:value-type="float" office:value="36.54651" calcext:value-type="float">
            <text:p>36.54651</text:p>
          </table:table-cell>
          <table:table-cell office:value-type="float" office:value="37.98957" calcext:value-type="float">
            <text:p>37.9895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NBIJ_379E365N_S_AQUR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منبج</text:p>
          </table:table-cell>
          <table:table-cell office:value-type="float" office:value="36.54651" calcext:value-type="float">
            <text:p>36.54651</text:p>
          </table:table-cell>
          <table:table-cell office:value-type="float" office:value="37.98957" calcext:value-type="float">
            <text:p>37.98957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MANBIJ_379E365N_S_AQUR"</text:p>
          </table:table-cell>
          <table:table-cell office:value-type="string" calcext:value-type="string">
            <text:p>الفرات</text:p>
          </table:table-cell>
          <table:table-cell office:value-type="float" office:value="35.81449" calcext:value-type="float">
            <text:p>35.81449</text:p>
          </table:table-cell>
          <table:table-cell office:value-type="float" office:value="38.38504" calcext:value-type="float">
            <text:p>38.3850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FURAT_383E358N_W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"</text:p>
          </table:table-cell>
          <table:table-cell office:value-type="string" calcext:value-type="string">
            <text:p>جوسية</text:p>
          </table:table-cell>
          <table:table-cell office:value-type="float" office:value="34.44699" calcext:value-type="float">
            <text:p>34.44699</text:p>
          </table:table-cell>
          <table:table-cell office:value-type="float" office:value="36.56409" calcext:value-type="float">
            <text:p>36.564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SIYA_365E344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وسية</text:p>
          </table:table-cell>
          <table:table-cell office:value-type="float" office:value="34.44699" calcext:value-type="float">
            <text:p>34.44699</text:p>
          </table:table-cell>
          <table:table-cell office:value-type="float" office:value="36.56409" calcext:value-type="float">
            <text:p>36.5640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SIYA_365E344N_S_SHAM"</text:p>
          </table:table-cell>
          <table:table-cell office:value-type="string" calcext:value-type="string">
            <text:p>يع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يعاث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LABAKK_361E340N_S_SHAM"</text:p>
          </table:table-cell>
          <table:table-cell office:value-type="string" calcext:value-type="string">
            <text:p>الزبداني</text:p>
          </table:table-cell>
          <table:table-cell office:value-type="float" office:value="33.73115" calcext:value-type="float">
            <text:p>33.73115</text:p>
          </table:table-cell>
          <table:table-cell office:value-type="float" office:value="36.08756" calcext:value-type="float">
            <text:p>36.087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BADANI_360E33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بداني</text:p>
          </table:table-cell>
          <table:table-cell office:value-type="float" office:value="33.73115" calcext:value-type="float">
            <text:p>33.73115</text:p>
          </table:table-cell>
          <table:table-cell office:value-type="float" office:value="36.08756" calcext:value-type="float">
            <text:p>36.087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BADANI_360E337N_S_SHAM"</text:p>
          </table:table-cell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"</text:p>
          </table:table-cell>
          <table:table-cell office:value-type="string" calcext:value-type="string">
            <text:p>شمسين</text:p>
          </table:table-cell>
          <table:table-cell office:value-type="float" office:value="34.53863" calcext:value-type="float">
            <text:p>34.53863</text:p>
          </table:table-cell>
          <table:table-cell office:value-type="float" office:value="36.74279" calcext:value-type="float">
            <text:p>36.7427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MSIN_367E34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مسين</text:p>
          </table:table-cell>
          <table:table-cell office:value-type="float" office:value="34.53863" calcext:value-type="float">
            <text:p>34.53863</text:p>
          </table:table-cell>
          <table:table-cell office:value-type="float" office:value="36.74279" calcext:value-type="float">
            <text:p>36.7427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MSIN_367E345N_S_SHAM"</text:p>
          </table:table-cell>
          <table:table-cell office:value-type="string" calcext:value-type="string">
            <text:p>ق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قطيفة</text:p>
          </table:table-cell>
          <table:table-cell office:value-type="float" office:value="33.74546" calcext:value-type="float">
            <text:p>33.74546</text:p>
          </table:table-cell>
          <table:table-cell office:value-type="float" office:value="36.60247" calcext:value-type="float">
            <text:p>36.6024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UTAYYIFA_366E33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طيفة</text:p>
          </table:table-cell>
          <table:table-cell office:value-type="float" office:value="33.74546" calcext:value-type="float">
            <text:p>33.74546</text:p>
          </table:table-cell>
          <table:table-cell office:value-type="float" office:value="36.60247" calcext:value-type="float">
            <text:p>36.6024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UTAYYIFA_366E337N_S_SHAM"</text:p>
          </table:table-cell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"</text:p>
          </table:table-cell>
          <table:table-cell office:value-type="string" calcext:value-type="string">
            <text:p>سلمية</text:p>
          </table:table-cell>
          <table:table-cell office:value-type="float" office:value="35.00401" calcext:value-type="float">
            <text:p>35.00401</text:p>
          </table:table-cell>
          <table:table-cell office:value-type="float" office:value="37.07106" calcext:value-type="float">
            <text:p>37.0710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ALAMIYYA_370E35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صافة</text:p>
          </table:table-cell>
          <table:table-cell office:value-type="float" office:value="35.60242" calcext:value-type="float">
            <text:p>35.60242</text:p>
          </table:table-cell>
          <table:table-cell office:value-type="float" office:value="38.77933" calcext:value-type="float">
            <text:p>38.77933</text:p>
          </table:table-cell>
          <table:table-cell office:value-type="string" calcext:value-type="string">
            <text:p>الرقة</text:p>
          </table:table-cell>
          <table:table-cell office:value-type="float" office:value="35.9493" calcext:value-type="float">
            <text:p>35.9493</text:p>
          </table:table-cell>
          <table:table-cell office:value-type="float" office:value="39.05128" calcext:value-type="float">
            <text:p>39.05128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حمص</text:p>
          </table:table-cell>
          <table:table-cell office:value-type="float" office:value="34.73793" calcext:value-type="float">
            <text:p>34.73793</text:p>
          </table:table-cell>
          <table:table-cell office:value-type="float" office:value="36.72425" calcext:value-type="float">
            <text:p>36.724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IMS_367E347N_S_SHAM"</text:p>
          </table:table-cell>
          <table:table-cell office:value-type="string" calcext:value-type="string">
            <text:p>حماة</text:p>
          </table:table-cell>
          <table:table-cell office:value-type="float" office:value="35.12587" calcext:value-type="float">
            <text:p>35.12587</text:p>
          </table:table-cell>
          <table:table-cell office:value-type="float" office:value="36.76872" calcext:value-type="float">
            <text:p>36.768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MA_367E35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ماة</text:p>
          </table:table-cell>
          <table:table-cell office:value-type="float" office:value="35.12587" calcext:value-type="float">
            <text:p>35.12587</text:p>
          </table:table-cell>
          <table:table-cell office:value-type="float" office:value="36.76872" calcext:value-type="float">
            <text:p>36.768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MA_367E351N_S_SHAM"</text:p>
          </table:table-cell>
          <table:table-cell office:value-type="string" calcext:value-type="string">
            <text:p>شيزر</text:p>
          </table:table-cell>
          <table:table-cell office:value-type="float" office:value="35.25585" calcext:value-type="float">
            <text:p>35.25585</text:p>
          </table:table-cell>
          <table:table-cell office:value-type="float" office:value="36.55938" calcext:value-type="float">
            <text:p>36.559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YZAR_365E35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يزر</text:p>
          </table:table-cell>
          <table:table-cell office:value-type="float" office:value="35.25585" calcext:value-type="float">
            <text:p>35.25585</text:p>
          </table:table-cell>
          <table:table-cell office:value-type="float" office:value="36.55938" calcext:value-type="float">
            <text:p>36.559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HAYZAR_365E352N_S_SHAM"</text:p>
          </table:table-cell>
          <table:table-cell office:value-type="string" calcext:value-type="string">
            <text:p>كفرطاب</text:p>
          </table:table-cell>
          <table:table-cell office:value-type="float" office:value="35.50744" calcext:value-type="float">
            <text:p>35.50744</text:p>
          </table:table-cell>
          <table:table-cell office:value-type="float" office:value="36.61239" calcext:value-type="float">
            <text:p>36.612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TAB_366E35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فرطاب</text:p>
          </table:table-cell>
          <table:table-cell office:value-type="float" office:value="35.50744" calcext:value-type="float">
            <text:p>35.50744</text:p>
          </table:table-cell>
          <table:table-cell office:value-type="float" office:value="36.61239" calcext:value-type="float">
            <text:p>36.612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TAB_366E355N_S_SHAM"</text:p>
          </table:table-cell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سرين</text:p>
          </table:table-cell>
          <table:table-cell office:value-type="float" office:value="35.99617" calcext:value-type="float">
            <text:p>35.99617</text:p>
          </table:table-cell>
          <table:table-cell office:value-type="float" office:value="37.02701" calcext:value-type="float">
            <text:p>37.0270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INNASRIN_370E359N_S_SHAM"</text:p>
          </table:table-cell>
          <table:table-cell office:value-type="string" calcext:value-type="string">
            <text:p>حلب</text:p>
          </table:table-cell>
          <table:table-cell office:value-type="float" office:value="36.19828" calcext:value-type="float">
            <text:p>36.19828</text:p>
          </table:table-cell>
          <table:table-cell office:value-type="float" office:value="37.17518" calcext:value-type="float">
            <text:p>37.1751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LAB_371E36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ص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الحوران</text:p>
          </table:table-cell>
          <table:table-cell office:value-type="float" office:value="32.65059" calcext:value-type="float">
            <text:p>32.65059</text:p>
          </table:table-cell>
          <table:table-cell office:value-type="float" office:value="36.73153" calcext:value-type="float">
            <text:p>36.7315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WRAN_367E326N_S_SHAM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البثنية</text:p>
          </table:table-cell>
          <table:table-cell office:value-type="float" office:value="32.72189" calcext:value-type="float">
            <text:p>32.72189</text:p>
          </table:table-cell>
          <table:table-cell office:value-type="float" office:value="36.15837" calcext:value-type="float">
            <text:p>36.1583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THANIYYA_361E327N_S_SHAM"</text:p>
          </table:table-cell>
          <table:table-cell office:value-type="string" calcext:value-type="string">
            <text:p>يومين</text:p>
          </table:table-cell>
          <table:table-cell office:value-type="float" office:value="84568" calcext:value-type="float">
            <text:p>8456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أقصى الغوط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بيت سرع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الكسوة</text:p>
          </table:table-cell>
          <table:table-cell office:value-type="float" office:value="33.35826" calcext:value-type="float">
            <text:p>33.35826</text:p>
          </table:table-cell>
          <table:table-cell office:value-type="float" office:value="36.23184" calcext:value-type="float">
            <text:p>36.2318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USWA_362E333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دمشق</text:p>
          </table:table-cell>
          <table:table-cell office:value-type="float" office:value="33.51843" calcext:value-type="float">
            <text:p>33.51843</text:p>
          </table:table-cell>
          <table:table-cell office:value-type="float" office:value="36.30199" calcext:value-type="float">
            <text:p>36.3019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DIMASHQ_363E335N_S_SHAM"</text:p>
          </table:table-cell>
          <table:table-cell office:value-type="string" calcext:value-type="string">
            <text:p>جاسم</text:p>
          </table:table-cell>
          <table:table-cell office:value-type="float" office:value="32.98099" calcext:value-type="float">
            <text:p>32.98099</text:p>
          </table:table-cell>
          <table:table-cell office:value-type="float" office:value="36.04321" calcext:value-type="float">
            <text:p>36.0432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IM_360E32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سم</text:p>
          </table:table-cell>
          <table:table-cell office:value-type="float" office:value="32.98099" calcext:value-type="float">
            <text:p>32.98099</text:p>
          </table:table-cell>
          <table:table-cell office:value-type="float" office:value="36.04321" calcext:value-type="float">
            <text:p>36.0432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IM_360E329N_S_SHAM"</text:p>
          </table:table-cell>
          <table:table-cell office:value-type="string" calcext:value-type="string">
            <text:p>فيق</text:p>
          </table:table-cell>
          <table:table-cell office:value-type="float" office:value="32.77421" calcext:value-type="float">
            <text:p>32.77421</text:p>
          </table:table-cell>
          <table:table-cell office:value-type="float" office:value="35.67655" calcext:value-type="float">
            <text:p>35.676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QABAFIQ_356E32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يق</text:p>
          </table:table-cell>
          <table:table-cell office:value-type="float" office:value="32.77421" calcext:value-type="float">
            <text:p>32.77421</text:p>
          </table:table-cell>
          <table:table-cell office:value-type="float" office:value="35.67655" calcext:value-type="float">
            <text:p>35.676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QABAFIQ_356E327N_S_SHAM"</text:p>
          </table:table-cell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"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"</text:p>
          </table:table-cell>
          <table:table-cell office:value-type="string" calcext:value-type="string">
            <text:p>جب يوسف</text:p>
          </table:table-cell>
          <table:table-cell office:value-type="float" office:value="32.92434" calcext:value-type="float">
            <text:p>32.92434</text:p>
          </table:table-cell>
          <table:table-cell office:value-type="float" office:value="35.52565" calcext:value-type="float">
            <text:p>35.525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BBYUSUF_355E329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"</text:p>
          </table:table-cell>
          <table:table-cell office:value-type="string" calcext:value-type="string">
            <text:p>ص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"</text:p>
          </table:table-cell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اللجون</text:p>
          </table:table-cell>
          <table:table-cell office:value-type="float" office:value="32.60823" calcext:value-type="float">
            <text:p>32.60823</text:p>
          </table:table-cell>
          <table:table-cell office:value-type="float" office:value="35.27017" calcext:value-type="float">
            <text:p>35.270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LAJJUN_352E32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جب يوسف</text:p>
          </table:table-cell>
          <table:table-cell office:value-type="float" office:value="32.92434" calcext:value-type="float">
            <text:p>32.92434</text:p>
          </table:table-cell>
          <table:table-cell office:value-type="float" office:value="35.52565" calcext:value-type="float">
            <text:p>35.5256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UBBYUSUF_355E32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بيسان</text:p>
          </table:table-cell>
          <table:table-cell office:value-type="float" office:value="32.5" calcext:value-type="float">
            <text:p>32.5</text:p>
          </table:table-cell>
          <table:table-cell office:value-type="float" office:value="35.49256" calcext:value-type="float">
            <text:p>35.492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SAN_354E32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عقبة أفي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الجش</text:p>
          </table:table-cell>
          <table:table-cell office:value-type="float" office:value="33.03094" calcext:value-type="float">
            <text:p>33.03094</text:p>
          </table:table-cell>
          <table:table-cell office:value-type="float" office:value="35.4502" calcext:value-type="float">
            <text:p>35.450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HSH_354E33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رية</text:p>
          </table:table-cell>
          <table:table-cell office:value-type="float" office:value="32.77755" calcext:value-type="float">
            <text:p>32.77755</text:p>
          </table:table-cell>
          <table:table-cell office:value-type="float" office:value="35.51241" calcext:value-type="float">
            <text:p>35.5124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TABARIYYA_355E327N_S_SHAM"</text:p>
          </table:table-cell>
          <table:table-cell office:value-type="string" calcext:value-type="string">
            <text:p>كفركيل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لجون</text:p>
          </table:table-cell>
          <table:table-cell office:value-type="float" office:value="32.60823" calcext:value-type="float">
            <text:p>32.60823</text:p>
          </table:table-cell>
          <table:table-cell office:value-type="float" office:value="35.27017" calcext:value-type="float">
            <text:p>35.270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LAJJUN_352E326N_S_SHAM"</text:p>
          </table:table-cell>
          <table:table-cell office:value-type="string" calcext:value-type="string">
            <text:p>قلنسوة</text:p>
          </table:table-cell>
          <table:table-cell office:value-type="float" office:value="32.29512" calcext:value-type="float">
            <text:p>32.29512</text:p>
          </table:table-cell>
          <table:table-cell office:value-type="float" office:value="34.98155" calcext:value-type="float">
            <text:p>34.981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LANSUWA_349E32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لنسوة</text:p>
          </table:table-cell>
          <table:table-cell office:value-type="float" office:value="32.29512" calcext:value-type="float">
            <text:p>32.29512</text:p>
          </table:table-cell>
          <table:table-cell office:value-type="float" office:value="34.98155" calcext:value-type="float">
            <text:p>34.981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LANSUWA_349E322N_S_SHAM"</text:p>
          </table:table-cell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فرسابا</text:p>
          </table:table-cell>
          <table:table-cell office:value-type="float" office:value="32.17778" calcext:value-type="float">
            <text:p>32.17778</text:p>
          </table:table-cell>
          <table:table-cell office:value-type="float" office:value="34.88134" calcext:value-type="float">
            <text:p>34.8813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SABA_348E321N_S_SHAM"</text:p>
          </table:table-cell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سان</text:p>
          </table:table-cell>
          <table:table-cell office:value-type="float" office:value="32.5" calcext:value-type="float">
            <text:p>32.5</text:p>
          </table:table-cell>
          <table:table-cell office:value-type="float" office:value="35.49256" calcext:value-type="float">
            <text:p>35.4925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SAN_354E325N_S_SHAM"</text:p>
          </table:table-cell>
          <table:table-cell office:value-type="string" calcext:value-type="string">
            <text:p>تعاس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ريد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عيون</text:p>
          </table:table-cell>
          <table:table-cell office:value-type="float" office:value="33.36423" calcext:value-type="float">
            <text:p>33.36423</text:p>
          </table:table-cell>
          <table:table-cell office:value-type="float" office:value="35.56778" calcext:value-type="float">
            <text:p>35.5677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YAUYUN_355E333N_S_SHAM"</text:p>
          </table:table-cell>
          <table:table-cell office:value-type="string" calcext:value-type="string">
            <text:p>القرعون</text:p>
          </table:table-cell>
          <table:table-cell office:value-type="float" office:value="33.57083" calcext:value-type="float">
            <text:p>33.57083</text:p>
          </table:table-cell>
          <table:table-cell office:value-type="float" office:value="35.71229" calcext:value-type="float">
            <text:p>35.7122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UN_357E33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رعون</text:p>
          </table:table-cell>
          <table:table-cell office:value-type="float" office:value="33.57083" calcext:value-type="float">
            <text:p>33.57083</text:p>
          </table:table-cell>
          <table:table-cell office:value-type="float" office:value="35.71229" calcext:value-type="float">
            <text:p>35.7122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RUN_357E335N_S_SHAM"</text:p>
          </table:table-cell>
          <table:table-cell office:value-type="string" calcext:value-type="string">
            <text:p>عين الحج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ين الحج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علبك</text:p>
          </table:table-cell>
          <table:table-cell office:value-type="float" office:value="34.01251" calcext:value-type="float">
            <text:p>34.01251</text:p>
          </table:table-cell>
          <table:table-cell office:value-type="float" office:value="36.19213" calcext:value-type="float">
            <text:p>36.1921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LABAKK_361E34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ش</text:p>
          </table:table-cell>
          <table:table-cell office:value-type="float" office:value="33.03094" calcext:value-type="float">
            <text:p>33.03094</text:p>
          </table:table-cell>
          <table:table-cell office:value-type="float" office:value="35.4502" calcext:value-type="float">
            <text:p>35.450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SHSH_354E330N_S_SHAM"</text:p>
          </table:table-cell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"</text:p>
          </table:table-cell>
          <table:table-cell office:value-type="string" calcext:value-type="string">
            <text:p>ص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"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صور</text:p>
          </table:table-cell>
          <table:table-cell office:value-type="float" office:value="33.26921" calcext:value-type="float">
            <text:p>33.26921</text:p>
          </table:table-cell>
          <table:table-cell office:value-type="float" office:value="35.20796" calcext:value-type="float">
            <text:p>35.2079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R_352E332N_S_SHAM"</text:p>
          </table:table-cell>
          <table:table-cell office:value-type="string" calcext:value-type="string">
            <text:p>مجدل سل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مجدل سل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نياس</text:p>
          </table:table-cell>
          <table:table-cell office:value-type="float" office:value="33.2515" calcext:value-type="float">
            <text:p>33.2515</text:p>
          </table:table-cell>
          <table:table-cell office:value-type="float" office:value="35.67787" calcext:value-type="float">
            <text:p>35.677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NIYAS_356E332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"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"</text:p>
          </table:table-cell>
          <table:table-cell office:value-type="string" calcext:value-type="string">
            <text:p>قدس</text:p>
          </table:table-cell>
          <table:table-cell office:value-type="float" office:value="33.12189" calcext:value-type="float">
            <text:p>33.12189</text:p>
          </table:table-cell>
          <table:table-cell office:value-type="float" office:value="35.49123" calcext:value-type="float">
            <text:p>35.4912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QADAS_354E33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"</text:p>
          </table:table-cell>
          <table:table-cell office:value-type="string" calcext:value-type="string">
            <text:p>ص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 لبنان</text:p>
          </table:table-cell>
          <table:table-cell office:value-type="float" office:value="34.15941" calcext:value-type="float">
            <text:p>34.15941</text:p>
          </table:table-cell>
          <table:table-cell office:value-type="float" office:value="35.99225" calcext:value-type="float">
            <text:p>35.9922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JABALLUBNAN_359E341N_O_SHAM"</text:p>
          </table:table-cell>
          <table:table-cell office:value-type="string" calcext:value-type="string">
            <text:p>صور نح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عسقلان</text:p>
          </table:table-cell>
          <table:table-cell office:value-type="float" office:value="31.66572" calcext:value-type="float">
            <text:p>31.66572</text:p>
          </table:table-cell>
          <table:table-cell office:value-type="float" office:value="34.55455" calcext:value-type="float">
            <text:p>34.554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SQALAN_345E31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السكرية</text:p>
          </table:table-cell>
          <table:table-cell office:value-type="float" office:value="31.56416" calcext:value-type="float">
            <text:p>31.56416</text:p>
          </table:table-cell>
          <table:table-cell office:value-type="float" office:value="34.65335" calcext:value-type="float">
            <text:p>34.6533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KKARIYYA_346E31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كفر سلا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اريح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يافه</text:p>
          </table:table-cell>
          <table:table-cell office:value-type="float" office:value="32.06237" calcext:value-type="float">
            <text:p>32.06237</text:p>
          </table:table-cell>
          <table:table-cell office:value-type="float" office:value="34.75362" calcext:value-type="float">
            <text:p>34.7536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YAFA_347E32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الماحو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ارسوف</text:p>
          </table:table-cell>
          <table:table-cell office:value-type="float" office:value="32.19588" calcext:value-type="float">
            <text:p>32.19588</text:p>
          </table:table-cell>
          <table:table-cell office:value-type="float" office:value="34.80739" calcext:value-type="float">
            <text:p>34.807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RSUF_348E32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ازدود</text:p>
          </table:table-cell>
          <table:table-cell office:value-type="float" office:value="31.79837" calcext:value-type="float">
            <text:p>31.79837</text:p>
          </table:table-cell>
          <table:table-cell office:value-type="float" office:value="34.66817" calcext:value-type="float">
            <text:p>34.668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ZDUD_346E31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ة</text:p>
          </table:table-cell>
          <table:table-cell office:value-type="float" office:value="31.92484" calcext:value-type="float">
            <text:p>31.92484</text:p>
          </table:table-cell>
          <table:table-cell office:value-type="float" office:value="34.86436" calcext:value-type="float">
            <text:p>34.86436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MLA_348E319N_S_SHAM"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نهر الارد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ت المقدس</text:p>
          </table:table-cell>
          <table:table-cell office:value-type="float" office:value="31.77768" calcext:value-type="float">
            <text:p>31.77768</text:p>
          </table:table-cell>
          <table:table-cell office:value-type="float" office:value="35.20345" calcext:value-type="float">
            <text:p>35.203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MAQDIS_352E317N_S_SHAM"</text:p>
          </table:table-cell>
          <table:table-cell office:value-type="string" calcext:value-type="string">
            <text:p>اريح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"</text:p>
          </table:table-cell>
          <table:table-cell office:value-type="string" calcext:value-type="string">
            <text:p>بيت جبريل</text:p>
          </table:table-cell>
          <table:table-cell office:value-type="float" office:value="31.60564" calcext:value-type="float">
            <text:p>31.60564</text:p>
          </table:table-cell>
          <table:table-cell office:value-type="float" office:value="34.88059" calcext:value-type="float">
            <text:p>34.8805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JIBRIL_348E31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"</text:p>
          </table:table-cell>
          <table:table-cell office:value-type="string" calcext:value-type="string">
            <text:p>ازدود</text:p>
          </table:table-cell>
          <table:table-cell office:value-type="float" office:value="31.79837" calcext:value-type="float">
            <text:p>31.79837</text:p>
          </table:table-cell>
          <table:table-cell office:value-type="float" office:value="34.66817" calcext:value-type="float">
            <text:p>34.6681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ZDUD_346E31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زة</text:p>
          </table:table-cell>
          <table:table-cell office:value-type="float" office:value="31.49664" calcext:value-type="float">
            <text:p>31.49664</text:p>
          </table:table-cell>
          <table:table-cell office:value-type="float" office:value="34.45664" calcext:value-type="float">
            <text:p>34.4566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ZZA_344E314N_S_SHAM"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سجد إبراهيم</text:p>
          </table:table-cell>
          <table:table-cell office:value-type="float" office:value="31.53018" calcext:value-type="float">
            <text:p>31.53018</text:p>
          </table:table-cell>
          <table:table-cell office:value-type="float" office:value="35.08912" calcext:value-type="float">
            <text:p>35.0891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HABRA_350E315N_S_SHAM"</text:p>
          </table:table-cell>
          <table:table-cell office:value-type="string" calcext:value-type="string">
            <text:p>قاو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او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صغر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5.46845" calcext:value-type="float">
            <text:p>35.468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GHAR_354E31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الارد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مان</text:p>
          </table:table-cell>
          <table:table-cell office:value-type="float" office:value="31.93113" calcext:value-type="float">
            <text:p>31.93113</text:p>
          </table:table-cell>
          <table:table-cell office:value-type="float" office:value="35.91903" calcext:value-type="float">
            <text:p>35.9190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MMAN_359E31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ابلس</text:p>
          </table:table-cell>
          <table:table-cell office:value-type="float" office:value="32.22047" calcext:value-type="float">
            <text:p>32.22047</text:p>
          </table:table-cell>
          <table:table-cell office:value-type="float" office:value="35.24238" calcext:value-type="float">
            <text:p>35.242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NABULUS_352E322N_S_SHAM"</text:p>
          </table:table-cell>
          <table:table-cell office:value-type="string" calcext:value-type="string">
            <text:p>اريح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يح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يت الرام</text:p>
          </table:table-cell>
          <table:table-cell office:value-type="float" office:value="31.80167" calcext:value-type="float">
            <text:p>31.80167</text:p>
          </table:table-cell>
          <table:table-cell office:value-type="float" office:value="35.60287" calcext:value-type="float">
            <text:p>35.602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RAM_356E318N_S_SHA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يت الرام</text:p>
          </table:table-cell>
          <table:table-cell office:value-type="float" office:value="31.80167" calcext:value-type="float">
            <text:p>31.80167</text:p>
          </table:table-cell>
          <table:table-cell office:value-type="float" office:value="35.60287" calcext:value-type="float">
            <text:p>35.602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TRAM_356E318N_S_SHAM"</text:p>
          </table:table-cell>
          <table:table-cell office:value-type="string" calcext:value-type="string">
            <text:p>عمان</text:p>
          </table:table-cell>
          <table:table-cell office:value-type="float" office:value="31.93113" calcext:value-type="float">
            <text:p>31.93113</text:p>
          </table:table-cell>
          <table:table-cell office:value-type="float" office:value="35.91903" calcext:value-type="float">
            <text:p>35.91903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MMAN_359E319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غر</text:p>
          </table:table-cell>
          <table:table-cell office:value-type="float" office:value="31.03706" calcext:value-type="float">
            <text:p>31.03706</text:p>
          </table:table-cell>
          <table:table-cell office:value-type="float" office:value="35.46845" calcext:value-type="float">
            <text:p>35.4684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SUGHAR_354E310N_S_SHAM"</text:p>
          </table:table-cell>
          <table:table-cell office:value-type="string" calcext:value-type="string">
            <text:p>مآب</text:p>
          </table:table-cell>
          <table:table-cell office:value-type="float" office:value="31.2579" calcext:value-type="float">
            <text:p>31.2579</text:p>
          </table:table-cell>
          <table:table-cell office:value-type="float" office:value="35.73272" calcext:value-type="float">
            <text:p>35.732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MAAB_357E31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م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آب</text:p>
          </table:table-cell>
          <table:table-cell office:value-type="float" office:value="31.2579" calcext:value-type="float">
            <text:p>31.2579</text:p>
          </table:table-cell>
          <table:table-cell office:value-type="float" office:value="35.73272" calcext:value-type="float">
            <text:p>35.7327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MAAB_357E312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م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رقاء</text:p>
          </table:table-cell>
          <table:table-cell office:value-type="float" office:value="32.07029" calcext:value-type="float">
            <text:p>32.07029</text:p>
          </table:table-cell>
          <table:table-cell office:value-type="float" office:value="36.08689" calcext:value-type="float">
            <text:p>36.0868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RQA_360E320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رقاء</text:p>
          </table:table-cell>
          <table:table-cell office:value-type="float" office:value="32.07029" calcext:value-type="float">
            <text:p>32.07029</text:p>
          </table:table-cell>
          <table:table-cell office:value-type="float" office:value="36.08689" calcext:value-type="float">
            <text:p>36.0868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ZARQA_360E320N_S_SHAM"</text:p>
          </table:table-cell>
          <table:table-cell office:value-type="string" calcext:value-type="string">
            <text:p>أذرعات</text:p>
          </table:table-cell>
          <table:table-cell office:value-type="float" office:value="32.61046" calcext:value-type="float">
            <text:p>32.61046</text:p>
          </table:table-cell>
          <table:table-cell office:value-type="float" office:value="36.09087" calcext:value-type="float">
            <text:p>36.0908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DHRIAT_360E32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فرسلا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فرسابا</text:p>
          </table:table-cell>
          <table:table-cell office:value-type="float" office:value="32.17778" calcext:value-type="float">
            <text:p>32.17778</text:p>
          </table:table-cell>
          <table:table-cell office:value-type="float" office:value="34.88134" calcext:value-type="float">
            <text:p>34.8813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FARSABA_348E32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رسوف</text:p>
          </table:table-cell>
          <table:table-cell office:value-type="float" office:value="32.19588" calcext:value-type="float">
            <text:p>32.19588</text:p>
          </table:table-cell>
          <table:table-cell office:value-type="float" office:value="34.80739" calcext:value-type="float">
            <text:p>34.8073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RSUF_348E32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يسار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كنيسة</text:p>
          </table:table-cell>
          <table:table-cell office:value-type="float" office:value="32.7475" calcext:value-type="float">
            <text:p>32.7475</text:p>
          </table:table-cell>
          <table:table-cell office:value-type="float" office:value="34.95381" calcext:value-type="float">
            <text:p>34.9538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NISA_349E327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يافه</text:p>
          </table:table-cell>
          <table:table-cell office:value-type="float" office:value="32.06237" calcext:value-type="float">
            <text:p>32.06237</text:p>
          </table:table-cell>
          <table:table-cell office:value-type="float" office:value="34.75362" calcext:value-type="float">
            <text:p>34.75362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YAFA_347E320N_S_SHAM"</text:p>
          </table:table-cell>
          <table:table-cell office:value-type="string" calcext:value-type="string">
            <text:p>عسقلان</text:p>
          </table:table-cell>
          <table:table-cell office:value-type="float" office:value="31.66572" calcext:value-type="float">
            <text:p>31.66572</text:p>
          </table:table-cell>
          <table:table-cell office:value-type="float" office:value="34.55455" calcext:value-type="float">
            <text:p>34.55455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SQALAN_345E316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"</text:p>
          </table:table-cell>
          <table:table-cell office:value-type="string" calcext:value-type="string">
            <text:p>البقارة</text:p>
          </table:table-cell>
          <table:table-cell office:value-type="float" office:value="31.02385" calcext:value-type="float">
            <text:p>31.02385</text:p>
          </table:table-cell>
          <table:table-cell office:value-type="float" office:value="33.12566" calcext:value-type="float">
            <text:p>33.125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AQQARA_331E31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قارة</text:p>
          </table:table-cell>
          <table:table-cell office:value-type="float" office:value="31.02385" calcext:value-type="float">
            <text:p>31.02385</text:p>
          </table:table-cell>
          <table:table-cell office:value-type="float" office:value="33.12566" calcext:value-type="float">
            <text:p>33.125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AQQARA_331E310N_S_EGYP"</text:p>
          </table:table-cell>
          <table:table-cell office:value-type="string" calcext:value-type="string">
            <text:p>الورادة</text:p>
          </table:table-cell>
          <table:table-cell office:value-type="float" office:value="31.06734" calcext:value-type="float">
            <text:p>31.06734</text:p>
          </table:table-cell>
          <table:table-cell office:value-type="float" office:value="33.54242" calcext:value-type="float">
            <text:p>33.542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ARRADA_335E31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ورادة</text:p>
          </table:table-cell>
          <table:table-cell office:value-type="float" office:value="31.06734" calcext:value-type="float">
            <text:p>31.06734</text:p>
          </table:table-cell>
          <table:table-cell office:value-type="float" office:value="33.54242" calcext:value-type="float">
            <text:p>33.542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WARRADA_335E310N_S_EGYP"</text:p>
          </table:table-cell>
          <table:table-cell office:value-type="string" calcext:value-type="string">
            <text:p>العريش</text:p>
          </table:table-cell>
          <table:table-cell office:value-type="float" office:value="32.30201" calcext:value-type="float">
            <text:p>32.30201</text:p>
          </table:table-cell>
          <table:table-cell office:value-type="float" office:value="-4.52149" calcext:value-type="float">
            <text:p>-4.5214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RISH_045W323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ريش</text:p>
          </table:table-cell>
          <table:table-cell office:value-type="float" office:value="32.30201" calcext:value-type="float">
            <text:p>32.30201</text:p>
          </table:table-cell>
          <table:table-cell office:value-type="float" office:value="-4.52149" calcext:value-type="float">
            <text:p>-4.5214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RISH_045W323N_S_MAGH"</text:p>
          </table:table-cell>
          <table:table-cell office:value-type="string" calcext:value-type="string">
            <text:p>رفح</text:p>
          </table:table-cell>
          <table:table-cell office:value-type="float" office:value="31.3087" calcext:value-type="float">
            <text:p>31.3087</text:p>
          </table:table-cell>
          <table:table-cell office:value-type="float" office:value="34.25897" calcext:value-type="float">
            <text:p>34.2589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RAFH_342E313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جير</text:p>
          </table:table-cell>
          <table:table-cell office:value-type="float" office:value="30.91373" calcext:value-type="float">
            <text:p>30.91373</text:p>
          </table:table-cell>
          <table:table-cell office:value-type="float" office:value="32.19454" calcext:value-type="float">
            <text:p>32.1945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JURJIR_321E309N_S_EGYP"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ص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نيس</text:p>
          </table:table-cell>
          <table:table-cell office:value-type="float" office:value="31.21262" calcext:value-type="float">
            <text:p>31.21262</text:p>
          </table:table-cell>
          <table:table-cell office:value-type="float" office:value="32.22755" calcext:value-type="float">
            <text:p>32.2275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INNIS_322E312N_S_EGYP"</text:p>
          </table:table-cell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"</text:p>
          </table:table-cell>
          <table:table-cell office:value-type="string" calcext:value-type="string">
            <text:p>المحلة الكبيرة</text:p>
          </table:table-cell>
          <table:table-cell office:value-type="float" office:value="30.97329" calcext:value-type="float">
            <text:p>30.97329</text:p>
          </table:table-cell>
          <table:table-cell office:value-type="float" office:value="31.14662" calcext:value-type="float">
            <text:p>31.1466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HALLAKABIRA_311E309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مياط</text:p>
          </table:table-cell>
          <table:table-cell office:value-type="float" office:value="31.43739" calcext:value-type="float">
            <text:p>31.43739</text:p>
          </table:table-cell>
          <table:table-cell office:value-type="float" office:value="31.79125" calcext:value-type="float">
            <text:p>31.7912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IMYAT_317E314N_S_EGYP"</text:p>
          </table:table-cell>
          <table:table-cell office:value-type="string" calcext:value-type="string">
            <text:p>سردوس</text:p>
          </table:table-cell>
          <table:table-cell office:value-type="float" office:value="30.16277" calcext:value-type="float">
            <text:p>30.16277</text:p>
          </table:table-cell>
          <table:table-cell office:value-type="float" office:value="31.18645" calcext:value-type="float">
            <text:p>31.1864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RDUS_311E30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دوس</text:p>
          </table:table-cell>
          <table:table-cell office:value-type="float" office:value="30.16277" calcext:value-type="float">
            <text:p>30.16277</text:p>
          </table:table-cell>
          <table:table-cell office:value-type="float" office:value="31.18645" calcext:value-type="float">
            <text:p>31.18645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SARDUS_311E301N_S_EGYP"</text:p>
          </table:table-cell>
          <table:table-cell office:value-type="string" calcext:value-type="string">
            <text:p>الفسطاط</text:p>
          </table:table-cell>
          <table:table-cell office:value-type="float" office:value="30.04325" calcext:value-type="float">
            <text:p>30.04325</text:p>
          </table:table-cell>
          <table:table-cell office:value-type="float" office:value="31.24964" calcext:value-type="float">
            <text:p>31.249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USTAT_312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"</text:p>
          </table:table-cell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"</text:p>
          </table:table-cell>
          <table:table-cell office:value-type="string" calcext:value-type="string">
            <text:p>القلزم</text:p>
          </table:table-cell>
          <table:table-cell office:value-type="float" office:value="30.02822" calcext:value-type="float">
            <text:p>30.02822</text:p>
          </table:table-cell>
          <table:table-cell office:value-type="float" office:value="32.55684" calcext:value-type="float">
            <text:p>32.556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QULZUM_325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رما</text:p>
          </table:table-cell>
          <table:table-cell office:value-type="float" office:value="31.02282" calcext:value-type="float">
            <text:p>31.02282</text:p>
          </table:table-cell>
          <table:table-cell office:value-type="float" office:value="32.59811" calcext:value-type="float">
            <text:p>32.598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RAMA_325E310N_S_EGYP"</text:p>
          </table:table-cell>
          <table:table-cell office:value-type="string" calcext:value-type="string">
            <text:p>دير النصا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ير النصا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خلص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خلص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عريش</text:p>
          </table:table-cell>
          <table:table-cell office:value-type="float" office:value="32.30201" calcext:value-type="float">
            <text:p>32.30201</text:p>
          </table:table-cell>
          <table:table-cell office:value-type="float" office:value="-4.52149" calcext:value-type="float">
            <text:p>-4.5214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ARISH_045W323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"</text:p>
          </table:table-cell>
          <table:table-cell office:value-type="string" calcext:value-type="string">
            <text:p>الفسطاط</text:p>
          </table:table-cell>
          <table:table-cell office:value-type="float" office:value="30.04325" calcext:value-type="float">
            <text:p>30.04325</text:p>
          </table:table-cell>
          <table:table-cell office:value-type="float" office:value="31.24964" calcext:value-type="float">
            <text:p>31.249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USTAT_312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office:value-type="float" office:value="31.1949" calcext:value-type="float">
            <text:p>31.1949</text:p>
          </table:table-cell>
          <table:table-cell office:value-type="float" office:value="29.90981" calcext:value-type="float">
            <text:p>29.909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SKANDARIYYA_299E311N_S_EGYP"</text:p>
          </table:table-cell>
          <table:table-cell office:value-type="string" calcext:value-type="string">
            <text:p>الرافقة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30.73593" calcext:value-type="float">
            <text:p>30.7359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AFIQA_307E306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افقة</text:p>
          </table:table-cell>
          <table:table-cell office:value-type="float" office:value="30.6947" calcext:value-type="float">
            <text:p>30.6947</text:p>
          </table:table-cell>
          <table:table-cell office:value-type="float" office:value="30.73593" calcext:value-type="float">
            <text:p>30.7359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RAFIQA_307E306N_S_EGYP"</text:p>
          </table:table-cell>
          <table:table-cell office:value-type="string" calcext:value-type="string">
            <text:p>كوم شريك</text:p>
          </table:table-cell>
          <table:table-cell office:value-type="float" office:value="30.63742" calcext:value-type="float">
            <text:p>30.63742</text:p>
          </table:table-cell>
          <table:table-cell office:value-type="float" office:value="30.75642" calcext:value-type="float">
            <text:p>30.756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KUMSHARIK_307E306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م شريك</text:p>
          </table:table-cell>
          <table:table-cell office:value-type="float" office:value="30.63742" calcext:value-type="float">
            <text:p>30.63742</text:p>
          </table:table-cell>
          <table:table-cell office:value-type="float" office:value="30.75642" calcext:value-type="float">
            <text:p>30.7564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KUMSHARIK_307E306N_S_EGYP"</text:p>
          </table:table-cell>
          <table:table-cell office:value-type="string" calcext:value-type="string">
            <text:p>ترنوط</text:p>
          </table:table-cell>
          <table:table-cell office:value-type="float" office:value="30.40094" calcext:value-type="float">
            <text:p>30.40094</text:p>
          </table:table-cell>
          <table:table-cell office:value-type="float" office:value="30.81078" calcext:value-type="float">
            <text:p>30.8107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ARNUT_308E304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رنوط</text:p>
          </table:table-cell>
          <table:table-cell office:value-type="float" office:value="30.40094" calcext:value-type="float">
            <text:p>30.40094</text:p>
          </table:table-cell>
          <table:table-cell office:value-type="float" office:value="30.81078" calcext:value-type="float">
            <text:p>30.8107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TARNUT_308E304N_S_EGYP"</text:p>
          </table:table-cell>
          <table:table-cell office:value-type="string" calcext:value-type="string">
            <text:p>ذات السلاس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ات السلاس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فسطاط</text:p>
          </table:table-cell>
          <table:table-cell office:value-type="float" office:value="30.04325" calcext:value-type="float">
            <text:p>30.04325</text:p>
          </table:table-cell>
          <table:table-cell office:value-type="float" office:value="31.24964" calcext:value-type="float">
            <text:p>31.249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USTAT_312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office:value-type="float" office:value="31.1949" calcext:value-type="float">
            <text:p>31.1949</text:p>
          </table:table-cell>
          <table:table-cell office:value-type="float" office:value="29.90981" calcext:value-type="float">
            <text:p>29.909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SKANDARIYYA_299E311N_S_EGYP"</text:p>
          </table:table-cell>
          <table:table-cell office:value-type="string" calcext:value-type="string">
            <text:p>بومينه</text:p>
          </table:table-cell>
          <table:table-cell office:value-type="float" office:value="30.93264" calcext:value-type="float">
            <text:p>30.93264</text:p>
          </table:table-cell>
          <table:table-cell office:value-type="float" office:value="29.71572" calcext:value-type="float">
            <text:p>29.7157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MINA_297E309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مينه</text:p>
          </table:table-cell>
          <table:table-cell office:value-type="float" office:value="30.93264" calcext:value-type="float">
            <text:p>30.93264</text:p>
          </table:table-cell>
          <table:table-cell office:value-type="float" office:value="29.71572" calcext:value-type="float">
            <text:p>29.7157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MINA_297E309N_S_EGYP"</text:p>
          </table:table-cell>
          <table:table-cell office:value-type="string" calcext:value-type="string">
            <text:p>سف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ف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رمس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مس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سكندرية</text:p>
          </table:table-cell>
          <table:table-cell office:value-type="float" office:value="31.1949" calcext:value-type="float">
            <text:p>31.1949</text:p>
          </table:table-cell>
          <table:table-cell office:value-type="float" office:value="29.90981" calcext:value-type="float">
            <text:p>29.909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SKANDARIYYA_299E311N_S_EGYP"</text:p>
          </table:table-cell>
          <table:table-cell office:value-type="string" calcext:value-type="string">
            <text:p>الغاض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غاض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اقوس</text:p>
          </table:table-cell>
          <table:table-cell office:value-type="float" office:value="30.71061" calcext:value-type="float">
            <text:p>30.71061</text:p>
          </table:table-cell>
          <table:table-cell office:value-type="float" office:value="31.79581" calcext:value-type="float">
            <text:p>31.795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AQUS_317E307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سطاط</text:p>
          </table:table-cell>
          <table:table-cell office:value-type="float" office:value="30.04325" calcext:value-type="float">
            <text:p>30.04325</text:p>
          </table:table-cell>
          <table:table-cell office:value-type="float" office:value="31.24964" calcext:value-type="float">
            <text:p>31.2496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FUSTAT_312E300N_S_EGYP"</text:p>
          </table:table-cell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بيس</text:p>
          </table:table-cell>
          <table:table-cell office:value-type="float" office:value="30.41776" calcext:value-type="float">
            <text:p>30.41776</text:p>
          </table:table-cell>
          <table:table-cell office:value-type="float" office:value="31.57097" calcext:value-type="float">
            <text:p>31.57097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ILBAYS_315E304N_S_EGYP"</text:p>
          </table:table-cell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نصف</text:p>
          </table:table-cell>
          <table:table-cell office:value-type="float" office:value="30.18702" calcext:value-type="float">
            <text:p>30.18702</text:p>
          </table:table-cell>
          <table:table-cell office:value-type="float" office:value="32.05366" calcext:value-type="float">
            <text:p>32.05366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MANSAF_320E301N_S_EGYP"</text:p>
          </table:table-cell>
          <table:table-cell office:value-type="string" calcext:value-type="string">
            <text:p>القلزم</text:p>
          </table:table-cell>
          <table:table-cell office:value-type="float" office:value="30.02822" calcext:value-type="float">
            <text:p>30.02822</text:p>
          </table:table-cell>
          <table:table-cell office:value-type="float" office:value="32.55684" calcext:value-type="float">
            <text:p>32.55684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QULZUM_325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ويب</text:p>
          </table:table-cell>
          <table:table-cell office:value-type="float" office:value="30.16955" calcext:value-type="float">
            <text:p>30.16955</text:p>
          </table:table-cell>
          <table:table-cell office:value-type="float" office:value="31.57979" calcext:value-type="float">
            <text:p>31.5797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WAYB_315E30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ويب</text:p>
          </table:table-cell>
          <table:table-cell office:value-type="float" office:value="30.16955" calcext:value-type="float">
            <text:p>30.16955</text:p>
          </table:table-cell>
          <table:table-cell office:value-type="float" office:value="31.57979" calcext:value-type="float">
            <text:p>31.5797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WAYB_315E301N_S_EGYP"</text:p>
          </table:table-cell>
          <table:table-cell office:value-type="string" calcext:value-type="string">
            <text:p>منزل ابن بندقة</text:p>
          </table:table-cell>
          <table:table-cell office:value-type="float" office:value="30.09522" calcext:value-type="float">
            <text:p>30.09522</text:p>
          </table:table-cell>
          <table:table-cell office:value-type="float" office:value="31.93498" calcext:value-type="float">
            <text:p>31.9349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NDUQA_319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نزل ابن بندقة</text:p>
          </table:table-cell>
          <table:table-cell office:value-type="float" office:value="30.09522" calcext:value-type="float">
            <text:p>30.09522</text:p>
          </table:table-cell>
          <table:table-cell office:value-type="float" office:value="31.93498" calcext:value-type="float">
            <text:p>31.93498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NDUQA_319E300N_S_EGYP"</text:p>
          </table:table-cell>
          <table:table-cell office:value-type="string" calcext:value-type="string">
            <text:p>عجرود</text:p>
          </table:table-cell>
          <table:table-cell office:value-type="float" office:value="30.05828" calcext:value-type="float">
            <text:p>30.05828</text:p>
          </table:table-cell>
          <table:table-cell office:value-type="float" office:value="32.38039" calcext:value-type="float">
            <text:p>32.3803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JARUD_323E300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جرود</text:p>
          </table:table-cell>
          <table:table-cell office:value-type="float" office:value="30.05828" calcext:value-type="float">
            <text:p>30.05828</text:p>
          </table:table-cell>
          <table:table-cell office:value-type="float" office:value="32.38039" calcext:value-type="float">
            <text:p>32.38039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JARUD_323E300N_S_EGYP"</text:p>
          </table:table-cell>
          <table:table-cell office:value-type="string" calcext:value-type="string">
            <text:p>المدينة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دينة</text:p>
          </table:table-cell>
          <table:table-cell office:value-type="float" office:value="24.47782" calcext:value-type="float">
            <text:p>24.47782</text:p>
          </table:table-cell>
          <table:table-cell office:value-type="float" office:value="39.60908" calcext:value-type="float">
            <text:p>39.6090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MADINA_396E244N_S_JAZI"</text:p>
          </table:table-cell>
          <table:table-cell office:value-type="string" calcext:value-type="string">
            <text:p>الكرس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رس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ف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ف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يلة</text:p>
          </table:table-cell>
          <table:table-cell office:value-type="float" office:value="29.57226" calcext:value-type="float">
            <text:p>29.57226</text:p>
          </table:table-cell>
          <table:table-cell office:value-type="float" office:value="34.94527" calcext:value-type="float">
            <text:p>34.94527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YLA_349E295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_208E323N_R_BARQ"</text:p>
          </table:table-cell>
          <table:table-cell office:value-type="string" calcext:value-type="string">
            <text:p>الندا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دا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اكن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اكن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غ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غ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ليمان</text:p>
          </table:table-cell>
          <table:table-cell office:value-type="float" office:value="32.77902" calcext:value-type="float">
            <text:p>32.77902</text:p>
          </table:table-cell>
          <table:table-cell office:value-type="float" office:value="22.203" calcext:value-type="float">
            <text:p>22.20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LIMAN_222E327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ليمان</text:p>
          </table:table-cell>
          <table:table-cell office:value-type="float" office:value="32.77902" calcext:value-type="float">
            <text:p>32.77902</text:p>
          </table:table-cell>
          <table:table-cell office:value-type="float" office:value="22.203" calcext:value-type="float">
            <text:p>22.20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LIMAN_222E327N_S_BARQ"</text:p>
          </table:table-cell>
          <table:table-cell office:value-type="string" calcext:value-type="string">
            <text:p>مخي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خي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ب الميدعان</text:p>
          </table:table-cell>
          <table:table-cell office:value-type="float" office:value="32.18179" calcext:value-type="float">
            <text:p>32.18179</text:p>
          </table:table-cell>
          <table:table-cell office:value-type="float" office:value="23.31692" calcext:value-type="float">
            <text:p>23.31692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MAYDAN_233E321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الميدعان</text:p>
          </table:table-cell>
          <table:table-cell office:value-type="float" office:value="32.18179" calcext:value-type="float">
            <text:p>32.18179</text:p>
          </table:table-cell>
          <table:table-cell office:value-type="float" office:value="23.31692" calcext:value-type="float">
            <text:p>23.31692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MAYDAN_233E321N_S_BARQ"</text:p>
          </table:table-cell>
          <table:table-cell office:value-type="string" calcext:value-type="string">
            <text:p>جياد الصغير</text:p>
          </table:table-cell>
          <table:table-cell office:value-type="float" office:value="31.99027" calcext:value-type="float">
            <text:p>31.99027</text:p>
          </table:table-cell>
          <table:table-cell office:value-type="float" office:value="23.96719" calcext:value-type="float">
            <text:p>23.967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IYADSAGHIR_239E319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ياد الصغير</text:p>
          </table:table-cell>
          <table:table-cell office:value-type="float" office:value="31.99027" calcext:value-type="float">
            <text:p>31.99027</text:p>
          </table:table-cell>
          <table:table-cell office:value-type="float" office:value="23.96719" calcext:value-type="float">
            <text:p>23.967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IYADSAGHIR_239E319N_S_BARQ"</text:p>
          </table:table-cell>
          <table:table-cell office:value-type="string" calcext:value-type="string">
            <text:p>حى عبد ال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ى عبد ال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ج الشيخ</text:p>
          </table:table-cell>
          <table:table-cell office:value-type="float" office:value="31.67644" calcext:value-type="float">
            <text:p>31.67644</text:p>
          </table:table-cell>
          <table:table-cell office:value-type="float" office:value="24.83486" calcext:value-type="float">
            <text:p>24.83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RJSHAYKH_248E316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ج الشيخ</text:p>
          </table:table-cell>
          <table:table-cell office:value-type="float" office:value="31.67644" calcext:value-type="float">
            <text:p>31.67644</text:p>
          </table:table-cell>
          <table:table-cell office:value-type="float" office:value="24.83486" calcext:value-type="float">
            <text:p>24.83486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RJSHAYKH_248E316N_S_BARQ"</text:p>
          </table:table-cell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خرائب ابى حلي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ائب ابى حلي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ربة القوم</text:p>
          </table:table-cell>
          <table:table-cell office:value-type="float" office:value="31.35376" calcext:value-type="float">
            <text:p>31.35376</text:p>
          </table:table-cell>
          <table:table-cell office:value-type="float" office:value="26.11423" calcext:value-type="float">
            <text:p>26.1142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HIRBAQAWM_261E313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بة القوم</text:p>
          </table:table-cell>
          <table:table-cell office:value-type="float" office:value="31.35376" calcext:value-type="float">
            <text:p>31.35376</text:p>
          </table:table-cell>
          <table:table-cell office:value-type="float" office:value="26.11423" calcext:value-type="float">
            <text:p>26.1142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HIRBAQAWM_261E313N_S_BARQ"</text:p>
          </table:table-cell>
          <table:table-cell office:value-type="string" calcext:value-type="string">
            <text:p>قصر الشماس</text:p>
          </table:table-cell>
          <table:table-cell office:value-type="float" office:value="31.32418" calcext:value-type="float">
            <text:p>31.32418</text:p>
          </table:table-cell>
          <table:table-cell office:value-type="float" office:value="26.37011" calcext:value-type="float">
            <text:p>26.3701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SHAMMAS_263E313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شماس</text:p>
          </table:table-cell>
          <table:table-cell office:value-type="float" office:value="31.32418" calcext:value-type="float">
            <text:p>31.32418</text:p>
          </table:table-cell>
          <table:table-cell office:value-type="float" office:value="26.37011" calcext:value-type="float">
            <text:p>26.3701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SHAMMAS_263E313N_S_BARQ"</text:p>
          </table:table-cell>
          <table:table-cell office:value-type="string" calcext:value-type="string">
            <text:p>سكة الحمام</text:p>
          </table:table-cell>
          <table:table-cell office:value-type="float" office:value="31.19426" calcext:value-type="float">
            <text:p>31.19426</text:p>
          </table:table-cell>
          <table:table-cell office:value-type="float" office:value="26.77604" calcext:value-type="float">
            <text:p>26.7760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IKKAHAMMAM_267E311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كة الحمام</text:p>
          </table:table-cell>
          <table:table-cell office:value-type="float" office:value="31.19426" calcext:value-type="float">
            <text:p>31.19426</text:p>
          </table:table-cell>
          <table:table-cell office:value-type="float" office:value="26.77604" calcext:value-type="float">
            <text:p>26.7760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IKKAHAMMAM_267E311N_S_BARQ"</text:p>
          </table:table-cell>
          <table:table-cell office:value-type="string" calcext:value-type="string">
            <text:p>جب العوسج</text:p>
          </table:table-cell>
          <table:table-cell office:value-type="float" office:value="31.04479" calcext:value-type="float">
            <text:p>31.04479</text:p>
          </table:table-cell>
          <table:table-cell office:value-type="float" office:value="27.30318" calcext:value-type="float">
            <text:p>27.3031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AWSAJ_273E310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العوسج</text:p>
          </table:table-cell>
          <table:table-cell office:value-type="float" office:value="31.04479" calcext:value-type="float">
            <text:p>31.04479</text:p>
          </table:table-cell>
          <table:table-cell office:value-type="float" office:value="27.30318" calcext:value-type="float">
            <text:p>27.3031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JUBBAWSAJ_273E310N_S_BARQ"</text:p>
          </table:table-cell>
          <table:table-cell office:value-type="string" calcext:value-type="string">
            <text:p>كنائس الحرير</text:p>
          </table:table-cell>
          <table:table-cell office:value-type="float" office:value="30.91449" calcext:value-type="float">
            <text:p>30.91449</text:p>
          </table:table-cell>
          <table:table-cell office:value-type="float" office:value="27.94768" calcext:value-type="float">
            <text:p>27.9476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ANAISHADID_279E309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ائس الحرير</text:p>
          </table:table-cell>
          <table:table-cell office:value-type="float" office:value="30.91449" calcext:value-type="float">
            <text:p>30.91449</text:p>
          </table:table-cell>
          <table:table-cell office:value-type="float" office:value="27.94768" calcext:value-type="float">
            <text:p>27.9476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KANAISHADID_279E309N_S_BARQ"</text:p>
          </table:table-cell>
          <table:table-cell office:value-type="string" calcext:value-type="string">
            <text:p>الطاحو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طاحو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نية الروم</text:p>
          </table:table-cell>
          <table:table-cell office:value-type="float" office:value="30.80549" calcext:value-type="float">
            <text:p>30.80549</text:p>
          </table:table-cell>
          <table:table-cell office:value-type="float" office:value="28.8519" calcext:value-type="float">
            <text:p>28.85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NIYYARUM_288E308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نية الروم</text:p>
          </table:table-cell>
          <table:table-cell office:value-type="float" office:value="30.80549" calcext:value-type="float">
            <text:p>30.80549</text:p>
          </table:table-cell>
          <table:table-cell office:value-type="float" office:value="28.8519" calcext:value-type="float">
            <text:p>28.851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HANIYYARUM_288E308N_S_BARQ"</text:p>
          </table:table-cell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ذات الحمام</text:p>
          </table:table-cell>
          <table:table-cell office:value-type="float" office:value="30.86496" calcext:value-type="float">
            <text:p>30.86496</text:p>
          </table:table-cell>
          <table:table-cell office:value-type="float" office:value="29.30208" calcext:value-type="float">
            <text:p>29.30208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DHATHUMAM_293E308N_S_BARQ"</text:p>
          </table:table-cell>
          <table:table-cell office:value-type="string" calcext:value-type="string">
            <text:p>بومينه</text:p>
          </table:table-cell>
          <table:table-cell office:value-type="float" office:value="30.93264" calcext:value-type="float">
            <text:p>30.93264</text:p>
          </table:table-cell>
          <table:table-cell office:value-type="float" office:value="29.71572" calcext:value-type="float">
            <text:p>29.7157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MINA_297E309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مينه</text:p>
          </table:table-cell>
          <table:table-cell office:value-type="float" office:value="30.93264" calcext:value-type="float">
            <text:p>30.93264</text:p>
          </table:table-cell>
          <table:table-cell office:value-type="float" office:value="29.71572" calcext:value-type="float">
            <text:p>29.7157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BUMINA_297E309N_S_EGYP"</text:p>
          </table:table-cell>
          <table:table-cell office:value-type="string" calcext:value-type="string">
            <text:p>الاسكندرية</text:p>
          </table:table-cell>
          <table:table-cell office:value-type="float" office:value="31.1949" calcext:value-type="float">
            <text:p>31.1949</text:p>
          </table:table-cell>
          <table:table-cell office:value-type="float" office:value="29.90981" calcext:value-type="float">
            <text:p>29.9098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SKANDARIYYA_299E31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"</text:p>
          </table:table-cell>
          <table:table-cell office:value-type="string" calcext:value-type="string">
            <text:p>المسدو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سدو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رسط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سط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اش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اشد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ور حسان</text:p>
          </table:table-cell>
          <table:table-cell office:value-type="float" office:value="31.25883" calcext:value-type="float">
            <text:p>31.25883</text:p>
          </table:table-cell>
          <table:table-cell office:value-type="float" office:value="15.87924" calcext:value-type="float">
            <text:p>15.8792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USURHASSAN_158E312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ور حسان</text:p>
          </table:table-cell>
          <table:table-cell office:value-type="float" office:value="31.25883" calcext:value-type="float">
            <text:p>31.25883</text:p>
          </table:table-cell>
          <table:table-cell office:value-type="float" office:value="15.87924" calcext:value-type="float">
            <text:p>15.87924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USURHASSAN_158E312N_S_BARQ"</text:p>
          </table:table-cell>
          <table:table-cell office:value-type="string" calcext:value-type="string">
            <text:p>مغمداش</text:p>
          </table:table-cell>
          <table:table-cell office:value-type="float" office:value="31.19302" calcext:value-type="float">
            <text:p>31.19302</text:p>
          </table:table-cell>
          <table:table-cell office:value-type="float" office:value="16.22169" calcext:value-type="float">
            <text:p>16.2216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GHMADASH_162E311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غمداش</text:p>
          </table:table-cell>
          <table:table-cell office:value-type="float" office:value="31.19302" calcext:value-type="float">
            <text:p>31.19302</text:p>
          </table:table-cell>
          <table:table-cell office:value-type="float" office:value="16.22169" calcext:value-type="float">
            <text:p>16.2216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MAGHMADASH_162E311N_S_BARQ"</text:p>
          </table:table-cell>
          <table:table-cell office:value-type="string" calcext:value-type="string">
            <text:p>سرت</text:p>
          </table:table-cell>
          <table:table-cell office:value-type="float" office:value="31.09917" calcext:value-type="float">
            <text:p>31.09917</text:p>
          </table:table-cell>
          <table:table-cell office:value-type="float" office:value="16.60839" calcext:value-type="float">
            <text:p>16.6083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RT_166E310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ت</text:p>
          </table:table-cell>
          <table:table-cell office:value-type="float" office:value="31.09917" calcext:value-type="float">
            <text:p>31.09917</text:p>
          </table:table-cell>
          <table:table-cell office:value-type="float" office:value="16.60839" calcext:value-type="float">
            <text:p>16.6083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RT_166E310N_S_BARQ"</text:p>
          </table:table-cell>
          <table:table-cell office:value-type="string" calcext:value-type="string">
            <text:p>قصر العبادى</text:p>
          </table:table-cell>
          <table:table-cell office:value-type="float" office:value="30.94914" calcext:value-type="float">
            <text:p>30.94914</text:p>
          </table:table-cell>
          <table:table-cell office:value-type="float" office:value="17.29329" calcext:value-type="float">
            <text:p>17.2932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IBADI_172E309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عبادى</text:p>
          </table:table-cell>
          <table:table-cell office:value-type="float" office:value="30.94914" calcext:value-type="float">
            <text:p>30.94914</text:p>
          </table:table-cell>
          <table:table-cell office:value-type="float" office:value="17.29329" calcext:value-type="float">
            <text:p>17.29329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IBADI_172E309N_S_BARQ"</text:p>
          </table:table-cell>
          <table:table-cell office:value-type="string" calcext:value-type="string">
            <text:p>اليهوديتين</text:p>
          </table:table-cell>
          <table:table-cell office:value-type="float" office:value="30.77615" calcext:value-type="float">
            <text:p>30.77615</text:p>
          </table:table-cell>
          <table:table-cell office:value-type="float" office:value="17.72231" calcext:value-type="float">
            <text:p>17.7223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YAHUDIYYATAYN_177E307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تين</text:p>
          </table:table-cell>
          <table:table-cell office:value-type="float" office:value="30.77615" calcext:value-type="float">
            <text:p>30.77615</text:p>
          </table:table-cell>
          <table:table-cell office:value-type="float" office:value="17.72231" calcext:value-type="float">
            <text:p>17.7223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YAHUDIYYATAYN_177E307N_S_BARQ"</text:p>
          </table:table-cell>
          <table:table-cell office:value-type="string" calcext:value-type="string">
            <text:p>قصر العطش</text:p>
          </table:table-cell>
          <table:table-cell office:value-type="float" office:value="30.54115" calcext:value-type="float">
            <text:p>30.54115</text:p>
          </table:table-cell>
          <table:table-cell office:value-type="float" office:value="18.19751" calcext:value-type="float">
            <text:p>18.1975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ATISH_181E305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عطش</text:p>
          </table:table-cell>
          <table:table-cell office:value-type="float" office:value="30.54115" calcext:value-type="float">
            <text:p>30.54115</text:p>
          </table:table-cell>
          <table:table-cell office:value-type="float" office:value="18.19751" calcext:value-type="float">
            <text:p>18.1975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SRATISH_181E305N_S_BARQ"</text:p>
          </table:table-cell>
          <table:table-cell office:value-type="string" calcext:value-type="string">
            <text:p>سبخة منهوس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بخة منهوس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لد رو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د رو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م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م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لوق</text:p>
          </table:table-cell>
          <table:table-cell office:value-type="float" office:value="31.4018" calcext:value-type="float">
            <text:p>31.4018</text:p>
          </table:table-cell>
          <table:table-cell office:value-type="float" office:value="20.24835" calcext:value-type="float">
            <text:p>20.2483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LUQ_202E314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لوق</text:p>
          </table:table-cell>
          <table:table-cell office:value-type="float" office:value="31.4018" calcext:value-type="float">
            <text:p>31.4018</text:p>
          </table:table-cell>
          <table:table-cell office:value-type="float" office:value="20.24835" calcext:value-type="float">
            <text:p>20.2483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SULUQ_202E314N_S_BARQ"</text:p>
          </table:table-cell>
          <table:table-cell office:value-type="string" calcext:value-type="string">
            <text:p>اوب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وب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ر الفي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في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ليت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ليت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قة</text:p>
          </table:table-cell>
          <table:table-cell office:value-type="float" office:value="32.37576" calcext:value-type="float">
            <text:p>32.37576</text:p>
          </table:table-cell>
          <table:table-cell office:value-type="float" office:value="20.84475" calcext:value-type="float">
            <text:p>20.84475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QA_208E323N_R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طرابلس</text:p>
          </table:table-cell>
          <table:table-cell office:value-type="float" office:value="34.44044" calcext:value-type="float">
            <text:p>34.44044</text:p>
          </table:table-cell>
          <table:table-cell office:value-type="float" office:value="35.85194" calcext:value-type="float">
            <text:p>35.85194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ATRABULUS_358E344N_S_SHAM"</text:p>
          </table:table-cell>
          <table:table-cell office:value-type="string" calcext:value-type="string">
            <text:p>بئر الجما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ئر الجما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ر الدر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در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رجمت</text:p>
          </table:table-cell>
          <table:table-cell office:value-type="float" office:value="33.05675" calcext:value-type="float">
            <text:p>33.05675</text:p>
          </table:table-cell>
          <table:table-cell office:value-type="float" office:value="11.63847" calcext:value-type="float">
            <text:p>11.63847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JAMT_116E330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رجمت</text:p>
          </table:table-cell>
          <table:table-cell office:value-type="float" office:value="33.05675" calcext:value-type="float">
            <text:p>33.05675</text:p>
          </table:table-cell>
          <table:table-cell office:value-type="float" office:value="11.63847" calcext:value-type="float">
            <text:p>11.63847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BARJAMT_116E330N_S_BARQ"</text:p>
          </table:table-cell>
          <table:table-cell office:value-type="string" calcext:value-type="string">
            <text:p>الفوارة</text:p>
          </table:table-cell>
          <table:table-cell office:value-type="float" office:value="33.55129" calcext:value-type="float">
            <text:p>33.55129</text:p>
          </table:table-cell>
          <table:table-cell office:value-type="float" office:value="10.50881" calcext:value-type="float">
            <text:p>10.5088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FAWWARA_105E335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فوارة</text:p>
          </table:table-cell>
          <table:table-cell office:value-type="float" office:value="33.55129" calcext:value-type="float">
            <text:p>33.55129</text:p>
          </table:table-cell>
          <table:table-cell office:value-type="float" office:value="10.50881" calcext:value-type="float">
            <text:p>10.50881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FAWWARA_105E335N_S_BARQ"</text:p>
          </table:table-cell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ابس</text:p>
          </table:table-cell>
          <table:table-cell office:value-type="float" office:value="33.86603" calcext:value-type="float">
            <text:p>33.86603</text:p>
          </table:table-cell>
          <table:table-cell office:value-type="float" office:value="10.08563" calcext:value-type="float">
            <text:p>10.08563</text:p>
          </table:table-cell>
          <table:table-cell office:value-type="string" calcext:value-type="string">
            <text:p>Barqa</text:p>
          </table:table-cell>
          <table:table-cell office:value-type="string" calcext:value-type="string">
            <text:p>QABIS_100E338N_S_BARQ"</text:p>
          </table:table-cell>
          <table:table-cell office:value-type="string" calcext:value-type="string">
            <text:p>الزيتونة</text:p>
          </table:table-cell>
          <table:table-cell office:value-type="float" office:value="34.35352" calcext:value-type="float">
            <text:p>34.35352</text:p>
          </table:table-cell>
          <table:table-cell office:value-type="float" office:value="10.10538" calcext:value-type="float">
            <text:p>10.1053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ZAYTUNA_101E343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يتونة</text:p>
          </table:table-cell>
          <table:table-cell office:value-type="float" office:value="34.35352" calcext:value-type="float">
            <text:p>34.35352</text:p>
          </table:table-cell>
          <table:table-cell office:value-type="float" office:value="10.10538" calcext:value-type="float">
            <text:p>10.1053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ZAYTUNA_101E343N_S_MAGH"</text:p>
          </table:table-cell>
          <table:table-cell office:value-type="string" calcext:value-type="string">
            <text:p>كتانة</text:p>
          </table:table-cell>
          <table:table-cell office:value-type="float" office:value="33.69175" calcext:value-type="float">
            <text:p>33.69175</text:p>
          </table:table-cell>
          <table:table-cell office:value-type="float" office:value="10.27879" calcext:value-type="float">
            <text:p>10.2787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KATANA_102E336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تانة</text:p>
          </table:table-cell>
          <table:table-cell office:value-type="float" office:value="33.69175" calcext:value-type="float">
            <text:p>33.69175</text:p>
          </table:table-cell>
          <table:table-cell office:value-type="float" office:value="10.27879" calcext:value-type="float">
            <text:p>10.27879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KATANA_102E336N_S_MAGH"</text:p>
          </table:table-cell>
          <table:table-cell office:value-type="string" calcext:value-type="string">
            <text:p>الكب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ب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وس الأدنى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سوس الأقص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47588" calcext:value-type="float">
            <text:p>6475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فصة</text:p>
          </table:table-cell>
          <table:table-cell office:value-type="float" office:value="34.40681" calcext:value-type="float">
            <text:p>34.40681</text:p>
          </table:table-cell>
          <table:table-cell office:value-type="float" office:value="8.82032" calcext:value-type="float">
            <text:p>8.82032</text:p>
          </table:table-cell>
          <table:table-cell office:value-type="string" calcext:value-type="string">
            <text:p>قسطيلية</text:p>
          </table:table-cell>
          <table:table-cell office:value-type="float" office:value="33.88951" calcext:value-type="float">
            <text:p>33.88951</text:p>
          </table:table-cell>
          <table:table-cell office:value-type="float" office:value="8.27517" calcext:value-type="float">
            <text:p>8.27517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سطيلية</text:p>
          </table:table-cell>
          <table:table-cell office:value-type="float" office:value="33.88951" calcext:value-type="float">
            <text:p>33.88951</text:p>
          </table:table-cell>
          <table:table-cell office:value-type="float" office:value="8.27517" calcext:value-type="float">
            <text:p>8.27517</text:p>
          </table:table-cell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float" office:value="422340" calcext:value-type="float">
            <text:p>4223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فل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4468" calcext:value-type="float">
            <text:p>84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لس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شقور</text:p>
          </table:table-cell>
          <table:table-cell office:value-type="float" office:value="35.28205" calcext:value-type="float">
            <text:p>35.28205</text:p>
          </table:table-cell>
          <table:table-cell office:value-type="float" office:value="-1.45702" calcext:value-type="float">
            <text:p>-1.45702</text:p>
          </table:table-cell>
          <table:table-cell office:value-type="float" office:value="303896.04494382" calcext:value-type="float">
            <text:p>303896.0449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شقور</text:p>
          </table:table-cell>
          <table:table-cell office:value-type="float" office:value="35.28205" calcext:value-type="float">
            <text:p>35.28205</text:p>
          </table:table-cell>
          <table:table-cell office:value-type="float" office:value="-1.45702" calcext:value-type="float">
            <text:p>-1.45702</text:p>
          </table:table-cell>
          <table:table-cell office:value-type="string" calcext:value-type="string">
            <text:p>البصرة</text:p>
          </table:table-cell>
          <table:table-cell office:value-type="float" office:value="34.82887" calcext:value-type="float">
            <text:p>34.82887</text:p>
          </table:table-cell>
          <table:table-cell office:value-type="float" office:value="-5.88806" calcext:value-type="float">
            <text:p>-5.88806</text:p>
          </table:table-cell>
          <table:table-cell office:value-type="float" office:value="303896.04494382" calcext:value-type="float">
            <text:p>303896.0449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سطيف</text:p>
          </table:table-cell>
          <table:table-cell office:value-type="float" office:value="36.15863" calcext:value-type="float">
            <text:p>36.15863</text:p>
          </table:table-cell>
          <table:table-cell office:value-type="float" office:value="5.4076" calcext:value-type="float">
            <text:p>5.4076</text:p>
          </table:table-cell>
          <table:table-cell office:value-type="float" office:value="379870.056179775" calcext:value-type="float">
            <text:p>379870.056179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طيف</text:p>
          </table:table-cell>
          <table:table-cell office:value-type="float" office:value="36.15863" calcext:value-type="float">
            <text:p>36.15863</text:p>
          </table:table-cell>
          <table:table-cell office:value-type="float" office:value="5.4076" calcext:value-type="float">
            <text:p>5.4076</text:p>
          </table:table-cell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float" office:value="759740.112359551" calcext:value-type="float">
            <text:p>759740.112359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لس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سوس الأقص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0.16853933" calcext:value-type="float">
            <text:p>1139610.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float" office:value="1139610.16853933" calcext:value-type="float">
            <text:p>1139610.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تونس</text:p>
          </table:table-cell>
          <table:table-cell office:value-type="float" office:value="36.77071" calcext:value-type="float">
            <text:p>36.77071</text:p>
          </table:table-cell>
          <table:table-cell office:value-type="float" office:value="10.17736" calcext:value-type="float">
            <text:p>10.17736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تونس</text:p>
          </table:table-cell>
          <table:table-cell office:value-type="float" office:value="36.77071" calcext:value-type="float">
            <text:p>36.77071</text:p>
          </table:table-cell>
          <table:table-cell office:value-type="float" office:value="10.17736" calcext:value-type="float">
            <text:p>10.17736</text:p>
          </table:table-cell>
          <table:table-cell office:value-type="string" calcext:value-type="string">
            <text:p>طبرقة</text:p>
          </table:table-cell>
          <table:table-cell office:value-type="float" office:value="36.91556" calcext:value-type="float">
            <text:p>36.91556</text:p>
          </table:table-cell>
          <table:table-cell office:value-type="float" office:value="8.81185" calcext:value-type="float">
            <text:p>8.81185</text:p>
          </table:table-cell>
          <table:table-cell office:value-type="float" office:value="379870.056179775" calcext:value-type="float">
            <text:p>379870.056179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طبرقة</text:p>
          </table:table-cell>
          <table:table-cell office:value-type="float" office:value="36.91556" calcext:value-type="float">
            <text:p>36.91556</text:p>
          </table:table-cell>
          <table:table-cell office:value-type="float" office:value="8.81185" calcext:value-type="float">
            <text:p>8.81185</text:p>
          </table:table-cell>
          <table:table-cell office:value-type="string" calcext:value-type="string">
            <text:p>تنس</text:p>
          </table:table-cell>
          <table:table-cell office:value-type="float" office:value="36.49038" calcext:value-type="float">
            <text:p>36.49038</text:p>
          </table:table-cell>
          <table:table-cell office:value-type="float" office:value="1.37563" calcext:value-type="float">
            <text:p>1.37563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تنس</text:p>
          </table:table-cell>
          <table:table-cell office:value-type="float" office:value="36.49038" calcext:value-type="float">
            <text:p>36.49038</text:p>
          </table:table-cell>
          <table:table-cell office:value-type="float" office:value="1.37563" calcext:value-type="float">
            <text:p>1.37563</text:p>
          </table:table-cell>
          <table:table-cell office:value-type="string" calcext:value-type="string">
            <text:p>جزيرة بنى زغنا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935.028089888" calcext:value-type="float">
            <text:p>189935.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ب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غل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ين العصاف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ار ملو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سيلة</text:p>
          </table:table-cell>
          <table:table-cell office:value-type="float" office:value="35.66309" calcext:value-type="float">
            <text:p>35.66309</text:p>
          </table:table-cell>
          <table:table-cell office:value-type="float" office:value="4.53218" calcext:value-type="float">
            <text:p>4.5321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SILA_045E356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ج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ب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بس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غل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غل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وفانة</text:p>
          </table:table-cell>
          <table:table-cell office:value-type="float" office:value="35.49564" calcext:value-type="float">
            <text:p>35.49564</text:p>
          </table:table-cell>
          <table:table-cell office:value-type="float" office:value="6.62915" calcext:value-type="float">
            <text:p>6.62915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DUFANA_066E354N_S_MAGH"</text:p>
          </table:table-cell>
          <table:table-cell office:value-type="string" calcext:value-type="string">
            <text:p>عين العصاف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عين العصاف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ار ملو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ار ملو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نة</text:p>
          </table:table-cell>
          <table:table-cell office:value-type="float" office:value="35.32395" calcext:value-type="float">
            <text:p>35.32395</text:p>
          </table:table-cell>
          <table:table-cell office:value-type="float" office:value="5.35573" calcext:value-type="float">
            <text:p>5.3557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TUBNA_053E353N_S_MAGH"</text:p>
          </table:table-cell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قرة</text:p>
          </table:table-cell>
          <table:table-cell office:value-type="float" office:value="35.54259" calcext:value-type="float">
            <text:p>35.54259</text:p>
          </table:table-cell>
          <table:table-cell office:value-type="float" office:value="5.0297" calcext:value-type="float">
            <text:p>5.029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QQARA_050E355N_S_MAGH"</text:p>
          </table:table-cell>
          <table:table-cell office:value-type="string" calcext:value-type="string">
            <text:p>المسيلة</text:p>
          </table:table-cell>
          <table:table-cell office:value-type="float" office:value="35.66309" calcext:value-type="float">
            <text:p>35.66309</text:p>
          </table:table-cell>
          <table:table-cell office:value-type="float" office:value="4.53218" calcext:value-type="float">
            <text:p>4.53218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MASILA_045E356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اهرت</text:p>
          </table:table-cell>
          <table:table-cell office:value-type="float" office:value="35.36971" calcext:value-type="float">
            <text:p>35.36971</text:p>
          </table:table-cell>
          <table:table-cell office:value-type="float" office:value="1.36504" calcext:value-type="float">
            <text:p>1.36504</text:p>
          </table:table-cell>
          <table:table-cell office:value-type="string" calcext:value-type="string">
            <text:p>ناكور</text:p>
          </table:table-cell>
          <table:table-cell office:value-type="float" office:value="35.22154" calcext:value-type="float">
            <text:p>35.22154</text:p>
          </table:table-cell>
          <table:table-cell office:value-type="float" office:value="-3.90859" calcext:value-type="float">
            <text:p>-3.90859</text:p>
          </table:table-cell>
          <table:table-cell office:value-type="float" office:value="1139610.16853933" calcext:value-type="float">
            <text:p>1139610.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ناكور</text:p>
          </table:table-cell>
          <table:table-cell office:value-type="float" office:value="35.22154" calcext:value-type="float">
            <text:p>35.22154</text:p>
          </table:table-cell>
          <table:table-cell office:value-type="float" office:value="-3.90859" calcext:value-type="float">
            <text:p>-3.90859</text:p>
          </table:table-cell>
          <table:table-cell office:value-type="string" calcext:value-type="string">
            <text:p>سجلماسة</text:p>
          </table:table-cell>
          <table:table-cell office:value-type="float" office:value="31.27819" calcext:value-type="float">
            <text:p>31.27819</text:p>
          </table:table-cell>
          <table:table-cell office:value-type="float" office:value="-4.23723" calcext:value-type="float">
            <text:p>-4.23723</text:p>
          </table:table-cell>
          <table:table-cell office:value-type="float" office:value="569805.084269663" calcext:value-type="float">
            <text:p>569805.084269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اس</text:p>
          </table:table-cell>
          <table:table-cell office:value-type="float" office:value="34.06727" calcext:value-type="float">
            <text:p>34.06727</text:p>
          </table:table-cell>
          <table:table-cell office:value-type="float" office:value="-5.02852" calcext:value-type="float">
            <text:p>-5.02852</text:p>
          </table:table-cell>
          <table:table-cell office:value-type="string" calcext:value-type="string">
            <text:p>البصرة</text:p>
          </table:table-cell>
          <table:table-cell office:value-type="float" office:value="34.82887" calcext:value-type="float">
            <text:p>34.82887</text:p>
          </table:table-cell>
          <table:table-cell office:value-type="float" office:value="-5.88806" calcext:value-type="float">
            <text:p>-5.88806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اس</text:p>
          </table:table-cell>
          <table:table-cell office:value-type="float" office:value="34.06727" calcext:value-type="float">
            <text:p>34.06727</text:p>
          </table:table-cell>
          <table:table-cell office:value-type="float" office:value="-5.02852" calcext:value-type="float">
            <text:p>-5.02852</text:p>
          </table:table-cell>
          <table:table-cell office:value-type="string" calcext:value-type="string">
            <text:p>أزيلة</text:p>
          </table:table-cell>
          <table:table-cell office:value-type="float" office:value="35.58306" calcext:value-type="float">
            <text:p>35.58306</text:p>
          </table:table-cell>
          <table:table-cell office:value-type="float" office:value="-5.97486" calcext:value-type="float">
            <text:p>-5.97486</text:p>
          </table:table-cell>
          <table:table-cell office:value-type="float" office:value="303896.04494382" calcext:value-type="float">
            <text:p>303896.0449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"</text:p>
          </table:table-cell>
          <table:table-cell office:value-type="string" calcext:value-type="string">
            <text:p>سوسة</text:p>
          </table:table-cell>
          <table:table-cell office:value-type="float" office:value="35.81044" calcext:value-type="float">
            <text:p>35.81044</text:p>
          </table:table-cell>
          <table:table-cell office:value-type="float" office:value="10.6156" calcext:value-type="float">
            <text:p>10.6156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SUSA_106E358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"</text:p>
          </table:table-cell>
          <table:table-cell office:value-type="string" calcext:value-type="string">
            <text:p>قلش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يروان</text:p>
          </table:table-cell>
          <table:table-cell office:value-type="float" office:value="35.70049" calcext:value-type="float">
            <text:p>35.70049</text:p>
          </table:table-cell>
          <table:table-cell office:value-type="float" office:value="10.14137" calcext:value-type="float">
            <text:p>10.14137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QAYRAWAN_101E357N_S_MAGH"</text:p>
          </table:table-cell>
          <table:table-cell office:value-type="string" calcext:value-type="string">
            <text:p>تماج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شبيلية</text:p>
          </table:table-cell>
          <table:table-cell office:value-type="float" office:value="37.4079" calcext:value-type="float">
            <text:p>37.4079</text:p>
          </table:table-cell>
          <table:table-cell office:value-type="float" office:value="-5.96199" calcext:value-type="float">
            <text:p>-5.96199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طليطلة</text:p>
          </table:table-cell>
          <table:table-cell office:value-type="float" office:value="39.88926" calcext:value-type="float">
            <text:p>39.88926</text:p>
          </table:table-cell>
          <table:table-cell office:value-type="float" office:value="-4.0521" calcext:value-type="float">
            <text:p>-4.0521</text:p>
          </table:table-cell>
          <table:table-cell office:value-type="float" office:value="168936" calcext:value-type="float">
            <text:p>168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طليطلة</text:p>
          </table:table-cell>
          <table:table-cell office:value-type="float" office:value="39.88926" calcext:value-type="float">
            <text:p>39.88926</text:p>
          </table:table-cell>
          <table:table-cell office:value-type="float" office:value="-4.0521" calcext:value-type="float">
            <text:p>-4.0521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TULAYTILA_040W398N_S_ANDA"</text:p>
          </table:table-cell>
          <table:table-cell office:value-type="string" calcext:value-type="string">
            <text:p>وادي الحجارة</text:p>
          </table:table-cell>
          <table:table-cell office:value-type="float" office:value="40.6491" calcext:value-type="float">
            <text:p>40.6491</text:p>
          </table:table-cell>
          <table:table-cell office:value-type="float" office:value="-3.15111" calcext:value-type="float">
            <text:p>-3.15111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WADIHIJARA_031W406N_S_ANDA"</text:p>
          </table:table-cell>
          <table:table-cell office:value-type="string" calcext:value-type="string">
            <text:p>مرحلتا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قرطب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مكناسة</text:p>
          </table:table-cell>
          <table:table-cell office:value-type="float" office:value="33.91455" calcext:value-type="float">
            <text:p>33.91455</text:p>
          </table:table-cell>
          <table:table-cell office:value-type="float" office:value="-5.56626" calcext:value-type="float">
            <text:p>-5.56626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ههههه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هوارة</text:p>
          </table:table-cell>
          <table:table-cell office:value-type="float" office:value="35.55078" calcext:value-type="float">
            <text:p>35.55078</text:p>
          </table:table-cell>
          <table:table-cell office:value-type="float" office:value="0.442" calcext:value-type="float">
            <text:p>0.442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هوارة</text:p>
          </table:table-cell>
          <table:table-cell office:value-type="float" office:value="35.55078" calcext:value-type="float">
            <text:p>35.55078</text:p>
          </table:table-cell>
          <table:table-cell office:value-type="float" office:value="0.442" calcext:value-type="float">
            <text:p>0.442</text:p>
          </table:table-cell>
          <table:table-cell office:value-type="string" calcext:value-type="string">
            <text:p>نفر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81560" calcext:value-type="float">
            <text:p>281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نفر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سمورة</text:p>
          </table:table-cell>
          <table:table-cell office:value-type="float" office:value="41.44051" calcext:value-type="float">
            <text:p>41.44051</text:p>
          </table:table-cell>
          <table:table-cell office:value-type="float" office:value="-5.76776" calcext:value-type="float">
            <text:p>-5.76776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وري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ماردة</text:p>
          </table:table-cell>
          <table:table-cell office:value-type="float" office:value="38.89521" calcext:value-type="float">
            <text:p>38.89521</text:p>
          </table:table-cell>
          <table:table-cell office:value-type="float" office:value="-6.32886" calcext:value-type="float">
            <text:p>-6.32886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وري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باجة</text:p>
          </table:table-cell>
          <table:table-cell office:value-type="float" office:value="36.67738" calcext:value-type="float">
            <text:p>36.67738</text:p>
          </table:table-cell>
          <table:table-cell office:value-type="float" office:value="9.20563" calcext:value-type="float">
            <text:p>9.20563</text:p>
          </table:table-cell>
          <table:table-cell office:value-type="float" office:value="168936" calcext:value-type="float">
            <text:p>168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لبلة</text:p>
          </table:table-cell>
          <table:table-cell office:value-type="float" office:value="37.38969" calcext:value-type="float">
            <text:p>37.38969</text:p>
          </table:table-cell>
          <table:table-cell office:value-type="float" office:value="-6.66965" calcext:value-type="float">
            <text:p>-6.66965</text:p>
          </table:table-cell>
          <table:table-cell office:value-type="string" calcext:value-type="string">
            <text:p>قرمونة</text:p>
          </table:table-cell>
          <table:table-cell office:value-type="float" office:value="37.42933" calcext:value-type="float">
            <text:p>37.42933</text:p>
          </table:table-cell>
          <table:table-cell office:value-type="float" office:value="-5.64097" calcext:value-type="float">
            <text:p>-5.64097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رمونة</text:p>
          </table:table-cell>
          <table:table-cell office:value-type="float" office:value="37.42933" calcext:value-type="float">
            <text:p>37.42933</text:p>
          </table:table-cell>
          <table:table-cell office:value-type="float" office:value="-5.64097" calcext:value-type="float">
            <text:p>-5.64097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ARMUNA_056W374N_S_ANDA"</text:p>
          </table:table-cell>
          <table:table-cell office:value-type="string" calcext:value-type="string">
            <text:p>اشبيلية</text:p>
          </table:table-cell>
          <table:table-cell office:value-type="float" office:value="37.4079" calcext:value-type="float">
            <text:p>37.4079</text:p>
          </table:table-cell>
          <table:table-cell office:value-type="float" office:value="-5.96199" calcext:value-type="float">
            <text:p>-5.96199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ISHBILIYYA_059W374N_S_ANDA"</text:p>
          </table:table-cell>
          <table:table-cell office:value-type="string" calcext:value-type="string">
            <text:p>مرحلتا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استجة</text:p>
          </table:table-cell>
          <table:table-cell office:value-type="float" office:value="37.53493" calcext:value-type="float">
            <text:p>37.53493</text:p>
          </table:table-cell>
          <table:table-cell office:value-type="float" office:value="-5.10865" calcext:value-type="float">
            <text:p>-5.10865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ISTIJA_051W375N_S_ANDA"</text:p>
          </table:table-cell>
          <table:table-cell office:value-type="string" calcext:value-type="string">
            <text:p>مورور</text:p>
          </table:table-cell>
          <table:table-cell office:value-type="float" office:value="37.14029" calcext:value-type="float">
            <text:p>37.14029</text:p>
          </table:table-cell>
          <table:table-cell office:value-type="float" office:value="-5.48272" calcext:value-type="float">
            <text:p>-5.48272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WRUR_054W371N_S_AND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ورور</text:p>
          </table:table-cell>
          <table:table-cell office:value-type="float" office:value="37.14029" calcext:value-type="float">
            <text:p>37.14029</text:p>
          </table:table-cell>
          <table:table-cell office:value-type="float" office:value="-5.48272" calcext:value-type="float">
            <text:p>-5.48272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MAWRUR_054W371N_S_ANDA"</text:p>
          </table:table-cell>
          <table:table-cell office:value-type="string" calcext:value-type="string">
            <text:p>شذونة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-5.91433" calcext:value-type="float">
            <text:p>-5.91433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SHADHUNA_059W364N_S_AND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ستجة</text:p>
          </table:table-cell>
          <table:table-cell office:value-type="float" office:value="37.53493" calcext:value-type="float">
            <text:p>37.53493</text:p>
          </table:table-cell>
          <table:table-cell office:value-type="float" office:value="-5.10865" calcext:value-type="float">
            <text:p>-5.10865</text:p>
          </table:table-cell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float" office:value="197092" calcext:value-type="float">
            <text:p>197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جانة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float" office:value="197092" calcext:value-type="float">
            <text:p>197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string" calcext:value-type="string">
            <text:p>بلنسية</text:p>
          </table:table-cell>
          <table:table-cell office:value-type="float" office:value="39.43516" calcext:value-type="float">
            <text:p>39.43516</text:p>
          </table:table-cell>
          <table:table-cell office:value-type="float" office:value="-0.41486" calcext:value-type="float">
            <text:p>-0.41486</text:p>
          </table:table-cell>
          <table:table-cell office:value-type="float" office:value="563120" calcext:value-type="float">
            <text:p>5631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رسية</text:p>
          </table:table-cell>
          <table:table-cell office:value-type="float" office:value="37.99945" calcext:value-type="float">
            <text:p>37.99945</text:p>
          </table:table-cell>
          <table:table-cell office:value-type="float" office:value="-1.11443" calcext:value-type="float">
            <text:p>-1.11443</text:p>
          </table:table-cell>
          <table:table-cell office:value-type="string" calcext:value-type="string">
            <text:p>بجانة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float" office:value="168936" calcext:value-type="float">
            <text:p>168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جانة</text:p>
          </table:table-cell>
          <table:table-cell office:value-type="float" office:value="36.95657" calcext:value-type="float">
            <text:p>36.95657</text:p>
          </table:table-cell>
          <table:table-cell office:value-type="float" office:value="-2.41826" calcext:value-type="float">
            <text:p>-2.41826</text:p>
          </table:table-cell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float" office:value="281560" calcext:value-type="float">
            <text:p>281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القة</text:p>
          </table:table-cell>
          <table:table-cell office:value-type="float" office:value="36.74791" calcext:value-type="float">
            <text:p>36.74791</text:p>
          </table:table-cell>
          <table:table-cell office:value-type="float" office:value="-4.43066" calcext:value-type="float">
            <text:p>-4.43066</text:p>
          </table:table-cell>
          <table:table-cell office:value-type="string" calcext:value-type="string">
            <text:p>جبل طارق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شذونة</text:p>
          </table:table-cell>
          <table:table-cell office:value-type="float" office:value="36.4664" calcext:value-type="float">
            <text:p>36.4664</text:p>
          </table:table-cell>
          <table:table-cell office:value-type="float" office:value="-5.91433" calcext:value-type="float">
            <text:p>-5.91433</text:p>
          </table:table-cell>
          <table:table-cell office:value-type="string" calcext:value-type="string">
            <text:p>اشبيلية</text:p>
          </table:table-cell>
          <table:table-cell office:value-type="float" office:value="37.4079" calcext:value-type="float">
            <text:p>37.4079</text:p>
          </table:table-cell>
          <table:table-cell office:value-type="float" office:value="-5.96199" calcext:value-type="float">
            <text:p>-5.96199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أخسيك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با</text:p>
          </table:table-cell>
          <table:table-cell office:value-type="float" office:value="40.5566" calcext:value-type="float">
            <text:p>40.5566</text:p>
          </table:table-cell>
          <table:table-cell office:value-type="float" office:value="72.18143" calcext:value-type="float">
            <text:p>72.181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UBA_721E405N_S_TRAN"</text:p>
          </table:table-cell>
          <table:table-cell office:value-type="string" calcext:value-type="string">
            <text:p>أوش</text:p>
          </table:table-cell>
          <table:table-cell office:value-type="float" office:value="40.53599" calcext:value-type="float">
            <text:p>40.53599</text:p>
          </table:table-cell>
          <table:table-cell office:value-type="float" office:value="72.85752" calcext:value-type="float">
            <text:p>72.857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USH_728E40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وش</text:p>
          </table:table-cell>
          <table:table-cell office:value-type="float" office:value="40.53599" calcext:value-type="float">
            <text:p>40.53599</text:p>
          </table:table-cell>
          <table:table-cell office:value-type="float" office:value="72.85752" calcext:value-type="float">
            <text:p>72.857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USH_728E405N_S_TRAN"</text:p>
          </table:table-cell>
          <table:table-cell office:value-type="string" calcext:value-type="string">
            <text:p>أوزك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وزك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قبة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طباش</text:p>
          </table:table-cell>
          <table:table-cell office:value-type="float" office:value="41.16025" calcext:value-type="float">
            <text:p>41.16025</text:p>
          </table:table-cell>
          <table:table-cell office:value-type="float" office:value="75.81567" calcext:value-type="float">
            <text:p>75.815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TBASH_758E41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باش</text:p>
          </table:table-cell>
          <table:table-cell office:value-type="float" office:value="41.16025" calcext:value-type="float">
            <text:p>41.16025</text:p>
          </table:table-cell>
          <table:table-cell office:value-type="float" office:value="75.81567" calcext:value-type="float">
            <text:p>75.81567</text:p>
          </table:table-cell>
          <table:table-cell office:value-type="string" calcext:value-type="string">
            <text:p>برسخان الأعل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رسخان الأعلى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موضع بغراخاق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ترمغان</text:p>
          </table:table-cell>
          <table:table-cell office:value-type="float" office:value="40.78105" calcext:value-type="float">
            <text:p>40.78105</text:p>
          </table:table-cell>
          <table:table-cell office:value-type="float" office:value="70.89318" calcext:value-type="float">
            <text:p>70.8931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URMUGHAN_708E407N_S_TRAN"</text:p>
          </table:table-cell>
          <table:table-cell office:value-type="string" calcext:value-type="string">
            <text:p>جاج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ج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صامغ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صامغ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جندة</text:p>
          </table:table-cell>
          <table:table-cell office:value-type="float" office:value="40.24606" calcext:value-type="float">
            <text:p>40.24606</text:p>
          </table:table-cell>
          <table:table-cell office:value-type="float" office:value="69.63107" calcext:value-type="float">
            <text:p>69.6310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UJANDA_696E40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سبيجاب</text:p>
          </table:table-cell>
          <table:table-cell office:value-type="float" office:value="42.23062" calcext:value-type="float">
            <text:p>42.23062</text:p>
          </table:table-cell>
          <table:table-cell office:value-type="float" office:value="69.75409" calcext:value-type="float">
            <text:p>69.7540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ISBIJAB_697E422N_R_TRAN"</text:p>
          </table:table-cell>
          <table:table-cell office:value-type="string" calcext:value-type="string">
            <text:p>شاو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شاو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دوخك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دوخك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متاج</text:p>
          </table:table-cell>
          <table:table-cell office:value-type="float" office:value="42.56503" calcext:value-type="float">
            <text:p>42.56503</text:p>
          </table:table-cell>
          <table:table-cell office:value-type="float" office:value="70.50767" calcext:value-type="float">
            <text:p>70.507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MTAJ_705E42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متاج</text:p>
          </table:table-cell>
          <table:table-cell office:value-type="float" office:value="42.56503" calcext:value-type="float">
            <text:p>42.56503</text:p>
          </table:table-cell>
          <table:table-cell office:value-type="float" office:value="70.50767" calcext:value-type="float">
            <text:p>70.5076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MTAJ_705E425N_S_TRAN"</text:p>
          </table:table-cell>
          <table:table-cell office:value-type="string" calcext:value-type="string">
            <text:p>بارجاخ</text:p>
          </table:table-cell>
          <table:table-cell office:value-type="float" office:value="42.62635" calcext:value-type="float">
            <text:p>42.62635</text:p>
          </table:table-cell>
          <table:table-cell office:value-type="float" office:value="70.80406" calcext:value-type="float">
            <text:p>70.804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RJAH_708E426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ارجاخ</text:p>
          </table:table-cell>
          <table:table-cell office:value-type="float" office:value="42.62635" calcext:value-type="float">
            <text:p>42.62635</text:p>
          </table:table-cell>
          <table:table-cell office:value-type="float" office:value="70.80406" calcext:value-type="float">
            <text:p>70.804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RJAH_708E426N_S_TRAN"</text:p>
          </table:table-cell>
          <table:table-cell office:value-type="string" calcext:value-type="string">
            <text:p>منز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نزل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شاوغر</text:p>
          </table:table-cell>
          <table:table-cell office:value-type="float" office:value="43.25" calcext:value-type="float">
            <text:p>43.25</text:p>
          </table:table-cell>
          <table:table-cell office:value-type="float" office:value="68.3157" calcext:value-type="float">
            <text:p>68.3157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شاوغر</text:p>
          </table:table-cell>
          <table:table-cell office:value-type="float" office:value="43.25" calcext:value-type="float">
            <text:p>43.25</text:p>
          </table:table-cell>
          <table:table-cell office:value-type="float" office:value="68.3157" calcext:value-type="float">
            <text:p>68.315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AWAGHAR_683E432N_S_TRAN"</text:p>
          </table:table-cell>
          <table:table-cell office:value-type="string" calcext:value-type="string">
            <text:p>طراز</text:p>
          </table:table-cell>
          <table:table-cell office:value-type="float" office:value="42.83695" calcext:value-type="float">
            <text:p>42.83695</text:p>
          </table:table-cell>
          <table:table-cell office:value-type="float" office:value="71.44044" calcext:value-type="float">
            <text:p>71.4404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RAZ_714E428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أسبيجاب</text:p>
          </table:table-cell>
          <table:table-cell office:value-type="float" office:value="42.23062" calcext:value-type="float">
            <text:p>42.23062</text:p>
          </table:table-cell>
          <table:table-cell office:value-type="float" office:value="69.75409" calcext:value-type="float">
            <text:p>69.7540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ISBIJAB_697E422N_R_TRAN"</text:p>
          </table:table-cell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"</text:p>
          </table:table-cell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"</text:p>
          </table:table-cell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"</text:p>
          </table:table-cell>
          <table:table-cell office:value-type="string" calcext:value-type="string">
            <text:p>نهر الشا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نهر الشا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"</text:p>
          </table:table-cell>
          <table:table-cell office:value-type="string" calcext:value-type="string">
            <text:p>ز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كث الشا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عدن الفض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عدن الفض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اج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ج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رمغان</text:p>
          </table:table-cell>
          <table:table-cell office:value-type="float" office:value="40.78105" calcext:value-type="float">
            <text:p>40.78105</text:p>
          </table:table-cell>
          <table:table-cell office:value-type="float" office:value="70.89318" calcext:value-type="float">
            <text:p>70.8931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URMUGHAN_708E407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"</text:p>
          </table:table-cell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ركرد</text:p>
          </table:table-cell>
          <table:table-cell office:value-type="float" office:value="42.02949" calcext:value-type="float">
            <text:p>42.02949</text:p>
          </table:table-cell>
          <table:table-cell office:value-type="float" office:value="69.82576" calcext:value-type="float">
            <text:p>69.8257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ARKARD_698E420N_S_TRAN"</text:p>
          </table:table-cell>
          <table:table-cell office:value-type="string" calcext:value-type="string">
            <text:p>أسبيجاب</text:p>
          </table:table-cell>
          <table:table-cell office:value-type="float" office:value="42.23062" calcext:value-type="float">
            <text:p>42.23062</text:p>
          </table:table-cell>
          <table:table-cell office:value-type="float" office:value="69.75409" calcext:value-type="float">
            <text:p>69.7540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ISBIJAB_697E422N_R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وص</text:p>
          </table:table-cell>
          <table:table-cell office:value-type="float" office:value="40.22314" calcext:value-type="float">
            <text:p>40.22314</text:p>
          </table:table-cell>
          <table:table-cell office:value-type="float" office:value="68.82906" calcext:value-type="float">
            <text:p>68.8290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WAS_688E40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اباط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ساباط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اوك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اوك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جندة</text:p>
          </table:table-cell>
          <table:table-cell office:value-type="float" office:value="40.24606" calcext:value-type="float">
            <text:p>40.24606</text:p>
          </table:table-cell>
          <table:table-cell office:value-type="float" office:value="69.63107" calcext:value-type="float">
            <text:p>69.6310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UJANDA_696E40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"</text:p>
          </table:table-cell>
          <table:table-cell office:value-type="string" calcext:value-type="string">
            <text:p>زرمان</text:p>
          </table:table-cell>
          <table:table-cell office:value-type="float" office:value="39.7739" calcext:value-type="float">
            <text:p>39.7739</text:p>
          </table:table-cell>
          <table:table-cell office:value-type="float" office:value="66.63169" calcext:value-type="float">
            <text:p>66.631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RMAN_666E397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مان</text:p>
          </table:table-cell>
          <table:table-cell office:value-type="float" office:value="39.7739" calcext:value-type="float">
            <text:p>39.7739</text:p>
          </table:table-cell>
          <table:table-cell office:value-type="float" office:value="66.63169" calcext:value-type="float">
            <text:p>66.631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RMAN_666E397N_S_TRAN"</text:p>
          </table:table-cell>
          <table:table-cell office:value-type="string" calcext:value-type="string">
            <text:p>ربنجن</text:p>
          </table:table-cell>
          <table:table-cell office:value-type="float" office:value="39.86785" calcext:value-type="float">
            <text:p>39.86785</text:p>
          </table:table-cell>
          <table:table-cell office:value-type="float" office:value="66.37226" calcext:value-type="float">
            <text:p>66.3722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BINJAN_663E39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نجن</text:p>
          </table:table-cell>
          <table:table-cell office:value-type="float" office:value="39.86785" calcext:value-type="float">
            <text:p>39.86785</text:p>
          </table:table-cell>
          <table:table-cell office:value-type="float" office:value="66.37226" calcext:value-type="float">
            <text:p>66.3722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BINJAN_663E398N_S_TRAN"</text:p>
          </table:table-cell>
          <table:table-cell office:value-type="string" calcext:value-type="string">
            <text:p>الدبوسية</text:p>
          </table:table-cell>
          <table:table-cell office:value-type="float" office:value="39.93282" calcext:value-type="float">
            <text:p>39.93282</text:p>
          </table:table-cell>
          <table:table-cell office:value-type="float" office:value="66.0174" calcext:value-type="float">
            <text:p>66.017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BUSIYA_660E399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بوسية</text:p>
          </table:table-cell>
          <table:table-cell office:value-type="float" office:value="39.93282" calcext:value-type="float">
            <text:p>39.93282</text:p>
          </table:table-cell>
          <table:table-cell office:value-type="float" office:value="66.0174" calcext:value-type="float">
            <text:p>66.017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BUSIYA_660E399N_S_TRAN"</text:p>
          </table:table-cell>
          <table:table-cell office:value-type="string" calcext:value-type="string">
            <text:p>كرمينية</text:p>
          </table:table-cell>
          <table:table-cell office:value-type="float" office:value="40.14581" calcext:value-type="float">
            <text:p>40.14581</text:p>
          </table:table-cell>
          <table:table-cell office:value-type="float" office:value="65.40937" calcext:value-type="float">
            <text:p>65.4093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MIINIYYA_654E40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مينية</text:p>
          </table:table-cell>
          <table:table-cell office:value-type="float" office:value="40.14581" calcext:value-type="float">
            <text:p>40.14581</text:p>
          </table:table-cell>
          <table:table-cell office:value-type="float" office:value="65.40937" calcext:value-type="float">
            <text:p>65.4093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MIINIYYA_654E401N_S_TRAN"</text:p>
          </table:table-cell>
          <table:table-cell office:value-type="string" calcext:value-type="string">
            <text:p>الطواويس</text:p>
          </table:table-cell>
          <table:table-cell office:value-type="float" office:value="40.01136" calcext:value-type="float">
            <text:p>40.01136</text:p>
          </table:table-cell>
          <table:table-cell office:value-type="float" office:value="64.78279" calcext:value-type="float">
            <text:p>64.7827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WAWIS_647E40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طواويس</text:p>
          </table:table-cell>
          <table:table-cell office:value-type="float" office:value="40.01136" calcext:value-type="float">
            <text:p>40.01136</text:p>
          </table:table-cell>
          <table:table-cell office:value-type="float" office:value="64.78279" calcext:value-type="float">
            <text:p>64.7827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TAWAWIS_647E400N_S_TRAN"</text:p>
          </table:table-cell>
          <table:table-cell office:value-type="string" calcext:value-type="string">
            <text:p>ديم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يم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خ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"</text:p>
          </table:table-cell>
          <table:table-cell office:value-type="string" calcext:value-type="string">
            <text:p>ز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اكث</text:p>
          </table:table-cell>
          <table:table-cell office:value-type="float" office:value="40.71867" calcext:value-type="float">
            <text:p>40.71867</text:p>
          </table:table-cell>
          <table:table-cell office:value-type="float" office:value="68.80969" calcext:value-type="float">
            <text:p>68.809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NAKATH_688E407N_S_TRAN"</text:p>
          </table:table-cell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توركث</text:p>
          </table:table-cell>
          <table:table-cell office:value-type="float" office:value="40.88768" calcext:value-type="float">
            <text:p>40.88768</text:p>
          </table:table-cell>
          <table:table-cell office:value-type="float" office:value="68.87652" calcext:value-type="float">
            <text:p>68.8765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UTURKATH_688E408N_S_TRAN"</text:p>
          </table:table-cell>
          <table:table-cell office:value-type="string" calcext:value-type="string">
            <text:p>بنكث</text:p>
          </table:table-cell>
          <table:table-cell office:value-type="float" office:value="41.22621" calcext:value-type="float">
            <text:p>41.22621</text:p>
          </table:table-cell>
          <table:table-cell office:value-type="float" office:value="69.41991" calcext:value-type="float">
            <text:p>69.4199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INKATH_694E41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رقند</text:p>
          </table:table-cell>
          <table:table-cell office:value-type="float" office:value="39.67905" calcext:value-type="float">
            <text:p>39.67905</text:p>
          </table:table-cell>
          <table:table-cell office:value-type="float" office:value="67.03225" calcext:value-type="float">
            <text:p>67.032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MARQAND_670E396N_S_TRAN"</text:p>
          </table:table-cell>
          <table:table-cell office:value-type="string" calcext:value-type="string">
            <text:p>درزده</text:p>
          </table:table-cell>
          <table:table-cell office:value-type="float" office:value="39.31836" calcext:value-type="float">
            <text:p>39.31836</text:p>
          </table:table-cell>
          <table:table-cell office:value-type="float" office:value="67.06451" calcext:value-type="float">
            <text:p>67.0645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IRIZDAH_670E39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رزده</text:p>
          </table:table-cell>
          <table:table-cell office:value-type="float" office:value="39.31836" calcext:value-type="float">
            <text:p>39.31836</text:p>
          </table:table-cell>
          <table:table-cell office:value-type="float" office:value="67.06451" calcext:value-type="float">
            <text:p>67.0645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IRIZDAH_670E393N_S_TRAN"</text:p>
          </table:table-cell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ISHSH_668E390N_R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ISHSH_668E390N_R_TRAN"</text:p>
          </table:table-cell>
          <table:table-cell office:value-type="string" calcext:value-type="string">
            <text:p>كندك</text:p>
          </table:table-cell>
          <table:table-cell office:value-type="float" office:value="38.37384" calcext:value-type="float">
            <text:p>38.37384</text:p>
          </table:table-cell>
          <table:table-cell office:value-type="float" office:value="66.78829" calcext:value-type="float">
            <text:p>66.788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NDAK_667E38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دك</text:p>
          </table:table-cell>
          <table:table-cell office:value-type="float" office:value="38.37384" calcext:value-type="float">
            <text:p>38.37384</text:p>
          </table:table-cell>
          <table:table-cell office:value-type="float" office:value="66.78829" calcext:value-type="float">
            <text:p>66.788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NDAK_667E383N_S_TRAN"</text:p>
          </table:table-cell>
          <table:table-cell office:value-type="string" calcext:value-type="string">
            <text:p>باب الحديد</text:p>
          </table:table-cell>
          <table:table-cell office:value-type="float" office:value="38.22114" calcext:value-type="float">
            <text:p>38.22114</text:p>
          </table:table-cell>
          <table:table-cell office:value-type="float" office:value="67.03158" calcext:value-type="float">
            <text:p>67.031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BHADID_670E382N_O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ب الحديد</text:p>
          </table:table-cell>
          <table:table-cell office:value-type="float" office:value="38.22114" calcext:value-type="float">
            <text:p>38.22114</text:p>
          </table:table-cell>
          <table:table-cell office:value-type="float" office:value="67.03158" calcext:value-type="float">
            <text:p>67.031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BHADID_670E382N_O_TRAN"</text:p>
          </table:table-cell>
          <table:table-cell office:value-type="string" calcext:value-type="string">
            <text:p>قر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رم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يكند</text:p>
          </table:table-cell>
          <table:table-cell office:value-type="float" office:value="39.55752" calcext:value-type="float">
            <text:p>39.55752</text:p>
          </table:table-cell>
          <table:table-cell office:value-type="float" office:value="64.07172" calcext:value-type="float">
            <text:p>64.0717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YKAND_640E39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كند</text:p>
          </table:table-cell>
          <table:table-cell office:value-type="float" office:value="39.55752" calcext:value-type="float">
            <text:p>39.55752</text:p>
          </table:table-cell>
          <table:table-cell office:value-type="float" office:value="64.07172" calcext:value-type="float">
            <text:p>64.0717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YKAND_640E395N_S_TRAN"</text:p>
          </table:table-cell>
          <table:table-cell office:value-type="string" calcext:value-type="string">
            <text:p>ميان كال</text:p>
          </table:table-cell>
          <table:table-cell office:value-type="float" office:value="39.34189" calcext:value-type="float">
            <text:p>39.34189</text:p>
          </table:table-cell>
          <table:table-cell office:value-type="float" office:value="64.26931" calcext:value-type="float">
            <text:p>64.2693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IYANKAL_642E39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يان كال</text:p>
          </table:table-cell>
          <table:table-cell office:value-type="float" office:value="39.34189" calcext:value-type="float">
            <text:p>39.34189</text:p>
          </table:table-cell>
          <table:table-cell office:value-type="float" office:value="64.26931" calcext:value-type="float">
            <text:p>64.2693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IYANKAL_642E393N_S_TRAN"</text:p>
          </table:table-cell>
          <table:table-cell office:value-type="string" calcext:value-type="string">
            <text:p>فربر</text:p>
          </table:table-cell>
          <table:table-cell office:value-type="float" office:value="39.17015" calcext:value-type="float">
            <text:p>39.17015</text:p>
          </table:table-cell>
          <table:table-cell office:value-type="float" office:value="63.61874" calcext:value-type="float">
            <text:p>63.6187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IRABR_636E39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ربر</text:p>
          </table:table-cell>
          <table:table-cell office:value-type="float" office:value="39.17015" calcext:value-type="float">
            <text:p>39.17015</text:p>
          </table:table-cell>
          <table:table-cell office:value-type="float" office:value="63.61874" calcext:value-type="float">
            <text:p>63.61874</text:p>
          </table:table-cell>
          <table:table-cell office:value-type="string" calcext:value-type="string">
            <text:p>جيحو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44.1" calcext:value-type="float">
            <text:p>144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كم</text:p>
          </table:table-cell>
          <table:table-cell office:value-type="float" office:value="39.58498" calcext:value-type="float">
            <text:p>39.58498</text:p>
          </table:table-cell>
          <table:table-cell office:value-type="float" office:value="64.73843" calcext:value-type="float">
            <text:p>64.738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IKAM_647E39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كم</text:p>
          </table:table-cell>
          <table:table-cell office:value-type="float" office:value="39.58498" calcext:value-type="float">
            <text:p>39.58498</text:p>
          </table:table-cell>
          <table:table-cell office:value-type="float" office:value="64.73843" calcext:value-type="float">
            <text:p>64.7384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IKAM_647E395N_S_TRAN"</text:p>
          </table:table-cell>
          <table:table-cell office:value-type="string" calcext:value-type="string">
            <text:p>رباط عتيق</text:p>
          </table:table-cell>
          <table:table-cell office:value-type="float" office:value="39.44667" calcext:value-type="float">
            <text:p>39.44667</text:p>
          </table:table-cell>
          <table:table-cell office:value-type="float" office:value="65.02339" calcext:value-type="float">
            <text:p>65.023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TIQ_650E394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عتيق</text:p>
          </table:table-cell>
          <table:table-cell office:value-type="float" office:value="39.44667" calcext:value-type="float">
            <text:p>39.44667</text:p>
          </table:table-cell>
          <table:table-cell office:value-type="float" office:value="65.02339" calcext:value-type="float">
            <text:p>65.023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TIQ_650E394N_S_TRAN"</text:p>
          </table:table-cell>
          <table:table-cell office:value-type="string" calcext:value-type="string">
            <text:p>جب سع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سع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زدة</text:p>
          </table:table-cell>
          <table:table-cell office:value-type="float" office:value="39.03468" calcext:value-type="float">
            <text:p>39.03468</text:p>
          </table:table-cell>
          <table:table-cell office:value-type="float" office:value="65.44949" calcext:value-type="float">
            <text:p>65.4494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ZDA_654E39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زدة</text:p>
          </table:table-cell>
          <table:table-cell office:value-type="float" office:value="39.03468" calcext:value-type="float">
            <text:p>39.03468</text:p>
          </table:table-cell>
          <table:table-cell office:value-type="float" office:value="65.44949" calcext:value-type="float">
            <text:p>65.4494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ZDA_654E390N_S_TRAN"</text:p>
          </table:table-cell>
          <table:table-cell office:value-type="string" calcext:value-type="string">
            <text:p>رباط خواران</text:p>
          </table:table-cell>
          <table:table-cell office:value-type="float" office:value="38.54277" calcext:value-type="float">
            <text:p>38.54277</text:p>
          </table:table-cell>
          <table:table-cell office:value-type="float" office:value="65.33793" calcext:value-type="float">
            <text:p>65.337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KHUWARAN_653E38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خواران</text:p>
          </table:table-cell>
          <table:table-cell office:value-type="float" office:value="38.54277" calcext:value-type="float">
            <text:p>38.54277</text:p>
          </table:table-cell>
          <table:table-cell office:value-type="float" office:value="65.33793" calcext:value-type="float">
            <text:p>65.337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KHUWARAN_653E385N_S_TRAN"</text:p>
          </table:table-cell>
          <table:table-cell office:value-type="string" calcext:value-type="string">
            <text:p>قرية البخاريين</text:p>
          </table:table-cell>
          <table:table-cell office:value-type="float" office:value="38.07235" calcext:value-type="float">
            <text:p>38.07235</text:p>
          </table:table-cell>
          <table:table-cell office:value-type="float" office:value="65.15512" calcext:value-type="float">
            <text:p>65.1551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UKHARIYYIN_651E38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بخاريين</text:p>
          </table:table-cell>
          <table:table-cell office:value-type="float" office:value="38.07235" calcext:value-type="float">
            <text:p>38.07235</text:p>
          </table:table-cell>
          <table:table-cell office:value-type="float" office:value="65.15512" calcext:value-type="float">
            <text:p>65.1551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UKHARIYYIN_651E380N_S_TRAN"</text:p>
          </table:table-cell>
          <table:table-cell office:value-type="string" calcext:value-type="string">
            <text:p>قرية الخوارزميين</text:p>
          </table:table-cell>
          <table:table-cell office:value-type="float" office:value="37.69255" calcext:value-type="float">
            <text:p>37.69255</text:p>
          </table:table-cell>
          <table:table-cell office:value-type="float" office:value="65.56778" calcext:value-type="float">
            <text:p>65.5677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KHUWARIZMIYYIN_655E376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خوارزميين</text:p>
          </table:table-cell>
          <table:table-cell office:value-type="float" office:value="37.69255" calcext:value-type="float">
            <text:p>37.69255</text:p>
          </table:table-cell>
          <table:table-cell office:value-type="float" office:value="65.56778" calcext:value-type="float">
            <text:p>65.5677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KHUWARIZMIYYIN_655E376N_S_TRAN"</text:p>
          </table:table-cell>
          <table:table-cell office:value-type="string" calcext:value-type="string">
            <text:p>بلخان</text:p>
          </table:table-cell>
          <table:table-cell office:value-type="float" office:value="37.51897" calcext:value-type="float">
            <text:p>37.51897</text:p>
          </table:table-cell>
          <table:table-cell office:value-type="float" office:value="66.00329" calcext:value-type="float">
            <text:p>66.003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LKHAN_660E37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خان</text:p>
          </table:table-cell>
          <table:table-cell office:value-type="float" office:value="37.51897" calcext:value-type="float">
            <text:p>37.51897</text:p>
          </table:table-cell>
          <table:table-cell office:value-type="float" office:value="66.00329" calcext:value-type="float">
            <text:p>66.0032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LKHAN_660E375N_S_TRAN"</text:p>
          </table:table-cell>
          <table:table-cell office:value-type="string" calcext:value-type="string">
            <text:p>كالف</text:p>
          </table:table-cell>
          <table:table-cell office:value-type="float" office:value="37.37958" calcext:value-type="float">
            <text:p>37.37958</text:p>
          </table:table-cell>
          <table:table-cell office:value-type="float" office:value="66.31581" calcext:value-type="float">
            <text:p>66.3158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LIF_663E37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لف</text:p>
          </table:table-cell>
          <table:table-cell office:value-type="float" office:value="37.37958" calcext:value-type="float">
            <text:p>37.37958</text:p>
          </table:table-cell>
          <table:table-cell office:value-type="float" office:value="66.31581" calcext:value-type="float">
            <text:p>66.3158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LIF_663E373N_S_TRAN"</text:p>
          </table:table-cell>
          <table:table-cell office:value-type="string" calcext:value-type="string">
            <text:p>محلة القياسين</text:p>
          </table:table-cell>
          <table:table-cell office:value-type="float" office:value="37.44577" calcext:value-type="float">
            <text:p>37.44577</text:p>
          </table:table-cell>
          <table:table-cell office:value-type="float" office:value="66.8817" calcext:value-type="float">
            <text:p>66.88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HALLAQAYYASIN_668E374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حلة القياسين</text:p>
          </table:table-cell>
          <table:table-cell office:value-type="float" office:value="37.44577" calcext:value-type="float">
            <text:p>37.44577</text:p>
          </table:table-cell>
          <table:table-cell office:value-type="float" office:value="66.8817" calcext:value-type="float">
            <text:p>66.88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HALLAQAYYASIN_668E374N_S_TRAN"</text:p>
          </table:table-cell>
          <table:table-cell office:value-type="string" calcext:value-type="string">
            <text:p>ترم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خا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مزه</text:p>
          </table:table-cell>
          <table:table-cell office:value-type="float" office:value="39.90472" calcext:value-type="float">
            <text:p>39.90472</text:p>
          </table:table-cell>
          <table:table-cell office:value-type="float" office:value="64.25722" calcext:value-type="float">
            <text:p>64.2572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MZAH_642E399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مزه</text:p>
          </table:table-cell>
          <table:table-cell office:value-type="float" office:value="39.90472" calcext:value-type="float">
            <text:p>39.90472</text:p>
          </table:table-cell>
          <table:table-cell office:value-type="float" office:value="64.25722" calcext:value-type="float">
            <text:p>64.2572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MZAH_642E399N_S_TRAN"</text:p>
          </table:table-cell>
          <table:table-cell office:value-type="string" calcext:value-type="string">
            <text:p>رباط تاش</text:p>
          </table:table-cell>
          <table:table-cell office:value-type="float" office:value="39.99849" calcext:value-type="float">
            <text:p>39.99849</text:p>
          </table:table-cell>
          <table:table-cell office:value-type="float" office:value="63.82036" calcext:value-type="float">
            <text:p>63.820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ASH_638E399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تاش</text:p>
          </table:table-cell>
          <table:table-cell office:value-type="float" office:value="39.99849" calcext:value-type="float">
            <text:p>39.99849</text:p>
          </table:table-cell>
          <table:table-cell office:value-type="float" office:value="63.82036" calcext:value-type="float">
            <text:p>63.820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ASH_638E399N_S_TRAN"</text:p>
          </table:table-cell>
          <table:table-cell office:value-type="string" calcext:value-type="string">
            <text:p>شوروخ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وروخ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مل</text:p>
          </table:table-cell>
          <table:table-cell office:value-type="float" office:value="40.13581" calcext:value-type="float">
            <text:p>40.13581</text:p>
          </table:table-cell>
          <table:table-cell office:value-type="float" office:value="63.16025" calcext:value-type="float">
            <text:p>63.160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ML_631E40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ل</text:p>
          </table:table-cell>
          <table:table-cell office:value-type="float" office:value="40.13581" calcext:value-type="float">
            <text:p>40.13581</text:p>
          </table:table-cell>
          <table:table-cell office:value-type="float" office:value="63.16025" calcext:value-type="float">
            <text:p>63.160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AML_631E401N_S_TRAN"</text:p>
          </table:table-cell>
          <table:table-cell office:value-type="string" calcext:value-type="string">
            <text:p>رباط طغان</text:p>
          </table:table-cell>
          <table:table-cell office:value-type="float" office:value="40.18541" calcext:value-type="float">
            <text:p>40.18541</text:p>
          </table:table-cell>
          <table:table-cell office:value-type="float" office:value="62.82511" calcext:value-type="float">
            <text:p>62.8251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UGHAN_628E40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طغان</text:p>
          </table:table-cell>
          <table:table-cell office:value-type="float" office:value="40.18541" calcext:value-type="float">
            <text:p>40.18541</text:p>
          </table:table-cell>
          <table:table-cell office:value-type="float" office:value="62.82511" calcext:value-type="float">
            <text:p>62.8251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TUGHAN_628E401N_S_TRAN"</text:p>
          </table:table-cell>
          <table:table-cell office:value-type="string" calcext:value-type="string">
            <text:p>رباط جكرب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جكرب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حسن</text:p>
          </table:table-cell>
          <table:table-cell office:value-type="float" office:value="40.50009" calcext:value-type="float">
            <text:p>40.50009</text:p>
          </table:table-cell>
          <table:table-cell office:value-type="float" office:value="62.28269" calcext:value-type="float">
            <text:p>62.28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HASAN_622E40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حسن</text:p>
          </table:table-cell>
          <table:table-cell office:value-type="float" office:value="40.50009" calcext:value-type="float">
            <text:p>40.50009</text:p>
          </table:table-cell>
          <table:table-cell office:value-type="float" office:value="62.28269" calcext:value-type="float">
            <text:p>62.28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HASAN_622E405N_S_TRAN"</text:p>
          </table:table-cell>
          <table:table-cell office:value-type="string" calcext:value-type="string">
            <text:p>نابادغين</text:p>
          </table:table-cell>
          <table:table-cell office:value-type="float" office:value="40.79993" calcext:value-type="float">
            <text:p>40.79993</text:p>
          </table:table-cell>
          <table:table-cell office:value-type="float" office:value="62.06959" calcext:value-type="float">
            <text:p>62.0695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ABADGHIN_620E407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ابادغين</text:p>
          </table:table-cell>
          <table:table-cell office:value-type="float" office:value="40.79993" calcext:value-type="float">
            <text:p>40.79993</text:p>
          </table:table-cell>
          <table:table-cell office:value-type="float" office:value="62.06959" calcext:value-type="float">
            <text:p>62.0695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ABADGHIN_620E407N_S_TRAN"</text:p>
          </table:table-cell>
          <table:table-cell office:value-type="string" calcext:value-type="string">
            <text:p>مضيق 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ضيق 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"</text:p>
          </table:table-cell>
          <table:table-cell office:value-type="string" calcext:value-type="string">
            <text:p>رباط سنده</text:p>
          </table:table-cell>
          <table:table-cell office:value-type="float" office:value="41.23222" calcext:value-type="float">
            <text:p>41.23222</text:p>
          </table:table-cell>
          <table:table-cell office:value-type="float" office:value="61.76738" calcext:value-type="float">
            <text:p>61.7673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SANDAH_617E41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سنده</text:p>
          </table:table-cell>
          <table:table-cell office:value-type="float" office:value="41.23222" calcext:value-type="float">
            <text:p>41.23222</text:p>
          </table:table-cell>
          <table:table-cell office:value-type="float" office:value="61.76738" calcext:value-type="float">
            <text:p>61.7673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SANDAH_617E412N_S_TRAN"</text:p>
          </table:table-cell>
          <table:table-cell office:value-type="string" calcext:value-type="string">
            <text:p>بغرقان</text:p>
          </table:table-cell>
          <table:table-cell office:value-type="float" office:value="41.43986" calcext:value-type="float">
            <text:p>41.43986</text:p>
          </table:table-cell>
          <table:table-cell office:value-type="float" office:value="61.27533" calcext:value-type="float">
            <text:p>61.2753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GHIRQAN_612E414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رقان</text:p>
          </table:table-cell>
          <table:table-cell office:value-type="float" office:value="41.43986" calcext:value-type="float">
            <text:p>41.43986</text:p>
          </table:table-cell>
          <table:table-cell office:value-type="float" office:value="61.27533" calcext:value-type="float">
            <text:p>61.2753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GHIRQAN_612E414N_S_TRAN"</text:p>
          </table:table-cell>
          <table:table-cell office:value-type="string" calcext:value-type="string">
            <text:p>شراخان</text:p>
          </table:table-cell>
          <table:table-cell office:value-type="float" office:value="41.50228" calcext:value-type="float">
            <text:p>41.50228</text:p>
          </table:table-cell>
          <table:table-cell office:value-type="float" office:value="60.94019" calcext:value-type="float">
            <text:p>60.9401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URAKHAN_609E41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راخان</text:p>
          </table:table-cell>
          <table:table-cell office:value-type="float" office:value="41.50228" calcext:value-type="float">
            <text:p>41.50228</text:p>
          </table:table-cell>
          <table:table-cell office:value-type="float" office:value="60.94019" calcext:value-type="float">
            <text:p>60.9401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HURAKHAN_609E415N_S_TRAN"</text:p>
          </table:table-cell>
          <table:table-cell office:value-type="string" calcext:value-type="string">
            <text:p>ك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س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س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"</text:p>
          </table:table-cell>
          <table:table-cell office:value-type="string" calcext:value-type="string">
            <text:p>نوزكا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على الي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وباغ</text:p>
          </table:table-cell>
          <table:table-cell office:value-type="float" office:value="42.2688" calcext:value-type="float">
            <text:p>42.2688</text:p>
          </table:table-cell>
          <table:table-cell office:value-type="float" office:value="59.81853" calcext:value-type="float">
            <text:p>59.8185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BAGH_598E42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زداخقان</text:p>
          </table:table-cell>
          <table:table-cell office:value-type="float" office:value="42.39769" calcext:value-type="float">
            <text:p>42.39769</text:p>
          </table:table-cell>
          <table:table-cell office:value-type="float" office:value="59.5047" calcext:value-type="float">
            <text:p>59.504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ZDAKHKAN_595E423N_S_TRAN"</text:p>
          </table:table-cell>
          <table:table-cell office:value-type="string" calcext:value-type="string">
            <text:p>درس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درس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"</text:p>
          </table:table-cell>
          <table:table-cell office:value-type="string" calcext:value-type="string">
            <text:p>جويقان</text:p>
          </table:table-cell>
          <table:table-cell office:value-type="float" office:value="42.94872" calcext:value-type="float">
            <text:p>42.94872</text:p>
          </table:table-cell>
          <table:table-cell office:value-type="float" office:value="59.88682" calcext:value-type="float">
            <text:p>59.8868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WIQAN_598E429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جويقان</text:p>
          </table:table-cell>
          <table:table-cell office:value-type="float" office:value="42.94872" calcext:value-type="float">
            <text:p>42.94872</text:p>
          </table:table-cell>
          <table:table-cell office:value-type="float" office:value="59.88682" calcext:value-type="float">
            <text:p>59.88682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WIQAN_598E429N_S_TRAN"</text:p>
          </table:table-cell>
          <table:table-cell office:value-type="string" calcext:value-type="string">
            <text:p>قرية براتكين</text:p>
          </table:table-cell>
          <table:table-cell office:value-type="float" office:value="43.19354" calcext:value-type="float">
            <text:p>43.19354</text:p>
          </table:table-cell>
          <table:table-cell office:value-type="float" office:value="59.95269" calcext:value-type="float">
            <text:p>59.95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ARATIKIN_599E431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براتكين</text:p>
          </table:table-cell>
          <table:table-cell office:value-type="float" office:value="43.19354" calcext:value-type="float">
            <text:p>43.19354</text:p>
          </table:table-cell>
          <table:table-cell office:value-type="float" office:value="59.95269" calcext:value-type="float">
            <text:p>59.9526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QARYABARATIKIN_599E431N_S_TRAN"</text:p>
          </table:table-cell>
          <table:table-cell office:value-type="string" calcext:value-type="string">
            <text:p>البحي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ماش</text:p>
          </table:table-cell>
          <table:table-cell office:value-type="float" office:value="41.35412" calcext:value-type="float">
            <text:p>41.35412</text:p>
          </table:table-cell>
          <table:table-cell office:value-type="float" office:value="61.49617" calcext:value-type="float">
            <text:p>61.496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MASH_614E413N_S_TRAN"</text:p>
          </table:table-cell>
          <table:table-cell office:value-type="string" calcext:value-type="string">
            <text:p>أم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راب س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رذخي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زداخقان</text:p>
          </table:table-cell>
          <table:table-cell office:value-type="float" office:value="42.39769" calcext:value-type="float">
            <text:p>42.39769</text:p>
          </table:table-cell>
          <table:table-cell office:value-type="float" office:value="59.5047" calcext:value-type="float">
            <text:p>59.504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MAZDAKHKAN_595E423N_S_TRAN"</text:p>
          </table:table-cell>
          <table:table-cell office:value-type="string" calcext:value-type="string">
            <text:p>وردراغ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ردراغ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در</text:p>
          </table:table-cell>
          <table:table-cell office:value-type="float" office:value="42.80533" calcext:value-type="float">
            <text:p>42.80533</text:p>
          </table:table-cell>
          <table:table-cell office:value-type="float" office:value="59.79383" calcext:value-type="float">
            <text:p>59.7938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_597E42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غردمان</text:p>
          </table:table-cell>
          <table:table-cell office:value-type="float" office:value="41.88381" calcext:value-type="float">
            <text:p>41.88381</text:p>
          </table:table-cell>
          <table:table-cell office:value-type="float" office:value="60.37258" calcext:value-type="float">
            <text:p>60.372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GHARDAMAN_603E41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ردمان</text:p>
          </table:table-cell>
          <table:table-cell office:value-type="float" office:value="41.88381" calcext:value-type="float">
            <text:p>41.88381</text:p>
          </table:table-cell>
          <table:table-cell office:value-type="float" office:value="60.37258" calcext:value-type="float">
            <text:p>60.3725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GHARDAMAN_603E418N_S_TRAN"</text:p>
          </table:table-cell>
          <table:table-cell office:value-type="string" calcext:value-type="string">
            <text:p>وايخان</text:p>
          </table:table-cell>
          <table:table-cell office:value-type="float" office:value="42.0552" calcext:value-type="float">
            <text:p>42.0552</text:p>
          </table:table-cell>
          <table:table-cell office:value-type="float" office:value="60.19436" calcext:value-type="float">
            <text:p>60.194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YKHAN_601E420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وايخان</text:p>
          </table:table-cell>
          <table:table-cell office:value-type="float" office:value="42.0552" calcext:value-type="float">
            <text:p>42.0552</text:p>
          </table:table-cell>
          <table:table-cell office:value-type="float" office:value="60.19436" calcext:value-type="float">
            <text:p>60.1943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YKHAN_601E420N_S_TRAN"</text:p>
          </table:table-cell>
          <table:table-cell office:value-type="string" calcext:value-type="string">
            <text:p>أرذخي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رذخي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وكباغ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وزارمند</text:p>
          </table:table-cell>
          <table:table-cell office:value-type="float" office:value="41.86361" calcext:value-type="float">
            <text:p>41.86361</text:p>
          </table:table-cell>
          <table:table-cell office:value-type="float" office:value="59.74298" calcext:value-type="float">
            <text:p>59.7429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ZARMAND_597E418N_S_TRAN"</text:p>
          </table:table-cell>
          <table:table-cell office:value-type="string" calcext:value-type="string">
            <text:p>دسكاخان خاس</text:p>
          </table:table-cell>
          <table:table-cell office:value-type="float" office:value="41.84474" calcext:value-type="float">
            <text:p>41.84474</text:p>
          </table:table-cell>
          <table:table-cell office:value-type="float" office:value="59.93725" calcext:value-type="float">
            <text:p>59.937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SKAKHANKHAS_599E418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دسكاخان خاس</text:p>
          </table:table-cell>
          <table:table-cell office:value-type="float" office:value="41.84474" calcext:value-type="float">
            <text:p>41.84474</text:p>
          </table:table-cell>
          <table:table-cell office:value-type="float" office:value="59.93725" calcext:value-type="float">
            <text:p>59.9372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SKAKHANKHAS_599E418N_S_TRAN"</text:p>
          </table:table-cell>
          <table:table-cell office:value-type="string" calcext:value-type="string">
            <text:p>رخشميثن</text:p>
          </table:table-cell>
          <table:table-cell office:value-type="float" office:value="41.64105" calcext:value-type="float">
            <text:p>41.64105</text:p>
          </table:table-cell>
          <table:table-cell office:value-type="float" office:value="60.2021" calcext:value-type="float">
            <text:p>60.202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RDHAKHUSHMITHAN_602E416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خشميثن</text:p>
          </table:table-cell>
          <table:table-cell office:value-type="float" office:value="41.64105" calcext:value-type="float">
            <text:p>41.64105</text:p>
          </table:table-cell>
          <table:table-cell office:value-type="float" office:value="60.2021" calcext:value-type="float">
            <text:p>60.2021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ARDHAKHUSHMITHAN_602E416N_S_TRAN"</text:p>
          </table:table-cell>
          <table:table-cell office:value-type="string" calcext:value-type="string">
            <text:p>خيوه</text:p>
          </table:table-cell>
          <table:table-cell office:value-type="float" office:value="41.38465" calcext:value-type="float">
            <text:p>41.38465</text:p>
          </table:table-cell>
          <table:table-cell office:value-type="float" office:value="60.33577" calcext:value-type="float">
            <text:p>60.3357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IWAH_603E41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يوه</text:p>
          </table:table-cell>
          <table:table-cell office:value-type="float" office:value="41.38465" calcext:value-type="float">
            <text:p>41.38465</text:p>
          </table:table-cell>
          <table:table-cell office:value-type="float" office:value="60.33577" calcext:value-type="float">
            <text:p>60.3357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IWAH_603E413N_S_TRAN"</text:p>
          </table:table-cell>
          <table:table-cell office:value-type="string" calcext:value-type="string">
            <text:p>كردرانخاس</text:p>
          </table:table-cell>
          <table:table-cell office:value-type="float" office:value="41.38937" calcext:value-type="float">
            <text:p>41.38937</text:p>
          </table:table-cell>
          <table:table-cell office:value-type="float" office:value="60.68254" calcext:value-type="float">
            <text:p>60.682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ANKHAS_606E413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درانخاس</text:p>
          </table:table-cell>
          <table:table-cell office:value-type="float" office:value="41.38937" calcext:value-type="float">
            <text:p>41.38937</text:p>
          </table:table-cell>
          <table:table-cell office:value-type="float" office:value="60.68254" calcext:value-type="float">
            <text:p>60.682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RDARANKHAS_606E413N_S_TRAN"</text:p>
          </table:table-cell>
          <table:table-cell office:value-type="string" calcext:value-type="string">
            <text:p>زردوخ بر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زردوخ بر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زاراسب</text:p>
          </table:table-cell>
          <table:table-cell office:value-type="float" office:value="41.2861" calcext:value-type="float">
            <text:p>41.2861</text:p>
          </table:table-cell>
          <table:table-cell office:value-type="float" office:value="61.09517" calcext:value-type="float">
            <text:p>61.09517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HAZARASB_610E412N_S_TRAN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وزارمند</text:p>
          </table:table-cell>
          <table:table-cell office:value-type="float" office:value="41.86361" calcext:value-type="float">
            <text:p>41.86361</text:p>
          </table:table-cell>
          <table:table-cell office:value-type="float" office:value="59.74298" calcext:value-type="float">
            <text:p>59.74298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WAZARMAND_597E418N_S_TRAN"</text:p>
          </table:table-cell>
          <table:table-cell office:value-type="string" calcext:value-type="string">
            <text:p>روزو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وزو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وزوار</text:p>
          </table:table-cell>
          <table:table-cell office:value-type="float" office:value="42.00196" calcext:value-type="float">
            <text:p>42.00196</text:p>
          </table:table-cell>
          <table:table-cell office:value-type="float" office:value="59.39815" calcext:value-type="float">
            <text:p>59.3981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ZWAR_593E42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وزوار</text:p>
          </table:table-cell>
          <table:table-cell office:value-type="float" office:value="42.00196" calcext:value-type="float">
            <text:p>42.00196</text:p>
          </table:table-cell>
          <table:table-cell office:value-type="float" office:value="59.39815" calcext:value-type="float">
            <text:p>59.3981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NUZWAR_593E420N_S_TRAN"</text:p>
          </table:table-cell>
          <table:table-cell office:value-type="string" calcext:value-type="string">
            <text:p>زمخشر</text:p>
          </table:table-cell>
          <table:table-cell office:value-type="float" office:value="42.21861" calcext:value-type="float">
            <text:p>42.21861</text:p>
          </table:table-cell>
          <table:table-cell office:value-type="float" office:value="59.71005" calcext:value-type="float">
            <text:p>59.7100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MAKHSHAR_597E42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مخشر</text:p>
          </table:table-cell>
          <table:table-cell office:value-type="float" office:value="42.21861" calcext:value-type="float">
            <text:p>42.21861</text:p>
          </table:table-cell>
          <table:table-cell office:value-type="float" office:value="59.71005" calcext:value-type="float">
            <text:p>59.7100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ZAMAKHSHAR_597E422N_S_TRAN"</text:p>
          </table:table-cell>
          <table:table-cell office:value-type="string" calcext:value-type="string">
            <text:p>الجرجانية</text:p>
          </table:table-cell>
          <table:table-cell office:value-type="float" office:value="42.45632" calcext:value-type="float">
            <text:p>42.45632</text:p>
          </table:table-cell>
          <table:table-cell office:value-type="float" office:value="59.21993" calcext:value-type="float">
            <text:p>59.2199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JURJANIYYA_592E424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خشب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float" office:value="379870.056179775" calcext:value-type="float">
            <text:p>379870.056179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"</text:p>
          </table:table-cell>
          <table:table-cell office:value-type="string" calcext:value-type="string">
            <text:p>دارزنجى</text:p>
          </table:table-cell>
          <table:table-cell office:value-type="float" office:value="37.84131" calcext:value-type="float">
            <text:p>37.84131</text:p>
          </table:table-cell>
          <table:table-cell office:value-type="float" office:value="67.63175" calcext:value-type="float">
            <text:p>67.6317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DARZANKA_676E378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"</text:p>
          </table:table-cell>
          <table:table-cell office:value-type="string" calcext:value-type="string">
            <text:p>باسند</text:p>
          </table:table-cell>
          <table:table-cell office:value-type="float" office:value="38.21375" calcext:value-type="float">
            <text:p>38.21375</text:p>
          </table:table-cell>
          <table:table-cell office:value-type="float" office:value="67.24396" calcext:value-type="float">
            <text:p>67.24396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BASAND_672E38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"</text:p>
          </table:table-cell>
          <table:table-cell office:value-type="string" calcext:value-type="string">
            <text:p>بايم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"</text:p>
          </table:table-cell>
          <table:table-cell office:value-type="string" calcext:value-type="string">
            <text:p>سنكردة</text:p>
          </table:table-cell>
          <table:table-cell office:value-type="float" office:value="38.50044" calcext:value-type="float">
            <text:p>38.50044</text:p>
          </table:table-cell>
          <table:table-cell office:value-type="float" office:value="67.57933" calcext:value-type="float">
            <text:p>67.5793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NKARDAH_675E385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SAGHANIYAN_678E382N_R_TRAN"</text:p>
          </table:table-cell>
          <table:table-cell office:value-type="string" calcext:value-type="string">
            <text:p>بور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صغانيان</text:p>
          </table:table-cell>
          <table:table-cell office:value-type="float" office:value="38.26337" calcext:value-type="float">
            <text:p>38.26337</text:p>
          </table:table-cell>
          <table:table-cell office:value-type="float" office:value="67.89454" calcext:value-type="float">
            <text:p>67.89454</text:p>
          </table:table-cell>
          <table:table-cell office:value-type="string" calcext:value-type="string">
            <text:p>الختل</text:p>
          </table:table-cell>
          <table:table-cell office:value-type="float" office:value="37.94076" calcext:value-type="float">
            <text:p>37.94076</text:p>
          </table:table-cell>
          <table:table-cell office:value-type="float" office:value="69.75285" calcext:value-type="float">
            <text:p>69.75285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طالقان</text:p>
          </table:table-cell>
          <table:table-cell office:value-type="float" office:value="36.76021" calcext:value-type="float">
            <text:p>36.76021</text:p>
          </table:table-cell>
          <table:table-cell office:value-type="float" office:value="69.62314" calcext:value-type="float">
            <text:p>69.62314</text:p>
          </table:table-cell>
          <table:table-cell office:value-type="string" calcext:value-type="string">
            <text:p>بذخشان</text:p>
          </table:table-cell>
          <table:table-cell office:value-type="float" office:value="37.59609" calcext:value-type="float">
            <text:p>37.59609</text:p>
          </table:table-cell>
          <table:table-cell office:value-type="float" office:value="70.79525" calcext:value-type="float">
            <text:p>70.79525</text:p>
          </table:table-cell>
          <table:table-cell office:value-type="float" office:value="265909.039325843" calcext:value-type="float">
            <text:p>265909.0393258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أندراب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935.028089888" calcext:value-type="float">
            <text:p>189935.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أندرابة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كاربايه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كارباي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نجهير</text:p>
          </table:table-cell>
          <table:table-cell office:value-type="float" office:value="35.51814" calcext:value-type="float">
            <text:p>35.51814</text:p>
          </table:table-cell>
          <table:table-cell office:value-type="float" office:value="69.81804" calcext:value-type="float">
            <text:p>69.8180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NJAHIR_698E35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نجان</text:p>
          </table:table-cell>
          <table:table-cell office:value-type="float" office:value="36.22585" calcext:value-type="float">
            <text:p>36.22585</text:p>
          </table:table-cell>
          <table:table-cell office:value-type="float" office:value="68.09011" calcext:value-type="float">
            <text:p>68.09011</text:p>
          </table:table-cell>
          <table:table-cell office:value-type="string" calcext:value-type="string">
            <text:p>بغلان</text:p>
          </table:table-cell>
          <table:table-cell office:value-type="float" office:value="36.2356" calcext:value-type="float">
            <text:p>36.2356</text:p>
          </table:table-cell>
          <table:table-cell office:value-type="float" office:value="68.77093" calcext:value-type="float">
            <text:p>68.77093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مذر</text:p>
          </table:table-cell>
          <table:table-cell office:value-type="float" office:value="35.38044" calcext:value-type="float">
            <text:p>35.38044</text:p>
          </table:table-cell>
          <table:table-cell office:value-type="float" office:value="67.85287" calcext:value-type="float">
            <text:p>67.85287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ذر</text:p>
          </table:table-cell>
          <table:table-cell office:value-type="float" office:value="35.38044" calcext:value-type="float">
            <text:p>35.38044</text:p>
          </table:table-cell>
          <table:table-cell office:value-type="float" office:value="67.85287" calcext:value-type="float">
            <text:p>67.852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DHAR_678E353N_S_KHUR"</text:p>
          </table:table-cell>
          <table:table-cell office:value-type="string" calcext:value-type="string">
            <text:p>ك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ه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باميان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67.80206" calcext:value-type="float">
            <text:p>67.80206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أ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أ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string" calcext:value-type="string">
            <text:p>ال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"</text:p>
          </table:table-cell>
          <table:table-cell office:value-type="string" calcext:value-type="string">
            <text:p>شاوك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اوك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رم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القا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اع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ABURQAN_657E366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شبورقان</text:p>
          </table:table-cell>
          <table:table-cell office:value-type="float" office:value="36.65136" calcext:value-type="float">
            <text:p>36.65136</text:p>
          </table:table-cell>
          <table:table-cell office:value-type="float" office:value="65.78352" calcext:value-type="float">
            <text:p>65.78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ABURQAN_657E366N_S_KHUR"</text:p>
          </table:table-cell>
          <table:table-cell office:value-type="string" calcext:value-type="string">
            <text:p>السدرة</text:p>
          </table:table-cell>
          <table:table-cell office:value-type="float" office:value="36.8377" calcext:value-type="float">
            <text:p>36.8377</text:p>
          </table:table-cell>
          <table:table-cell office:value-type="float" office:value="66.21231" calcext:value-type="float">
            <text:p>66.2123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DRA_662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درة</text:p>
          </table:table-cell>
          <table:table-cell office:value-type="float" office:value="36.8377" calcext:value-type="float">
            <text:p>36.8377</text:p>
          </table:table-cell>
          <table:table-cell office:value-type="float" office:value="66.21231" calcext:value-type="float">
            <text:p>66.2123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IDRA_662E368N_S_KHUR"</text:p>
          </table:table-cell>
          <table:table-cell office:value-type="string" calcext:value-type="string">
            <text:p>الدستجرده</text:p>
          </table:table-cell>
          <table:table-cell office:value-type="float" office:value="36.8334" calcext:value-type="float">
            <text:p>36.8334</text:p>
          </table:table-cell>
          <table:table-cell office:value-type="float" office:value="66.6411" calcext:value-type="float">
            <text:p>66.641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DASTAJIRDA_666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ستجرده</text:p>
          </table:table-cell>
          <table:table-cell office:value-type="float" office:value="36.8334" calcext:value-type="float">
            <text:p>36.8334</text:p>
          </table:table-cell>
          <table:table-cell office:value-type="float" office:value="66.6411" calcext:value-type="float">
            <text:p>66.6411</text:p>
          </table:table-cell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قصر الأم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أمي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"</text:p>
          </table:table-cell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"</text:p>
          </table:table-cell>
          <table:table-cell office:value-type="string" calcext:value-type="string">
            <text:p>الطالقان</text:p>
          </table:table-cell>
          <table:table-cell office:value-type="float" office:value="36.76021" calcext:value-type="float">
            <text:p>36.76021</text:p>
          </table:table-cell>
          <table:table-cell office:value-type="float" office:value="69.62314" calcext:value-type="float">
            <text:p>69.6231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QAN_696E36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نبار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65.94751" calcext:value-type="float">
            <text:p>65.947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BAR_659E362N_S_KHUR"</text:p>
          </table:table-cell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بلخ</text:p>
          </table:table-cell>
          <table:table-cell office:value-type="float" office:value="36.78497" calcext:value-type="float">
            <text:p>36.78497</text:p>
          </table:table-cell>
          <table:table-cell office:value-type="float" office:value="66.88305" calcext:value-type="float">
            <text:p>66.8830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LKH_668E367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ارياب</text:p>
          </table:table-cell>
          <table:table-cell office:value-type="float" office:value="36.46025" calcext:value-type="float">
            <text:p>36.46025</text:p>
          </table:table-cell>
          <table:table-cell office:value-type="float" office:value="64.93938" calcext:value-type="float">
            <text:p>64.9393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IYAB_649E364N_S_KHUR"</text:p>
          </table:table-cell>
          <table:table-cell office:value-type="string" calcext:value-type="string">
            <text:p>آست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ست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وبين وم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وبين وم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ندخوذ</text:p>
          </table:table-cell>
          <table:table-cell office:value-type="float" office:value="36.95541" calcext:value-type="float">
            <text:p>36.95541</text:p>
          </table:table-cell>
          <table:table-cell office:value-type="float" office:value="65.16655" calcext:value-type="float">
            <text:p>65.16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DAKHUDH_651E369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ندخوذ</text:p>
          </table:table-cell>
          <table:table-cell office:value-type="float" office:value="36.95541" calcext:value-type="float">
            <text:p>36.95541</text:p>
          </table:table-cell>
          <table:table-cell office:value-type="float" office:value="65.16655" calcext:value-type="float">
            <text:p>65.16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NDAKHUDH_651E369N_S_KHUR"</text:p>
          </table:table-cell>
          <table:table-cell office:value-type="string" calcext:value-type="string">
            <text:p>رباط أفريغون</text:p>
          </table:table-cell>
          <table:table-cell office:value-type="float" office:value="37.26306" calcext:value-type="float">
            <text:p>37.26306</text:p>
          </table:table-cell>
          <table:table-cell office:value-type="float" office:value="65.27273" calcext:value-type="float">
            <text:p>65.2727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FRIGHUN_652E372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أفريغون</text:p>
          </table:table-cell>
          <table:table-cell office:value-type="float" office:value="37.26306" calcext:value-type="float">
            <text:p>37.26306</text:p>
          </table:table-cell>
          <table:table-cell office:value-type="float" office:value="65.27273" calcext:value-type="float">
            <text:p>65.27273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RIBATAFRIGHUN_652E372N_S_TRAN"</text:p>
          </table:table-cell>
          <table:table-cell office:value-type="string" calcext:value-type="string">
            <text:p>قنى غي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ى غياث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ك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"</text:p>
          </table:table-cell>
          <table:table-cell office:value-type="string" calcext:value-type="string">
            <text:p>فاز</text:p>
          </table:table-cell>
          <table:table-cell office:value-type="float" office:value="37.39749" calcext:value-type="float">
            <text:p>37.39749</text:p>
          </table:table-cell>
          <table:table-cell office:value-type="float" office:value="62.29575" calcext:value-type="float">
            <text:p>62.295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Z_622E373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از</text:p>
          </table:table-cell>
          <table:table-cell office:value-type="float" office:value="37.39749" calcext:value-type="float">
            <text:p>37.39749</text:p>
          </table:table-cell>
          <table:table-cell office:value-type="float" office:value="62.29575" calcext:value-type="float">
            <text:p>62.295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Z_622E373N_S_KHUR"</text:p>
          </table:table-cell>
          <table:table-cell office:value-type="string" calcext:value-type="string">
            <text:p>مهدي آ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هدي آ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حيرآباذ</text:p>
          </table:table-cell>
          <table:table-cell office:value-type="float" office:value="36.88847" calcext:value-type="float">
            <text:p>36.88847</text:p>
          </table:table-cell>
          <table:table-cell office:value-type="float" office:value="62.46952" calcext:value-type="float">
            <text:p>62.469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HIRABADH_624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حيرآباذ</text:p>
          </table:table-cell>
          <table:table-cell office:value-type="float" office:value="36.88847" calcext:value-type="float">
            <text:p>36.88847</text:p>
          </table:table-cell>
          <table:table-cell office:value-type="float" office:value="62.46952" calcext:value-type="float">
            <text:p>62.469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HIRABADH_624E368N_S_KHUR"</text:p>
          </table:table-cell>
          <table:table-cell office:value-type="string" calcext:value-type="string">
            <text:p>القرينين</text:p>
          </table:table-cell>
          <table:table-cell office:value-type="float" office:value="36.5754" calcext:value-type="float">
            <text:p>36.5754</text:p>
          </table:table-cell>
          <table:table-cell office:value-type="float" office:value="62.44974" calcext:value-type="float">
            <text:p>62.449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RINAYN_624E36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رينين</text:p>
          </table:table-cell>
          <table:table-cell office:value-type="float" office:value="36.5754" calcext:value-type="float">
            <text:p>36.5754</text:p>
          </table:table-cell>
          <table:table-cell office:value-type="float" office:value="62.44974" calcext:value-type="float">
            <text:p>62.449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RINAYN_624E365N_S_KHUR"</text:p>
          </table:table-cell>
          <table:table-cell office:value-type="string" calcext:value-type="string">
            <text:p>أسداباذ</text:p>
          </table:table-cell>
          <table:table-cell office:value-type="float" office:value="36.29294" calcext:value-type="float">
            <text:p>36.29294</text:p>
          </table:table-cell>
          <table:table-cell office:value-type="float" office:value="62.67861" calcext:value-type="float">
            <text:p>62.6786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ADABADH_626E36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أحنف</text:p>
          </table:table-cell>
          <table:table-cell office:value-type="float" office:value="35.76147" calcext:value-type="float">
            <text:p>35.76147</text:p>
          </table:table-cell>
          <table:table-cell office:value-type="float" office:value="63.21212" calcext:value-type="float">
            <text:p>63.2121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AHNAF_632E357N_S_KHUR"</text:p>
          </table:table-cell>
          <table:table-cell office:value-type="string" calcext:value-type="string">
            <text:p>أرسكن</text:p>
          </table:table-cell>
          <table:table-cell office:value-type="float" office:value="35.74074" calcext:value-type="float">
            <text:p>35.74074</text:p>
          </table:table-cell>
          <table:table-cell office:value-type="float" office:value="63.44735" calcext:value-type="float">
            <text:p>63.447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RASKAN_634E35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رسكن</text:p>
          </table:table-cell>
          <table:table-cell office:value-type="float" office:value="35.74074" calcext:value-type="float">
            <text:p>35.74074</text:p>
          </table:table-cell>
          <table:table-cell office:value-type="float" office:value="63.44735" calcext:value-type="float">
            <text:p>63.447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RASKAN_634E357N_S_KHUR"</text:p>
          </table:table-cell>
          <table:table-cell office:value-type="string" calcext:value-type="string">
            <text:p>الأسراب</text:p>
          </table:table-cell>
          <table:table-cell office:value-type="float" office:value="35.81599" calcext:value-type="float">
            <text:p>35.81599</text:p>
          </table:table-cell>
          <table:table-cell office:value-type="float" office:value="63.76323" calcext:value-type="float">
            <text:p>63.763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RAB_637E35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سراب</text:p>
          </table:table-cell>
          <table:table-cell office:value-type="float" office:value="35.81599" calcext:value-type="float">
            <text:p>35.81599</text:p>
          </table:table-cell>
          <table:table-cell office:value-type="float" office:value="63.76323" calcext:value-type="float">
            <text:p>63.763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RAB_637E358N_S_KHUR"</text:p>
          </table:table-cell>
          <table:table-cell office:value-type="string" calcext:value-type="string">
            <text:p>كنجاباذ</text:p>
          </table:table-cell>
          <table:table-cell office:value-type="float" office:value="35.78873" calcext:value-type="float">
            <text:p>35.78873</text:p>
          </table:table-cell>
          <table:table-cell office:value-type="float" office:value="63.98233" calcext:value-type="float">
            <text:p>63.982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NJABADH_639E35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جاباذ</text:p>
          </table:table-cell>
          <table:table-cell office:value-type="float" office:value="35.78873" calcext:value-type="float">
            <text:p>35.78873</text:p>
          </table:table-cell>
          <table:table-cell office:value-type="float" office:value="63.98233" calcext:value-type="float">
            <text:p>63.982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NJABADH_639E357N_S_KHUR"</text:p>
          </table:table-cell>
          <table:table-cell office:value-type="string" calcext:value-type="string">
            <text:p>الطالقان</text:p>
          </table:table-cell>
          <table:table-cell office:value-type="float" office:value="36.76021" calcext:value-type="float">
            <text:p>36.76021</text:p>
          </table:table-cell>
          <table:table-cell office:value-type="float" office:value="69.62314" calcext:value-type="float">
            <text:p>69.6231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QAN_696E36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طالقان</text:p>
          </table:table-cell>
          <table:table-cell office:value-type="float" office:value="36.76021" calcext:value-type="float">
            <text:p>36.76021</text:p>
          </table:table-cell>
          <table:table-cell office:value-type="float" office:value="69.62314" calcext:value-type="float">
            <text:p>69.6231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QAN_696E367N_S_KHUR"</text:p>
          </table:table-cell>
          <table:table-cell office:value-type="string" calcext:value-type="string">
            <text:p>كسحان</text:p>
          </table:table-cell>
          <table:table-cell office:value-type="float" office:value="35.88354" calcext:value-type="float">
            <text:p>35.88354</text:p>
          </table:table-cell>
          <table:table-cell office:value-type="float" office:value="64.54957" calcext:value-type="float">
            <text:p>64.549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SHAN_645E35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سحان</text:p>
          </table:table-cell>
          <table:table-cell office:value-type="float" office:value="35.88354" calcext:value-type="float">
            <text:p>35.88354</text:p>
          </table:table-cell>
          <table:table-cell office:value-type="float" office:value="64.54957" calcext:value-type="float">
            <text:p>64.549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SHAN_645E358N_S_KHUR"</text:p>
          </table:table-cell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"</text:p>
          </table:table-cell>
          <table:table-cell office:value-type="string" calcext:value-type="string">
            <text:p>جروجرد</text:p>
          </table:table-cell>
          <table:table-cell office:value-type="float" office:value="37.50068" calcext:value-type="float">
            <text:p>37.50068</text:p>
          </table:table-cell>
          <table:table-cell office:value-type="float" office:value="61.87474" calcext:value-type="float">
            <text:p>61.874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ARUJIRD_618E37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وجرد</text:p>
          </table:table-cell>
          <table:table-cell office:value-type="float" office:value="37.50068" calcext:value-type="float">
            <text:p>37.50068</text:p>
          </table:table-cell>
          <table:table-cell office:value-type="float" office:value="61.87474" calcext:value-type="float">
            <text:p>61.8747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ARUJIRD_618E375N_S_KHUR"</text:p>
          </table:table-cell>
          <table:table-cell office:value-type="string" calcext:value-type="string">
            <text:p>الدندانقان</text:p>
          </table:table-cell>
          <table:table-cell office:value-type="float" office:value="37.27393" calcext:value-type="float">
            <text:p>37.27393</text:p>
          </table:table-cell>
          <table:table-cell office:value-type="float" office:value="61.65152" calcext:value-type="float">
            <text:p>61.651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DANDANAQAN_616E37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ندانقان</text:p>
          </table:table-cell>
          <table:table-cell office:value-type="float" office:value="37.27393" calcext:value-type="float">
            <text:p>37.27393</text:p>
          </table:table-cell>
          <table:table-cell office:value-type="float" office:value="61.65152" calcext:value-type="float">
            <text:p>61.651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DANDANAQAN_616E372N_S_KHUR"</text:p>
          </table:table-cell>
          <table:table-cell office:value-type="string" calcext:value-type="string">
            <text:p>تلستانة</text:p>
          </table:table-cell>
          <table:table-cell office:value-type="float" office:value="37.03409" calcext:value-type="float">
            <text:p>37.03409</text:p>
          </table:table-cell>
          <table:table-cell office:value-type="float" office:value="61.47492" calcext:value-type="float">
            <text:p>61.4749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STANA_614E37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ستانة</text:p>
          </table:table-cell>
          <table:table-cell office:value-type="float" office:value="37.03409" calcext:value-type="float">
            <text:p>37.03409</text:p>
          </table:table-cell>
          <table:table-cell office:value-type="float" office:value="61.47492" calcext:value-type="float">
            <text:p>61.4749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STANA_614E370N_S_KHUR"</text:p>
          </table:table-cell>
          <table:table-cell office:value-type="string" calcext:value-type="string">
            <text:p>أشترمغ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شترمغ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رخس</text:p>
          </table:table-cell>
          <table:table-cell office:value-type="float" office:value="36.51694" calcext:value-type="float">
            <text:p>36.51694</text:p>
          </table:table-cell>
          <table:table-cell office:value-type="float" office:value="61.18671" calcext:value-type="float">
            <text:p>61.1867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RAKHS_611E36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و</text:p>
          </table:table-cell>
          <table:table-cell office:value-type="float" office:value="37.67193" calcext:value-type="float">
            <text:p>37.67193</text:p>
          </table:table-cell>
          <table:table-cell office:value-type="float" office:value="62.10386" calcext:value-type="float">
            <text:p>62.103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W_621E376N_R_KHUR"</text:p>
          </table:table-cell>
          <table:table-cell office:value-type="string" calcext:value-type="string">
            <text:p>كشميهن</text:p>
          </table:table-cell>
          <table:table-cell office:value-type="float" office:value="37.78994" calcext:value-type="float">
            <text:p>37.78994</text:p>
          </table:table-cell>
          <table:table-cell office:value-type="float" office:value="62.59986" calcext:value-type="float">
            <text:p>62.599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SHMAYHAN_625E37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شميهن</text:p>
          </table:table-cell>
          <table:table-cell office:value-type="float" office:value="37.78994" calcext:value-type="float">
            <text:p>37.78994</text:p>
          </table:table-cell>
          <table:table-cell office:value-type="float" office:value="62.59986" calcext:value-type="float">
            <text:p>62.599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SHMAYHAN_625E377N_S_KHUR"</text:p>
          </table:table-cell>
          <table:table-cell office:value-type="string" calcext:value-type="string">
            <text:p>رباط الحديد</text:p>
          </table:table-cell>
          <table:table-cell office:value-type="float" office:value="38.0492" calcext:value-type="float">
            <text:p>38.0492</text:p>
          </table:table-cell>
          <table:table-cell office:value-type="float" office:value="62.80686" calcext:value-type="float">
            <text:p>62.806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HADID_628E38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الحديد</text:p>
          </table:table-cell>
          <table:table-cell office:value-type="float" office:value="38.0492" calcext:value-type="float">
            <text:p>38.0492</text:p>
          </table:table-cell>
          <table:table-cell office:value-type="float" office:value="62.80686" calcext:value-type="float">
            <text:p>62.8068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HADID_628E380N_S_KHUR"</text:p>
          </table:table-cell>
          <table:table-cell office:value-type="string" calcext:value-type="string">
            <text:p>رباط نصرك</text:p>
          </table:table-cell>
          <table:table-cell office:value-type="float" office:value="38.31229" calcext:value-type="float">
            <text:p>38.31229</text:p>
          </table:table-cell>
          <table:table-cell office:value-type="float" office:value="62.99639" calcext:value-type="float">
            <text:p>62.996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NASRAK_629E383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نصرك</text:p>
          </table:table-cell>
          <table:table-cell office:value-type="float" office:value="38.31229" calcext:value-type="float">
            <text:p>38.31229</text:p>
          </table:table-cell>
          <table:table-cell office:value-type="float" office:value="62.99639" calcext:value-type="float">
            <text:p>62.996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NASRAK_629E383N_S_KHUR"</text:p>
          </table:table-cell>
          <table:table-cell office:value-type="string" calcext:value-type="string">
            <text:p>جب حماد</text:p>
          </table:table-cell>
          <table:table-cell office:value-type="float" office:value="38.58258" calcext:value-type="float">
            <text:p>38.58258</text:p>
          </table:table-cell>
          <table:table-cell office:value-type="float" office:value="63.20339" calcext:value-type="float">
            <text:p>63.203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UBBHAMMAD_632E38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حماد</text:p>
          </table:table-cell>
          <table:table-cell office:value-type="float" office:value="38.58258" calcext:value-type="float">
            <text:p>38.58258</text:p>
          </table:table-cell>
          <table:table-cell office:value-type="float" office:value="63.20339" calcext:value-type="float">
            <text:p>63.2033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JUBBHAMMAD_632E385N_S_KHUR"</text:p>
          </table:table-cell>
          <table:table-cell office:value-type="string" calcext:value-type="string">
            <text:p>رباط بارس</text:p>
          </table:table-cell>
          <table:table-cell office:value-type="float" office:value="38.84034" calcext:value-type="float">
            <text:p>38.84034</text:p>
          </table:table-cell>
          <table:table-cell office:value-type="float" office:value="63.35393" calcext:value-type="float">
            <text:p>63.353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BARIS_633E38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بارس</text:p>
          </table:table-cell>
          <table:table-cell office:value-type="float" office:value="38.84034" calcext:value-type="float">
            <text:p>38.84034</text:p>
          </table:table-cell>
          <table:table-cell office:value-type="float" office:value="63.35393" calcext:value-type="float">
            <text:p>63.353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BARIS_633E388N_S_KHUR"</text:p>
          </table:table-cell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"</text:p>
          </table:table-cell>
          <table:table-cell office:value-type="string" calcext:value-type="string">
            <text:p>جيحو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رسخا</text:p>
          </table:table-cell>
          <table:table-cell office:value-type="float" office:value="2888.2" calcext:value-type="float">
            <text:p>2888.2</text:p>
          </table:table-cell>
        </table:table-row>
        <table:table-row table:style-name="ro1">
          <table:table-cell office:value-type="string" calcext:value-type="string">
            <text:p>ابشين</text:p>
          </table:table-cell>
          <table:table-cell office:value-type="float" office:value="35.24882" calcext:value-type="float">
            <text:p>35.24882</text:p>
          </table:table-cell>
          <table:table-cell office:value-type="float" office:value="63.528" calcext:value-type="float">
            <text:p>63.52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SHIN_635E352N_S_KHUR"</text:p>
          </table:table-cell>
          <table:table-cell office:value-type="string" calcext:value-type="string">
            <text:p>رباط شور</text:p>
          </table:table-cell>
          <table:table-cell office:value-type="float" office:value="35.08069" calcext:value-type="float">
            <text:p>35.08069</text:p>
          </table:table-cell>
          <table:table-cell office:value-type="float" office:value="63.52263" calcext:value-type="float">
            <text:p>63.5226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SHUR_635E35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شور</text:p>
          </table:table-cell>
          <table:table-cell office:value-type="float" office:value="35.08069" calcext:value-type="float">
            <text:p>35.08069</text:p>
          </table:table-cell>
          <table:table-cell office:value-type="float" office:value="63.52263" calcext:value-type="float">
            <text:p>63.5226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SHUR_635E350N_S_KHUR"</text:p>
          </table:table-cell>
          <table:table-cell office:value-type="string" calcext:value-type="string">
            <text:p>رباط ش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ش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القاض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قاض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ورمين</text:p>
          </table:table-cell>
          <table:table-cell office:value-type="float" office:value="34.72729" calcext:value-type="float">
            <text:p>34.72729</text:p>
          </table:table-cell>
          <table:table-cell office:value-type="float" office:value="63.51568" calcext:value-type="float">
            <text:p>63.515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URMIN_635E34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ورمين</text:p>
          </table:table-cell>
          <table:table-cell office:value-type="float" office:value="34.72729" calcext:value-type="float">
            <text:p>34.72729</text:p>
          </table:table-cell>
          <table:table-cell office:value-type="float" office:value="63.51568" calcext:value-type="float">
            <text:p>63.515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HURMIN_635E347N_S_KHUR"</text:p>
          </table:table-cell>
          <table:table-cell office:value-type="string" calcext:value-type="string">
            <text:p>قرية المجوس</text:p>
          </table:table-cell>
          <table:table-cell office:value-type="float" office:value="31.74166" calcext:value-type="float">
            <text:p>31.74166</text:p>
          </table:table-cell>
          <table:table-cell office:value-type="float" office:value="54.19969" calcext:value-type="float">
            <text:p>54.19969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QARYAMAJUS_541E317N_S_MAF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مجوس</text:p>
          </table:table-cell>
          <table:table-cell office:value-type="float" office:value="31.74166" calcext:value-type="float">
            <text:p>31.74166</text:p>
          </table:table-cell>
          <table:table-cell office:value-type="float" office:value="54.19969" calcext:value-type="float">
            <text:p>54.19969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QARYAMAJUS_541E317N_S_MAFA"</text:p>
          </table:table-cell>
          <table:table-cell office:value-type="string" calcext:value-type="string">
            <text:p>خا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ميانه</text:p>
          </table:table-cell>
          <table:table-cell office:value-type="float" office:value="34.53751" calcext:value-type="float">
            <text:p>34.53751</text:p>
          </table:table-cell>
          <table:table-cell office:value-type="float" office:value="62.7655" calcext:value-type="float">
            <text:p>62.7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MAYANAH_627E34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ميانه</text:p>
          </table:table-cell>
          <table:table-cell office:value-type="float" office:value="34.53751" calcext:value-type="float">
            <text:p>34.53751</text:p>
          </table:table-cell>
          <table:table-cell office:value-type="float" office:value="62.7655" calcext:value-type="float">
            <text:p>62.76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MAYANAH_627E345N_S_KHUR"</text:p>
          </table:table-cell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"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بشين</text:p>
          </table:table-cell>
          <table:table-cell office:value-type="float" office:value="35.24882" calcext:value-type="float">
            <text:p>35.24882</text:p>
          </table:table-cell>
          <table:table-cell office:value-type="float" office:value="63.528" calcext:value-type="float">
            <text:p>63.52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SHIN_635E352N_S_KHUR"</text:p>
          </table:table-cell>
          <table:table-cell office:value-type="string" calcext:value-type="string">
            <text:p>رباط كرزوان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63.81969" calcext:value-type="float">
            <text:p>63.819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KARZWAN_638E356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كرزوان</text:p>
          </table:table-cell>
          <table:table-cell office:value-type="float" office:value="35.61955" calcext:value-type="float">
            <text:p>35.61955</text:p>
          </table:table-cell>
          <table:table-cell office:value-type="float" office:value="63.81969" calcext:value-type="float">
            <text:p>63.8196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BATKARZWAN_638E356N_S_KHUR"</text:p>
          </table:table-cell>
          <table:table-cell office:value-type="string" calcext:value-type="string">
            <text:p>مرز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ز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وال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وال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سر ح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سر ح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طالقان</text:p>
          </table:table-cell>
          <table:table-cell office:value-type="float" office:value="36.76021" calcext:value-type="float">
            <text:p>36.76021</text:p>
          </table:table-cell>
          <table:table-cell office:value-type="float" office:value="69.62314" calcext:value-type="float">
            <text:p>69.6231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ALAQAN_696E36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أسفزار</text:p>
          </table:table-cell>
          <table:table-cell office:value-type="float" office:value="33.24402" calcext:value-type="float">
            <text:p>33.24402</text:p>
          </table:table-cell>
          <table:table-cell office:value-type="float" office:value="62.12974" calcext:value-type="float">
            <text:p>62.12974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مالن</text:p>
          </table:table-cell>
          <table:table-cell office:value-type="float" office:value="36.81403" calcext:value-type="float">
            <text:p>36.81403</text:p>
          </table:table-cell>
          <table:table-cell office:value-type="float" office:value="65.07649" calcext:value-type="float">
            <text:p>65.0764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IN_650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كروخ</text:p>
          </table:table-cell>
          <table:table-cell office:value-type="float" office:value="34.47814" calcext:value-type="float">
            <text:p>34.47814</text:p>
          </table:table-cell>
          <table:table-cell office:value-type="float" office:value="62.54651" calcext:value-type="float">
            <text:p>62.546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RUKH_625E344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باشان</text:p>
          </table:table-cell>
          <table:table-cell office:value-type="float" office:value="34.28751" calcext:value-type="float">
            <text:p>34.28751</text:p>
          </table:table-cell>
          <table:table-cell office:value-type="float" office:value="62.37698" calcext:value-type="float">
            <text:p>62.3769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SHAN_623E34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شان</text:p>
          </table:table-cell>
          <table:table-cell office:value-type="float" office:value="34.28751" calcext:value-type="float">
            <text:p>34.28751</text:p>
          </table:table-cell>
          <table:table-cell office:value-type="float" office:value="62.37698" calcext:value-type="float">
            <text:p>62.3769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SHAN_623E342N_S_KHUR"</text:p>
          </table:table-cell>
          <table:table-cell office:value-type="string" calcext:value-type="string">
            <text:p>خيسار</text:p>
          </table:table-cell>
          <table:table-cell office:value-type="float" office:value="34.27292" calcext:value-type="float">
            <text:p>34.27292</text:p>
          </table:table-cell>
          <table:table-cell office:value-type="float" office:value="62.58466" calcext:value-type="float">
            <text:p>62.5846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YSAR_625E34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يسار</text:p>
          </table:table-cell>
          <table:table-cell office:value-type="float" office:value="34.27292" calcext:value-type="float">
            <text:p>34.27292</text:p>
          </table:table-cell>
          <table:table-cell office:value-type="float" office:value="62.58466" calcext:value-type="float">
            <text:p>62.5846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YSAR_625E342N_S_KHUR"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ستربيان</text:p>
          </table:table-cell>
          <table:table-cell office:value-type="float" office:value="34.2484" calcext:value-type="float">
            <text:p>34.2484</text:p>
          </table:table-cell>
          <table:table-cell office:value-type="float" office:value="62.80223" calcext:value-type="float">
            <text:p>62.802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TARABYAN_628E342N_S_KHUR"</text:p>
          </table:table-cell>
          <table:table-cell office:value-type="string" calcext:value-type="string">
            <text:p>ماراباذ</text:p>
          </table:table-cell>
          <table:table-cell office:value-type="float" office:value="34.3371" calcext:value-type="float">
            <text:p>34.3371</text:p>
          </table:table-cell>
          <table:table-cell office:value-type="float" office:value="63.00426" calcext:value-type="float">
            <text:p>63.0042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ABADH_630E343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راباذ</text:p>
          </table:table-cell>
          <table:table-cell office:value-type="float" office:value="34.3371" calcext:value-type="float">
            <text:p>34.3371</text:p>
          </table:table-cell>
          <table:table-cell office:value-type="float" office:value="63.00426" calcext:value-type="float">
            <text:p>63.0042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RABADH_630E343N_S_KHUR"</text:p>
          </table:table-cell>
          <table:table-cell office:value-type="string" calcext:value-type="string">
            <text:p>أوفه</text:p>
          </table:table-cell>
          <table:table-cell office:value-type="float" office:value="34.4094" calcext:value-type="float">
            <text:p>34.4094</text:p>
          </table:table-cell>
          <table:table-cell office:value-type="float" office:value="63.16814" calcext:value-type="float">
            <text:p>63.1681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WBA_631E344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بنة</text:p>
          </table:table-cell>
          <table:table-cell office:value-type="float" office:value="34.94152" calcext:value-type="float">
            <text:p>34.94152</text:p>
          </table:table-cell>
          <table:table-cell office:value-type="float" office:value="62.4787" calcext:value-type="float">
            <text:p>62.478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BNA_624E349N_S_KHUR"</text:p>
          </table:table-cell>
          <table:table-cell office:value-type="string" calcext:value-type="string">
            <text:p>كيف</text:p>
          </table:table-cell>
          <table:table-cell office:value-type="float" office:value="35.20428" calcext:value-type="float">
            <text:p>35.20428</text:p>
          </table:table-cell>
          <table:table-cell office:value-type="float" office:value="62.42996" calcext:value-type="float">
            <text:p>62.4299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YF_624E35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يف</text:p>
          </table:table-cell>
          <table:table-cell office:value-type="float" office:value="35.20428" calcext:value-type="float">
            <text:p>35.20428</text:p>
          </table:table-cell>
          <table:table-cell office:value-type="float" office:value="62.42996" calcext:value-type="float">
            <text:p>62.4299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AYF_624E352N_S_KHUR"</text:p>
          </table:table-cell>
          <table:table-cell office:value-type="string" calcext:value-type="string">
            <text:p>v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"</text:p>
          </table:table-cell>
          <table:table-cell office:value-type="string" calcext:value-type="string">
            <text:p>رباط البا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البا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سناخ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سناخ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ن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ن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اميان</text:p>
          </table:table-cell>
          <table:table-cell office:value-type="float" office:value="34.84737" calcext:value-type="float">
            <text:p>34.84737</text:p>
          </table:table-cell>
          <table:table-cell office:value-type="float" office:value="67.80206" calcext:value-type="float">
            <text:p>67.8020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AMIYAN_678E348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"</text:p>
          </table:table-cell>
          <table:table-cell office:value-type="string" calcext:value-type="string">
            <text:p>كرديز</text:p>
          </table:table-cell>
          <table:table-cell office:value-type="float" office:value="33.62249" calcext:value-type="float">
            <text:p>33.62249</text:p>
          </table:table-cell>
          <table:table-cell office:value-type="float" office:value="69.15407" calcext:value-type="float">
            <text:p>69.1540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RDIZ_691E336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ديز</text:p>
          </table:table-cell>
          <table:table-cell office:value-type="float" office:value="33.62249" calcext:value-type="float">
            <text:p>33.62249</text:p>
          </table:table-cell>
          <table:table-cell office:value-type="float" office:value="69.15407" calcext:value-type="float">
            <text:p>69.1540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KARDIZ_691E336N_S_SIND"</text:p>
          </table:table-cell>
          <table:table-cell office:value-type="string" calcext:value-type="string">
            <text:p>اوغ</text:p>
          </table:table-cell>
          <table:table-cell office:value-type="float" office:value="33.95277" calcext:value-type="float">
            <text:p>33.95277</text:p>
          </table:table-cell>
          <table:table-cell office:value-type="float" office:value="69.86876" calcext:value-type="float">
            <text:p>69.86876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UGH_698E339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UST_643E313N_R_SIJI"</text:p>
          </table:table-cell>
          <table:table-cell office:value-type="string" calcext:value-type="string">
            <text:p>رباط فيروزق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فيروزق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يغو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يغو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كش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كش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نجواى</text:p>
          </table:table-cell>
          <table:table-cell office:value-type="float" office:value="31.51036" calcext:value-type="float">
            <text:p>31.51036</text:p>
          </table:table-cell>
          <table:table-cell office:value-type="float" office:value="65.43237" calcext:value-type="float">
            <text:p>65.4323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NJAWAY_654E315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جواى</text:p>
          </table:table-cell>
          <table:table-cell office:value-type="float" office:value="31.51036" calcext:value-type="float">
            <text:p>31.51036</text:p>
          </table:table-cell>
          <table:table-cell office:value-type="float" office:value="65.43237" calcext:value-type="float">
            <text:p>65.4323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NJAWAY_654E315N_S_SIJI"</text:p>
          </table:table-cell>
          <table:table-cell office:value-type="string" calcext:value-type="string">
            <text:p>كر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رس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س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سراب</text:p>
          </table:table-cell>
          <table:table-cell office:value-type="float" office:value="31.85842" calcext:value-type="float">
            <text:p>31.85842</text:p>
          </table:table-cell>
          <table:table-cell office:value-type="float" office:value="66.38343" calcext:value-type="float">
            <text:p>66.3834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SARAB_663E318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سراب</text:p>
          </table:table-cell>
          <table:table-cell office:value-type="float" office:value="31.85842" calcext:value-type="float">
            <text:p>31.85842</text:p>
          </table:table-cell>
          <table:table-cell office:value-type="float" office:value="66.38343" calcext:value-type="float">
            <text:p>66.3834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SARAB_663E318N_S_SIJI"</text:p>
          </table:table-cell>
          <table:table-cell office:value-type="string" calcext:value-type="string">
            <text:p>رباط الاوق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الاوق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نكل 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نكل 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غر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غر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خ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خ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جو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جو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يسار</text:p>
          </table:table-cell>
          <table:table-cell office:value-type="float" office:value="32.4844" calcext:value-type="float">
            <text:p>32.4844</text:p>
          </table:table-cell>
          <table:table-cell office:value-type="float" office:value="67.33448" calcext:value-type="float">
            <text:p>67.3344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HAYSAR_673E324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فنجاوى</text:p>
          </table:table-cell>
          <table:table-cell office:value-type="float" office:value="30.58971" calcext:value-type="float">
            <text:p>30.58971</text:p>
          </table:table-cell>
          <table:table-cell office:value-type="float" office:value="67.02922" calcext:value-type="float">
            <text:p>67.0292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ASFABJAY_670E305N_S_SIJI"</text:p>
          </table:table-cell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جنك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نك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الحجرية</text:p>
          </table:table-cell>
          <table:table-cell office:value-type="float" office:value="31.39074" calcext:value-type="float">
            <text:p>31.39074</text:p>
          </table:table-cell>
          <table:table-cell office:value-type="float" office:value="65.88026" calcext:value-type="float">
            <text:p>65.88026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HAJARIYYA_658E313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الحجرية</text:p>
          </table:table-cell>
          <table:table-cell office:value-type="float" office:value="31.39074" calcext:value-type="float">
            <text:p>31.39074</text:p>
          </table:table-cell>
          <table:table-cell office:value-type="float" office:value="65.88026" calcext:value-type="float">
            <text:p>65.88026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HAJARIYYA_658E313N_S_SIJI"</text:p>
          </table:table-cell>
          <table:table-cell office:value-type="string" calcext:value-type="string">
            <text:p>بنجواى</text:p>
          </table:table-cell>
          <table:table-cell office:value-type="float" office:value="31.51036" calcext:value-type="float">
            <text:p>31.51036</text:p>
          </table:table-cell>
          <table:table-cell office:value-type="float" office:value="65.43237" calcext:value-type="float">
            <text:p>65.4323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ANJAWAY_654E315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داو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داو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غور</text:p>
          </table:table-cell>
          <table:table-cell office:value-type="float" office:value="31.86882" calcext:value-type="float">
            <text:p>31.86882</text:p>
          </table:table-cell>
          <table:table-cell office:value-type="float" office:value="35.48149" calcext:value-type="float">
            <text:p>35.48149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GHAWR_354E318N_R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"</text:p>
          </table:table-cell>
          <table:table-cell office:value-type="string" calcext:value-type="string">
            <text:p>كركويه</text:p>
          </table:table-cell>
          <table:table-cell office:value-type="float" office:value="31.26104" calcext:value-type="float">
            <text:p>31.26104</text:p>
          </table:table-cell>
          <table:table-cell office:value-type="float" office:value="61.74272" calcext:value-type="float">
            <text:p>61.7427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ARKUYAH_617E312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كويه</text:p>
          </table:table-cell>
          <table:table-cell office:value-type="float" office:value="31.26104" calcext:value-type="float">
            <text:p>31.26104</text:p>
          </table:table-cell>
          <table:table-cell office:value-type="float" office:value="61.74272" calcext:value-type="float">
            <text:p>61.7427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KARKUYAH_617E312N_S_SIJI"</text:p>
          </table:table-cell>
          <table:table-cell office:value-type="string" calcext:value-type="string">
            <text:p>بشت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شت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وين</text:p>
          </table:table-cell>
          <table:table-cell office:value-type="float" office:value="31.72221" calcext:value-type="float">
            <text:p>31.72221</text:p>
          </table:table-cell>
          <table:table-cell office:value-type="float" office:value="61.60731" calcext:value-type="float">
            <text:p>61.6073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UWAYN_616E317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وين</text:p>
          </table:table-cell>
          <table:table-cell office:value-type="float" office:value="31.72221" calcext:value-type="float">
            <text:p>31.72221</text:p>
          </table:table-cell>
          <table:table-cell office:value-type="float" office:value="61.60731" calcext:value-type="float">
            <text:p>61.6073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JUWAYN_616E317N_S_SIJI"</text:p>
          </table:table-cell>
          <table:table-cell office:value-type="string" calcext:value-type="string">
            <text:p>بست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ست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نج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ج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رش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ش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ادي ف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ادي ف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"</text:p>
          </table:table-cell>
          <table:table-cell office:value-type="string" calcext:value-type="string">
            <text:p>د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و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اش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ش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ناة س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اة س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جبل الأسو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بل الأسو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ام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م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"</text:p>
          </table:table-cell>
          <table:table-cell office:value-type="string" calcext:value-type="string">
            <text:p>زانبوق</text:p>
          </table:table-cell>
          <table:table-cell office:value-type="float" office:value="30.99252" calcext:value-type="float">
            <text:p>30.99252</text:p>
          </table:table-cell>
          <table:table-cell office:value-type="float" office:value="61.91899" calcext:value-type="float">
            <text:p>61.91899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NBUQ_619E309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انبوق</text:p>
          </table:table-cell>
          <table:table-cell office:value-type="float" office:value="30.99252" calcext:value-type="float">
            <text:p>30.99252</text:p>
          </table:table-cell>
          <table:table-cell office:value-type="float" office:value="61.91899" calcext:value-type="float">
            <text:p>61.91899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NBUQ_619E309N_S_SIJI"</text:p>
          </table:table-cell>
          <table:table-cell office:value-type="string" calcext:value-type="string">
            <text:p>سروزن</text:p>
          </table:table-cell>
          <table:table-cell office:value-type="float" office:value="31.14385" calcext:value-type="float">
            <text:p>31.14385</text:p>
          </table:table-cell>
          <table:table-cell office:value-type="float" office:value="62.17057" calcext:value-type="float">
            <text:p>62.1705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UZAN_621E311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وزن</text:p>
          </table:table-cell>
          <table:table-cell office:value-type="float" office:value="31.14385" calcext:value-type="float">
            <text:p>31.14385</text:p>
          </table:table-cell>
          <table:table-cell office:value-type="float" office:value="62.17057" calcext:value-type="float">
            <text:p>62.1705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SARUZAN_621E311N_S_SIJI"</text:p>
          </table:table-cell>
          <table:table-cell office:value-type="string" calcext:value-type="string">
            <text:p>حروري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62.39332" calcext:value-type="float">
            <text:p>62.3933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HARURI_623E312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روري</text:p>
          </table:table-cell>
          <table:table-cell office:value-type="float" office:value="31.2857" calcext:value-type="float">
            <text:p>31.2857</text:p>
          </table:table-cell>
          <table:table-cell office:value-type="float" office:value="62.39332" calcext:value-type="float">
            <text:p>62.39332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HARURI_623E312N_S_SIJI"</text:p>
          </table:table-cell>
          <table:table-cell office:value-type="string" calcext:value-type="string">
            <text:p>ده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ه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كرودين</text:p>
          </table:table-cell>
          <table:table-cell office:value-type="float" office:value="31.38151" calcext:value-type="float">
            <text:p>31.38151</text:p>
          </table:table-cell>
          <table:table-cell office:value-type="float" office:value="63.14407" calcext:value-type="float">
            <text:p>63.1440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KARUDIN_631E313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كرودين</text:p>
          </table:table-cell>
          <table:table-cell office:value-type="float" office:value="31.38151" calcext:value-type="float">
            <text:p>31.38151</text:p>
          </table:table-cell>
          <table:table-cell office:value-type="float" office:value="63.14407" calcext:value-type="float">
            <text:p>63.14407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KARUDIN_631E313N_S_SIJI"</text:p>
          </table:table-cell>
          <table:table-cell office:value-type="string" calcext:value-type="string">
            <text:p>رباط قهستان</text:p>
          </table:table-cell>
          <table:table-cell office:value-type="float" office:value="31.36919" calcext:value-type="float">
            <text:p>31.36919</text:p>
          </table:table-cell>
          <table:table-cell office:value-type="float" office:value="63.54388" calcext:value-type="float">
            <text:p>63.5438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QAHASTAN_635E313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قهستان</text:p>
          </table:table-cell>
          <table:table-cell office:value-type="float" office:value="31.36919" calcext:value-type="float">
            <text:p>31.36919</text:p>
          </table:table-cell>
          <table:table-cell office:value-type="float" office:value="63.54388" calcext:value-type="float">
            <text:p>63.5438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RIBATQAHASTAN_635E313N_S_SIJI"</text:p>
          </table:table-cell>
          <table:table-cell office:value-type="string" calcext:value-type="string">
            <text:p>رباط عبد ال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عبد ال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ست</text:p>
          </table:table-cell>
          <table:table-cell office:value-type="float" office:value="31.39108" calcext:value-type="float">
            <text:p>31.39108</text:p>
          </table:table-cell>
          <table:table-cell office:value-type="float" office:value="64.39078" calcext:value-type="float">
            <text:p>64.39078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BUST_643E313N_R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جزه</text:p>
          </table:table-cell>
          <table:table-cell office:value-type="float" office:value="31.9686" calcext:value-type="float">
            <text:p>31.9686</text:p>
          </table:table-cell>
          <table:table-cell office:value-type="float" office:value="62.3861" calcext:value-type="float">
            <text:p>62.3861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ره</text:p>
          </table:table-cell>
          <table:table-cell office:value-type="float" office:value="32.35928" calcext:value-type="float">
            <text:p>32.35928</text:p>
          </table:table-cell>
          <table:table-cell office:value-type="float" office:value="62.06561" calcext:value-type="float">
            <text:p>62.0656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FARAH_620E323N_S_SIJI"</text:p>
          </table:table-cell>
          <table:table-cell office:value-type="string" calcext:value-type="string">
            <text:p>ل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ZARANJ_616E307N_S_SIJI"</text:p>
          </table:table-cell>
          <table:table-cell office:value-type="string" calcext:value-type="string">
            <text:p>الطاق</text:p>
          </table:table-cell>
          <table:table-cell office:value-type="float" office:value="30.68777" calcext:value-type="float">
            <text:p>30.68777</text:p>
          </table:table-cell>
          <table:table-cell office:value-type="float" office:value="62.12651" calcext:value-type="float">
            <text:p>62.12651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TAQ_621E306N_S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نج</text:p>
          </table:table-cell>
          <table:table-cell office:value-type="float" office:value="30.7594" calcext:value-type="float">
            <text:p>30.7594</text:p>
          </table:table-cell>
          <table:table-cell office:value-type="float" office:value="61.61613" calcext:value-type="float">
            <text:p>61.61613</text:p>
          </table:table-cell>
          <table:table-cell office:value-type="string" calcext:value-type="string">
            <text:p>كش</text:p>
          </table:table-cell>
          <table:table-cell office:value-type="float" office:value="39.03102" calcext:value-type="float">
            <text:p>39.03102</text:p>
          </table:table-cell>
          <table:table-cell office:value-type="float" office:value="66.84071" calcext:value-type="float">
            <text:p>66.84071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ا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ون</text:p>
          </table:table-cell>
          <table:table-cell office:value-type="float" office:value="33.92591" calcext:value-type="float">
            <text:p>33.92591</text:p>
          </table:table-cell>
          <table:table-cell office:value-type="float" office:value="58.11679" calcext:value-type="float">
            <text:p>58.1167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N_581E339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در</text:p>
          </table:table-cell>
          <table:table-cell office:value-type="float" office:value="35.12055" calcext:value-type="float">
            <text:p>35.12055</text:p>
          </table:table-cell>
          <table:table-cell office:value-type="float" office:value="58.12875" calcext:value-type="float">
            <text:p>58.1287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UNDUR_581E351N_S_KHUR"</text:p>
          </table:table-cell>
          <table:table-cell office:value-type="string" calcext:value-type="string">
            <text:p>طري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RTHITH_584E351N_S_KHUR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يناب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"</text:p>
          </table:table-cell>
          <table:table-cell office:value-type="string" calcext:value-type="string">
            <text:p>جايم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"</text:p>
          </table:table-cell>
          <table:table-cell office:value-type="string" calcext:value-type="string">
            <text:p>مالن كواخر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زجان</text:p>
          </table:table-cell>
          <table:table-cell office:value-type="float" office:value="35.17917" calcext:value-type="float">
            <text:p>35.17917</text:p>
          </table:table-cell>
          <table:table-cell office:value-type="float" office:value="60.61524" calcext:value-type="float">
            <text:p>60.6152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UZJAN_606E351N_S_KHUR"</text:p>
          </table:table-cell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"</text:p>
          </table:table-cell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بيسكند</text:p>
          </table:table-cell>
          <table:table-cell office:value-type="float" office:value="36.08371" calcext:value-type="float">
            <text:p>36.08371</text:p>
          </table:table-cell>
          <table:table-cell office:value-type="float" office:value="58.39294" calcext:value-type="float">
            <text:p>58.3929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ISKAND_583E36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سكند</text:p>
          </table:table-cell>
          <table:table-cell office:value-type="float" office:value="36.08371" calcext:value-type="float">
            <text:p>36.08371</text:p>
          </table:table-cell>
          <table:table-cell office:value-type="float" office:value="58.39294" calcext:value-type="float">
            <text:p>58.3929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ISKAND_583E360N_S_KHUR"</text:p>
          </table:table-cell>
          <table:table-cell office:value-type="string" calcext:value-type="string">
            <text:p>حسيناباذ</text:p>
          </table:table-cell>
          <table:table-cell office:value-type="float" office:value="36.10768" calcext:value-type="float">
            <text:p>36.10768</text:p>
          </table:table-cell>
          <table:table-cell office:value-type="float" office:value="57.92813" calcext:value-type="float">
            <text:p>57.928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USAYNABADH_579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سيناباذ</text:p>
          </table:table-cell>
          <table:table-cell office:value-type="float" office:value="36.10768" calcext:value-type="float">
            <text:p>36.10768</text:p>
          </table:table-cell>
          <table:table-cell office:value-type="float" office:value="57.92813" calcext:value-type="float">
            <text:p>57.928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USAYNABADH_579E361N_S_KHUR"</text:p>
          </table:table-cell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"</text:p>
          </table:table-cell>
          <table:table-cell office:value-type="string" calcext:value-type="string">
            <text:p>النو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سروجرد</text:p>
          </table:table-cell>
          <table:table-cell office:value-type="float" office:value="36.18956" calcext:value-type="float">
            <text:p>36.18956</text:p>
          </table:table-cell>
          <table:table-cell office:value-type="float" office:value="57.47851" calcext:value-type="float">
            <text:p>57.4785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USRAWJIRD_574E361N_S_KHUR"</text:p>
          </table:table-cell>
          <table:table-cell office:value-type="string" calcext:value-type="string">
            <text:p>يحيى 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داباذ</text:p>
          </table:table-cell>
          <table:table-cell office:value-type="float" office:value="36.29294" calcext:value-type="float">
            <text:p>36.29294</text:p>
          </table:table-cell>
          <table:table-cell office:value-type="float" office:value="62.67861" calcext:value-type="float">
            <text:p>62.6786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ADABADH_626E362N_S_KHUR"</text:p>
          </table:table-cell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"</text:p>
          </table:table-cell>
          <table:table-cell office:value-type="string" calcext:value-type="string">
            <text:p>الرمادة</text:p>
          </table:table-cell>
          <table:table-cell office:value-type="float" office:value="36.08" calcext:value-type="float">
            <text:p>36.08</text:p>
          </table:table-cell>
          <table:table-cell office:value-type="float" office:value="59.66585" calcext:value-type="float">
            <text:p>59.6658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KISAR_596E36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مادة</text:p>
          </table:table-cell>
          <table:table-cell office:value-type="float" office:value="36.08" calcext:value-type="float">
            <text:p>36.08</text:p>
          </table:table-cell>
          <table:table-cell office:value-type="float" office:value="59.66585" calcext:value-type="float">
            <text:p>59.6658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KHAKISAR_596E360N_S_KHUR"</text:p>
          </table:table-cell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"</text:p>
          </table:table-cell>
          <table:table-cell office:value-type="string" calcext:value-type="string">
            <text:p>مزدوران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زدوران</text:p>
          </table:table-cell>
          <table:table-cell office:value-type="float" office:value="36.17215" calcext:value-type="float">
            <text:p>36.17215</text:p>
          </table:table-cell>
          <table:table-cell office:value-type="float" office:value="60.54672" calcext:value-type="float">
            <text:p>60.5467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ZDURAN_605E361N_S_KHUR"</text:p>
          </table:table-cell>
          <table:table-cell office:value-type="string" calcext:value-type="string">
            <text:p>اوكينة</text:p>
          </table:table-cell>
          <table:table-cell office:value-type="float" office:value="36.34872" calcext:value-type="float">
            <text:p>36.34872</text:p>
          </table:table-cell>
          <table:table-cell office:value-type="float" office:value="60.79678" calcext:value-type="float">
            <text:p>60.796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UKINA_607E363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وكينة</text:p>
          </table:table-cell>
          <table:table-cell office:value-type="float" office:value="36.34872" calcext:value-type="float">
            <text:p>36.34872</text:p>
          </table:table-cell>
          <table:table-cell office:value-type="float" office:value="60.79678" calcext:value-type="float">
            <text:p>60.796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UKINA_607E363N_S_KHUR"</text:p>
          </table:table-cell>
          <table:table-cell office:value-type="string" calcext:value-type="string">
            <text:p>سرخس</text:p>
          </table:table-cell>
          <table:table-cell office:value-type="float" office:value="36.51694" calcext:value-type="float">
            <text:p>36.51694</text:p>
          </table:table-cell>
          <table:table-cell office:value-type="float" office:value="61.18671" calcext:value-type="float">
            <text:p>61.1867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RAKHS_611E36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ريح</text:p>
          </table:table-cell>
          <table:table-cell office:value-type="float" office:value="36.03203" calcext:value-type="float">
            <text:p>36.03203</text:p>
          </table:table-cell>
          <table:table-cell office:value-type="float" office:value="59.129" calcext:value-type="float">
            <text:p>59.1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SRRIH_591E360N_S_KHUR"</text:p>
          </table:table-cell>
          <table:table-cell office:value-type="string" calcext:value-type="string">
            <text:p>فرهاكرد</text:p>
          </table:table-cell>
          <table:table-cell office:value-type="float" office:value="35.782" calcext:value-type="float">
            <text:p>35.782</text:p>
          </table:table-cell>
          <table:table-cell office:value-type="float" office:value="59.56978" calcext:value-type="float">
            <text:p>59.569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HAKIRD_595E357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رهاكرد</text:p>
          </table:table-cell>
          <table:table-cell office:value-type="float" office:value="35.782" calcext:value-type="float">
            <text:p>35.782</text:p>
          </table:table-cell>
          <table:table-cell office:value-type="float" office:value="59.56978" calcext:value-type="float">
            <text:p>59.569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FARHAKIRD_595E357N_S_KHUR"</text:p>
          </table:table-cell>
          <table:table-cell office:value-type="string" calcext:value-type="string">
            <text:p>نوكده</text:p>
          </table:table-cell>
          <table:table-cell office:value-type="float" office:value="35.63286" calcext:value-type="float">
            <text:p>35.63286</text:p>
          </table:table-cell>
          <table:table-cell office:value-type="float" office:value="60.00916" calcext:value-type="float">
            <text:p>60.0091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KDAH_600E356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وكده</text:p>
          </table:table-cell>
          <table:table-cell office:value-type="float" office:value="35.63286" calcext:value-type="float">
            <text:p>35.63286</text:p>
          </table:table-cell>
          <table:table-cell office:value-type="float" office:value="60.00916" calcext:value-type="float">
            <text:p>60.00916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KDAH_600E356N_S_KHUR"</text:p>
          </table:table-cell>
          <table:table-cell office:value-type="string" calcext:value-type="string">
            <text:p>مالايكرد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60.29878" calcext:value-type="float">
            <text:p>60.298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AYAKIRD_602E354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لايكرد</text:p>
          </table:table-cell>
          <table:table-cell office:value-type="float" office:value="35.4167" calcext:value-type="float">
            <text:p>35.4167</text:p>
          </table:table-cell>
          <table:table-cell office:value-type="float" office:value="60.29878" calcext:value-type="float">
            <text:p>60.2987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AYAKIRD_602E354N_S_KHUR"</text:p>
          </table:table-cell>
          <table:table-cell office:value-type="string" calcext:value-type="string">
            <text:p>بوزجان</text:p>
          </table:table-cell>
          <table:table-cell office:value-type="float" office:value="35.17917" calcext:value-type="float">
            <text:p>35.17917</text:p>
          </table:table-cell>
          <table:table-cell office:value-type="float" office:value="60.61524" calcext:value-type="float">
            <text:p>60.6152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UZJAN_606E35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زجان</text:p>
          </table:table-cell>
          <table:table-cell office:value-type="float" office:value="35.17917" calcext:value-type="float">
            <text:p>35.17917</text:p>
          </table:table-cell>
          <table:table-cell office:value-type="float" office:value="60.61524" calcext:value-type="float">
            <text:p>60.61524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BUZJAN_606E351N_S_KHUR"</text:p>
          </table:table-cell>
          <table:table-cell office:value-type="string" calcext:value-type="string">
            <text:p>كلن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لن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مد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مد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صر</text:p>
          </table:table-cell>
          <table:table-cell office:value-type="float" office:value="31.14397" calcext:value-type="float">
            <text:p>31.14397</text:p>
          </table:table-cell>
          <table:table-cell office:value-type="float" office:value="33.05753" calcext:value-type="float">
            <text:p>33.05753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AYRNASARA_330E311N_S_EGYP"</text:p>
          </table:table-cell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لاحة</text:p>
          </table:table-cell>
          <table:table-cell office:value-type="float" office:value="35.53664" calcext:value-type="float">
            <text:p>35.53664</text:p>
          </table:table-cell>
          <table:table-cell office:value-type="float" office:value="59.36352" calcext:value-type="float">
            <text:p>59.36352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MALLAHA_593E355N_S_KHUR"</text:p>
          </table:table-cell>
          <table:table-cell office:value-type="string" calcext:value-type="string">
            <text:p>سنكان</text:p>
          </table:table-cell>
          <table:table-cell office:value-type="float" office:value="35.05003" calcext:value-type="float">
            <text:p>35.05003</text:p>
          </table:table-cell>
          <table:table-cell office:value-type="float" office:value="59.41155" calcext:value-type="float">
            <text:p>59.411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NKAN_594E350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كلكا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لكا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دارين</text:p>
          </table:table-cell>
          <table:table-cell office:value-type="float" office:value="26.28437" calcext:value-type="float">
            <text:p>26.28437</text:p>
          </table:table-cell>
          <table:table-cell office:value-type="float" office:value="50.19373" calcext:value-type="float">
            <text:p>50.1937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ARIN_501E262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ارين</text:p>
          </table:table-cell>
          <table:table-cell office:value-type="float" office:value="26.28437" calcext:value-type="float">
            <text:p>26.28437</text:p>
          </table:table-cell>
          <table:table-cell office:value-type="float" office:value="50.19373" calcext:value-type="float">
            <text:p>50.19373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DARIN_501E262N_S_JAZI"</text:p>
          </table:table-cell>
          <table:table-cell office:value-type="string" calcext:value-type="string">
            <text:p>نمخك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ي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فر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ر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د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د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داد</text:p>
          </table:table-cell>
          <table:table-cell office:value-type="float" office:value="33.35932" calcext:value-type="float">
            <text:p>33.35932</text:p>
          </table:table-cell>
          <table:table-cell office:value-type="float" office:value="44.35693" calcext:value-type="float">
            <text:p>44.3569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GHDAD_443E333N_S_IRAQ"</text:p>
          </table:table-cell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زاون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وي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وي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"</text:p>
          </table:table-cell>
          <table:table-cell office:value-type="string" calcext:value-type="string">
            <text:p>أبيورد</text:p>
          </table:table-cell>
          <table:table-cell office:value-type="float" office:value="37.27" calcext:value-type="float">
            <text:p>37.27</text:p>
          </table:table-cell>
          <table:table-cell office:value-type="float" office:value="59.59733" calcext:value-type="float">
            <text:p>59.597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IWARD_595E37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لميهن</text:p>
          </table:table-cell>
          <table:table-cell office:value-type="float" office:value="37.12708" calcext:value-type="float">
            <text:p>37.12708</text:p>
          </table:table-cell>
          <table:table-cell office:value-type="float" office:value="59.28793" calcext:value-type="float">
            <text:p>59.2879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QALMAYHAN_592E371N_S_KHUR"</text:p>
          </table:table-cell>
          <table:table-cell office:value-type="string" calcext:value-type="string">
            <text:p>كوف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ف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بيورد</text:p>
          </table:table-cell>
          <table:table-cell office:value-type="float" office:value="37.27" calcext:value-type="float">
            <text:p>37.27</text:p>
          </table:table-cell>
          <table:table-cell office:value-type="float" office:value="59.59733" calcext:value-type="float">
            <text:p>59.5973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BIWARD_595E37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بغيش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غيش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قرية الحمر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قرية الحمراء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شهد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59.59168" calcext:value-type="float">
            <text:p>59.591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QAN_595E362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شهد</text:p>
          </table:table-cell>
          <table:table-cell office:value-type="float" office:value="36.20578" calcext:value-type="float">
            <text:p>36.20578</text:p>
          </table:table-cell>
          <table:table-cell office:value-type="float" office:value="59.59168" calcext:value-type="float">
            <text:p>59.59168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UQAN_595E362N_S_KHUR"</text:p>
          </table:table-cell>
          <table:table-cell office:value-type="string" calcext:value-type="string">
            <text:p>طابران</text:p>
          </table:table-cell>
          <table:table-cell office:value-type="float" office:value="36.42208" calcext:value-type="float">
            <text:p>36.42208</text:p>
          </table:table-cell>
          <table:table-cell office:value-type="float" office:value="59.49915" calcext:value-type="float">
            <text:p>59.4991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S_594E364N_R_KHUR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نشديغ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شديغن/رباط؟؟؟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طري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TURTHITH_584E35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سابور</text:p>
          </table:table-cell>
          <table:table-cell office:value-type="float" office:value="36.12138" calcext:value-type="float">
            <text:p>36.12138</text:p>
          </table:table-cell>
          <table:table-cell office:value-type="float" office:value="58.79841" calcext:value-type="float">
            <text:p>58.79841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NAYSABUR_587E361N_R_KHUR"</text:p>
          </table:table-cell>
          <table:table-cell office:value-type="string" calcext:value-type="string">
            <text:p>ريوند</text:p>
          </table:table-cell>
          <table:table-cell office:value-type="float" office:value="36.18583" calcext:value-type="float">
            <text:p>36.18583</text:p>
          </table:table-cell>
          <table:table-cell office:value-type="float" office:value="58.36115" calcext:value-type="float">
            <text:p>58.3611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IWAND_583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امغ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"</text:p>
          </table:table-cell>
          <table:table-cell office:value-type="string" calcext:value-type="string">
            <text:p>بد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جان</text:p>
          </table:table-cell>
          <table:table-cell office:value-type="float" office:value="36.39341" calcext:value-type="float">
            <text:p>36.39341</text:p>
          </table:table-cell>
          <table:table-cell office:value-type="float" office:value="55.67094" calcext:value-type="float">
            <text:p>55.6709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URJAN_556E363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جان</text:p>
          </table:table-cell>
          <table:table-cell office:value-type="float" office:value="36.39341" calcext:value-type="float">
            <text:p>36.39341</text:p>
          </table:table-cell>
          <table:table-cell office:value-type="float" office:value="55.67094" calcext:value-type="float">
            <text:p>55.6709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URJAN_556E363N_S_DAYL"</text:p>
          </table:table-cell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فدر</text:p>
          </table:table-cell>
          <table:table-cell office:value-type="float" office:value="36.36629" calcext:value-type="float">
            <text:p>36.36629</text:p>
          </table:table-cell>
          <table:table-cell office:value-type="float" office:value="56.13276" calcext:value-type="float">
            <text:p>56.1327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FDAR_561E363N_S_DAYL"</text:p>
          </table:table-cell>
          <table:table-cell office:value-type="string" calcext:value-type="string">
            <text:p>أسدا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امغ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رمجوى</text:p>
          </table:table-cell>
          <table:table-cell office:value-type="float" office:value="35.97336" calcext:value-type="float">
            <text:p>35.97336</text:p>
          </table:table-cell>
          <table:table-cell office:value-type="float" office:value="54.04249" calcext:value-type="float">
            <text:p>54.0424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ARMJUWI_540E359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مجوى</text:p>
          </table:table-cell>
          <table:table-cell office:value-type="float" office:value="35.97336" calcext:value-type="float">
            <text:p>35.97336</text:p>
          </table:table-cell>
          <table:table-cell office:value-type="float" office:value="54.04249" calcext:value-type="float">
            <text:p>54.0424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ARMJUWI_540E359N_S_DAYL"</text:p>
          </table:table-cell>
          <table:table-cell office:value-type="string" calcext:value-type="string">
            <text:p>رباط علياباذ؟؟؟ پانوی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علياباذ؟؟؟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منان</text:p>
          </table:table-cell>
          <table:table-cell office:value-type="float" office:value="35.49513" calcext:value-type="float">
            <text:p>35.49513</text:p>
          </table:table-cell>
          <table:table-cell office:value-type="float" office:value="53.40856" calcext:value-type="float">
            <text:p>53.4085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IMNAN_534E354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نان</text:p>
          </table:table-cell>
          <table:table-cell office:value-type="float" office:value="35.49513" calcext:value-type="float">
            <text:p>35.49513</text:p>
          </table:table-cell>
          <table:table-cell office:value-type="float" office:value="53.40856" calcext:value-type="float">
            <text:p>53.4085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IMNAN_534E354N_S_DAYL"</text:p>
          </table:table-cell>
          <table:table-cell office:value-type="string" calcext:value-type="string">
            <text:p>راس الكلب</text:p>
          </table:table-cell>
          <table:table-cell office:value-type="float" office:value="35.37647" calcext:value-type="float">
            <text:p>35.37647</text:p>
          </table:table-cell>
          <table:table-cell office:value-type="float" office:value="53.07601" calcext:value-type="float">
            <text:p>53.0760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ASKALB_530E353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س الكلب</text:p>
          </table:table-cell>
          <table:table-cell office:value-type="float" office:value="35.37647" calcext:value-type="float">
            <text:p>35.37647</text:p>
          </table:table-cell>
          <table:table-cell office:value-type="float" office:value="53.07601" calcext:value-type="float">
            <text:p>53.0760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ASKALB_530E353N_S_DAYL"</text:p>
          </table:table-cell>
          <table:table-cell office:value-type="string" calcext:value-type="string">
            <text:p>قرية الملح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636" calcext:value-type="float">
            <text:p>52.63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QARYAMILH_526E352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ملح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636" calcext:value-type="float">
            <text:p>52.63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QARYAMILH_526E352N_S_DAYL"</text:p>
          </table:table-cell>
          <table:table-cell office:value-type="string" calcext:value-type="string">
            <text:p>خوار ال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حدادة</text:p>
          </table:table-cell>
          <table:table-cell office:value-type="float" office:value="36.2852" calcext:value-type="float">
            <text:p>36.2852</text:p>
          </table:table-cell>
          <table:table-cell office:value-type="float" office:value="54.80181" calcext:value-type="float">
            <text:p>54.801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HADDADA_548E362N_S_DAYL"</text:p>
          </table:table-cell>
          <table:table-cell office:value-type="string" calcext:value-type="string">
            <text:p>بسطام</text:p>
          </table:table-cell>
          <table:table-cell office:value-type="float" office:value="36.45952" calcext:value-type="float">
            <text:p>36.45952</text:p>
          </table:table-cell>
          <table:table-cell office:value-type="float" office:value="55.07205" calcext:value-type="float">
            <text:p>55.072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ISTAM_550E364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"</text:p>
          </table:table-cell>
          <table:table-cell office:value-type="string" calcext:value-type="string">
            <text:p>زرداباذ</text:p>
          </table:table-cell>
          <table:table-cell office:value-type="float" office:value="36.65798" calcext:value-type="float">
            <text:p>36.65798</text:p>
          </table:table-cell>
          <table:table-cell office:value-type="float" office:value="55.30802" calcext:value-type="float">
            <text:p>55.30802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ZIRADABADH_553E366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رداباذ</text:p>
          </table:table-cell>
          <table:table-cell office:value-type="float" office:value="36.65798" calcext:value-type="float">
            <text:p>36.65798</text:p>
          </table:table-cell>
          <table:table-cell office:value-type="float" office:value="55.30802" calcext:value-type="float">
            <text:p>55.30802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ZIRADABADH_553E366N_S_DAYL"</text:p>
          </table:table-cell>
          <table:table-cell office:value-type="string" calcext:value-type="string">
            <text:p>خرما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ما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هي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هي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سداواذ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طرثيث</text:p>
          </table:table-cell>
          <table:table-cell office:value-type="float" office:value="35.13557" calcext:value-type="float">
            <text:p>35.13557</text:p>
          </table:table-cell>
          <table:table-cell office:value-type="float" office:value="58.4113" calcext:value-type="float">
            <text:p>58.4113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JURJAN_552E371N_R_DAYL"</text:p>
          </table:table-cell>
          <table:table-cell office:value-type="string" calcext:value-type="string">
            <text:p>دينازارى</text:p>
          </table:table-cell>
          <table:table-cell office:value-type="float" office:value="37.57458" calcext:value-type="float">
            <text:p>37.57458</text:p>
          </table:table-cell>
          <table:table-cell office:value-type="float" office:value="55.99881" calcext:value-type="float">
            <text:p>55.998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DINAZARI_559E375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ينازارى</text:p>
          </table:table-cell>
          <table:table-cell office:value-type="float" office:value="37.57458" calcext:value-type="float">
            <text:p>37.57458</text:p>
          </table:table-cell>
          <table:table-cell office:value-type="float" office:value="55.99881" calcext:value-type="float">
            <text:p>55.9988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DINAZARI_559E375N_S_DAYL"</text:p>
          </table:table-cell>
          <table:table-cell office:value-type="string" calcext:value-type="string">
            <text:p>املوت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ملوت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جغ</text:p>
          </table:table-cell>
          <table:table-cell office:value-type="float" office:value="37.51437" calcext:value-type="float">
            <text:p>37.51437</text:p>
          </table:table-cell>
          <table:table-cell office:value-type="float" office:value="56.95205" calcext:value-type="float">
            <text:p>56.952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JGH_569E375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جغ</text:p>
          </table:table-cell>
          <table:table-cell office:value-type="float" office:value="37.51437" calcext:value-type="float">
            <text:p>37.51437</text:p>
          </table:table-cell>
          <table:table-cell office:value-type="float" office:value="56.95205" calcext:value-type="float">
            <text:p>56.952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JGH_569E375N_S_DAYL"</text:p>
          </table:table-cell>
          <table:table-cell office:value-type="string" calcext:value-type="string">
            <text:p>سبد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بد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"</text:p>
          </table:table-cell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"</text:p>
          </table:table-cell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فراين</text:p>
          </table:table-cell>
          <table:table-cell office:value-type="float" office:value="36.98777" calcext:value-type="float">
            <text:p>36.98777</text:p>
          </table:table-cell>
          <table:table-cell office:value-type="float" office:value="57.43023" calcext:value-type="float">
            <text:p>57.4302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SFARAYIN_574E369N_S_KHUR"</text:p>
          </table:table-cell>
          <table:table-cell office:value-type="string" calcext:value-type="string">
            <text:p>رباط علي</text:p>
          </table:table-cell>
          <table:table-cell office:value-type="float" office:value="37.22611" calcext:value-type="float">
            <text:p>37.22611</text:p>
          </table:table-cell>
          <table:table-cell office:value-type="float" office:value="54.51366" calcext:value-type="float">
            <text:p>54.5136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LI_545E372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علي</text:p>
          </table:table-cell>
          <table:table-cell office:value-type="float" office:value="37.22611" calcext:value-type="float">
            <text:p>37.22611</text:p>
          </table:table-cell>
          <table:table-cell office:value-type="float" office:value="54.51366" calcext:value-type="float">
            <text:p>54.51366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LI_545E372N_S_DAYL"</text:p>
          </table:table-cell>
          <table:table-cell office:value-type="string" calcext:value-type="string">
            <text:p>رباط الأمير</text:p>
          </table:table-cell>
          <table:table-cell office:value-type="float" office:value="37.58399" calcext:value-type="float">
            <text:p>37.58399</text:p>
          </table:table-cell>
          <table:table-cell office:value-type="float" office:value="54.76443" calcext:value-type="float">
            <text:p>54.7644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MIR_547E375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الأمير</text:p>
          </table:table-cell>
          <table:table-cell office:value-type="float" office:value="37.58399" calcext:value-type="float">
            <text:p>37.58399</text:p>
          </table:table-cell>
          <table:table-cell office:value-type="float" office:value="54.76443" calcext:value-type="float">
            <text:p>54.7644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AMIR_547E375N_S_DAYL"</text:p>
          </table:table-cell>
          <table:table-cell office:value-type="string" calcext:value-type="string">
            <text:p>بيلمك</text:p>
          </table:table-cell>
          <table:table-cell office:value-type="float" office:value="37.88855" calcext:value-type="float">
            <text:p>37.88855</text:p>
          </table:table-cell>
          <table:table-cell office:value-type="float" office:value="54.72705" calcext:value-type="float">
            <text:p>54.727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YLAMAK_547E378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لمك</text:p>
          </table:table-cell>
          <table:table-cell office:value-type="float" office:value="37.88855" calcext:value-type="float">
            <text:p>37.88855</text:p>
          </table:table-cell>
          <table:table-cell office:value-type="float" office:value="54.72705" calcext:value-type="float">
            <text:p>54.7270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YLAMAK_547E378N_S_DAYL"</text:p>
          </table:table-cell>
          <table:table-cell office:value-type="string" calcext:value-type="string">
            <text:p>رباط دهستان</text:p>
          </table:table-cell>
          <table:table-cell office:value-type="float" office:value="38.26671" calcext:value-type="float">
            <text:p>38.26671</text:p>
          </table:table-cell>
          <table:table-cell office:value-type="float" office:value="54.61471" calcext:value-type="float">
            <text:p>54.6147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RIBATDIHISTAN_546E382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"</text:p>
          </table:table-cell>
          <table:table-cell office:value-type="string" calcext:value-type="string">
            <text:p>بلور</text:p>
          </table:table-cell>
          <table:table-cell office:value-type="float" office:value="35.81911" calcext:value-type="float">
            <text:p>35.81911</text:p>
          </table:table-cell>
          <table:table-cell office:value-type="float" office:value="52.0667" calcext:value-type="float">
            <text:p>52.066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LUR_520E358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لور</text:p>
          </table:table-cell>
          <table:table-cell office:value-type="float" office:value="35.81911" calcext:value-type="float">
            <text:p>35.81911</text:p>
          </table:table-cell>
          <table:table-cell office:value-type="float" office:value="52.0667" calcext:value-type="float">
            <text:p>52.066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BALUR_520E358N_S_DAYL"</text:p>
          </table:table-cell>
          <table:table-cell office:value-type="string" calcext:value-type="string">
            <text:p>اسك</text:p>
          </table:table-cell>
          <table:table-cell office:value-type="float" office:value="30.7313" calcext:value-type="float">
            <text:p>30.7313</text:p>
          </table:table-cell>
          <table:table-cell office:value-type="float" office:value="49.69307" calcext:value-type="float">
            <text:p>49.6930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SAK_496E307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سك</text:p>
          </table:table-cell>
          <table:table-cell office:value-type="float" office:value="30.7313" calcext:value-type="float">
            <text:p>30.7313</text:p>
          </table:table-cell>
          <table:table-cell office:value-type="float" office:value="49.69307" calcext:value-type="float">
            <text:p>49.6930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SAK_496E307N_S_KHUZ"</text:p>
          </table:table-cell>
          <table:table-cell office:value-type="string" calcext:value-type="string">
            <text:p>بام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م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ز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ز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ى</text:p>
          </table:table-cell>
          <table:table-cell office:value-type="float" office:value="35.62754" calcext:value-type="float">
            <text:p>35.62754</text:p>
          </table:table-cell>
          <table:table-cell office:value-type="float" office:value="51.50831" calcext:value-type="float">
            <text:p>51.5083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YY_515E356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"</text:p>
          </table:table-cell>
          <table:table-cell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AMATIR_527E365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مطير</text:p>
          </table:table-cell>
          <table:table-cell office:value-type="float" office:value="36.51713" calcext:value-type="float">
            <text:p>36.51713</text:p>
          </table:table-cell>
          <table:table-cell office:value-type="float" office:value="52.74659" calcext:value-type="float">
            <text:p>52.746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MAMATIR_527E365N_S_DAYL"</text:p>
          </table:table-cell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RIYA_531E365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RIYA_531E365N_S_RIHA"</text:p>
          </table:table-cell>
          <table:table-cell office:value-type="string" calcext:value-type="string">
            <text:p>ابار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بار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باد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باد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طميسة</text:p>
          </table:table-cell>
          <table:table-cell office:value-type="float" office:value="36.7312" calcext:value-type="float">
            <text:p>36.7312</text:p>
          </table:table-cell>
          <table:table-cell office:value-type="float" office:value="54.05573" calcext:value-type="float">
            <text:p>54.0557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TAMISHA_540E367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ميسة</text:p>
          </table:table-cell>
          <table:table-cell office:value-type="float" office:value="36.7312" calcext:value-type="float">
            <text:p>36.7312</text:p>
          </table:table-cell>
          <table:table-cell office:value-type="float" office:value="54.05573" calcext:value-type="float">
            <text:p>54.05573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TAMISHA_540E367N_S_DAYL"</text:p>
          </table:table-cell>
          <table:table-cell office:value-type="string" calcext:value-type="string">
            <text:p>أستر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جان</text:p>
          </table:table-cell>
          <table:table-cell office:value-type="float" office:value="37.19091" calcext:value-type="float">
            <text:p>37.19091</text:p>
          </table:table-cell>
          <table:table-cell office:value-type="float" office:value="55.206" calcext:value-type="float">
            <text:p>55.206</text:p>
          </table:table-cell>
          <table:table-cell office:value-type="string" calcext:value-type="string">
            <text:p>الديلمان</text:p>
          </table:table-cell>
          <table:table-cell office:value-type="float" office:value="36.69592" calcext:value-type="float">
            <text:p>36.69592</text:p>
          </table:table-cell>
          <table:table-cell office:value-type="float" office:value="50.52548" calcext:value-type="float">
            <text:p>50.52548</text:p>
          </table:table-cell>
          <table:table-cell office:value-type="float" office:value="455844.06741573" calcext:value-type="float">
            <text:p>455844.06741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ديلمان</text:p>
          </table:table-cell>
          <table:table-cell office:value-type="float" office:value="36.69592" calcext:value-type="float">
            <text:p>36.69592</text:p>
          </table:table-cell>
          <table:table-cell office:value-type="float" office:value="50.52548" calcext:value-type="float">
            <text:p>50.52548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float" office:value="455844.06741573" calcext:value-type="float">
            <text:p>455844.06741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آبسكون</text:p>
          </table:table-cell>
          <table:table-cell office:value-type="float" office:value="37.02772" calcext:value-type="float">
            <text:p>37.02772</text:p>
          </table:table-cell>
          <table:table-cell office:value-type="float" office:value="54.04327" calcext:value-type="float">
            <text:p>54.04327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ABASKUN_540E370N_S_DAYL"</text:p>
          </table:table-cell>
          <table:table-cell office:value-type="string" calcext:value-type="string">
            <text:p>أستر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تراباذ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سارية</text:p>
          </table:table-cell>
          <table:table-cell office:value-type="float" office:value="36.53215" calcext:value-type="float">
            <text:p>36.53215</text:p>
          </table:table-cell>
          <table:table-cell office:value-type="float" office:value="53.11807" calcext:value-type="float">
            <text:p>53.11807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آمل</text:p>
          </table:table-cell>
          <table:table-cell office:value-type="float" office:value="39.06795" calcext:value-type="float">
            <text:p>39.06795</text:p>
          </table:table-cell>
          <table:table-cell office:value-type="float" office:value="63.51255" calcext:value-type="float">
            <text:p>63.5125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AMUL_635E390N_S_KHUR"</text:p>
          </table:table-cell>
          <table:table-cell office:value-type="string" calcext:value-type="string">
            <text:p>ناتل</text:p>
          </table:table-cell>
          <table:table-cell office:value-type="float" office:value="36.47768" calcext:value-type="float">
            <text:p>36.47768</text:p>
          </table:table-cell>
          <table:table-cell office:value-type="float" office:value="51.91951" calcext:value-type="float">
            <text:p>51.9195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NATIL_519E364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اتل</text:p>
          </table:table-cell>
          <table:table-cell office:value-type="float" office:value="36.47768" calcext:value-type="float">
            <text:p>36.47768</text:p>
          </table:table-cell>
          <table:table-cell office:value-type="float" office:value="51.91951" calcext:value-type="float">
            <text:p>51.91951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NATIL_519E364N_S_DAYL"</text:p>
          </table:table-cell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"</text:p>
          </table:table-cell>
          <table:table-cell office:value-type="string" calcext:value-type="string">
            <text:p>كلار</text:p>
          </table:table-cell>
          <table:table-cell office:value-type="float" office:value="30.72449" calcext:value-type="float">
            <text:p>30.72449</text:p>
          </table:table-cell>
          <table:table-cell office:value-type="float" office:value="51.92199" calcext:value-type="float">
            <text:p>51.9219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LAR_519E30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لار</text:p>
          </table:table-cell>
          <table:table-cell office:value-type="float" office:value="30.72449" calcext:value-type="float">
            <text:p>30.72449</text:p>
          </table:table-cell>
          <table:table-cell office:value-type="float" office:value="51.92199" calcext:value-type="float">
            <text:p>51.9219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LAR_519E307N_S_FARI"</text:p>
          </table:table-cell>
          <table:table-cell office:value-type="string" calcext:value-type="string">
            <text:p>جبال الديل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لوس</text:p>
          </table:table-cell>
          <table:table-cell office:value-type="float" office:value="36.60408" calcext:value-type="float">
            <text:p>36.60408</text:p>
          </table:table-cell>
          <table:table-cell office:value-type="float" office:value="51.45535" calcext:value-type="float">
            <text:p>51.45535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SHALUS_514E366N_S_DAYL"</text:p>
          </table:table-cell>
          <table:table-cell office:value-type="string" calcext:value-type="string">
            <text:p>إسبيد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سبيد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الرص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رص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شم</text:p>
          </table:table-cell>
          <table:table-cell office:value-type="float" office:value="37.48626" calcext:value-type="float">
            <text:p>37.48626</text:p>
          </table:table-cell>
          <table:table-cell office:value-type="float" office:value="49.18674" calcext:value-type="float">
            <text:p>49.18674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KHASHM_491E374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شم</text:p>
          </table:table-cell>
          <table:table-cell office:value-type="float" office:value="37.48626" calcext:value-type="float">
            <text:p>37.48626</text:p>
          </table:table-cell>
          <table:table-cell office:value-type="float" office:value="49.18674" calcext:value-type="float">
            <text:p>49.18674</text:p>
          </table:table-cell>
          <table:table-cell office:value-type="string" calcext:value-type="string">
            <text:p>بيلم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يلم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دولاب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دولاب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كهن روذ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"</text:p>
          </table:table-cell>
          <table:table-cell office:value-type="string" calcext:value-type="string">
            <text:p>يون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"</text:p>
          </table:table-cell>
          <table:table-cell office:value-type="string" calcext:value-type="string">
            <text:p>برديج</text:p>
          </table:table-cell>
          <table:table-cell office:value-type="float" office:value="40.23581" calcext:value-type="float">
            <text:p>40.23581</text:p>
          </table:table-cell>
          <table:table-cell office:value-type="float" office:value="47.56971" calcext:value-type="float">
            <text:p>47.5697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AJ_475E402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"</text:p>
          </table:table-cell>
          <table:table-cell office:value-type="string" calcext:value-type="string">
            <text:p>جنزة</text:p>
          </table:table-cell>
          <table:table-cell office:value-type="float" office:value="40.81356" calcext:value-type="float">
            <text:p>40.81356</text:p>
          </table:table-cell>
          <table:table-cell office:value-type="float" office:value="46.38603" calcext:value-type="float">
            <text:p>46.3860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ANZA_463E408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ذعة</text:p>
          </table:table-cell>
          <table:table-cell office:value-type="float" office:value="40.45334" calcext:value-type="float">
            <text:p>40.45334</text:p>
          </table:table-cell>
          <table:table-cell office:value-type="float" office:value="47.23624" calcext:value-type="float">
            <text:p>47.2362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DHAA_472E404N_S_RIHA"</text:p>
          </table:table-cell>
          <table:table-cell office:value-type="string" calcext:value-type="string">
            <text:p>قلقاطوس</text:p>
          </table:table-cell>
          <table:table-cell office:value-type="float" office:value="40.20714" calcext:value-type="float">
            <text:p>40.20714</text:p>
          </table:table-cell>
          <table:table-cell office:value-type="float" office:value="46.6459" calcext:value-type="float">
            <text:p>46.645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QATUS_466E402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يون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"</text:p>
          </table:table-cell>
          <table:table-cell office:value-type="string" calcext:value-type="string">
            <text:p>ورثان</text:p>
          </table:table-cell>
          <table:table-cell office:value-type="float" office:value="39.56659" calcext:value-type="float">
            <text:p>39.56659</text:p>
          </table:table-cell>
          <table:table-cell office:value-type="float" office:value="47.64257" calcext:value-type="float">
            <text:p>47.642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WARTHAN_476E395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رثان</text:p>
          </table:table-cell>
          <table:table-cell office:value-type="float" office:value="39.56659" calcext:value-type="float">
            <text:p>39.56659</text:p>
          </table:table-cell>
          <table:table-cell office:value-type="float" office:value="47.64257" calcext:value-type="float">
            <text:p>47.642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WARTHAN_476E395N_S_RIHA"</text:p>
          </table:table-cell>
          <table:table-cell office:value-type="string" calcext:value-type="string">
            <text:p>تلخاب</text:p>
          </table:table-cell>
          <table:table-cell office:value-type="float" office:value="39.34245" calcext:value-type="float">
            <text:p>39.34245</text:p>
          </table:table-cell>
          <table:table-cell office:value-type="float" office:value="47.82733" calcext:value-type="float">
            <text:p>47.8273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LKHAB_478E393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خاب</text:p>
          </table:table-cell>
          <table:table-cell office:value-type="float" office:value="39.34245" calcext:value-type="float">
            <text:p>39.34245</text:p>
          </table:table-cell>
          <table:table-cell office:value-type="float" office:value="47.82733" calcext:value-type="float">
            <text:p>47.8273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LKHAB_478E393N_S_RIHA"</text:p>
          </table:table-cell>
          <table:table-cell office:value-type="string" calcext:value-type="string">
            <text:p>برزند</text:p>
          </table:table-cell>
          <table:table-cell office:value-type="float" office:value="38.96621" calcext:value-type="float">
            <text:p>38.96621</text:p>
          </table:table-cell>
          <table:table-cell office:value-type="float" office:value="47.85286" calcext:value-type="float">
            <text:p>47.852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ND_478E389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زند</text:p>
          </table:table-cell>
          <table:table-cell office:value-type="float" office:value="38.96621" calcext:value-type="float">
            <text:p>38.96621</text:p>
          </table:table-cell>
          <table:table-cell office:value-type="float" office:value="47.85286" calcext:value-type="float">
            <text:p>47.85286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ND_478E389N_S_RIHA"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شماخية</text:p>
          </table:table-cell>
          <table:table-cell office:value-type="float" office:value="40.67871" calcext:value-type="float">
            <text:p>40.67871</text:p>
          </table:table-cell>
          <table:table-cell office:value-type="float" office:value="48.68505" calcext:value-type="float">
            <text:p>48.68505</text:p>
          </table:table-cell>
          <table:table-cell office:value-type="string" calcext:value-type="string">
            <text:p>شروان</text:p>
          </table:table-cell>
          <table:table-cell office:value-type="float" office:value="31.97709" calcext:value-type="float">
            <text:p>31.97709</text:p>
          </table:table-cell>
          <table:table-cell office:value-type="float" office:value="64.84747" calcext:value-type="float">
            <text:p>64.84747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سر سمور</text:p>
          </table:table-cell>
          <table:table-cell office:value-type="float" office:value="41.84983" calcext:value-type="float">
            <text:p>41.84983</text:p>
          </table:table-cell>
          <table:table-cell office:value-type="float" office:value="48.48301" calcext:value-type="float">
            <text:p>48.48301</text:p>
          </table:table-cell>
          <table:table-cell office:value-type="string" calcext:value-type="string">
            <text:p>باب الأبواب</text:p>
          </table:table-cell>
          <table:table-cell office:value-type="float" office:value="42.04308" calcext:value-type="float">
            <text:p>42.04308</text:p>
          </table:table-cell>
          <table:table-cell office:value-type="float" office:value="48.30854" calcext:value-type="float">
            <text:p>48.30854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نزة</text:p>
          </table:table-cell>
          <table:table-cell office:value-type="float" office:value="40.81356" calcext:value-type="float">
            <text:p>40.81356</text:p>
          </table:table-cell>
          <table:table-cell office:value-type="float" office:value="46.38603" calcext:value-type="float">
            <text:p>46.3860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JANZA_463E408N_S_RIHA"</text:p>
          </table:table-cell>
          <table:table-cell office:value-type="string" calcext:value-type="string">
            <text:p>شمكور</text:p>
          </table:table-cell>
          <table:table-cell office:value-type="float" office:value="40.99521" calcext:value-type="float">
            <text:p>40.99521</text:p>
          </table:table-cell>
          <table:table-cell office:value-type="float" office:value="46.06157" calcext:value-type="float">
            <text:p>46.06157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HAMKUR_460E409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مكور</text:p>
          </table:table-cell>
          <table:table-cell office:value-type="float" office:value="40.99521" calcext:value-type="float">
            <text:p>40.99521</text:p>
          </table:table-cell>
          <table:table-cell office:value-type="float" office:value="46.06157" calcext:value-type="float">
            <text:p>46.06157</text:p>
          </table:table-cell>
          <table:table-cell office:value-type="string" calcext:value-type="string">
            <text:p>خنان</text:p>
          </table:table-cell>
          <table:table-cell office:value-type="float" office:value="41.39027" calcext:value-type="float">
            <text:p>41.39027</text:p>
          </table:table-cell>
          <table:table-cell office:value-type="float" office:value="45.50578" calcext:value-type="float">
            <text:p>45.50578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خنان</text:p>
          </table:table-cell>
          <table:table-cell office:value-type="float" office:value="41.39027" calcext:value-type="float">
            <text:p>41.39027</text:p>
          </table:table-cell>
          <table:table-cell office:value-type="float" office:value="45.50578" calcext:value-type="float">
            <text:p>45.5057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N_455E413N_S_RIHA"</text:p>
          </table:table-cell>
          <table:table-cell office:value-type="string" calcext:value-type="string">
            <text:p>قلعة ابن كندمان</text:p>
          </table:table-cell>
          <table:table-cell office:value-type="float" office:value="41.56808" calcext:value-type="float">
            <text:p>41.56808</text:p>
          </table:table-cell>
          <table:table-cell office:value-type="float" office:value="45.1678" calcext:value-type="float">
            <text:p>45.167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QALAIBNKANDAMAN_451E415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بيل</text:p>
          </table:table-cell>
          <table:table-cell office:value-type="float" office:value="40.16468" calcext:value-type="float">
            <text:p>40.16468</text:p>
          </table:table-cell>
          <table:table-cell office:value-type="float" office:value="44.68562" calcext:value-type="float">
            <text:p>44.68562</text:p>
          </table:table-cell>
          <table:table-cell office:value-type="string" calcext:value-type="string">
            <text:p>نشو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نشوى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خوى</text:p>
          </table:table-cell>
          <table:table-cell office:value-type="float" office:value="38.5865" calcext:value-type="float">
            <text:p>38.5865</text:p>
          </table:table-cell>
          <table:table-cell office:value-type="float" office:value="44.99055" calcext:value-type="float">
            <text:p>44.99055</text:p>
          </table:table-cell>
          <table:table-cell office:value-type="float" office:value="84468" calcext:value-type="float">
            <text:p>84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LAMAS_448E382N_S_RIHA"</text:p>
          </table:table-cell>
          <table:table-cell office:value-type="string" calcext:value-type="string">
            <text:p>أرم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float" office:value="115528" calcext:value-type="float">
            <text:p>11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لعة الحسن بن علي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شهرزور</text:p>
          </table:table-cell>
          <table:table-cell office:value-type="float" office:value="35.25767" calcext:value-type="float">
            <text:p>35.25767</text:p>
          </table:table-cell>
          <table:table-cell office:value-type="float" office:value="46.01676" calcext:value-type="float">
            <text:p>46.01676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"</text:p>
          </table:table-cell>
          <table:table-cell office:value-type="string" calcext:value-type="string">
            <text:p>نور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وى</text:p>
          </table:table-cell>
          <table:table-cell office:value-type="float" office:value="38.5865" calcext:value-type="float">
            <text:p>38.5865</text:p>
          </table:table-cell>
          <table:table-cell office:value-type="float" office:value="44.99055" calcext:value-type="float">
            <text:p>44.99055</text:p>
          </table:table-cell>
          <table:table-cell office:value-type="string" calcext:value-type="string">
            <text:p>قلعة يون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لعة يون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العصبيا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رقان</text:p>
          </table:table-cell>
          <table:table-cell office:value-type="float" office:value="37.72041" calcext:value-type="float">
            <text:p>37.72041</text:p>
          </table:table-cell>
          <table:table-cell office:value-type="float" office:value="45.98591" calcext:value-type="float">
            <text:p>45.9859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DAKHARRAQAN_459E377N_S_RIHA"</text:p>
          </table:table-cell>
          <table:table-cell office:value-type="string" calcext:value-type="string">
            <text:p>تبريز</text:p>
          </table:table-cell>
          <table:table-cell office:value-type="float" office:value="38.06387" calcext:value-type="float">
            <text:p>38.06387</text:p>
          </table:table-cell>
          <table:table-cell office:value-type="float" office:value="46.33121" calcext:value-type="float">
            <text:p>46.331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ABRIZ_463E380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بريز</text:p>
          </table:table-cell>
          <table:table-cell office:value-type="float" office:value="38.06387" calcext:value-type="float">
            <text:p>38.06387</text:p>
          </table:table-cell>
          <table:table-cell office:value-type="float" office:value="46.33121" calcext:value-type="float">
            <text:p>46.331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ABRIZ_463E380N_S_RIHA"</text:p>
          </table:table-cell>
          <table:table-cell office:value-type="string" calcext:value-type="string">
            <text:p>مرند</text:p>
          </table:table-cell>
          <table:table-cell office:value-type="float" office:value="38.46017" calcext:value-type="float">
            <text:p>38.46017</text:p>
          </table:table-cell>
          <table:table-cell office:value-type="float" office:value="45.80321" calcext:value-type="float">
            <text:p>45.8032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ND_458E384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ردبيل</text:p>
          </table:table-cell>
          <table:table-cell office:value-type="float" office:value="38.23604" calcext:value-type="float">
            <text:p>38.23604</text:p>
          </table:table-cell>
          <table:table-cell office:value-type="float" office:value="48.30651" calcext:value-type="float">
            <text:p>48.3065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ARDABIL_483E382N_S_RIHA"</text:p>
          </table:table-cell>
          <table:table-cell office:value-type="string" calcext:value-type="string">
            <text:p>النير</text:p>
          </table:table-cell>
          <table:table-cell office:value-type="float" office:value="38.02656" calcext:value-type="float">
            <text:p>38.02656</text:p>
          </table:table-cell>
          <table:table-cell office:value-type="float" office:value="47.9913" calcext:value-type="float">
            <text:p>47.991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NIR_479E380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ير</text:p>
          </table:table-cell>
          <table:table-cell office:value-type="float" office:value="38.02656" calcext:value-type="float">
            <text:p>38.02656</text:p>
          </table:table-cell>
          <table:table-cell office:value-type="float" office:value="47.9913" calcext:value-type="float">
            <text:p>47.991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NIR_479E380N_S_RIHA"</text:p>
          </table:table-cell>
          <table:table-cell office:value-type="string" calcext:value-type="string">
            <text:p>سرا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ا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ولس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لس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"</text:p>
          </table:table-cell>
          <table:table-cell office:value-type="string" calcext:value-type="string">
            <text:p>خره 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ه 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وسى آ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وسى آ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"</text:p>
          </table:table-cell>
          <table:table-cell office:value-type="string" calcext:value-type="string">
            <text:p>تفليس</text:p>
          </table:table-cell>
          <table:table-cell office:value-type="float" office:value="42.0841" calcext:value-type="float">
            <text:p>42.0841</text:p>
          </table:table-cell>
          <table:table-cell office:value-type="float" office:value="44.83734" calcext:value-type="float">
            <text:p>44.83734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TIFLIS_448E420N_S_RIHA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بريد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ابر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بر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ري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ري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روم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"</text:p>
          </table:table-cell>
          <table:table-cell office:value-type="string" calcext:value-type="string">
            <text:p>سابرخ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برخاس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زة</text:p>
          </table:table-cell>
          <table:table-cell office:value-type="float" office:value="36.5057" calcext:value-type="float">
            <text:p>36.5057</text:p>
          </table:table-cell>
          <table:table-cell office:value-type="float" office:value="46.2141" calcext:value-type="float">
            <text:p>46.214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RZA_462E365N_S_RIHA"</text:p>
          </table:table-cell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بيلقان</text:p>
          </table:table-cell>
          <table:table-cell office:value-type="float" office:value="39.86701" calcext:value-type="float">
            <text:p>39.86701</text:p>
          </table:table-cell>
          <table:table-cell office:value-type="float" office:value="47.46081" calcext:value-type="float">
            <text:p>47.46081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BAYLAQAN_474E398N_S_RIHA"</text:p>
          </table:table-cell>
          <table:table-cell office:value-type="string" calcext:value-type="string">
            <text:p>سيسر</text:p>
          </table:table-cell>
          <table:table-cell office:value-type="float" office:value="35.31623" calcext:value-type="float">
            <text:p>35.31623</text:p>
          </table:table-cell>
          <table:table-cell office:value-type="float" office:value="46.98439" calcext:value-type="float">
            <text:p>46.9843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ISAR_469E353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يسر</text:p>
          </table:table-cell>
          <table:table-cell office:value-type="float" office:value="35.31623" calcext:value-type="float">
            <text:p>35.31623</text:p>
          </table:table-cell>
          <table:table-cell office:value-type="float" office:value="46.98439" calcext:value-type="float">
            <text:p>46.9843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ISAR_469E353N_S_JIBA"</text:p>
          </table:table-cell>
          <table:table-cell office:value-type="string" calcext:value-type="string">
            <text:p>تل 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ل 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خب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ب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دينور</text:p>
          </table:table-cell>
          <table:table-cell office:value-type="float" office:value="34.60195" calcext:value-type="float">
            <text:p>34.60195</text:p>
          </table:table-cell>
          <table:table-cell office:value-type="float" office:value="47.49055" calcext:value-type="float">
            <text:p>47.4905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DINAWAR_474E346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و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زنجان</text:p>
          </table:table-cell>
          <table:table-cell office:value-type="float" office:value="36.66235" calcext:value-type="float">
            <text:p>36.66235</text:p>
          </table:table-cell>
          <table:table-cell office:value-type="float" office:value="48.5053" calcext:value-type="float">
            <text:p>48.5053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ZANJAN_485E366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يانج</text:p>
          </table:table-cell>
          <table:table-cell office:value-type="float" office:value="37.40341" calcext:value-type="float">
            <text:p>37.40341</text:p>
          </table:table-cell>
          <table:table-cell office:value-type="float" office:value="47.74052" calcext:value-type="float">
            <text:p>47.7405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YANIJ_477E374N_S_RIHA"</text:p>
          </table:table-cell>
          <table:table-cell office:value-type="string" calcext:value-type="string">
            <text:p>خونج</text:p>
          </table:table-cell>
          <table:table-cell office:value-type="float" office:value="37.38856" calcext:value-type="float">
            <text:p>37.38856</text:p>
          </table:table-cell>
          <table:table-cell office:value-type="float" office:value="47.2569" calcext:value-type="float">
            <text:p>47.25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J_472E373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ونج</text:p>
          </table:table-cell>
          <table:table-cell office:value-type="float" office:value="37.38856" calcext:value-type="float">
            <text:p>37.38856</text:p>
          </table:table-cell>
          <table:table-cell office:value-type="float" office:value="47.2569" calcext:value-type="float">
            <text:p>47.2569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NAJ_472E373N_S_RIHA"</text:p>
          </table:table-cell>
          <table:table-cell office:value-type="string" calcext:value-type="string">
            <text:p>كولس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لس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MARAGHA_462E373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لماس</text:p>
          </table:table-cell>
          <table:table-cell office:value-type="float" office:value="38.22277" calcext:value-type="float">
            <text:p>38.22277</text:p>
          </table:table-cell>
          <table:table-cell office:value-type="float" office:value="44.82832" calcext:value-type="float">
            <text:p>44.82832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SALAMAS_448E382N_S_RIHA"</text:p>
          </table:table-cell>
          <table:table-cell office:value-type="string" calcext:value-type="string">
            <text:p>خوى</text:p>
          </table:table-cell>
          <table:table-cell office:value-type="float" office:value="38.5865" calcext:value-type="float">
            <text:p>38.5865</text:p>
          </table:table-cell>
          <table:table-cell office:value-type="float" office:value="44.99055" calcext:value-type="float">
            <text:p>44.99055</text:p>
          </table:table-cell>
          <table:table-cell office:value-type="string" calcext:value-type="string">
            <text:p>Rihab</text:p>
          </table:table-cell>
          <table:table-cell office:value-type="string" calcext:value-type="string">
            <text:p>KHUWI_449E385N_S_RIH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اغة</text:p>
          </table:table-cell>
          <table:table-cell office:value-type="float" office:value="37.34276" calcext:value-type="float">
            <text:p>37.34276</text:p>
          </table:table-cell>
          <table:table-cell office:value-type="float" office:value="46.24758" calcext:value-type="float">
            <text:p>46.24758</text:p>
          </table:table-cell>
          <table:table-cell office:value-type="string" calcext:value-type="string">
            <text:p>الدينور</text:p>
          </table:table-cell>
          <table:table-cell office:value-type="float" office:value="34.60195" calcext:value-type="float">
            <text:p>34.60195</text:p>
          </table:table-cell>
          <table:table-cell office:value-type="float" office:value="47.49055" calcext:value-type="float">
            <text:p>47.49055</text:p>
          </table:table-cell>
          <table:table-cell office:value-type="float" office:value="173292" calcext:value-type="float">
            <text:p>173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رقوى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ملازكرد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42.55713" calcext:value-type="float">
            <text:p>42.55713</text:p>
          </table:table-cell>
          <table:table-cell office:value-type="float" office:value="84468" calcext:value-type="float">
            <text:p>844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لازكرد</text:p>
          </table:table-cell>
          <table:table-cell office:value-type="float" office:value="39.1437" calcext:value-type="float">
            <text:p>39.1437</text:p>
          </table:table-cell>
          <table:table-cell office:value-type="float" office:value="42.55713" calcext:value-type="float">
            <text:p>42.55713</text:p>
          </table:table-cell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float" office:value="168936" calcext:value-type="float">
            <text:p>1689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أرزن</text:p>
          </table:table-cell>
          <table:table-cell office:value-type="float" office:value="37.9789" calcext:value-type="float">
            <text:p>37.9789</text:p>
          </table:table-cell>
          <table:table-cell office:value-type="float" office:value="41.65964" calcext:value-type="float">
            <text:p>41.65964</text:p>
          </table:table-cell>
          <table:table-cell office:value-type="string" calcext:value-type="string">
            <text:p>آمد</text:p>
          </table:table-cell>
          <table:table-cell office:value-type="float" office:value="37.9151" calcext:value-type="float">
            <text:p>37.9151</text:p>
          </table:table-cell>
          <table:table-cell office:value-type="float" office:value="40.21323" calcext:value-type="float">
            <text:p>40.21323</text:p>
          </table:table-cell>
          <table:table-cell office:value-type="float" office:value="112624" calcext:value-type="float">
            <text:p>112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رى</text:p>
          </table:table-cell>
          <table:table-cell office:value-type="float" office:value="35.62754" calcext:value-type="float">
            <text:p>35.62754</text:p>
          </table:table-cell>
          <table:table-cell office:value-type="float" office:value="51.50831" calcext:value-type="float">
            <text:p>51.5083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YY_515E356N_S_JIBA"</text:p>
          </table:table-cell>
          <table:table-cell office:value-type="string" calcext:value-type="string">
            <text:p>كي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يل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ي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ي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خوار</text:p>
          </table:table-cell>
          <table:table-cell office:value-type="float" office:value="35.26209" calcext:value-type="float">
            <text:p>35.26209</text:p>
          </table:table-cell>
          <table:table-cell office:value-type="float" office:value="52.40859" calcext:value-type="float">
            <text:p>52.40859</text:p>
          </table:table-cell>
          <table:table-cell office:value-type="string" calcext:value-type="string">
            <text:p>Daylam</text:p>
          </table:table-cell>
          <table:table-cell office:value-type="string" calcext:value-type="string">
            <text:p>KHUWAR_524E352N_S_DAY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ى</text:p>
          </table:table-cell>
          <table:table-cell office:value-type="float" office:value="35.62754" calcext:value-type="float">
            <text:p>35.62754</text:p>
          </table:table-cell>
          <table:table-cell office:value-type="float" office:value="51.50831" calcext:value-type="float">
            <text:p>51.5083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YY_515E356N_S_JIBA"</text:p>
          </table:table-cell>
          <table:table-cell office:value-type="string" calcext:value-type="string">
            <text:p>قسط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سط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شكويه</text:p>
          </table:table-cell>
          <table:table-cell office:value-type="float" office:value="35.30758" calcext:value-type="float">
            <text:p>35.30758</text:p>
          </table:table-cell>
          <table:table-cell office:value-type="float" office:value="50.77259" calcext:value-type="float">
            <text:p>50.7725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SHKUYA_507E353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شكويه</text:p>
          </table:table-cell>
          <table:table-cell office:value-type="float" office:value="35.30758" calcext:value-type="float">
            <text:p>35.30758</text:p>
          </table:table-cell>
          <table:table-cell office:value-type="float" office:value="50.77259" calcext:value-type="float">
            <text:p>50.77259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SHKUYA_507E353N_S_JIBA"</text:p>
          </table:table-cell>
          <table:table-cell office:value-type="string" calcext:value-type="string">
            <text:p>ودر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درو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اوة</text:p>
          </table:table-cell>
          <table:table-cell office:value-type="float" office:value="34.97799" calcext:value-type="float">
            <text:p>34.97799</text:p>
          </table:table-cell>
          <table:table-cell office:value-type="float" office:value="50.42711" calcext:value-type="float">
            <text:p>50.427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AWA_504E349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وة</text:p>
          </table:table-cell>
          <table:table-cell office:value-type="float" office:value="34.97799" calcext:value-type="float">
            <text:p>34.97799</text:p>
          </table:table-cell>
          <table:table-cell office:value-type="float" office:value="50.42711" calcext:value-type="float">
            <text:p>50.4271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AWA_504E349N_S_JIBA"</text:p>
          </table:table-cell>
          <table:table-cell office:value-type="string" calcext:value-type="string">
            <text:p>سونقين</text:p>
          </table:table-cell>
          <table:table-cell office:value-type="float" office:value="35.0274" calcext:value-type="float">
            <text:p>35.0274</text:p>
          </table:table-cell>
          <table:table-cell office:value-type="float" office:value="50.02954" calcext:value-type="float">
            <text:p>50.02954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USANQIN_500E350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ونقين</text:p>
          </table:table-cell>
          <table:table-cell office:value-type="float" office:value="35.0274" calcext:value-type="float">
            <text:p>35.0274</text:p>
          </table:table-cell>
          <table:table-cell office:value-type="float" office:value="50.02954" calcext:value-type="float">
            <text:p>50.02954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SUSANQIN_500E350N_S_JIBA"</text:p>
          </table:table-cell>
          <table:table-cell office:value-type="string" calcext:value-type="string">
            <text:p>المصدقان</text:p>
          </table:table-cell>
          <table:table-cell office:value-type="float" office:value="35.06107" calcext:value-type="float">
            <text:p>35.06107</text:p>
          </table:table-cell>
          <table:table-cell office:value-type="float" office:value="49.85406" calcext:value-type="float">
            <text:p>49.8540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SDAQAN_498E350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صدقان</text:p>
          </table:table-cell>
          <table:table-cell office:value-type="float" office:value="35.06107" calcext:value-type="float">
            <text:p>35.06107</text:p>
          </table:table-cell>
          <table:table-cell office:value-type="float" office:value="49.85406" calcext:value-type="float">
            <text:p>49.8540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SDAQAN_498E350N_S_JIBA"</text:p>
          </table:table-cell>
          <table:table-cell office:value-type="string" calcext:value-type="string">
            <text:p>الروذة</text:p>
          </table:table-cell>
          <table:table-cell office:value-type="float" office:value="35.10371" calcext:value-type="float">
            <text:p>35.10371</text:p>
          </table:table-cell>
          <table:table-cell office:value-type="float" office:value="49.791" calcext:value-type="float">
            <text:p>49.79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UDHA_497E351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وذة</text:p>
          </table:table-cell>
          <table:table-cell office:value-type="float" office:value="35.10371" calcext:value-type="float">
            <text:p>35.10371</text:p>
          </table:table-cell>
          <table:table-cell office:value-type="float" office:value="49.791" calcext:value-type="float">
            <text:p>49.79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UDHA_497E351N_S_JIBA"</text:p>
          </table:table-cell>
          <table:table-cell office:value-type="string" calcext:value-type="string">
            <text:p>الد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"</text:p>
          </table:table-cell>
          <table:table-cell office:value-type="string" calcext:value-type="string">
            <text:p>بوزنجرد</text:p>
          </table:table-cell>
          <table:table-cell office:value-type="float" office:value="34.95777" calcext:value-type="float">
            <text:p>34.95777</text:p>
          </table:table-cell>
          <table:table-cell office:value-type="float" office:value="48.98488" calcext:value-type="float">
            <text:p>48.9848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BUZANJIRD_489E349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زنجرد</text:p>
          </table:table-cell>
          <table:table-cell office:value-type="float" office:value="34.95777" calcext:value-type="float">
            <text:p>34.95777</text:p>
          </table:table-cell>
          <table:table-cell office:value-type="float" office:value="48.98488" calcext:value-type="float">
            <text:p>48.9848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BUZANJIRD_489E349N_S_JIBA"</text:p>
          </table:table-cell>
          <table:table-cell office:value-type="string" calcext:value-type="string">
            <text:p>قرية الج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ج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د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"</text:p>
          </table:table-cell>
          <table:table-cell office:value-type="string" calcext:value-type="string">
            <text:p>أسدا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دا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"</text:p>
          </table:table-cell>
          <table:table-cell office:value-type="string" calcext:value-type="string">
            <text:p>قنطرة النعمان</text:p>
          </table:table-cell>
          <table:table-cell office:value-type="float" office:value="34.46868" calcext:value-type="float">
            <text:p>34.46868</text:p>
          </table:table-cell>
          <table:table-cell office:value-type="float" office:value="47.65232" calcext:value-type="float">
            <text:p>47.6523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NTARANUMAN_476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طرة النعمان</text:p>
          </table:table-cell>
          <table:table-cell office:value-type="float" office:value="34.46868" calcext:value-type="float">
            <text:p>34.46868</text:p>
          </table:table-cell>
          <table:table-cell office:value-type="float" office:value="47.65232" calcext:value-type="float">
            <text:p>47.6523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NTARANUMAN_476E344N_S_JIBA"</text:p>
          </table:table-cell>
          <table:table-cell office:value-type="string" calcext:value-type="string">
            <text:p>جبل بيستو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ل بيستو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RMASIN_470E343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ماسين</text:p>
          </table:table-cell>
          <table:table-cell office:value-type="float" office:value="34.32388" calcext:value-type="float">
            <text:p>34.32388</text:p>
          </table:table-cell>
          <table:table-cell office:value-type="float" office:value="47.09845" calcext:value-type="float">
            <text:p>47.09845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RMASIN_470E343N_S_JIBA"</text:p>
          </table:table-cell>
          <table:table-cell office:value-type="string" calcext:value-type="string">
            <text:p>قصر عمر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قصر عمرو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ZUBAYDIYYA_469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بيدية</text:p>
          </table:table-cell>
          <table:table-cell office:value-type="float" office:value="34.43457" calcext:value-type="float">
            <text:p>34.43457</text:p>
          </table:table-cell>
          <table:table-cell office:value-type="float" office:value="46.93427" calcext:value-type="float">
            <text:p>46.93427</text:p>
          </table:table-cell>
          <table:table-cell office:value-type="string" calcext:value-type="string">
            <text:p>طزر</text:p>
          </table:table-cell>
          <table:table-cell office:value-type="float" office:value="34.16749" calcext:value-type="float">
            <text:p>34.16749</text:p>
          </table:table-cell>
          <table:table-cell office:value-type="float" office:value="46.4404" calcext:value-type="float">
            <text:p>46.4404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"</text:p>
          </table:table-cell>
          <table:table-cell office:value-type="string" calcext:value-type="string">
            <text:p>سواد مقول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واد مقول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وز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وز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زان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زاني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آوه</text:p>
          </table:table-cell>
          <table:table-cell office:value-type="float" office:value="34.68541" calcext:value-type="float">
            <text:p>34.68541</text:p>
          </table:table-cell>
          <table:table-cell office:value-type="float" office:value="50.54227" calcext:value-type="float">
            <text:p>50.542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AWA_505E346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وه</text:p>
          </table:table-cell>
          <table:table-cell office:value-type="float" office:value="34.68541" calcext:value-type="float">
            <text:p>34.68541</text:p>
          </table:table-cell>
          <table:table-cell office:value-type="float" office:value="50.54227" calcext:value-type="float">
            <text:p>50.5422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AWA_505E346N_S_JIBA"</text:p>
          </table:table-cell>
          <table:table-cell office:value-type="string" calcext:value-type="string">
            <text:p>قرية ج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ج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باط ج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ج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ور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رام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سك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سكان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ى</text:p>
          </table:table-cell>
          <table:table-cell office:value-type="float" office:value="35.62754" calcext:value-type="float">
            <text:p>35.62754</text:p>
          </table:table-cell>
          <table:table-cell office:value-type="float" office:value="51.50831" calcext:value-type="float">
            <text:p>51.50831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YY_515E356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"</text:p>
          </table:table-cell>
          <table:table-cell office:value-type="string" calcext:value-type="string">
            <text:p>وفراون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فراون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ارقان</text:p>
          </table:table-cell>
          <table:table-cell office:value-type="float" office:value="33.44757" calcext:value-type="float">
            <text:p>33.44757</text:p>
          </table:table-cell>
          <table:table-cell office:value-type="float" office:value="48.7573" calcext:value-type="float">
            <text:p>48.75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DARAQAN_487E33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ارقان</text:p>
          </table:table-cell>
          <table:table-cell office:value-type="float" office:value="33.44757" calcext:value-type="float">
            <text:p>33.44757</text:p>
          </table:table-cell>
          <table:table-cell office:value-type="float" office:value="48.7573" calcext:value-type="float">
            <text:p>48.757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DARAQAN_487E334N_S_JIBA"</text:p>
          </table:table-cell>
          <table:table-cell office:value-type="string" calcext:value-type="string">
            <text:p>خ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و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ابرخو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برخو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كوي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كويش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زمان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زمان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لور</text:p>
          </table:table-cell>
          <table:table-cell office:value-type="float" office:value="32.53782" calcext:value-type="float">
            <text:p>32.53782</text:p>
          </table:table-cell>
          <table:table-cell office:value-type="float" office:value="48.30291" calcext:value-type="float">
            <text:p>48.3029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LUR_483E325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اللصوص</text:p>
          </table:table-cell>
          <table:table-cell office:value-type="float" office:value="34.4958" calcext:value-type="float">
            <text:p>34.4958</text:p>
          </table:table-cell>
          <table:table-cell office:value-type="float" office:value="47.90457" calcext:value-type="float">
            <text:p>47.9045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QASRLUSUS_479E344N_S_JIBA"</text:p>
          </table:table-cell>
          <table:table-cell office:value-type="string" calcext:value-type="string">
            <text:p>كير حر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ير حر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"</text:p>
          </table:table-cell>
          <table:table-cell office:value-type="string" calcext:value-type="string">
            <text:p>الديم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يم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"</text:p>
          </table:table-cell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اوند</text:p>
          </table:table-cell>
          <table:table-cell office:value-type="float" office:value="34.21512" calcext:value-type="float">
            <text:p>34.21512</text:p>
          </table:table-cell>
          <table:table-cell office:value-type="float" office:value="48.39263" calcext:value-type="float">
            <text:p>48.39263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NIHAWAND_483E342N_S_JIBA"</text:p>
          </table:table-cell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كاه</text:p>
          </table:table-cell>
          <table:table-cell office:value-type="float" office:value="34.42798" calcext:value-type="float">
            <text:p>34.42798</text:p>
          </table:table-cell>
          <table:table-cell office:value-type="float" office:value="48.54618" calcext:value-type="float">
            <text:p>48.5461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RAKAH_485E344N_S_JIBA"</text:p>
          </table:table-cell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"</text:p>
          </table:table-cell>
          <table:table-cell office:value-type="string" calcext:value-type="string">
            <text:p>ال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مذان</text:p>
          </table:table-cell>
          <table:table-cell office:value-type="float" office:value="34.77554" calcext:value-type="float">
            <text:p>34.77554</text:p>
          </table:table-cell>
          <table:table-cell office:value-type="float" office:value="48.57908" calcext:value-type="float">
            <text:p>48.57908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HAMADHAN_485E347N_R_JIBA"</text:p>
          </table:table-cell>
          <table:table-cell office:value-type="string" calcext:value-type="string">
            <text:p>طاق سع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طاق سعي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وراب</text:p>
          </table:table-cell>
          <table:table-cell office:value-type="float" office:value="34.21059" calcext:value-type="float">
            <text:p>34.21059</text:p>
          </table:table-cell>
          <table:table-cell office:value-type="float" office:value="48.90536" calcext:value-type="float">
            <text:p>48.9053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URAB_489E342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كرج</text:p>
          </table:table-cell>
          <table:table-cell office:value-type="float" office:value="33.88116" calcext:value-type="float">
            <text:p>33.88116</text:p>
          </table:table-cell>
          <table:table-cell office:value-type="float" office:value="49.54697" calcext:value-type="float">
            <text:p>49.5469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ARAJ_495E338N_R_JIBA"</text:p>
          </table:table-cell>
          <table:table-cell office:value-type="string" calcext:value-type="string">
            <text:p>جران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ان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بتعه</text:p>
          </table:table-cell>
          <table:table-cell office:value-type="float" office:value="33.62812" calcext:value-type="float">
            <text:p>33.62812</text:p>
          </table:table-cell>
          <table:table-cell office:value-type="float" office:value="50.05422" calcext:value-type="float">
            <text:p>50.0542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ABTIA_500E336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بتعه</text:p>
          </table:table-cell>
          <table:table-cell office:value-type="float" office:value="33.62812" calcext:value-type="float">
            <text:p>33.62812</text:p>
          </table:table-cell>
          <table:table-cell office:value-type="float" office:value="50.05422" calcext:value-type="float">
            <text:p>50.05422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ABTIA_500E336N_S_JIBA"</text:p>
          </table:table-cell>
          <table:table-cell office:value-type="string" calcext:value-type="string">
            <text:p>جرباذقان</text:p>
          </table:table-cell>
          <table:table-cell office:value-type="float" office:value="33.3812" calcext:value-type="float">
            <text:p>33.3812</text:p>
          </table:table-cell>
          <table:table-cell office:value-type="float" office:value="50.29276" calcext:value-type="float">
            <text:p>50.292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ARBADHAQAN_502E333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باذقان</text:p>
          </table:table-cell>
          <table:table-cell office:value-type="float" office:value="33.3812" calcext:value-type="float">
            <text:p>33.3812</text:p>
          </table:table-cell>
          <table:table-cell office:value-type="float" office:value="50.29276" calcext:value-type="float">
            <text:p>50.2927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JARBADHAQAN_502E333N_S_JIBA"</text:p>
          </table:table-cell>
          <table:table-cell office:value-type="string" calcext:value-type="string">
            <text:p>قن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نو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ج وزهر</text:p>
          </table:table-cell>
          <table:table-cell office:value-type="float" office:value="33.08994" calcext:value-type="float">
            <text:p>33.08994</text:p>
          </table:table-cell>
          <table:table-cell office:value-type="float" office:value="50.95356" calcext:value-type="float">
            <text:p>50.9535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WA-ZAHR_509E330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ج وزهر</text:p>
          </table:table-cell>
          <table:table-cell office:value-type="float" office:value="33.08994" calcext:value-type="float">
            <text:p>33.08994</text:p>
          </table:table-cell>
          <table:table-cell office:value-type="float" office:value="50.95356" calcext:value-type="float">
            <text:p>50.95356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MARJWA-ZAHR_509E330N_S_JIBA"</text:p>
          </table:table-cell>
          <table:table-cell office:value-type="string" calcext:value-type="string">
            <text:p>الماري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زمير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سوس</text:p>
          </table:table-cell>
          <table:table-cell office:value-type="float" office:value="32.20166" calcext:value-type="float">
            <text:p>32.20166</text:p>
          </table:table-cell>
          <table:table-cell office:value-type="float" office:value="48.26047" calcext:value-type="float">
            <text:p>48.2604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S_482E322N_R_KHUZ"</text:p>
          </table:table-cell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"</text:p>
          </table:table-cell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وس</text:p>
          </table:table-cell>
          <table:table-cell office:value-type="float" office:value="32.20166" calcext:value-type="float">
            <text:p>32.20166</text:p>
          </table:table-cell>
          <table:table-cell office:value-type="float" office:value="48.26047" calcext:value-type="float">
            <text:p>48.2604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S_482E322N_R_KHUZ"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"</text:p>
          </table:table-cell>
          <table:table-cell office:value-type="string" calcext:value-type="string">
            <text:p>البذ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"</text:p>
          </table:table-cell>
          <table:table-cell office:value-type="string" calcext:value-type="string">
            <text:p>اللور</text:p>
          </table:table-cell>
          <table:table-cell office:value-type="float" office:value="32.53782" calcext:value-type="float">
            <text:p>32.53782</text:p>
          </table:table-cell>
          <table:table-cell office:value-type="float" office:value="48.30291" calcext:value-type="float">
            <text:p>48.3029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LUR_483E325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"</text:p>
          </table:table-cell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كلبايك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5528" calcext:value-type="float">
            <text:p>1155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كلباي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ج ابى دلف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"</text:p>
          </table:table-cell>
          <table:table-cell office:value-type="string" calcext:value-type="string">
            <text:p>قرية الر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ر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سك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سك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"</text:p>
          </table:table-cell>
          <table:table-cell office:value-type="string" calcext:value-type="string">
            <text:p>السوس</text:p>
          </table:table-cell>
          <table:table-cell office:value-type="float" office:value="32.20166" calcext:value-type="float">
            <text:p>32.20166</text:p>
          </table:table-cell>
          <table:table-cell office:value-type="float" office:value="48.26047" calcext:value-type="float">
            <text:p>48.2604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S_482E322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نديسابور</text:p>
          </table:table-cell>
          <table:table-cell office:value-type="float" office:value="32.29866" calcext:value-type="float">
            <text:p>32.29866</text:p>
          </table:table-cell>
          <table:table-cell office:value-type="float" office:value="48.53919" calcext:value-type="float">
            <text:p>48.5391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UNDAYSABUR_485E322N_R_KHUZ"</text:p>
          </table:table-cell>
          <table:table-cell office:value-type="string" calcext:value-type="string">
            <text:p>تستر</text:p>
          </table:table-cell>
          <table:table-cell office:value-type="float" office:value="32.0511" calcext:value-type="float">
            <text:p>32.0511</text:p>
          </table:table-cell>
          <table:table-cell office:value-type="float" office:value="48.85461" calcext:value-type="float">
            <text:p>48.8546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USTAR_488E320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"</text:p>
          </table:table-cell>
          <table:table-cell office:value-type="string" calcext:value-type="string">
            <text:p>السوس</text:p>
          </table:table-cell>
          <table:table-cell office:value-type="float" office:value="32.20166" calcext:value-type="float">
            <text:p>32.20166</text:p>
          </table:table-cell>
          <table:table-cell office:value-type="float" office:value="48.26047" calcext:value-type="float">
            <text:p>48.2604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S_482E322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روت</text:p>
          </table:table-cell>
          <table:table-cell office:value-type="float" office:value="33.90162" calcext:value-type="float">
            <text:p>33.90162</text:p>
          </table:table-cell>
          <table:table-cell office:value-type="float" office:value="35.5091" calcext:value-type="float">
            <text:p>35.5091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BAYRUT_355E339N_S_SHAM"</text:p>
          </table:table-cell>
          <table:table-cell office:value-type="string" calcext:value-type="string">
            <text:p>البذ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شوراب</text:p>
          </table:table-cell>
          <table:table-cell office:value-type="float" office:value="31.20731" calcext:value-type="float">
            <text:p>31.20731</text:p>
          </table:table-cell>
          <table:table-cell office:value-type="float" office:value="48.79726" calcext:value-type="float">
            <text:p>48.7972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HURAB_487E312N_S_KHUZ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شوراب</text:p>
          </table:table-cell>
          <table:table-cell office:value-type="float" office:value="31.20731" calcext:value-type="float">
            <text:p>31.20731</text:p>
          </table:table-cell>
          <table:table-cell office:value-type="float" office:value="48.79726" calcext:value-type="float">
            <text:p>48.7972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HURAB_487E312N_S_KHUZ"</text:p>
          </table:table-cell>
          <table:table-cell office:value-type="string" calcext:value-type="string">
            <text:p>مندم</text:p>
          </table:table-cell>
          <table:table-cell office:value-type="float" office:value="31.02269" calcext:value-type="float">
            <text:p>31.02269</text:p>
          </table:table-cell>
          <table:table-cell office:value-type="float" office:value="48.881" calcext:value-type="float">
            <text:p>48.88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MANDAM_488E310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ندم</text:p>
          </table:table-cell>
          <table:table-cell office:value-type="float" office:value="31.02269" calcext:value-type="float">
            <text:p>31.02269</text:p>
          </table:table-cell>
          <table:table-cell office:value-type="float" office:value="48.881" calcext:value-type="float">
            <text:p>48.88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MANDAM_488E310N_S_KHUZ"</text:p>
          </table:table-cell>
          <table:table-cell office:value-type="string" calcext:value-type="string">
            <text:p>قصبة الدور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سوق الأربعاء</text:p>
          </table:table-cell>
          <table:table-cell office:value-type="float" office:value="30.94139" calcext:value-type="float">
            <text:p>30.94139</text:p>
          </table:table-cell>
          <table:table-cell office:value-type="float" office:value="48.5239" calcext:value-type="float">
            <text:p>48.523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QARBAA_485E309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وق الأربعاء</text:p>
          </table:table-cell>
          <table:table-cell office:value-type="float" office:value="30.94139" calcext:value-type="float">
            <text:p>30.94139</text:p>
          </table:table-cell>
          <table:table-cell office:value-type="float" office:value="48.5239" calcext:value-type="float">
            <text:p>48.523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SUQARBAA_485E309N_S_KHUZ"</text:p>
          </table:table-cell>
          <table:table-cell office:value-type="string" calcext:value-type="string">
            <text:p>حصن مهدى</text:p>
          </table:table-cell>
          <table:table-cell office:value-type="float" office:value="30.52571" calcext:value-type="float">
            <text:p>30.52571</text:p>
          </table:table-cell>
          <table:table-cell office:value-type="float" office:value="48.33301" calcext:value-type="float">
            <text:p>48.3330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ISNMAHDI_483E305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صن مهدى</text:p>
          </table:table-cell>
          <table:table-cell office:value-type="float" office:value="30.52571" calcext:value-type="float">
            <text:p>30.52571</text:p>
          </table:table-cell>
          <table:table-cell office:value-type="float" office:value="48.33301" calcext:value-type="float">
            <text:p>48.3330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ISNMAHDI_483E305N_S_KHUZ"</text:p>
          </table:table-cell>
          <table:table-cell office:value-type="string" calcext:value-type="string">
            <text:p>فم العضدى</text:p>
          </table:table-cell>
          <table:table-cell office:value-type="float" office:value="30.41602" calcext:value-type="float">
            <text:p>30.41602</text:p>
          </table:table-cell>
          <table:table-cell office:value-type="float" office:value="48.14211" calcext:value-type="float">
            <text:p>48.1421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FAMADUDI_481E304N_W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صن مهدى</text:p>
          </table:table-cell>
          <table:table-cell office:value-type="float" office:value="30.52571" calcext:value-type="float">
            <text:p>30.52571</text:p>
          </table:table-cell>
          <table:table-cell office:value-type="float" office:value="48.33301" calcext:value-type="float">
            <text:p>48.3330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ISNMAHDI_483E305N_S_KHUZ"</text:p>
          </table:table-cell>
          <table:table-cell office:value-type="string" calcext:value-type="string">
            <text:p>بيان</text:p>
          </table:table-cell>
          <table:table-cell office:value-type="float" office:value="30.46468" calcext:value-type="float">
            <text:p>30.46468</text:p>
          </table:table-cell>
          <table:table-cell office:value-type="float" office:value="48.03005" calcext:value-type="float">
            <text:p>48.0300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BAYAN_480E30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أجم</text:p>
          </table:table-cell>
          <table:table-cell office:value-type="float" office:value="31.24752" calcext:value-type="float">
            <text:p>31.24752</text:p>
          </table:table-cell>
          <table:table-cell office:value-type="float" office:value="49.04158" calcext:value-type="float">
            <text:p>49.04158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ZAM_490E312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جم</text:p>
          </table:table-cell>
          <table:table-cell office:value-type="float" office:value="31.24752" calcext:value-type="float">
            <text:p>31.24752</text:p>
          </table:table-cell>
          <table:table-cell office:value-type="float" office:value="49.04158" calcext:value-type="float">
            <text:p>49.04158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ZAM_490E312N_S_KHUZ"</text:p>
          </table:table-cell>
          <table:table-cell office:value-type="string" calcext:value-type="string">
            <text:p>آز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آز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الدور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WRAQ_489E308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ورق</text:p>
          </table:table-cell>
          <table:table-cell office:value-type="float" office:value="30.81069" calcext:value-type="float">
            <text:p>30.81069</text:p>
          </table:table-cell>
          <table:table-cell office:value-type="float" office:value="48.92625" calcext:value-type="float">
            <text:p>48.9262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WRAQ_489E308N_R_KHUZ"</text:p>
          </table:table-cell>
          <table:table-cell office:value-type="string" calcext:value-type="string">
            <text:p>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صنا</text:p>
          </table:table-cell>
          <table:table-cell office:value-type="float" office:value="31.99567" calcext:value-type="float">
            <text:p>31.99567</text:p>
          </table:table-cell>
          <table:table-cell office:value-type="float" office:value="48.30405" calcext:value-type="float">
            <text:p>48.3040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SINNA_483E319N_S_KHUZ"</text:p>
          </table:table-cell>
          <table:table-cell office:value-type="string" calcext:value-type="string">
            <text:p>قرية الر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رم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قوب</text:p>
          </table:table-cell>
          <table:table-cell office:value-type="float" office:value="32.17254" calcext:value-type="float">
            <text:p>32.17254</text:p>
          </table:table-cell>
          <table:table-cell office:value-type="float" office:value="47.70188" calcext:value-type="float">
            <text:p>47.7018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QURQUB_477E321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نهر تير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تير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هر العب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العب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خوز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وز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أبلة</text:p>
          </table:table-cell>
          <table:table-cell office:value-type="float" office:value="30.49692" calcext:value-type="float">
            <text:p>30.49692</text:p>
          </table:table-cell>
          <table:table-cell office:value-type="float" office:value="47.83555" calcext:value-type="float">
            <text:p>47.83555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UBULLA_478E304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هواز</text:p>
          </table:table-cell>
          <table:table-cell office:value-type="float" office:value="31.32986" calcext:value-type="float">
            <text:p>31.32986</text:p>
          </table:table-cell>
          <table:table-cell office:value-type="float" office:value="48.69059" calcext:value-type="float">
            <text:p>48.6905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AHWAZ_486E313N_R_KHUZ"</text:p>
          </table:table-cell>
          <table:table-cell office:value-type="string" calcext:value-type="string">
            <text:p>الاسحاق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اسحاق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جسر المحتر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جسر المحتر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حصن مهدى</text:p>
          </table:table-cell>
          <table:table-cell office:value-type="float" office:value="30.52571" calcext:value-type="float">
            <text:p>30.52571</text:p>
          </table:table-cell>
          <table:table-cell office:value-type="float" office:value="48.33301" calcext:value-type="float">
            <text:p>48.3330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ISNMAHDI_483E305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العب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عسكر ابى جعف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نب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"</text:p>
          </table:table-cell>
          <table:table-cell office:value-type="string" calcext:value-type="string">
            <text:p>تيرم</text:p>
          </table:table-cell>
          <table:table-cell office:value-type="float" office:value="31.39156" calcext:value-type="float">
            <text:p>31.39156</text:p>
          </table:table-cell>
          <table:table-cell office:value-type="float" office:value="49.82612" calcext:value-type="float">
            <text:p>49.8261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IRAM_498E313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يرم</text:p>
          </table:table-cell>
          <table:table-cell office:value-type="float" office:value="31.39156" calcext:value-type="float">
            <text:p>31.39156</text:p>
          </table:table-cell>
          <table:table-cell office:value-type="float" office:value="49.82612" calcext:value-type="float">
            <text:p>49.8261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TIRAM_498E313N_S_KHUZ"</text:p>
          </table:table-cell>
          <table:table-cell office:value-type="string" calcext:value-type="string">
            <text:p>غروة</text:p>
          </table:table-cell>
          <table:table-cell office:value-type="float" office:value="31.54027" calcext:value-type="float">
            <text:p>31.54027</text:p>
          </table:table-cell>
          <table:table-cell office:value-type="float" office:value="49.89724" calcext:value-type="float">
            <text:p>49.8972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GHARWA_498E315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روة</text:p>
          </table:table-cell>
          <table:table-cell office:value-type="float" office:value="31.54027" calcext:value-type="float">
            <text:p>31.54027</text:p>
          </table:table-cell>
          <table:table-cell office:value-type="float" office:value="49.89724" calcext:value-type="float">
            <text:p>49.8972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GHARWA_498E315N_S_KHUZ"</text:p>
          </table:table-cell>
          <table:table-cell office:value-type="string" calcext:value-type="string">
            <text:p>البازير</text:p>
          </table:table-cell>
          <table:table-cell office:value-type="float" office:value="31.6409" calcext:value-type="float">
            <text:p>31.6409</text:p>
          </table:table-cell>
          <table:table-cell office:value-type="float" office:value="49.89265" calcext:value-type="float">
            <text:p>49.8926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ZIR_498E316N_S_KHUZ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بازير</text:p>
          </table:table-cell>
          <table:table-cell office:value-type="float" office:value="31.6409" calcext:value-type="float">
            <text:p>31.6409</text:p>
          </table:table-cell>
          <table:table-cell office:value-type="float" office:value="49.89265" calcext:value-type="float">
            <text:p>49.8926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ZIR_498E316N_S_KHUZ"</text:p>
          </table:table-cell>
          <table:table-cell office:value-type="string" calcext:value-type="string">
            <text:p>إيذج</text:p>
          </table:table-cell>
          <table:table-cell office:value-type="float" office:value="31.85548" calcext:value-type="float">
            <text:p>31.85548</text:p>
          </table:table-cell>
          <table:table-cell office:value-type="float" office:value="49.87086" calcext:value-type="float">
            <text:p>49.8708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IDHAJ_498E318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يذج</text:p>
          </table:table-cell>
          <table:table-cell office:value-type="float" office:value="31.85548" calcext:value-type="float">
            <text:p>31.85548</text:p>
          </table:table-cell>
          <table:table-cell office:value-type="float" office:value="49.87086" calcext:value-type="float">
            <text:p>49.87086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IDHAJ_498E318N_S_KHUZ"</text:p>
          </table:table-cell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دز</text:p>
          </table:table-cell>
          <table:table-cell office:value-type="float" office:value="31.71801" calcext:value-type="float">
            <text:p>31.71801</text:p>
          </table:table-cell>
          <table:table-cell office:value-type="float" office:value="50.29984" calcext:value-type="float">
            <text:p>50.29984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USTAJIRD_502E317N_S_KHUZ"</text:p>
          </table:table-cell>
          <table:table-cell office:value-type="string" calcext:value-type="string">
            <text:p>الدول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ا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ط</text:p>
          </table:table-cell>
          <table:table-cell office:value-type="float" office:value="31.05807" calcext:value-type="float">
            <text:p>31.05807</text:p>
          </table:table-cell>
          <table:table-cell office:value-type="float" office:value="49.71372" calcext:value-type="float">
            <text:p>49.7137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HAWMAZUTT_497E310N_R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"</text:p>
          </table:table-cell>
          <table:table-cell office:value-type="string" calcext:value-type="string">
            <text:p>بده</text:p>
          </table:table-cell>
          <table:table-cell office:value-type="float" office:value="31.29164" calcext:value-type="float">
            <text:p>31.29164</text:p>
          </table:table-cell>
          <table:table-cell office:value-type="float" office:value="49.96262" calcext:value-type="float">
            <text:p>49.9626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DAH_499E312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ده</text:p>
          </table:table-cell>
          <table:table-cell office:value-type="float" office:value="31.29164" calcext:value-type="float">
            <text:p>31.29164</text:p>
          </table:table-cell>
          <table:table-cell office:value-type="float" office:value="49.96262" calcext:value-type="float">
            <text:p>49.96262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BADAH_499E312N_S_KHUZ"</text:p>
          </table:table-cell>
          <table:table-cell office:value-type="string" calcext:value-type="string">
            <text:p>جسر جهنم</text:p>
          </table:table-cell>
          <table:table-cell office:value-type="float" office:value="31.4767" calcext:value-type="float">
            <text:p>31.4767</text:p>
          </table:table-cell>
          <table:table-cell office:value-type="float" office:value="50.23675" calcext:value-type="float">
            <text:p>50.2367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ISRJAHANNAM_502E314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يشهر</text:p>
          </table:table-cell>
          <table:table-cell office:value-type="float" office:value="30.34108" calcext:value-type="float">
            <text:p>30.34108</text:p>
          </table:table-cell>
          <table:table-cell office:value-type="float" office:value="50.22217" calcext:value-type="float">
            <text:p>50.2221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SHAHR_502E30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يشهر</text:p>
          </table:table-cell>
          <table:table-cell office:value-type="float" office:value="30.34108" calcext:value-type="float">
            <text:p>30.34108</text:p>
          </table:table-cell>
          <table:table-cell office:value-type="float" office:value="50.22217" calcext:value-type="float">
            <text:p>50.2221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ISHAHR_502E303N_S_FARI"</text:p>
          </table:table-cell>
          <table:table-cell office:value-type="string" calcext:value-type="string">
            <text:p>مهرب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ساب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ساب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هليزان</text:p>
          </table:table-cell>
          <table:table-cell office:value-type="float" office:value="30.77763" calcext:value-type="float">
            <text:p>30.77763</text:p>
          </table:table-cell>
          <table:table-cell office:value-type="float" office:value="49.97179" calcext:value-type="float">
            <text:p>49.9717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HLIZAN_499E307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هليزان</text:p>
          </table:table-cell>
          <table:table-cell office:value-type="float" office:value="30.77763" calcext:value-type="float">
            <text:p>30.77763</text:p>
          </table:table-cell>
          <table:table-cell office:value-type="float" office:value="49.97179" calcext:value-type="float">
            <text:p>49.97179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DAHLIZAN_499E307N_S_KHUZ"</text:p>
          </table:table-cell>
          <table:table-cell office:value-type="string" calcext:value-type="string">
            <text:p>خابران</text:p>
          </table:table-cell>
          <table:table-cell office:value-type="float" office:value="30.96763" calcext:value-type="float">
            <text:p>30.96763</text:p>
          </table:table-cell>
          <table:table-cell office:value-type="float" office:value="49.80777" calcext:value-type="float">
            <text:p>49.8077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KHABARAN_498E309N_S_KHUZ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خابران</text:p>
          </table:table-cell>
          <table:table-cell office:value-type="float" office:value="30.96763" calcext:value-type="float">
            <text:p>30.96763</text:p>
          </table:table-cell>
          <table:table-cell office:value-type="float" office:value="49.80777" calcext:value-type="float">
            <text:p>49.80777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KHABARAN_498E309N_S_KHUZ"</text:p>
          </table:table-cell>
          <table:table-cell office:value-type="string" calcext:value-type="string">
            <text:p>وادي الملح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وادي الملح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امهرمز</text:p>
          </table:table-cell>
          <table:table-cell office:value-type="float" office:value="31.28576" calcext:value-type="float">
            <text:p>31.28576</text:p>
          </table:table-cell>
          <table:table-cell office:value-type="float" office:value="49.60131" calcext:value-type="float">
            <text:p>49.60131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RAMHURMUZ_496E312N_R_KHUZ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يتون</text:p>
          </table:table-cell>
          <table:table-cell office:value-type="float" office:value="30.51616" calcext:value-type="float">
            <text:p>30.51616</text:p>
          </table:table-cell>
          <table:table-cell office:value-type="float" office:value="50.39397" calcext:value-type="float">
            <text:p>50.3939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ZAYTUN_503E305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زيتون</text:p>
          </table:table-cell>
          <table:table-cell office:value-type="float" office:value="30.51616" calcext:value-type="float">
            <text:p>30.51616</text:p>
          </table:table-cell>
          <table:table-cell office:value-type="float" office:value="50.39397" calcext:value-type="float">
            <text:p>50.3939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ZAYTUN_503E305N_S_FARI"</text:p>
          </table:table-cell>
          <table:table-cell office:value-type="string" calcext:value-type="string">
            <text:p>حب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حب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ند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د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نب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جنب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ز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ز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خوي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خوي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واذان</text:p>
          </table:table-cell>
          <table:table-cell office:value-type="float" office:value="30.24443" calcext:value-type="float">
            <text:p>30.24443</text:p>
          </table:table-cell>
          <table:table-cell office:value-type="float" office:value="51.50809" calcext:value-type="float">
            <text:p>51.508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DHAN_515E302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خواذان</text:p>
          </table:table-cell>
          <table:table-cell office:value-type="float" office:value="30.24443" calcext:value-type="float">
            <text:p>30.24443</text:p>
          </table:table-cell>
          <table:table-cell office:value-type="float" office:value="51.50809" calcext:value-type="float">
            <text:p>51.508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DHAN_515E302N_S_FARI"</text:p>
          </table:table-cell>
          <table:table-cell office:value-type="string" calcext:value-type="string">
            <text:p>النوبندجان</text:p>
          </table:table-cell>
          <table:table-cell office:value-type="float" office:value="30.12743" calcext:value-type="float">
            <text:p>30.12743</text:p>
          </table:table-cell>
          <table:table-cell office:value-type="float" office:value="51.55235" calcext:value-type="float">
            <text:p>51.5523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UBANDAJAN_515E301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نيسة المج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نيسة المج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نيسة المج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زي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ي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عي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عيني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رن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ند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هرب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ينيز</text:p>
          </table:table-cell>
          <table:table-cell office:value-type="float" office:value="29.92283" calcext:value-type="float">
            <text:p>29.92283</text:p>
          </table:table-cell>
          <table:table-cell office:value-type="float" office:value="50.27838" calcext:value-type="float">
            <text:p>50.278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NIZ_502E299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هرب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نه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ر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ينيز</text:p>
          </table:table-cell>
          <table:table-cell office:value-type="float" office:value="29.92283" calcext:value-type="float">
            <text:p>29.92283</text:p>
          </table:table-cell>
          <table:table-cell office:value-type="float" office:value="50.27838" calcext:value-type="float">
            <text:p>50.278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NIZ_502E299N_S_FARI"</text:p>
          </table:table-cell>
          <table:table-cell office:value-type="string" calcext:value-type="string">
            <text:p>سنجاهان</text:p>
          </table:table-cell>
          <table:table-cell office:value-type="float" office:value="29.74023" calcext:value-type="float">
            <text:p>29.74023</text:p>
          </table:table-cell>
          <table:table-cell office:value-type="float" office:value="50.38864" calcext:value-type="float">
            <text:p>50.3886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NJAHAN_503E29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نجاهان</text:p>
          </table:table-cell>
          <table:table-cell office:value-type="float" office:value="29.74023" calcext:value-type="float">
            <text:p>29.74023</text:p>
          </table:table-cell>
          <table:table-cell office:value-type="float" office:value="50.38864" calcext:value-type="float">
            <text:p>50.3886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NJAHAN_503E297N_S_FARI"</text:p>
          </table:table-cell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"</text:p>
          </table:table-cell>
          <table:table-cell office:value-type="string" calcext:value-type="string">
            <text:p>دشت داود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شت داودي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"</text:p>
          </table:table-cell>
          <table:table-cell office:value-type="string" calcext:value-type="string">
            <text:p>خشت</text:p>
          </table:table-cell>
          <table:table-cell office:value-type="float" office:value="41.02958" calcext:value-type="float">
            <text:p>41.02958</text:p>
          </table:table-cell>
          <table:table-cell office:value-type="float" office:value="70.53285" calcext:value-type="float">
            <text:p>70.532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HASH_705E410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يراف</text:p>
          </table:table-cell>
          <table:table-cell office:value-type="float" office:value="27.69666" calcext:value-type="float">
            <text:p>27.69666</text:p>
          </table:table-cell>
          <table:table-cell office:value-type="float" office:value="52.34306" calcext:value-type="float">
            <text:p>52.3430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RAF_523E276N_S_FARI"</text:p>
          </table:table-cell>
          <table:table-cell office:value-type="string" calcext:value-type="string">
            <text:p>جم</text:p>
          </table:table-cell>
          <table:table-cell office:value-type="float" office:value="27.8168" calcext:value-type="float">
            <text:p>27.8168</text:p>
          </table:table-cell>
          <table:table-cell office:value-type="float" office:value="52.39133" calcext:value-type="float">
            <text:p>52.39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MM_523E278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م</text:p>
          </table:table-cell>
          <table:table-cell office:value-type="float" office:value="27.8168" calcext:value-type="float">
            <text:p>27.8168</text:p>
          </table:table-cell>
          <table:table-cell office:value-type="float" office:value="52.39133" calcext:value-type="float">
            <text:p>52.39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MM_523E278N_S_FARI"</text:p>
          </table:table-cell>
          <table:table-cell office:value-type="string" calcext:value-type="string">
            <text:p>برز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زر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يرند</text:p>
          </table:table-cell>
          <table:table-cell office:value-type="float" office:value="28.41977" calcext:value-type="float">
            <text:p>28.41977</text:p>
          </table:table-cell>
          <table:table-cell office:value-type="float" office:value="52.36569" calcext:value-type="float">
            <text:p>52.3656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IRAND_523E284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يرند</text:p>
          </table:table-cell>
          <table:table-cell office:value-type="float" office:value="28.41977" calcext:value-type="float">
            <text:p>28.41977</text:p>
          </table:table-cell>
          <table:table-cell office:value-type="float" office:value="52.36569" calcext:value-type="float">
            <text:p>52.3656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IRAND_523E284N_S_FARI"</text:p>
          </table:table-cell>
          <table:table-cell office:value-type="string" calcext:value-type="string">
            <text:p>مه</text:p>
          </table:table-cell>
          <table:table-cell office:value-type="float" office:value="28.05331" calcext:value-type="float">
            <text:p>28.05331</text:p>
          </table:table-cell>
          <table:table-cell office:value-type="float" office:value="52.2805" calcext:value-type="float">
            <text:p>52.28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H_522E28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ه</text:p>
          </table:table-cell>
          <table:table-cell office:value-type="float" office:value="28.05331" calcext:value-type="float">
            <text:p>28.05331</text:p>
          </table:table-cell>
          <table:table-cell office:value-type="float" office:value="52.2805" calcext:value-type="float">
            <text:p>52.28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H_522E280N_S_FARI"</text:p>
          </table:table-cell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يكان</text:p>
          </table:table-cell>
          <table:table-cell office:value-type="float" office:value="36.81951" calcext:value-type="float">
            <text:p>36.81951</text:p>
          </table:table-cell>
          <table:table-cell office:value-type="float" office:value="58.96653" calcext:value-type="float">
            <text:p>58.96653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RADHAKAN_589E368N_S_KHUR"</text:p>
          </table:table-cell>
          <table:table-cell office:value-type="string" calcext:value-type="string">
            <text:p>بيابشوراب</text:p>
          </table:table-cell>
          <table:table-cell office:value-type="float" office:value="28.69894" calcext:value-type="float">
            <text:p>28.69894</text:p>
          </table:table-cell>
          <table:table-cell office:value-type="float" office:value="52.68133" calcext:value-type="float">
            <text:p>52.68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IYABSHURAB_526E28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ابشوراب</text:p>
          </table:table-cell>
          <table:table-cell office:value-type="float" office:value="28.69894" calcext:value-type="float">
            <text:p>28.69894</text:p>
          </table:table-cell>
          <table:table-cell office:value-type="float" office:value="52.68133" calcext:value-type="float">
            <text:p>52.6813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IYABSHURAB_526E286N_S_FARI"</text:p>
          </table:table-cell>
          <table:table-cell office:value-type="string" calcext:value-type="string">
            <text:p>جور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UR_525E288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"</text:p>
          </table:table-cell>
          <table:table-cell office:value-type="string" calcext:value-type="string">
            <text:p>خسو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54.40794" calcext:value-type="float">
            <text:p>54.407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SU_544E28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سو</text:p>
          </table:table-cell>
          <table:table-cell office:value-type="float" office:value="28.5161" calcext:value-type="float">
            <text:p>28.5161</text:p>
          </table:table-cell>
          <table:table-cell office:value-type="float" office:value="54.40794" calcext:value-type="float">
            <text:p>54.4079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SU_544E285N_S_FARI"</text:p>
          </table:table-cell>
          <table:table-cell office:value-type="string" calcext:value-type="string">
            <text:p>كرب</text:p>
          </table:table-cell>
          <table:table-cell office:value-type="float" office:value="28.26649" calcext:value-type="float">
            <text:p>28.26649</text:p>
          </table:table-cell>
          <table:table-cell office:value-type="float" office:value="54.21531" calcext:value-type="float">
            <text:p>54.2153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B_542E28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ب</text:p>
          </table:table-cell>
          <table:table-cell office:value-type="float" office:value="28.26649" calcext:value-type="float">
            <text:p>28.26649</text:p>
          </table:table-cell>
          <table:table-cell office:value-type="float" office:value="54.21531" calcext:value-type="float">
            <text:p>54.2153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B_542E282N_S_FARI"</text:p>
          </table:table-cell>
          <table:table-cell office:value-type="string" calcext:value-type="string">
            <text:p>جويم ابى احم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ويم ابى احم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اريان</text:p>
          </table:table-cell>
          <table:table-cell office:value-type="float" office:value="28.05935" calcext:value-type="float">
            <text:p>28.05935</text:p>
          </table:table-cell>
          <table:table-cell office:value-type="float" office:value="53.70323" calcext:value-type="float">
            <text:p>53.7032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YAN_537E28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ريان</text:p>
          </table:table-cell>
          <table:table-cell office:value-type="float" office:value="28.05935" calcext:value-type="float">
            <text:p>28.05935</text:p>
          </table:table-cell>
          <table:table-cell office:value-type="float" office:value="53.70323" calcext:value-type="float">
            <text:p>53.7032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YAN_537E280N_S_FARI"</text:p>
          </table:table-cell>
          <table:table-cell office:value-type="string" calcext:value-type="string">
            <text:p>باراب</text:p>
          </table:table-cell>
          <table:table-cell office:value-type="float" office:value="42.7449" calcext:value-type="float">
            <text:p>42.7449</text:p>
          </table:table-cell>
          <table:table-cell office:value-type="float" office:value="68.29439" calcext:value-type="float">
            <text:p>68.294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ARAB_682E427N_R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راب</text:p>
          </table:table-cell>
          <table:table-cell office:value-type="float" office:value="42.7449" calcext:value-type="float">
            <text:p>42.7449</text:p>
          </table:table-cell>
          <table:table-cell office:value-type="float" office:value="68.29439" calcext:value-type="float">
            <text:p>68.29439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FARAB_682E427N_R_TRAN"</text:p>
          </table:table-cell>
          <table:table-cell office:value-type="string" calcext:value-type="string">
            <text:p>كران</text:p>
          </table:table-cell>
          <table:table-cell office:value-type="float" office:value="27.76342" calcext:value-type="float">
            <text:p>27.76342</text:p>
          </table:table-cell>
          <table:table-cell office:value-type="float" office:value="52.86193" calcext:value-type="float">
            <text:p>52.861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AN_528E27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ان</text:p>
          </table:table-cell>
          <table:table-cell office:value-type="float" office:value="27.76342" calcext:value-type="float">
            <text:p>27.76342</text:p>
          </table:table-cell>
          <table:table-cell office:value-type="float" office:value="52.86193" calcext:value-type="float">
            <text:p>52.8619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AN_528E277N_S_FARI"</text:p>
          </table:table-cell>
          <table:table-cell office:value-type="string" calcext:value-type="string">
            <text:p>سيراف</text:p>
          </table:table-cell>
          <table:table-cell office:value-type="float" office:value="27.69666" calcext:value-type="float">
            <text:p>27.69666</text:p>
          </table:table-cell>
          <table:table-cell office:value-type="float" office:value="52.34306" calcext:value-type="float">
            <text:p>52.3430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IRAF_523E27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"</text:p>
          </table:table-cell>
          <table:table-cell office:value-type="string" calcext:value-type="string">
            <text:p>جرمو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مو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ستاق الرستا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ستاق الرستا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ارم</text:p>
          </table:table-cell>
          <table:table-cell office:value-type="float" office:value="28.18163" calcext:value-type="float">
            <text:p>28.18163</text:p>
          </table:table-cell>
          <table:table-cell office:value-type="float" office:value="55.80841" calcext:value-type="float">
            <text:p>55.808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TARIM_558E28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رابجرد</text:p>
          </table:table-cell>
          <table:table-cell office:value-type="float" office:value="28.75143" calcext:value-type="float">
            <text:p>28.75143</text:p>
          </table:table-cell>
          <table:table-cell office:value-type="float" office:value="54.54591" calcext:value-type="float">
            <text:p>54.5459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ABAJIRD_545E287N_S_FARI"</text:p>
          </table:table-cell>
          <table:table-cell office:value-type="string" calcext:value-type="string">
            <text:p>جاه زندا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اه زنداي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يمار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يمارست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float" office:value="18993.5028089888" calcext:value-type="float">
            <text:p>18993.5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كفره</text:p>
          </table:table-cell>
          <table:table-cell office:value-type="float" office:value="29.50609" calcext:value-type="float">
            <text:p>29.50609</text:p>
          </table:table-cell>
          <table:table-cell office:value-type="float" office:value="52.49957" calcext:value-type="float">
            <text:p>52.499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FRAH_524E29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فره</text:p>
          </table:table-cell>
          <table:table-cell office:value-type="float" office:value="29.50609" calcext:value-type="float">
            <text:p>29.50609</text:p>
          </table:table-cell>
          <table:table-cell office:value-type="float" office:value="52.49957" calcext:value-type="float">
            <text:p>52.499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FRAH_524E295N_S_FARI"</text:p>
          </table:table-cell>
          <table:table-cell office:value-type="string" calcext:value-type="string">
            <text:p>كو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ل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ومه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ومه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ور</text:p>
          </table:table-cell>
          <table:table-cell office:value-type="float" office:value="28.84797" calcext:value-type="float">
            <text:p>28.84797</text:p>
          </table:table-cell>
          <table:table-cell office:value-type="float" office:value="52.58324" calcext:value-type="float">
            <text:p>52.583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UR_525E288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قرية جوي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جويم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لار</text:p>
          </table:table-cell>
          <table:table-cell office:value-type="float" office:value="29.98842" calcext:value-type="float">
            <text:p>29.98842</text:p>
          </table:table-cell>
          <table:table-cell office:value-type="float" office:value="52.19005" calcext:value-type="float">
            <text:p>52.190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LLAR_521E299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خلار</text:p>
          </table:table-cell>
          <table:table-cell office:value-type="float" office:value="29.98842" calcext:value-type="float">
            <text:p>29.98842</text:p>
          </table:table-cell>
          <table:table-cell office:value-type="float" office:value="52.19005" calcext:value-type="float">
            <text:p>52.1900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LLAR_521E299N_S_FARI"</text:p>
          </table:table-cell>
          <table:table-cell office:value-type="string" calcext:value-type="string">
            <text:p>الخرارة</text:p>
          </table:table-cell>
          <table:table-cell office:value-type="float" office:value="30.04859" calcext:value-type="float">
            <text:p>30.04859</text:p>
          </table:table-cell>
          <table:table-cell office:value-type="float" office:value="51.94541" calcext:value-type="float">
            <text:p>51.945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RRARA_519E300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خرارة</text:p>
          </table:table-cell>
          <table:table-cell office:value-type="float" office:value="30.04859" calcext:value-type="float">
            <text:p>30.04859</text:p>
          </table:table-cell>
          <table:table-cell office:value-type="float" office:value="51.94541" calcext:value-type="float">
            <text:p>51.945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RRARA_519E300N_S_FARI"</text:p>
          </table:table-cell>
          <table:table-cell office:value-type="string" calcext:value-type="string">
            <text:p>جركان</text:p>
          </table:table-cell>
          <table:table-cell office:value-type="float" office:value="30.09815" calcext:value-type="float">
            <text:p>30.09815</text:p>
          </table:table-cell>
          <table:table-cell office:value-type="float" office:value="51.78402" calcext:value-type="float">
            <text:p>51.7840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RKAN_517E30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ركان</text:p>
          </table:table-cell>
          <table:table-cell office:value-type="float" office:value="30.09815" calcext:value-type="float">
            <text:p>30.09815</text:p>
          </table:table-cell>
          <table:table-cell office:value-type="float" office:value="51.78402" calcext:value-type="float">
            <text:p>51.7840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RKAN_517E300N_S_FARI"</text:p>
          </table:table-cell>
          <table:table-cell office:value-type="string" calcext:value-type="string">
            <text:p>النوبندجان</text:p>
          </table:table-cell>
          <table:table-cell office:value-type="float" office:value="30.12743" calcext:value-type="float">
            <text:p>30.12743</text:p>
          </table:table-cell>
          <table:table-cell office:value-type="float" office:value="51.55235" calcext:value-type="float">
            <text:p>51.5523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UBANDAJAN_515E30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قرية الرمان</text:p>
          </table:table-cell>
          <table:table-cell office:value-type="float" office:value="29.37477" calcext:value-type="float">
            <text:p>29.37477</text:p>
          </table:table-cell>
          <table:table-cell office:value-type="float" office:value="52.80644" calcext:value-type="float">
            <text:p>52.8064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RUMMAN_528E29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رمان</text:p>
          </table:table-cell>
          <table:table-cell office:value-type="float" office:value="29.37477" calcext:value-type="float">
            <text:p>29.37477</text:p>
          </table:table-cell>
          <table:table-cell office:value-type="float" office:value="52.80644" calcext:value-type="float">
            <text:p>52.8064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RUMMAN_528E293N_S_FARI"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كرم</text:p>
          </table:table-cell>
          <table:table-cell office:value-type="float" office:value="29.07233" calcext:value-type="float">
            <text:p>29.07233</text:p>
          </table:table-cell>
          <table:table-cell office:value-type="float" office:value="53.608" calcext:value-type="float">
            <text:p>53.60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M_536E29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م</text:p>
          </table:table-cell>
          <table:table-cell office:value-type="float" office:value="29.07233" calcext:value-type="float">
            <text:p>29.07233</text:p>
          </table:table-cell>
          <table:table-cell office:value-type="float" office:value="53.608" calcext:value-type="float">
            <text:p>53.60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URM_536E290N_S_FARI"</text:p>
          </table:table-cell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FASA_536E289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داريان</text:p>
          </table:table-cell>
          <table:table-cell office:value-type="float" office:value="29.54062" calcext:value-type="float">
            <text:p>29.54062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YAN_529E29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اريان</text:p>
          </table:table-cell>
          <table:table-cell office:value-type="float" office:value="29.54062" calcext:value-type="float">
            <text:p>29.54062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YAN_529E295N_S_FARI"</text:p>
          </table:table-cell>
          <table:table-cell office:value-type="string" calcext:value-type="string">
            <text:p>خر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رم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ث</text:p>
          </table:table-cell>
          <table:table-cell office:value-type="float" office:value="41.72062" calcext:value-type="float">
            <text:p>41.72062</text:p>
          </table:table-cell>
          <table:table-cell office:value-type="float" office:value="60.70385" calcext:value-type="float">
            <text:p>60.703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TH_607E417N_S_TRAN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ث</text:p>
          </table:table-cell>
          <table:table-cell office:value-type="float" office:value="41.72062" calcext:value-type="float">
            <text:p>41.72062</text:p>
          </table:table-cell>
          <table:table-cell office:value-type="float" office:value="60.70385" calcext:value-type="float">
            <text:p>60.70385</text:p>
          </table:table-cell>
          <table:table-cell office:value-type="string" calcext:value-type="string">
            <text:p>Transoxiana</text:p>
          </table:table-cell>
          <table:table-cell office:value-type="string" calcext:value-type="string">
            <text:p>KATH_607E417N_S_TRAN"</text:p>
          </table:table-cell>
          <table:table-cell office:value-type="string" calcext:value-type="string">
            <text:p>خير</text:p>
          </table:table-cell>
          <table:table-cell office:value-type="float" office:value="29.25944" calcext:value-type="float">
            <text:p>29.25944</text:p>
          </table:table-cell>
          <table:table-cell office:value-type="float" office:value="53.93868" calcext:value-type="float">
            <text:p>53.9386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YAR_539E29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ير</text:p>
          </table:table-cell>
          <table:table-cell office:value-type="float" office:value="29.25944" calcext:value-type="float">
            <text:p>29.25944</text:p>
          </table:table-cell>
          <table:table-cell office:value-type="float" office:value="53.93868" calcext:value-type="float">
            <text:p>53.9386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YAR_539E292N_S_FARI"</text:p>
          </table:table-cell>
          <table:table-cell office:value-type="string" calcext:value-type="string">
            <text:p>نيريز</text:p>
          </table:table-cell>
          <table:table-cell office:value-type="float" office:value="29.21368" calcext:value-type="float">
            <text:p>29.21368</text:p>
          </table:table-cell>
          <table:table-cell office:value-type="float" office:value="54.27518" calcext:value-type="float">
            <text:p>54.2751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AYRIZ_542E292N_R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يريز</text:p>
          </table:table-cell>
          <table:table-cell office:value-type="float" office:value="29.21368" calcext:value-type="float">
            <text:p>29.21368</text:p>
          </table:table-cell>
          <table:table-cell office:value-type="float" office:value="54.27518" calcext:value-type="float">
            <text:p>54.2751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NAYRIZ_542E292N_R_FARI"</text:p>
          </table:table-cell>
          <table:table-cell office:value-type="string" calcext:value-type="string">
            <text:p>كدروا</text:p>
          </table:table-cell>
          <table:table-cell office:value-type="float" office:value="29.16368" calcext:value-type="float">
            <text:p>29.16368</text:p>
          </table:table-cell>
          <table:table-cell office:value-type="float" office:value="54.67346" calcext:value-type="float">
            <text:p>54.6734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DRUWA_546E29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دروا</text:p>
          </table:table-cell>
          <table:table-cell office:value-type="float" office:value="29.16368" calcext:value-type="float">
            <text:p>29.16368</text:p>
          </table:table-cell>
          <table:table-cell office:value-type="float" office:value="54.67346" calcext:value-type="float">
            <text:p>54.6734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DRUWA_546E291N_S_FARI"</text:p>
          </table:table-cell>
          <table:table-cell office:value-type="string" calcext:value-type="string">
            <text:p>رباط زرودو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باط زرودو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هر م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هر م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نت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نت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"</text:p>
          </table:table-cell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ركان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74824" calcext:value-type="float">
            <text:p>52.748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KAN_527E29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كان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74824" calcext:value-type="float">
            <text:p>52.748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KAN_527E297N_S_FARI"</text:p>
          </table:table-cell>
          <table:table-cell office:value-type="string" calcext:value-type="string">
            <text:p>راس السكر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87257" calcext:value-type="float">
            <text:p>52.872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SSIKR_528E29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س السكر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87257" calcext:value-type="float">
            <text:p>52.872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SSIKR_528E297N_S_FARI"</text:p>
          </table:table-cell>
          <table:table-cell office:value-type="string" calcext:value-type="string">
            <text:p>زياد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زياداب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ب أمير المؤمن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أمير المؤمن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راس الدنيا</text:p>
          </table:table-cell>
          <table:table-cell office:value-type="float" office:value="30.00577" calcext:value-type="float">
            <text:p>30.00577</text:p>
          </table:table-cell>
          <table:table-cell office:value-type="float" office:value="53.78841" calcext:value-type="float">
            <text:p>53.7884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SDUNYA_537E30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صاهه</text:p>
          </table:table-cell>
          <table:table-cell office:value-type="float" office:value="36.10597" calcext:value-type="float">
            <text:p>36.10597</text:p>
          </table:table-cell>
          <table:table-cell office:value-type="float" office:value="60.18929" calcext:value-type="float">
            <text:p>60.18929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SAHIH_601E361N_S_KHUR"</text:p>
          </table:table-cell>
          <table:table-cell office:value-type="string" calcext:value-type="string">
            <text:p>دشت أرزن</text:p>
          </table:table-cell>
          <table:table-cell office:value-type="float" office:value="29.6096" calcext:value-type="float">
            <text:p>29.6096</text:p>
          </table:table-cell>
          <table:table-cell office:value-type="float" office:value="51.94222" calcext:value-type="float">
            <text:p>51.9422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SHTARZAN_519E29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سا</text:p>
          </table:table-cell>
          <table:table-cell office:value-type="float" office:value="28.92193" calcext:value-type="float">
            <text:p>28.92193</text:p>
          </table:table-cell>
          <table:table-cell office:value-type="float" office:value="53.63181" calcext:value-type="float">
            <text:p>53.6318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FASA_536E289N_S_FARI"</text:p>
          </table:table-cell>
          <table:table-cell office:value-type="string" calcext:value-type="string">
            <text:p>كارز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رز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م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رز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خارز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ابور</text:p>
          </table:table-cell>
          <table:table-cell office:value-type="float" office:value="29.83157" calcext:value-type="float">
            <text:p>29.83157</text:p>
          </table:table-cell>
          <table:table-cell office:value-type="float" office:value="51.51624" calcext:value-type="float">
            <text:p>51.51624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ABUR_515E298N_R_FARI"</text:p>
          </table:table-cell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ك</text:p>
          </table:table-cell>
          <table:table-cell office:value-type="float" office:value="31.17824" calcext:value-type="float">
            <text:p>31.17824</text:p>
          </table:table-cell>
          <table:table-cell office:value-type="float" office:value="35.69038" calcext:value-type="float">
            <text:p>35.69038</text:p>
          </table:table-cell>
          <table:table-cell office:value-type="string" calcext:value-type="string">
            <text:p>Sham</text:p>
          </table:table-cell>
          <table:table-cell office:value-type="string" calcext:value-type="string">
            <text:p>KARAK_356E311N_S_SHAM"</text:p>
          </table:table-cell>
          <table:table-cell office:value-type="string" calcext:value-type="string">
            <text:p>دشت ارزن</text:p>
          </table:table-cell>
          <table:table-cell office:value-type="float" office:value="29.6096" calcext:value-type="float">
            <text:p>29.6096</text:p>
          </table:table-cell>
          <table:table-cell office:value-type="float" office:value="51.94222" calcext:value-type="float">
            <text:p>51.9422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SHTARZAN_519E29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ازرون</text:p>
          </table:table-cell>
          <table:table-cell office:value-type="float" office:value="29.60743" calcext:value-type="float">
            <text:p>29.60743</text:p>
          </table:table-cell>
          <table:table-cell office:value-type="float" office:value="51.68412" calcext:value-type="float">
            <text:p>51.684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ZARUN_516E296N_S_FARI"</text:p>
          </table:table-cell>
          <table:table-cell office:value-type="string" calcext:value-type="string">
            <text:p>قرية الحط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قرية الحط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دشت ارزن</text:p>
          </table:table-cell>
          <table:table-cell office:value-type="float" office:value="29.6096" calcext:value-type="float">
            <text:p>29.6096</text:p>
          </table:table-cell>
          <table:table-cell office:value-type="float" office:value="51.94222" calcext:value-type="float">
            <text:p>51.9422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SHTARZAN_519E296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كازرون</text:p>
          </table:table-cell>
          <table:table-cell office:value-type="float" office:value="29.60743" calcext:value-type="float">
            <text:p>29.60743</text:p>
          </table:table-cell>
          <table:table-cell office:value-type="float" office:value="51.68412" calcext:value-type="float">
            <text:p>51.684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ZARUN_516E296N_S_FARI"</text:p>
          </table:table-cell>
          <table:table-cell office:value-type="string" calcext:value-type="string">
            <text:p>دريز</text:p>
          </table:table-cell>
          <table:table-cell office:value-type="float" office:value="29.66188" calcext:value-type="float">
            <text:p>29.66188</text:p>
          </table:table-cell>
          <table:table-cell office:value-type="float" office:value="51.54129" calcext:value-type="float">
            <text:p>51.5412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Z_515E296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دريز</text:p>
          </table:table-cell>
          <table:table-cell office:value-type="float" office:value="29.66188" calcext:value-type="float">
            <text:p>29.66188</text:p>
          </table:table-cell>
          <table:table-cell office:value-type="float" office:value="51.54129" calcext:value-type="float">
            <text:p>51.5412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ARIZ_515E296N_S_FARI"</text:p>
          </table:table-cell>
          <table:table-cell office:value-type="string" calcext:value-type="string">
            <text:p>راس العقب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راس العقبة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توز</text:p>
          </table:table-cell>
          <table:table-cell office:value-type="float" office:value="26.71435" calcext:value-type="float">
            <text:p>26.71435</text:p>
          </table:table-cell>
          <table:table-cell office:value-type="float" office:value="42.29198" calcext:value-type="float">
            <text:p>42.29198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TUZ_422E267N_S_JAZI"</text:p>
          </table:table-cell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قرية</text:p>
          </table:table-cell>
          <table:table-cell office:value-type="float" office:value="39.9627" calcext:value-type="float">
            <text:p>39.9627</text:p>
          </table:table-cell>
          <table:table-cell office:value-type="float" office:value="-6.55006" calcext:value-type="float">
            <text:p>-6.55006</text:p>
          </table:table-cell>
          <table:table-cell office:value-type="string" calcext:value-type="string">
            <text:p>Andalus</text:p>
          </table:table-cell>
          <table:table-cell office:value-type="string" calcext:value-type="string">
            <text:p>QURIYA_065W399N_S_ANDA"</text:p>
          </table:table-cell>
          <table:table-cell office:value-type="string" calcext:value-type="string">
            <text:p>جنابة</text:p>
          </table:table-cell>
          <table:table-cell office:value-type="float" office:value="29.60089" calcext:value-type="float">
            <text:p>29.60089</text:p>
          </table:table-cell>
          <table:table-cell office:value-type="float" office:value="50.53898" calcext:value-type="float">
            <text:p>50.5389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NNABA_505E296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"</text:p>
          </table:table-cell>
          <table:table-cell office:value-type="string" calcext:value-type="string">
            <text:p>راس السكر</text:p>
          </table:table-cell>
          <table:table-cell office:value-type="float" office:value="29.7751" calcext:value-type="float">
            <text:p>29.7751</text:p>
          </table:table-cell>
          <table:table-cell office:value-type="float" office:value="52.87257" calcext:value-type="float">
            <text:p>52.8725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SSIKR_528E297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"</text:p>
          </table:table-cell>
          <table:table-cell office:value-type="string" calcext:value-type="string">
            <text:p>البيضاء</text:p>
          </table:table-cell>
          <table:table-cell office:value-type="float" office:value="26.79044" calcext:value-type="float">
            <text:p>26.79044</text:p>
          </table:table-cell>
          <table:table-cell office:value-type="float" office:value="37.01435" calcext:value-type="float">
            <text:p>37.01435</text:p>
          </table:table-cell>
          <table:table-cell office:value-type="string" calcext:value-type="string">
            <text:p>Jazirat al-Arab</text:p>
          </table:table-cell>
          <table:table-cell office:value-type="string" calcext:value-type="string">
            <text:p>BAYDA_370E267N_S_JAZ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"</text:p>
          </table:table-cell>
          <table:table-cell office:value-type="string" calcext:value-type="string">
            <text:p>قرية الحمام</text:p>
          </table:table-cell>
          <table:table-cell office:value-type="float" office:value="29.88067" calcext:value-type="float">
            <text:p>29.88067</text:p>
          </table:table-cell>
          <table:table-cell office:value-type="float" office:value="53.16886" calcext:value-type="float">
            <text:p>53.168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WADHAR_531E298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حمام</text:p>
          </table:table-cell>
          <table:table-cell office:value-type="float" office:value="29.88067" calcext:value-type="float">
            <text:p>29.88067</text:p>
          </table:table-cell>
          <table:table-cell office:value-type="float" office:value="53.16886" calcext:value-type="float">
            <text:p>53.168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LWADHAR_531E298N_S_FARI"</text:p>
          </table:table-cell>
          <table:table-cell office:value-type="string" calcext:value-type="string">
            <text:p>زياد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زياد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ب أمير المؤمن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ب أمير المؤمن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اة</text:p>
          </table:table-cell>
          <table:table-cell office:value-type="float" office:value="34.33419" calcext:value-type="float">
            <text:p>34.33419</text:p>
          </table:table-cell>
          <table:table-cell office:value-type="float" office:value="62.15235" calcext:value-type="float">
            <text:p>62.15235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HARA_621E343N_R_KHUR"</text:p>
          </table:table-cell>
          <table:table-cell office:value-type="string" calcext:value-type="string">
            <text:p>راذان</text:p>
          </table:table-cell>
          <table:table-cell office:value-type="float" office:value="30.12067" calcext:value-type="float">
            <text:p>30.12067</text:p>
          </table:table-cell>
          <table:table-cell office:value-type="float" office:value="54.70209" calcext:value-type="float">
            <text:p>54.702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DHAN_547E30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ذان</text:p>
          </table:table-cell>
          <table:table-cell office:value-type="float" office:value="30.12067" calcext:value-type="float">
            <text:p>30.12067</text:p>
          </table:table-cell>
          <table:table-cell office:value-type="float" office:value="54.70209" calcext:value-type="float">
            <text:p>54.702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ADHAN_547E301N_S_FARI"</text:p>
          </table:table-cell>
          <table:table-cell office:value-type="string" calcext:value-type="string">
            <text:p>شاباوك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5.05872" calcext:value-type="float">
            <text:p>55.0587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ABABAK_550E30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شاباوك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5.05872" calcext:value-type="float">
            <text:p>55.0587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ABABAK_550E301N_S_FARI"</text:p>
          </table:table-cell>
          <table:table-cell office:value-type="string" calcext:value-type="string">
            <text:p>روار</text:p>
          </table:table-cell>
          <table:table-cell office:value-type="float" office:value="31.24891" calcext:value-type="float">
            <text:p>31.24891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WAR_568E312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وار</text:p>
          </table:table-cell>
          <table:table-cell office:value-type="float" office:value="31.24891" calcext:value-type="float">
            <text:p>31.24891</text:p>
          </table:table-cell>
          <table:table-cell office:value-type="float" office:value="56.87568" calcext:value-type="float">
            <text:p>56.8756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WAR_568E312N_S_KIRM"</text:p>
          </table:table-cell>
          <table:table-cell office:value-type="string" calcext:value-type="string">
            <text:p>قرية الجمال</text:p>
          </table:table-cell>
          <table:table-cell office:value-type="float" office:value="30.31412" calcext:value-type="float">
            <text:p>30.31412</text:p>
          </table:table-cell>
          <table:table-cell office:value-type="float" office:value="55.70689" calcext:value-type="float">
            <text:p>55.706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IHUSHTURAN_557E30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جمال</text:p>
          </table:table-cell>
          <table:table-cell office:value-type="float" office:value="30.31412" calcext:value-type="float">
            <text:p>30.31412</text:p>
          </table:table-cell>
          <table:table-cell office:value-type="float" office:value="55.70689" calcext:value-type="float">
            <text:p>55.706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DIHUSHTURAN_557E303N_S_FARI"</text:p>
          </table:table-cell>
          <table:table-cell office:value-type="string" calcext:value-type="string">
            <text:p>الروذان</text:p>
          </table:table-cell>
          <table:table-cell office:value-type="float" office:value="30.39947" calcext:value-type="float">
            <text:p>30.39947</text:p>
          </table:table-cell>
          <table:table-cell office:value-type="float" office:value="56.02186" calcext:value-type="float">
            <text:p>56.021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DHAN_560E30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"</text:p>
          </table:table-cell>
          <table:table-cell office:value-type="string" calcext:value-type="string">
            <text:p>بئ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ئ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همندة</text:p>
          </table:table-cell>
          <table:table-cell office:value-type="float" office:value="30.2849" calcext:value-type="float">
            <text:p>30.2849</text:p>
          </table:table-cell>
          <table:table-cell office:value-type="float" office:value="53.1975" calcext:value-type="float">
            <text:p>53.19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HAMANDA_531E30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همندة</text:p>
          </table:table-cell>
          <table:table-cell office:value-type="float" office:value="30.2849" calcext:value-type="float">
            <text:p>30.2849</text:p>
          </table:table-cell>
          <table:table-cell office:value-type="float" office:value="53.1975" calcext:value-type="float">
            <text:p>53.1975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HAMANDA_531E302N_S_FARI"</text:p>
          </table:table-cell>
          <table:table-cell office:value-type="string" calcext:value-type="string">
            <text:p>قرية بيذ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بيذ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"</text:p>
          </table:table-cell>
          <table:table-cell office:value-type="string" calcext:value-type="string">
            <text:p>أبرقوه</text:p>
          </table:table-cell>
          <table:table-cell office:value-type="float" office:value="31.15094" calcext:value-type="float">
            <text:p>31.15094</text:p>
          </table:table-cell>
          <table:table-cell office:value-type="float" office:value="53.25737" calcext:value-type="float">
            <text:p>53.2573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BARQUH_532E31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برقوه</text:p>
          </table:table-cell>
          <table:table-cell office:value-type="float" office:value="31.15094" calcext:value-type="float">
            <text:p>31.15094</text:p>
          </table:table-cell>
          <table:table-cell office:value-type="float" office:value="53.25737" calcext:value-type="float">
            <text:p>53.2573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BARQUH_532E311N_S_FARI"</text:p>
          </table:table-cell>
          <table:table-cell office:value-type="string" calcext:value-type="string">
            <text:p>قرية الأسد</text:p>
          </table:table-cell>
          <table:table-cell office:value-type="float" office:value="31.55774" calcext:value-type="float">
            <text:p>31.55774</text:p>
          </table:table-cell>
          <table:table-cell office:value-type="float" office:value="53.84828" calcext:value-type="float">
            <text:p>53.8482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ASAD_538E31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أسد</text:p>
          </table:table-cell>
          <table:table-cell office:value-type="float" office:value="31.55774" calcext:value-type="float">
            <text:p>31.55774</text:p>
          </table:table-cell>
          <table:table-cell office:value-type="float" office:value="53.84828" calcext:value-type="float">
            <text:p>53.8482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ASAD_538E315N_S_FARI"</text:p>
          </table:table-cell>
          <table:table-cell office:value-type="string" calcext:value-type="string">
            <text:p>الأ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أ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لعة المج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لعة المجو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ثة</text:p>
          </table:table-cell>
          <table:table-cell office:value-type="float" office:value="31.90975" calcext:value-type="float">
            <text:p>31.90975</text:p>
          </table:table-cell>
          <table:table-cell office:value-type="float" office:value="54.34286" calcext:value-type="float">
            <text:p>54.342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YAZD_543E319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ثة</text:p>
          </table:table-cell>
          <table:table-cell office:value-type="float" office:value="31.90975" calcext:value-type="float">
            <text:p>31.90975</text:p>
          </table:table-cell>
          <table:table-cell office:value-type="float" office:value="54.34286" calcext:value-type="float">
            <text:p>54.342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YAZD_543E319N_S_FARI"</text:p>
          </table:table-cell>
          <table:table-cell office:value-type="string" calcext:value-type="string">
            <text:p>أنجيره</text:p>
          </table:table-cell>
          <table:table-cell office:value-type="float" office:value="32.14014" calcext:value-type="float">
            <text:p>32.14014</text:p>
          </table:table-cell>
          <table:table-cell office:value-type="float" office:value="54.41329" calcext:value-type="float">
            <text:p>54.41329</text:p>
          </table:table-cell>
          <table:table-cell office:value-type="string" calcext:value-type="string">
            <text:p>Mafaza</text:p>
          </table:table-cell>
          <table:table-cell office:value-type="string" calcext:value-type="string">
            <text:p>ANJIRA_544E321N_S_MAF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خان رش</text:p>
          </table:table-cell>
          <table:table-cell office:value-type="float" office:value="32.23981" calcext:value-type="float">
            <text:p>32.23981</text:p>
          </table:table-cell>
          <table:table-cell office:value-type="float" office:value="51.79877" calcext:value-type="float">
            <text:p>51.7987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HANRUSH_517E322N_S_JIBA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ن رش</text:p>
          </table:table-cell>
          <table:table-cell office:value-type="float" office:value="32.23981" calcext:value-type="float">
            <text:p>32.23981</text:p>
          </table:table-cell>
          <table:table-cell office:value-type="float" office:value="51.79877" calcext:value-type="float">
            <text:p>51.79877</text:p>
          </table:table-cell>
          <table:table-cell office:value-type="string" calcext:value-type="string">
            <text:p>Jibal</text:p>
          </table:table-cell>
          <table:table-cell office:value-type="string" calcext:value-type="string">
            <text:p>KHANRUSH_517E322N_S_JIBA"</text:p>
          </table:table-cell>
          <table:table-cell office:value-type="string" calcext:value-type="string">
            <text:p>قومسة</text:p>
          </table:table-cell>
          <table:table-cell office:value-type="float" office:value="32.00251" calcext:value-type="float">
            <text:p>32.00251</text:p>
          </table:table-cell>
          <table:table-cell office:value-type="float" office:value="51.86732" calcext:value-type="float">
            <text:p>51.867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UMISA_518E32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ومسة</text:p>
          </table:table-cell>
          <table:table-cell office:value-type="float" office:value="32.00251" calcext:value-type="float">
            <text:p>32.00251</text:p>
          </table:table-cell>
          <table:table-cell office:value-type="float" office:value="51.86732" calcext:value-type="float">
            <text:p>51.8673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UMISA_518E320N_S_FARI"</text:p>
          </table:table-cell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"</text:p>
          </table:table-cell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الخان حان لن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خان حان لن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رو</text:p>
          </table:table-cell>
          <table:table-cell office:value-type="float" office:value="31.79256" calcext:value-type="float">
            <text:p>31.79256</text:p>
          </table:table-cell>
          <table:table-cell office:value-type="float" office:value="51.69552" calcext:value-type="float">
            <text:p>51.6955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ARU_516E317N_S_FARI"</text:p>
          </table:table-cell>
          <table:table-cell office:value-type="string" calcext:value-type="string">
            <text:p>ماس</text:p>
          </table:table-cell>
          <table:table-cell office:value-type="float" office:value="31.44454" calcext:value-type="float">
            <text:p>31.44454</text:p>
          </table:table-cell>
          <table:table-cell office:value-type="float" office:value="51.91938" calcext:value-type="float">
            <text:p>51.919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S_519E314N_O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س</text:p>
          </table:table-cell>
          <table:table-cell office:value-type="float" office:value="31.44454" calcext:value-type="float">
            <text:p>31.44454</text:p>
          </table:table-cell>
          <table:table-cell office:value-type="float" office:value="51.91938" calcext:value-type="float">
            <text:p>51.9193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MAS_519E314N_O_FARI"</text:p>
          </table:table-cell>
          <table:table-cell office:value-type="string" calcext:value-type="string">
            <text:p>خان روشن</text:p>
          </table:table-cell>
          <table:table-cell office:value-type="float" office:value="31.25559" calcext:value-type="float">
            <text:p>31.25559</text:p>
          </table:table-cell>
          <table:table-cell office:value-type="float" office:value="52.02871" calcext:value-type="float">
            <text:p>52.0287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NRUSHAN_520E312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خان روشن</text:p>
          </table:table-cell>
          <table:table-cell office:value-type="float" office:value="31.25559" calcext:value-type="float">
            <text:p>31.25559</text:p>
          </table:table-cell>
          <table:table-cell office:value-type="float" office:value="52.02871" calcext:value-type="float">
            <text:p>52.0287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NRUSHAN_520E312N_S_FARI"</text:p>
          </table:table-cell>
          <table:table-cell office:value-type="string" calcext:value-type="string">
            <text:p>إصطخ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إصطخر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ر أعين</text:p>
          </table:table-cell>
          <table:table-cell office:value-type="float" office:value="30.82066" calcext:value-type="float">
            <text:p>30.82066</text:p>
          </table:table-cell>
          <table:table-cell office:value-type="float" office:value="52.44521" calcext:value-type="float">
            <text:p>52.4452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SRAIN_524E308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أعين</text:p>
          </table:table-cell>
          <table:table-cell office:value-type="float" office:value="30.82066" calcext:value-type="float">
            <text:p>30.82066</text:p>
          </table:table-cell>
          <table:table-cell office:value-type="float" office:value="52.44521" calcext:value-type="float">
            <text:p>52.44521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SRAIN_524E308N_S_FARI"</text:p>
          </table:table-cell>
          <table:table-cell office:value-type="string" calcext:value-type="string">
            <text:p>خوسكان</text:p>
          </table:table-cell>
          <table:table-cell office:value-type="float" office:value="30.5027" calcext:value-type="float">
            <text:p>30.5027</text:p>
          </table:table-cell>
          <table:table-cell office:value-type="float" office:value="52.48426" calcext:value-type="float">
            <text:p>52.4842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SIKAN_524E30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وسكان</text:p>
          </table:table-cell>
          <table:table-cell office:value-type="float" office:value="30.5027" calcext:value-type="float">
            <text:p>30.5027</text:p>
          </table:table-cell>
          <table:table-cell office:value-type="float" office:value="52.48426" calcext:value-type="float">
            <text:p>52.4842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USIKAN_524E305N_S_FARI"</text:p>
          </table:table-cell>
          <table:table-cell office:value-type="string" calcext:value-type="string">
            <text:p>ماء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ء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زر سابو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زر سابو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وزكان</text:p>
          </table:table-cell>
          <table:table-cell office:value-type="float" office:value="31.80584" calcext:value-type="float">
            <text:p>31.80584</text:p>
          </table:table-cell>
          <table:table-cell office:value-type="float" office:value="51.96103" calcext:value-type="float">
            <text:p>51.96103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ZKAN_519E318N_S_FARI"</text:p>
          </table:table-cell>
          <table:table-cell office:value-type="string" calcext:value-type="string">
            <text:p>ازكاس</text:p>
          </table:table-cell>
          <table:table-cell office:value-type="float" office:value="31.51558" calcext:value-type="float">
            <text:p>31.51558</text:p>
          </table:table-cell>
          <table:table-cell office:value-type="float" office:value="52.17709" calcext:value-type="float">
            <text:p>52.177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ZKAS_521E315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زكاس</text:p>
          </table:table-cell>
          <table:table-cell office:value-type="float" office:value="31.51558" calcext:value-type="float">
            <text:p>31.51558</text:p>
          </table:table-cell>
          <table:table-cell office:value-type="float" office:value="52.17709" calcext:value-type="float">
            <text:p>52.177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AZKAS_521E315N_S_FARI"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سرمس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مس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لاه وك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لاه وكره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الخلاف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لخلاف</text:p>
          </table:table-cell>
          <table:table-cell office:value-type="float" office:value="30.63942" calcext:value-type="float">
            <text:p>30.63942</text:p>
          </table:table-cell>
          <table:table-cell office:value-type="float" office:value="53.18449" calcext:value-type="float">
            <text:p>53.1844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BIDH_531E306N_S_FARI"</text:p>
          </table:table-cell>
          <table:table-cell office:value-type="string" calcext:value-type="string">
            <text:p>كماه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ماهن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رية ابن بندار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3.0309" calcext:value-type="float">
            <text:p>53.03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IBNBUNDAR_530E30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رية ابن بندار</text:p>
          </table:table-cell>
          <table:table-cell office:value-type="float" office:value="30.13418" calcext:value-type="float">
            <text:p>30.13418</text:p>
          </table:table-cell>
          <table:table-cell office:value-type="float" office:value="53.0309" calcext:value-type="float">
            <text:p>53.030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QARYAIBNBUNDAR_530E301N_S_FARI"</text:p>
          </table:table-cell>
          <table:table-cell office:value-type="string" calcext:value-type="string">
            <text:p>إصطخر</text:p>
          </table:table-cell>
          <table:table-cell office:value-type="float" office:value="29.97008" calcext:value-type="float">
            <text:p>29.97008</text:p>
          </table:table-cell>
          <table:table-cell office:value-type="float" office:value="52.92548" calcext:value-type="float">
            <text:p>52.92548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ISTAKHR_529E299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ميرم</text:p>
          </table:table-cell>
          <table:table-cell office:value-type="float" office:value="31.35567" calcext:value-type="float">
            <text:p>31.35567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UMAYRAM_518E313N_S_FARI"</text:p>
          </table:table-cell>
          <table:table-cell office:value-type="string" calcext:value-type="string">
            <text:p>جعفرآباذ</text:p>
          </table:table-cell>
          <table:table-cell office:value-type="float" office:value="31.19326" calcext:value-type="float">
            <text:p>31.19326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FARABADH_518E311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عفرآباذ</text:p>
          </table:table-cell>
          <table:table-cell office:value-type="float" office:value="31.19326" calcext:value-type="float">
            <text:p>31.19326</text:p>
          </table:table-cell>
          <table:table-cell office:value-type="float" office:value="51.81266" calcext:value-type="float">
            <text:p>51.8126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JAFARABADH_518E311N_S_FARI"</text:p>
          </table:table-cell>
          <table:table-cell office:value-type="string" calcext:value-type="string">
            <text:p>الز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زاب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ورد وكل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رد وكلار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هرجانا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هرجاناواذ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ش وبو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ش وبو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سا</text:p>
          </table:table-cell>
          <table:table-cell office:value-type="float" office:value="30.03958" calcext:value-type="float">
            <text:p>30.03958</text:p>
          </table:table-cell>
          <table:table-cell office:value-type="float" office:value="52.36712" calcext:value-type="float">
            <text:p>52.36712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BAYDA_523E300N_S_FARI"</text:p>
          </table:table-cell>
          <table:table-cell office:value-type="string" calcext:value-type="string">
            <text:p>شيراز</text:p>
          </table:table-cell>
          <table:table-cell office:value-type="float" office:value="29.61884" calcext:value-type="float">
            <text:p>29.61884</text:p>
          </table:table-cell>
          <table:table-cell office:value-type="float" office:value="52.52867" calcext:value-type="float">
            <text:p>52.52867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SHIRAZ_525E296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يهودية</text:p>
          </table:table-cell>
          <table:table-cell office:value-type="float" office:value="35.9347" calcext:value-type="float">
            <text:p>35.9347</text:p>
          </table:table-cell>
          <table:table-cell office:value-type="float" office:value="64.83857" calcext:value-type="float">
            <text:p>64.83857</text:p>
          </table:table-cell>
          <table:table-cell office:value-type="string" calcext:value-type="string">
            <text:p>Khurasan</text:p>
          </table:table-cell>
          <table:table-cell office:value-type="string" calcext:value-type="string">
            <text:p>YAHUDIYYA_648E359N_S_KHUR"</text:p>
          </table:table-cell>
          <table:table-cell office:value-type="string" calcext:value-type="string">
            <text:p>خالن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النج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ر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ر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أسبيذدش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سبيذدشت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عاد وجو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عاد وجورد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رباط</text:p>
          </table:table-cell>
          <table:table-cell office:value-type="float" office:value="33.99489" calcext:value-type="float">
            <text:p>33.99489</text:p>
          </table:table-cell>
          <table:table-cell office:value-type="float" office:value="-6.88943" calcext:value-type="float">
            <text:p>-6.88943</text:p>
          </table:table-cell>
          <table:table-cell office:value-type="string" calcext:value-type="string">
            <text:p>Maghrib</text:p>
          </table:table-cell>
          <table:table-cell office:value-type="string" calcext:value-type="string">
            <text:p>RIBAT_068W339N_S_MAGH"</text:p>
          </table:table-cell>
          <table:table-cell office:value-type="string" calcext:value-type="string">
            <text:p>كور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كورس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سر جهنم</text:p>
          </table:table-cell>
          <table:table-cell office:value-type="float" office:value="31.4767" calcext:value-type="float">
            <text:p>31.4767</text:p>
          </table:table-cell>
          <table:table-cell office:value-type="float" office:value="50.23675" calcext:value-type="float">
            <text:p>50.23675</text:p>
          </table:table-cell>
          <table:table-cell office:value-type="string" calcext:value-type="string">
            <text:p>Khuzistan</text:p>
          </table:table-cell>
          <table:table-cell office:value-type="string" calcext:value-type="string">
            <text:p>JISRJAHANNAM_502E314N_S_KHUZ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ردسير</text:p>
          </table:table-cell>
          <table:table-cell office:value-type="float" office:value="30.30962" calcext:value-type="float">
            <text:p>30.30962</text:p>
          </table:table-cell>
          <table:table-cell office:value-type="float" office:value="57.10475" calcext:value-type="float">
            <text:p>57.1047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RDASIR_571E303N_R_KIRM"</text:p>
          </table:table-cell>
          <table:table-cell office:value-type="string" calcext:value-type="string">
            <text:p>جنزروذ</text:p>
          </table:table-cell>
          <table:table-cell office:value-type="float" office:value="30.67077" calcext:value-type="float">
            <text:p>30.67077</text:p>
          </table:table-cell>
          <table:table-cell office:value-type="float" office:value="56.92513" calcext:value-type="float">
            <text:p>56.92513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ANZARUDH_569E306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جنزروذ</text:p>
          </table:table-cell>
          <table:table-cell office:value-type="float" office:value="30.67077" calcext:value-type="float">
            <text:p>30.67077</text:p>
          </table:table-cell>
          <table:table-cell office:value-type="float" office:value="56.92513" calcext:value-type="float">
            <text:p>56.92513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ANZARUDH_569E306N_S_KIRM"</text:p>
          </table:table-cell>
          <table:table-cell office:value-type="string" calcext:value-type="string">
            <text:p>زرند</text:p>
          </table:table-cell>
          <table:table-cell office:value-type="float" office:value="30.82737" calcext:value-type="float">
            <text:p>30.82737</text:p>
          </table:table-cell>
          <table:table-cell office:value-type="float" office:value="56.59714" calcext:value-type="float">
            <text:p>56.5971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ZARAND_565E308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NARMASIR_586E289N_S_KIRM"</text:p>
          </table:table-cell>
          <table:table-cell office:value-type="string" calcext:value-type="string">
            <text:p>الفهرج</text:p>
          </table:table-cell>
          <table:table-cell office:value-type="float" office:value="27.28057" calcext:value-type="float">
            <text:p>27.28057</text:p>
          </table:table-cell>
          <table:table-cell office:value-type="float" office:value="60.66186" calcext:value-type="float">
            <text:p>60.66186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HRAJ_606E272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جوى سليمان</text:p>
          </table:table-cell>
          <table:table-cell office:value-type="float" office:value="28.12851" calcext:value-type="float">
            <text:p>28.12851</text:p>
          </table:table-cell>
          <table:table-cell office:value-type="float" office:value="58.18338" calcext:value-type="float">
            <text:p>58.18338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وى سليمان</text:p>
          </table:table-cell>
          <table:table-cell office:value-type="float" office:value="28.12851" calcext:value-type="float">
            <text:p>28.12851</text:p>
          </table:table-cell>
          <table:table-cell office:value-type="float" office:value="58.18338" calcext:value-type="float">
            <text:p>58.1833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UWISULAYMAN_581E281N_S_KIRM"</text:p>
          </table:table-cell>
          <table:table-cell office:value-type="string" calcext:value-type="string">
            <text:p>ريكان</text:p>
          </table:table-cell>
          <table:table-cell office:value-type="float" office:value="28.65133" calcext:value-type="float">
            <text:p>28.65133</text:p>
          </table:table-cell>
          <table:table-cell office:value-type="float" office:value="58.73846" calcext:value-type="float">
            <text:p>58.7384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RIQAN_587E286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يكان</text:p>
          </table:table-cell>
          <table:table-cell office:value-type="float" office:value="28.65133" calcext:value-type="float">
            <text:p>28.65133</text:p>
          </table:table-cell>
          <table:table-cell office:value-type="float" office:value="58.73846" calcext:value-type="float">
            <text:p>58.7384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RIQAN_587E286N_S_KIRM"</text:p>
          </table:table-cell>
          <table:table-cell office:value-type="string" calcext:value-type="string">
            <text:p>موخ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وخك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طيب</text:p>
          </table:table-cell>
          <table:table-cell office:value-type="float" office:value="32.22674" calcext:value-type="float">
            <text:p>32.22674</text:p>
          </table:table-cell>
          <table:table-cell office:value-type="float" office:value="47.30428" calcext:value-type="float">
            <text:p>47.30428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TIB_473E322N_S_IRAQ"</text:p>
          </table:table-cell>
          <table:table-cell office:value-type="string" calcext:value-type="string">
            <text:p>مروغ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روغ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اس وجك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اس وجك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و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وك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صر مهد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 مهد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موز</text:p>
          </table:table-cell>
          <table:table-cell office:value-type="float" office:value="27.0994" calcext:value-type="float">
            <text:p>27.0994</text:p>
          </table:table-cell>
          <table:table-cell office:value-type="float" office:value="56.94955" calcext:value-type="float">
            <text:p>56.9495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HURMUZ_569E270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موز</text:p>
          </table:table-cell>
          <table:table-cell office:value-type="float" office:value="27.0994" calcext:value-type="float">
            <text:p>27.0994</text:p>
          </table:table-cell>
          <table:table-cell office:value-type="float" office:value="56.94955" calcext:value-type="float">
            <text:p>56.9495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HURMUZ_569E270N_S_KIRM"</text:p>
          </table:table-cell>
          <table:table-cell office:value-type="string" calcext:value-type="string">
            <text:p>الفرضة</text:p>
          </table:table-cell>
          <table:table-cell office:value-type="float" office:value="34.679" calcext:value-type="float">
            <text:p>34.679</text:p>
          </table:table-cell>
          <table:table-cell office:value-type="float" office:value="40.78158" calcext:value-type="float">
            <text:p>40.78158</text:p>
          </table:table-cell>
          <table:table-cell office:value-type="string" calcext:value-type="string">
            <text:p>Aqur</text:p>
          </table:table-cell>
          <table:table-cell office:value-type="string" calcext:value-type="string">
            <text:p>FURDA_407E346N_S_AQUR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كاهون</text:p>
          </table:table-cell>
          <table:table-cell office:value-type="float" office:value="28.87915" calcext:value-type="float">
            <text:p>28.87915</text:p>
          </table:table-cell>
          <table:table-cell office:value-type="float" office:value="55.33985" calcext:value-type="float">
            <text:p>55.3398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AHUN_553E288N_S_KIRM"</text:p>
          </table:table-cell>
          <table:table-cell office:value-type="string" calcext:value-type="string">
            <text:p>رستاق الرستاق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"</text:p>
          </table:table-cell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بيمند</text:p>
          </table:table-cell>
          <table:table-cell office:value-type="float" office:value="29.66254" calcext:value-type="float">
            <text:p>29.66254</text:p>
          </table:table-cell>
          <table:table-cell office:value-type="float" office:value="55.59756" calcext:value-type="float">
            <text:p>55.59756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IMAND_555E296N_S_KIRM"</text:p>
          </table:table-cell>
          <table:table-cell office:value-type="string" calcext:value-type="string">
            <text:p>كردكان</text:p>
          </table:table-cell>
          <table:table-cell office:value-type="float" office:value="29.79365" calcext:value-type="float">
            <text:p>29.79365</text:p>
          </table:table-cell>
          <table:table-cell office:value-type="float" office:value="55.67825" calcext:value-type="float">
            <text:p>55.678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RDAKAN_556E297N_S_KIRM"</text:p>
          </table:table-cell>
          <table:table-cell office:value-type="string" calcext:value-type="string">
            <text:p>بريدا</text:p>
          </table:table-cell>
          <table:table-cell office:value-type="float" office:value="17060.5" calcext:value-type="float">
            <text:p>17060.5</text:p>
          </table:table-cell>
        </table:table-row>
        <table:table-row table:style-name="ro1">
          <table:table-cell office:value-type="string" calcext:value-type="string">
            <text:p>كردكان</text:p>
          </table:table-cell>
          <table:table-cell office:value-type="float" office:value="29.79365" calcext:value-type="float">
            <text:p>29.79365</text:p>
          </table:table-cell>
          <table:table-cell office:value-type="float" office:value="55.67825" calcext:value-type="float">
            <text:p>55.678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RDAKAN_556E297N_S_KIRM"</text:p>
          </table:table-cell>
          <table:table-cell office:value-type="string" calcext:value-type="string">
            <text:p>أن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أناس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روذان</text:p>
          </table:table-cell>
          <table:table-cell office:value-type="float" office:value="30.39947" calcext:value-type="float">
            <text:p>30.39947</text:p>
          </table:table-cell>
          <table:table-cell office:value-type="float" office:value="56.02186" calcext:value-type="float">
            <text:p>56.02186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RUDHAN_560E303N_S_FARI"</text:p>
          </table:table-cell>
          <table:table-cell office:value-type="string" calcext:value-type="string">
            <text:p>بريدين</text:p>
          </table:table-cell>
          <table:table-cell office:value-type="float" office:value="23504.1538461538" calcext:value-type="float">
            <text:p>23504.1538461538</text:p>
          </table:table-cell>
        </table:table-row>
        <table:table-row table:style-name="ro1">
          <table:table-cell office:value-type="string" calcext:value-type="string">
            <text:p>السيرجان</text:p>
          </table:table-cell>
          <table:table-cell office:value-type="float" office:value="29.46102" calcext:value-type="float">
            <text:p>29.46102</text:p>
          </table:table-cell>
          <table:table-cell office:value-type="float" office:value="55.74854" calcext:value-type="float">
            <text:p>55.74854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IRJAN_557E294N_R_KIRM"</text:p>
          </table:table-cell>
          <table:table-cell office:value-type="string" calcext:value-type="string">
            <text:p>الشامات</text:p>
          </table:table-cell>
          <table:table-cell office:value-type="float" office:value="29.76249" calcext:value-type="float">
            <text:p>29.76249</text:p>
          </table:table-cell>
          <table:table-cell office:value-type="float" office:value="56.01438" calcext:value-type="float">
            <text:p>56.0143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HAMAT_560E297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شامات</text:p>
          </table:table-cell>
          <table:table-cell office:value-type="float" office:value="29.76249" calcext:value-type="float">
            <text:p>29.76249</text:p>
          </table:table-cell>
          <table:table-cell office:value-type="float" office:value="56.01438" calcext:value-type="float">
            <text:p>56.0143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SHAMAT_560E297N_S_KIRM"</text:p>
          </table:table-cell>
          <table:table-cell office:value-type="string" calcext:value-type="string">
            <text:p>بهار</text:p>
          </table:table-cell>
          <table:table-cell office:value-type="float" office:value="29.8855" calcext:value-type="float">
            <text:p>29.8855</text:p>
          </table:table-cell>
          <table:table-cell office:value-type="float" office:value="56.35225" calcext:value-type="float">
            <text:p>56.352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HAR_563E298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هار</text:p>
          </table:table-cell>
          <table:table-cell office:value-type="float" office:value="29.8855" calcext:value-type="float">
            <text:p>29.8855</text:p>
          </table:table-cell>
          <table:table-cell office:value-type="float" office:value="56.35225" calcext:value-type="float">
            <text:p>56.3522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HAR_563E298N_S_KIRM"</text:p>
          </table:table-cell>
          <table:table-cell office:value-type="string" calcext:value-type="string">
            <text:p>خناب</text:p>
          </table:table-cell>
          <table:table-cell office:value-type="float" office:value="29.85672" calcext:value-type="float">
            <text:p>29.85672</text:p>
          </table:table-cell>
          <table:table-cell office:value-type="float" office:value="56.71727" calcext:value-type="float">
            <text:p>56.717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HANNAB_567E298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خناب</text:p>
          </table:table-cell>
          <table:table-cell office:value-type="float" office:value="29.85672" calcext:value-type="float">
            <text:p>29.85672</text:p>
          </table:table-cell>
          <table:table-cell office:value-type="float" office:value="56.71727" calcext:value-type="float">
            <text:p>56.717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HANNAB_567E298N_S_KIRM"</text:p>
          </table:table-cell>
          <table:table-cell office:value-type="string" calcext:value-type="string">
            <text:p>غبي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غبيرا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كوغون</text:p>
          </table:table-cell>
          <table:table-cell office:value-type="float" office:value="29.61836" calcext:value-type="float">
            <text:p>29.61836</text:p>
          </table:table-cell>
          <table:table-cell office:value-type="float" office:value="57.06721" calcext:value-type="float">
            <text:p>57.0672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GHUN_570E296N_S_KIRM"</text:p>
          </table:table-cell>
          <table:table-cell office:value-type="string" calcext:value-type="string">
            <text:p>فرسخا</text:p>
          </table:table-cell>
          <table:table-cell office:value-type="float" office:value="2888.2" calcext:value-type="float">
            <text:p>2888.2</text:p>
          </table:table-cell>
        </table:table-row>
        <table:table-row table:style-name="ro1">
          <table:table-cell office:value-type="string" calcext:value-type="string">
            <text:p>كوغون</text:p>
          </table:table-cell>
          <table:table-cell office:value-type="float" office:value="29.61836" calcext:value-type="float">
            <text:p>29.61836</text:p>
          </table:table-cell>
          <table:table-cell office:value-type="float" office:value="57.06721" calcext:value-type="float">
            <text:p>57.0672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KUGHUN_570E296N_S_KIRM"</text:p>
          </table:table-cell>
          <table:table-cell office:value-type="string" calcext:value-type="string">
            <text:p>رائ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رائ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سروستان</text:p>
          </table:table-cell>
          <table:table-cell office:value-type="float" office:value="29.25713" calcext:value-type="float">
            <text:p>29.25713</text:p>
          </table:table-cell>
          <table:table-cell office:value-type="float" office:value="53.20589" calcext:value-type="float">
            <text:p>53.20589</text:p>
          </table:table-cell>
          <table:table-cell office:value-type="string" calcext:value-type="string">
            <text:p>Faris</text:p>
          </table:table-cell>
          <table:table-cell office:value-type="string" calcext:value-type="string">
            <text:p>KHAWARISTAN_532E292N_S_FARI"</text:p>
          </table:table-cell>
          <table:table-cell office:value-type="string" calcext:value-type="string">
            <text:p>دارج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ارج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فرزين</text:p>
          </table:table-cell>
          <table:table-cell office:value-type="float" office:value="29.95407" calcext:value-type="float">
            <text:p>29.95407</text:p>
          </table:table-cell>
          <table:table-cell office:value-type="float" office:value="56.77211" calcext:value-type="float">
            <text:p>56.77211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FIRZIN_567E299N_S_KIRM"</text:p>
          </table:table-cell>
          <table:table-cell office:value-type="string" calcext:value-type="string">
            <text:p>ماهان</text:p>
          </table:table-cell>
          <table:table-cell office:value-type="float" office:value="30.11166" calcext:value-type="float">
            <text:p>30.11166</text:p>
          </table:table-cell>
          <table:table-cell office:value-type="float" office:value="57.31039" calcext:value-type="float">
            <text:p>57.31039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MAHAN_573E301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ماهان</text:p>
          </table:table-cell>
          <table:table-cell office:value-type="float" office:value="30.11166" calcext:value-type="float">
            <text:p>30.11166</text:p>
          </table:table-cell>
          <table:table-cell office:value-type="float" office:value="57.31039" calcext:value-type="float">
            <text:p>57.31039</text:p>
          </table:table-cell>
          <table:table-cell office:value-type="string" calcext:value-type="string">
            <text:p>خبيص</text:p>
          </table:table-cell>
          <table:table-cell office:value-type="float" office:value="30.46232" calcext:value-type="float">
            <text:p>30.46232</text:p>
          </table:table-cell>
          <table:table-cell office:value-type="float" office:value="57.75292" calcext:value-type="float">
            <text:p>57.75292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"</text:p>
          </table:table-cell>
          <table:table-cell office:value-type="string" calcext:value-type="string">
            <text:p>نرماسير</text:p>
          </table:table-cell>
          <table:table-cell office:value-type="float" office:value="28.98436" calcext:value-type="float">
            <text:p>28.98436</text:p>
          </table:table-cell>
          <table:table-cell office:value-type="float" office:value="58.64795" calcext:value-type="float">
            <text:p>58.64795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NARMASIR_586E289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م</text:p>
          </table:table-cell>
          <table:table-cell office:value-type="float" office:value="29.10304" calcext:value-type="float">
            <text:p>29.10304</text:p>
          </table:table-cell>
          <table:table-cell office:value-type="float" office:value="58.34327" calcext:value-type="float">
            <text:p>58.34327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BAMM_583E291N_S_KIRM"</text:p>
          </table:table-cell>
          <table:table-cell office:value-type="string" calcext:value-type="string">
            <text:p>دارج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دارجي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هرم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هرمز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جيرفت</text:p>
          </table:table-cell>
          <table:table-cell office:value-type="float" office:value="28.69436" calcext:value-type="float">
            <text:p>28.69436</text:p>
          </table:table-cell>
          <table:table-cell office:value-type="float" office:value="57.80498" calcext:value-type="float">
            <text:p>57.80498</text:p>
          </table:table-cell>
          <table:table-cell office:value-type="string" calcext:value-type="string">
            <text:p>Kirman</text:p>
          </table:table-cell>
          <table:table-cell office:value-type="string" calcext:value-type="string">
            <text:p>JIRUFT_578E286N_S_KIRM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تيز مكر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كيس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935.028089888" calcext:value-type="float">
            <text:p>189935.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فنزبو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دزك</text:p>
          </table:table-cell>
          <table:table-cell office:value-type="float" office:value="27.36457" calcext:value-type="float">
            <text:p>27.36457</text:p>
          </table:table-cell>
          <table:table-cell office:value-type="float" office:value="62.26752" calcext:value-type="float">
            <text:p>62.26752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دزك</text:p>
          </table:table-cell>
          <table:table-cell office:value-type="float" office:value="27.36457" calcext:value-type="float">
            <text:p>27.36457</text:p>
          </table:table-cell>
          <table:table-cell office:value-type="float" office:value="62.26752" calcext:value-type="float">
            <text:p>62.26752</text:p>
          </table:table-cell>
          <table:table-cell office:value-type="string" calcext:value-type="string">
            <text:p>راسك</text:p>
          </table:table-cell>
          <table:table-cell office:value-type="float" office:value="26.70943" calcext:value-type="float">
            <text:p>26.70943</text:p>
          </table:table-cell>
          <table:table-cell office:value-type="float" office:value="61.22272" calcext:value-type="float">
            <text:p>61.22272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راسك</text:p>
          </table:table-cell>
          <table:table-cell office:value-type="float" office:value="26.70943" calcext:value-type="float">
            <text:p>26.70943</text:p>
          </table:table-cell>
          <table:table-cell office:value-type="float" office:value="61.22272" calcext:value-type="float">
            <text:p>61.22272</text:p>
          </table:table-cell>
          <table:table-cell office:value-type="string" calcext:value-type="string">
            <text:p>فهل فهرة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صفقة</text:p>
          </table:table-cell>
          <table:table-cell office:value-type="float" office:value="26.24757" calcext:value-type="float">
            <text:p>26.24757</text:p>
          </table:table-cell>
          <table:table-cell office:value-type="float" office:value="62.20454" calcext:value-type="float">
            <text:p>62.20454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ASFAQA_622E262N_S_SIND"</text:p>
          </table:table-cell>
          <table:table-cell office:value-type="string" calcext:value-type="string">
            <text:p>بند</text:p>
          </table:table-cell>
          <table:table-cell office:value-type="float" office:value="26.0929" calcext:value-type="float">
            <text:p>26.0929</text:p>
          </table:table-cell>
          <table:table-cell office:value-type="float" office:value="62.05375" calcext:value-type="float">
            <text:p>62.0537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ND_620E260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ند</text:p>
          </table:table-cell>
          <table:table-cell office:value-type="float" office:value="26.0929" calcext:value-type="float">
            <text:p>26.0929</text:p>
          </table:table-cell>
          <table:table-cell office:value-type="float" office:value="62.05375" calcext:value-type="float">
            <text:p>62.0537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ND_620E260N_S_SIND"</text:p>
          </table:table-cell>
          <table:table-cell office:value-type="string" calcext:value-type="string">
            <text:p>به</text:p>
          </table:table-cell>
          <table:table-cell office:value-type="float" office:value="26.22927" calcext:value-type="float">
            <text:p>26.22927</text:p>
          </table:table-cell>
          <table:table-cell office:value-type="float" office:value="61.33378" calcext:value-type="float">
            <text:p>61.33378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IH_613E262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به</text:p>
          </table:table-cell>
          <table:table-cell office:value-type="float" office:value="26.22927" calcext:value-type="float">
            <text:p>26.22927</text:p>
          </table:table-cell>
          <table:table-cell office:value-type="float" office:value="61.33378" calcext:value-type="float">
            <text:p>61.33378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IH_613E262N_S_SIND"</text:p>
          </table:table-cell>
          <table:table-cell office:value-type="string" calcext:value-type="string">
            <text:p>قصرقند</text:p>
          </table:table-cell>
          <table:table-cell office:value-type="float" office:value="26.29231" calcext:value-type="float">
            <text:p>26.29231</text:p>
          </table:table-cell>
          <table:table-cell office:value-type="float" office:value="60.71473" calcext:value-type="float">
            <text:p>60.71473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SRQAND_607E262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صرقند</text:p>
          </table:table-cell>
          <table:table-cell office:value-type="float" office:value="26.29231" calcext:value-type="float">
            <text:p>26.29231</text:p>
          </table:table-cell>
          <table:table-cell office:value-type="float" office:value="60.71473" calcext:value-type="float">
            <text:p>60.71473</text:p>
          </table:table-cell>
          <table:table-cell office:value-type="string" calcext:value-type="string">
            <text:p>ارمابيل</text:p>
          </table:table-cell>
          <table:table-cell office:value-type="float" office:value="26.23769" calcext:value-type="float">
            <text:p>26.23769</text:p>
          </table:table-cell>
          <table:table-cell office:value-type="float" office:value="66.38343" calcext:value-type="float">
            <text:p>66.38343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رمابيل</text:p>
          </table:table-cell>
          <table:table-cell office:value-type="float" office:value="26.23769" calcext:value-type="float">
            <text:p>26.23769</text:p>
          </table:table-cell>
          <table:table-cell office:value-type="float" office:value="66.38343" calcext:value-type="float">
            <text:p>66.38343</text:p>
          </table:table-cell>
          <table:table-cell office:value-type="string" calcext:value-type="string">
            <text:p>ديبل</text:p>
          </table:table-cell>
          <table:table-cell office:value-type="float" office:value="24.43756" calcext:value-type="float">
            <text:p>24.43756</text:p>
          </table:table-cell>
          <table:table-cell office:value-type="float" office:value="67.69101" calcext:value-type="float">
            <text:p>67.69101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تيز</text:p>
          </table:table-cell>
          <table:table-cell office:value-type="float" office:value="25.38207" calcext:value-type="float">
            <text:p>25.38207</text:p>
          </table:table-cell>
          <table:table-cell office:value-type="float" office:value="60.63196" calcext:value-type="float">
            <text:p>60.63196</text:p>
          </table:table-cell>
          <table:table-cell office:value-type="string" calcext:value-type="string">
            <text:p>قصدار على الساحل في طول مكران ?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455844.06741573" calcext:value-type="float">
            <text:p>455844.067415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ديبل</text:p>
          </table:table-cell>
          <table:table-cell office:value-type="float" office:value="24.43756" calcext:value-type="float">
            <text:p>24.43756</text:p>
          </table:table-cell>
          <table:table-cell office:value-type="float" office:value="67.69101" calcext:value-type="float">
            <text:p>67.69101</text:p>
          </table:table-cell>
          <table:table-cell office:value-type="float" office:value="227922.033707865" calcext:value-type="float">
            <text:p>227922.0337078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الملت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759740.112359551" calcext:value-type="float">
            <text:p>759740.1123595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قزدا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1056" calcext:value-type="float">
            <text:p>23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زدا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كنكاب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1056" calcext:value-type="float">
            <text:p>23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كنكاب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سيوه</text:p>
          </table:table-cell>
          <table:table-cell office:value-type="float" office:value="29.53796" calcext:value-type="float">
            <text:p>29.53796</text:p>
          </table:table-cell>
          <table:table-cell office:value-type="float" office:value="67.85288" calcext:value-type="float">
            <text:p>67.85288</text:p>
          </table:table-cell>
          <table:table-cell office:value-type="float" office:value="231056" calcext:value-type="float">
            <text:p>23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يوه</text:p>
          </table:table-cell>
          <table:table-cell office:value-type="float" office:value="29.53796" calcext:value-type="float">
            <text:p>29.53796</text:p>
          </table:table-cell>
          <table:table-cell office:value-type="float" office:value="67.85288" calcext:value-type="float">
            <text:p>67.85288</text:p>
          </table:table-cell>
          <table:table-cell office:value-type="string" calcext:value-type="string">
            <text:p>ولا شت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31056" calcext:value-type="float">
            <text:p>2310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ولا شت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ساغ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73292" calcext:value-type="float">
            <text:p>173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اغ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غزنين</text:p>
          </table:table-cell>
          <table:table-cell office:value-type="float" office:value="33.56409" calcext:value-type="float">
            <text:p>33.56409</text:p>
          </table:table-cell>
          <table:table-cell office:value-type="float" office:value="68.40733" calcext:value-type="float">
            <text:p>68.40733</text:p>
          </table:table-cell>
          <table:table-cell office:value-type="string" calcext:value-type="string">
            <text:p>Sijistan</text:p>
          </table:table-cell>
          <table:table-cell office:value-type="string" calcext:value-type="string">
            <text:p>GHAZNA_684E335N_R_SIJI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قزدا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مشكى</text:p>
          </table:table-cell>
          <table:table-cell office:value-type="float" office:value="27.46467" calcext:value-type="float">
            <text:p>27.46467</text:p>
          </table:table-cell>
          <table:table-cell office:value-type="float" office:value="63.94609" calcext:value-type="float">
            <text:p>63.94609</text:p>
          </table:table-cell>
          <table:table-cell office:value-type="float" office:value="144410" calcext:value-type="float">
            <text:p>144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مشكى</text:p>
          </table:table-cell>
          <table:table-cell office:value-type="float" office:value="27.46467" calcext:value-type="float">
            <text:p>27.46467</text:p>
          </table:table-cell>
          <table:table-cell office:value-type="float" office:value="63.94609" calcext:value-type="float">
            <text:p>63.94609</text:p>
          </table:table-cell>
          <table:table-cell office:value-type="string" calcext:value-type="string">
            <text:p>جالق</text:p>
          </table:table-cell>
          <table:table-cell office:value-type="float" office:value="27.64173" calcext:value-type="float">
            <text:p>27.64173</text:p>
          </table:table-cell>
          <table:table-cell office:value-type="float" office:value="62.64811" calcext:value-type="float">
            <text:p>62.64811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جالق</text:p>
          </table:table-cell>
          <table:table-cell office:value-type="float" office:value="27.64173" calcext:value-type="float">
            <text:p>27.64173</text:p>
          </table:table-cell>
          <table:table-cell office:value-type="float" office:value="62.64811" calcext:value-type="float">
            <text:p>62.64811</text:p>
          </table:table-cell>
          <table:table-cell office:value-type="string" calcext:value-type="string">
            <text:p>خواص</text:p>
          </table:table-cell>
          <table:table-cell office:value-type="float" office:value="27.79777" calcext:value-type="float">
            <text:p>27.79777</text:p>
          </table:table-cell>
          <table:table-cell office:value-type="float" office:value="61.88374" calcext:value-type="float">
            <text:p>61.88374</text:p>
          </table:table-cell>
          <table:table-cell office:value-type="float" office:value="86646" calcext:value-type="float">
            <text:p>866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خواص</text:p>
          </table:table-cell>
          <table:table-cell office:value-type="float" office:value="27.79777" calcext:value-type="float">
            <text:p>27.79777</text:p>
          </table:table-cell>
          <table:table-cell office:value-type="float" office:value="61.88374" calcext:value-type="float">
            <text:p>61.88374</text:p>
          </table:table-cell>
          <table:table-cell office:value-type="string" calcext:value-type="string">
            <text:p>سرى شه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764" calcext:value-type="float">
            <text:p>57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رى شه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نهر سليم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7764" calcext:value-type="float">
            <text:p>577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نهر سليم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درهفان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44410" calcext:value-type="float">
            <text:p>144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درهف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جيرفت</text:p>
          </table:table-cell>
          <table:table-cell office:value-type="float" office:value="28.69436" calcext:value-type="float">
            <text:p>28.69436</text:p>
          </table:table-cell>
          <table:table-cell office:value-type="float" office:value="57.80498" calcext:value-type="float">
            <text:p>57.80498</text:p>
          </table:table-cell>
          <table:table-cell office:value-type="float" office:value="144410" calcext:value-type="float">
            <text:p>1444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لتان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float" office:value="379870.056179775" calcext:value-type="float">
            <text:p>379870.056179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بالس</text:p>
          </table:table-cell>
          <table:table-cell office:value-type="float" office:value="29.64265" calcext:value-type="float">
            <text:p>29.64265</text:p>
          </table:table-cell>
          <table:table-cell office:value-type="float" office:value="67.65738" calcext:value-type="float">
            <text:p>67.65738</text:p>
          </table:table-cell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float" office:value="379870.056179775" calcext:value-type="float">
            <text:p>379870.0561797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قصدار</text:p>
          </table:table-cell>
          <table:table-cell office:value-type="float" office:value="27.7765" calcext:value-type="float">
            <text:p>27.7765</text:p>
          </table:table-cell>
          <table:table-cell office:value-type="float" office:value="66.59495" calcext:value-type="float">
            <text:p>66.59495</text:p>
          </table:table-cell>
          <table:table-cell office:value-type="float" office:value="189935.028089888" calcext:value-type="float">
            <text:p>189935.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ندابيل</text:p>
          </table:table-cell>
          <table:table-cell office:value-type="float" office:value="28.62665" calcext:value-type="float">
            <text:p>28.62665</text:p>
          </table:table-cell>
          <table:table-cell office:value-type="float" office:value="67.48191" calcext:value-type="float">
            <text:p>67.48191</text:p>
          </table:table-cell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float" office:value="303896.04494382" calcext:value-type="float">
            <text:p>303896.0449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float" office:value="303896.04494382" calcext:value-type="float">
            <text:p>303896.04494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string" calcext:value-type="string">
            <text:p>كنباية</text:p>
          </table:table-cell>
          <table:table-cell office:value-type="float" office:value="22.35228" calcext:value-type="float">
            <text:p>22.35228</text:p>
          </table:table-cell>
          <table:table-cell office:value-type="float" office:value="72.56065" calcext:value-type="float">
            <text:p>72.56065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كنباية</text:p>
          </table:table-cell>
          <table:table-cell office:value-type="float" office:value="22.35228" calcext:value-type="float">
            <text:p>22.35228</text:p>
          </table:table-cell>
          <table:table-cell office:value-type="float" office:value="72.56065" calcext:value-type="float">
            <text:p>72.56065</text:p>
          </table:table-cell>
          <table:table-cell office:value-type="string" calcext:value-type="string">
            <text:p>سوبارة</text:p>
          </table:table-cell>
          <table:table-cell office:value-type="float" office:value="19.52404" calcext:value-type="float">
            <text:p>19.52404</text:p>
          </table:table-cell>
          <table:table-cell office:value-type="float" office:value="72.95093" calcext:value-type="float">
            <text:p>72.95093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ندان</text:p>
          </table:table-cell>
          <table:table-cell office:value-type="float" office:value="19.90633" calcext:value-type="float">
            <text:p>19.90633</text:p>
          </table:table-cell>
          <table:table-cell office:value-type="float" office:value="73.01422" calcext:value-type="float">
            <text:p>73.01422</text:p>
          </table:table-cell>
          <table:table-cell office:value-type="string" calcext:value-type="string">
            <text:p>سيمور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89935.028089888" calcext:value-type="float">
            <text:p>189935.028089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سيمور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سرنديب</text:p>
          </table:table-cell>
          <table:table-cell office:value-type="float" office:value="7.60759" calcext:value-type="float">
            <text:p>7.60759</text:p>
          </table:table-cell>
          <table:table-cell office:value-type="float" office:value="80.81976" calcext:value-type="float">
            <text:p>80.81976</text:p>
          </table:table-cell>
          <table:table-cell office:value-type="float" office:value="569805.084269663" calcext:value-type="float">
            <text:p>569805.0842696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ملتان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بسمد</text:p>
          </table:table-cell>
          <table:table-cell office:value-type="float" office:value="29.12094" calcext:value-type="float">
            <text:p>29.12094</text:p>
          </table:table-cell>
          <table:table-cell office:value-type="float" office:value="70.8735" calcext:value-type="float">
            <text:p>70.8735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BASMAD_708E291N_S_SIND"</text:p>
          </table:table-cell>
          <table:table-cell office:value-type="string" calcext:value-type="string">
            <text:p>مرحلتا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بسمد</text:p>
          </table:table-cell>
          <table:table-cell office:value-type="float" office:value="29.12094" calcext:value-type="float">
            <text:p>29.12094</text:p>
          </table:table-cell>
          <table:table-cell office:value-type="float" office:value="70.8735" calcext:value-type="float">
            <text:p>70.8735</text:p>
          </table:table-cell>
          <table:table-cell office:value-type="string" calcext:value-type="string">
            <text:p>الرور</text:p>
          </table:table-cell>
          <table:table-cell office:value-type="float" office:value="27.65788" calcext:value-type="float">
            <text:p>27.65788</text:p>
          </table:table-cell>
          <table:table-cell office:value-type="float" office:value="68.90569" calcext:value-type="float">
            <text:p>68.90569</text:p>
          </table:table-cell>
          <table:table-cell office:value-type="float" office:value="113961.016853933" calcext:value-type="float">
            <text:p>113961.0168539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لرور</text:p>
          </table:table-cell>
          <table:table-cell office:value-type="float" office:value="27.65788" calcext:value-type="float">
            <text:p>27.65788</text:p>
          </table:table-cell>
          <table:table-cell office:value-type="float" office:value="68.90569" calcext:value-type="float">
            <text:p>68.90569</text:p>
          </table:table-cell>
          <table:table-cell office:value-type="string" calcext:value-type="string">
            <text:p>انرى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51948.02247191" calcext:value-type="float">
            <text:p>151948.022471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ان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قل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مرحلتان</text:p>
          </table:table-cell>
          <table:table-cell office:value-type="float" office:value="70357" calcext:value-type="float">
            <text:p>70357</text:p>
          </table:table-cell>
        </table:table-row>
        <table:table-row table:style-name="ro1">
          <table:table-cell office:value-type="string" calcext:value-type="string">
            <text:p>قلرى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ull"</text:p>
          </table:table-cell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  <table:table-row table:style-name="ro1">
          <table:table-cell office:value-type="string" calcext:value-type="string">
            <text:p>المنصورة</text:p>
          </table:table-cell>
          <table:table-cell office:value-type="float" office:value="25.8651" calcext:value-type="float">
            <text:p>25.8651</text:p>
          </table:table-cell>
          <table:table-cell office:value-type="float" office:value="68.87697" calcext:value-type="float">
            <text:p>68.87697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MANSURA_688E258N_S_SIND"</text:p>
          </table:table-cell>
          <table:table-cell office:value-type="string" calcext:value-type="string">
            <text:p>قامهل</text:p>
          </table:table-cell>
          <table:table-cell office:value-type="float" office:value="23.61826" calcext:value-type="float">
            <text:p>23.61826</text:p>
          </table:table-cell>
          <table:table-cell office:value-type="float" office:value="71.72209" calcext:value-type="float">
            <text:p>71.72209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QAMUHUL_717E236N_S_SIND"</text:p>
          </table:table-cell>
          <table:table-cell office:value-type="string" calcext:value-type="string">
            <text:p>مرحلة</text:p>
          </table:table-cell>
          <table:table-cell office:value-type="float" office:value="37987.0056179775" calcext:value-type="float">
            <text:p>37987.00561797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680" meta:object-count="0"/>
    <meta:generator>LibreOffice/5.0.6.2$Linux_X86_64 LibreOffice_project/00m0$Build-2</meta:generator>
  </office:meta>
</office:document-meta>
</file>